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5.823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6.74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2.928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TRATAMEN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office:value-type="string" calcext:value-type="string">
            <text:p>DT_TIME_STAMP_INS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ID_FONE</text:p>
          </table:table-cell>
          <table:table-cell office:value-type="string" calcext:value-type="string">
            <text:p>ID_PACIENTE</text:p>
          </table:table-cell>
          <table:table-cell office:value-type="string" calcext:value-type="string">
            <text:p>ID_PESSOA</text:p>
          </table:table-cell>
          <table:table-cell office:value-type="string" calcext:value-type="string">
            <text:p>ID_PESSOA_FONE</text:p>
          </table:table-cell>
          <table:table-cell office:value-type="string" calcext:value-type="string">
            <text:p>ID_TIPO_FONE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TX_COMPLEMENTO</text:p>
          </table:table-cell>
          <table:table-cell office:value-type="string" calcext:value-type="string">
            <text:p>TX_DDI_LOCAL</text:p>
          </table:table-cell>
          <table:table-cell office:value-type="string" calcext:value-type="string">
            <text:p>TX_FONE_DDD</text:p>
          </table:table-cell>
          <table:table-cell office:value-type="string" calcext:value-type="string">
            <text:p>TX_FONE_NRO_FLT</text:p>
          </table:table-cell>
          <table:table-cell office:value-type="string" calcext:value-type="string">
            <text:p>TX_FONE_LABEL</text:p>
          </table:table-cell>
          <table:table-cell office:value-type="string" calcext:value-type="string">
            <text:p>TX_FONE_NRO</text:p>
          </table:table-cell>
          <table:table-cell office:value-type="string" calcext:value-type="string">
            <text:p>TX_FONE_RAM</text:p>
          </table:table-cell>
          <table:table-cell office:value-type="string" calcext:value-type="string">
            <text:p>TX_NODE_LABEL</text:p>
          </table:table-cell>
          <table:table-cell office:value-type="string" calcext:value-type="string">
            <text:p>TX_NOME_PACIENTE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DT_TIME_STAMP_MOD</text:p>
          </table:table-cell>
          <table:table-cell office:value-type="string" calcext:value-type="string">
            <text:p>TX_TIPO_FONE</text:p>
          </table:table-cell>
          <table:table-cell office:value-type="string" calcext:value-type="string">
            <text:p>ID_CONTA_REGISTR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09:07:37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0499" calcext:value-type="float">
            <text:p>7630499</text:p>
          </table:table-cell>
          <table:table-cell office:value-type="float" office:value="7938553" calcext:value-type="float">
            <text:p>7938553</text:p>
          </table:table-cell>
          <table:table-cell office:value-type="float" office:value="5548563" calcext:value-type="float">
            <text:p>5548563</text:p>
          </table:table-cell>
          <table:table-cell office:value-type="float" office:value="7692111" calcext:value-type="float">
            <text:p>76921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0884" calcext:value-type="float">
            <text:p>981680884</text:p>
          </table:table-cell>
          <table:table-cell office:value-type="string" calcext:value-type="string">
            <text:p>(62) 98168-0884</text:p>
          </table:table-cell>
          <table:table-cell office:value-type="string" calcext:value-type="string">
            <text:p>98168-08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0884&lt;/span&gt;</text:p>
          </table:table-cell>
          <table:table-cell office:value-type="string" calcext:value-type="string">
            <text:p>Mariana da Roch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09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09:08:00" calcext:value-type="date">
            <text:p>10/12/2020 09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2:40:57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627" calcext:value-type="float">
            <text:p>7631627</text:p>
          </table:table-cell>
          <table:table-cell office:value-type="float" office:value="7939578" calcext:value-type="float">
            <text:p>7939578</text:p>
          </table:table-cell>
          <table:table-cell office:value-type="float" office:value="5549588" calcext:value-type="float">
            <text:p>5549588</text:p>
          </table:table-cell>
          <table:table-cell office:value-type="float" office:value="7693224" calcext:value-type="float">
            <text:p>76932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81979" calcext:value-type="float">
            <text:p>985081979</text:p>
          </table:table-cell>
          <table:table-cell office:value-type="string" calcext:value-type="string">
            <text:p>(62) 98508-1979</text:p>
          </table:table-cell>
          <table:table-cell office:value-type="string" calcext:value-type="string">
            <text:p>98508-197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8-1979&lt;/span&gt;</text:p>
          </table:table-cell>
          <table:table-cell office:value-type="string" calcext:value-type="string">
            <text:p>Ravilla Cristin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2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2:41:00" calcext:value-type="date">
            <text:p>10/12/2020 12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4:22:45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927" calcext:value-type="float">
            <text:p>7631927</text:p>
          </table:table-cell>
          <table:table-cell office:value-type="float" office:value="7939870" calcext:value-type="float">
            <text:p>7939870</text:p>
          </table:table-cell>
          <table:table-cell office:value-type="float" office:value="5549880" calcext:value-type="float">
            <text:p>5549880</text:p>
          </table:table-cell>
          <table:table-cell office:value-type="float" office:value="7693521" calcext:value-type="float">
            <text:p>76935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0056" calcext:value-type="float">
            <text:p>983310056</text:p>
          </table:table-cell>
          <table:table-cell office:value-type="string" calcext:value-type="string">
            <text:p>(62) 98331-0056</text:p>
          </table:table-cell>
          <table:table-cell office:value-type="string" calcext:value-type="string">
            <text:p>98331-00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0056&lt;/span&gt;</text:p>
          </table:table-cell>
          <table:table-cell office:value-type="string" calcext:value-type="string">
            <text:p>Deisiane José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4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4:23:00" calcext:value-type="date">
            <text:p>10/12/2020 14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0 14:31:42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31970" calcext:value-type="float">
            <text:p>7631970</text:p>
          </table:table-cell>
          <table:table-cell office:value-type="float" office:value="7939907" calcext:value-type="float">
            <text:p>7939907</text:p>
          </table:table-cell>
          <table:table-cell office:value-type="float" office:value="5549917" calcext:value-type="float">
            <text:p>5549917</text:p>
          </table:table-cell>
          <table:table-cell office:value-type="float" office:value="7693564" calcext:value-type="float">
            <text:p>76935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84218" calcext:value-type="float">
            <text:p>981484218</text:p>
          </table:table-cell>
          <table:table-cell office:value-type="string" calcext:value-type="string">
            <text:p>(62) 98148-4218</text:p>
          </table:table-cell>
          <table:table-cell office:value-type="string" calcext:value-type="string">
            <text:p>98148-42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8-4218&lt;/span&gt;</text:p>
          </table:table-cell>
          <table:table-cell office:value-type="string" calcext:value-type="string">
            <text:p>Nefales Balbin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2/2020 14:3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0T14:32:00" calcext:value-type="date">
            <text:p>10/12/2020 14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1 13:51:19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4764" calcext:value-type="float">
            <text:p>7664764</text:p>
          </table:table-cell>
          <table:table-cell office:value-type="float" office:value="7962378" calcext:value-type="float">
            <text:p>7962378</text:p>
          </table:table-cell>
          <table:table-cell office:value-type="float" office:value="5572388" calcext:value-type="float">
            <text:p>5572388</text:p>
          </table:table-cell>
          <table:table-cell office:value-type="float" office:value="7725315" calcext:value-type="float">
            <text:p>77253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254072" calcext:value-type="float">
            <text:p>999254072</text:p>
          </table:table-cell>
          <table:table-cell office:value-type="string" calcext:value-type="string">
            <text:p>(62) 99925-4072</text:p>
          </table:table-cell>
          <table:table-cell office:value-type="string" calcext:value-type="string">
            <text:p>99925-40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25-4072&lt;/span&gt;</text:p>
          </table:table-cell>
          <table:table-cell office:value-type="string" calcext:value-type="string">
            <text:p>Fabio Junio da Luz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2/2020 13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1T13:51:00" calcext:value-type="date">
            <text:p>11/12/2020 13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1 14:36:45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4929" calcext:value-type="float">
            <text:p>7664929</text:p>
          </table:table-cell>
          <table:table-cell office:value-type="float" office:value="7962538" calcext:value-type="float">
            <text:p>7962538</text:p>
          </table:table-cell>
          <table:table-cell office:value-type="float" office:value="5572548" calcext:value-type="float">
            <text:p>5572548</text:p>
          </table:table-cell>
          <table:table-cell office:value-type="float" office:value="7725480" calcext:value-type="float">
            <text:p>772548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90232" calcext:value-type="float">
            <text:p>996490232</text:p>
          </table:table-cell>
          <table:table-cell office:value-type="string" calcext:value-type="string">
            <text:p>(62) 99649-0232</text:p>
          </table:table-cell>
          <table:table-cell office:value-type="string" calcext:value-type="string">
            <text:p>99649-02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9-0232&lt;/span&gt;</text:p>
          </table:table-cell>
          <table:table-cell office:value-type="string" calcext:value-type="string">
            <text:p>Jair Ribeiro Campo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2/2020 14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1T14:37:00" calcext:value-type="date">
            <text:p>11/12/2020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8:56:43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576" calcext:value-type="float">
            <text:p>7666576</text:p>
          </table:table-cell>
          <table:table-cell office:value-type="float" office:value="7964152" calcext:value-type="float">
            <text:p>7964152</text:p>
          </table:table-cell>
          <table:table-cell office:value-type="float" office:value="5574162" calcext:value-type="float">
            <text:p>5574162</text:p>
          </table:table-cell>
          <table:table-cell office:value-type="float" office:value="7727108" calcext:value-type="float">
            <text:p>772710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98071" calcext:value-type="float">
            <text:p>982698071</text:p>
          </table:table-cell>
          <table:table-cell office:value-type="string" calcext:value-type="string">
            <text:p>(62) 98269-8071</text:p>
          </table:table-cell>
          <table:table-cell office:value-type="string" calcext:value-type="string">
            <text:p>98269-80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9-8071&lt;/span&gt;</text:p>
          </table:table-cell>
          <table:table-cell office:value-type="string" calcext:value-type="string">
            <text:p>Luana Honorio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8:5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8:57:00" calcext:value-type="date">
            <text:p>14/12/2020 08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3:52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31" calcext:value-type="float">
            <text:p>7666631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5574216" calcext:value-type="float">
            <text:p>5574216</text:p>
          </table:table-cell>
          <table:table-cell office:value-type="float" office:value="7727163" calcext:value-type="float">
            <text:p>772716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25459" calcext:value-type="float">
            <text:p>984125459</text:p>
          </table:table-cell>
          <table:table-cell office:value-type="string" calcext:value-type="string">
            <text:p>(62) 98412-5459</text:p>
          </table:table-cell>
          <table:table-cell office:value-type="string" calcext:value-type="string">
            <text:p>98412-54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2-5459&lt;/span&gt;</text:p>
          </table:table-cell>
          <table:table-cell office:value-type="string" calcext:value-type="string">
            <text:p>Aparecida Ferreira Dut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4:00" calcext:value-type="date">
            <text:p>14/12/2020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3:52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32" calcext:value-type="float">
            <text:p>7666632</text:p>
          </table:table-cell>
          <table:table-cell office:value-type="float" office:value="7964206" calcext:value-type="float">
            <text:p>7964206</text:p>
          </table:table-cell>
          <table:table-cell office:value-type="float" office:value="5574216" calcext:value-type="float">
            <text:p>5574216</text:p>
          </table:table-cell>
          <table:table-cell office:value-type="float" office:value="7727164" calcext:value-type="float">
            <text:p>7727164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86620" calcext:value-type="float">
            <text:p>996286620</text:p>
          </table:table-cell>
          <table:table-cell office:value-type="string" calcext:value-type="string">
            <text:p>(62) 99628-6620</text:p>
          </table:table-cell>
          <table:table-cell office:value-type="string" calcext:value-type="string">
            <text:p>99628-66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628-6620&lt;/span&gt;</text:p>
          </table:table-cell>
          <table:table-cell office:value-type="string" calcext:value-type="string">
            <text:p>Aparecida Ferreira Dut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4:00" calcext:value-type="date">
            <text:p>14/12/2020 09:1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16:28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41" calcext:value-type="float">
            <text:p>7666641</text:p>
          </table:table-cell>
          <table:table-cell office:value-type="float" office:value="7964214" calcext:value-type="float">
            <text:p>7964214</text:p>
          </table:table-cell>
          <table:table-cell office:value-type="float" office:value="5574224" calcext:value-type="float">
            <text:p>5574224</text:p>
          </table:table-cell>
          <table:table-cell office:value-type="float" office:value="7727173" calcext:value-type="float">
            <text:p>77271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7004" calcext:value-type="float">
            <text:p>981217004</text:p>
          </table:table-cell>
          <table:table-cell office:value-type="string" calcext:value-type="string">
            <text:p>(62) 98121-7004</text:p>
          </table:table-cell>
          <table:table-cell office:value-type="string" calcext:value-type="string">
            <text:p>98121-70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7004&lt;/span&gt;</text:p>
          </table:table-cell>
          <table:table-cell office:value-type="string" calcext:value-type="string">
            <text:p>Anne Kelly Vieira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16:00" calcext:value-type="date">
            <text:p>14/12/2020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25:00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674" calcext:value-type="float">
            <text:p>7666674</text:p>
          </table:table-cell>
          <table:table-cell office:value-type="float" office:value="7964240" calcext:value-type="float">
            <text:p>7964240</text:p>
          </table:table-cell>
          <table:table-cell office:value-type="float" office:value="5574250" calcext:value-type="float">
            <text:p>5574250</text:p>
          </table:table-cell>
          <table:table-cell office:value-type="float" office:value="7727204" calcext:value-type="float">
            <text:p>772720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62162" calcext:value-type="float">
            <text:p>982362162</text:p>
          </table:table-cell>
          <table:table-cell office:value-type="string" calcext:value-type="string">
            <text:p>(62) 98236-2162</text:p>
          </table:table-cell>
          <table:table-cell office:value-type="string" calcext:value-type="string">
            <text:p>98236-21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6-2162&lt;/span&gt;</text:p>
          </table:table-cell>
          <table:table-cell office:value-type="string" calcext:value-type="string">
            <text:p>Adriano Correia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25:00" calcext:value-type="date">
            <text:p>14/12/2020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35:41.8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21" calcext:value-type="float">
            <text:p>7666721</text:p>
          </table:table-cell>
          <table:table-cell office:value-type="float" office:value="7964286" calcext:value-type="float">
            <text:p>7964286</text:p>
          </table:table-cell>
          <table:table-cell office:value-type="float" office:value="5574296" calcext:value-type="float">
            <text:p>5574296</text:p>
          </table:table-cell>
          <table:table-cell office:value-type="float" office:value="7727251" calcext:value-type="float">
            <text:p>77272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3775" calcext:value-type="float">
            <text:p>981593775</text:p>
          </table:table-cell>
          <table:table-cell office:value-type="string" calcext:value-type="string">
            <text:p>(62) 98159-3775</text:p>
          </table:table-cell>
          <table:table-cell office:value-type="string" calcext:value-type="string">
            <text:p>98159-3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9-3775&lt;/span&gt;</text:p>
          </table:table-cell>
          <table:table-cell office:value-type="string" calcext:value-type="string">
            <text:p>Aline Rodrigues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3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36:00" calcext:value-type="date">
            <text:p>14/12/2020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37:34.8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33" calcext:value-type="float">
            <text:p>7666733</text:p>
          </table:table-cell>
          <table:table-cell office:value-type="float" office:value="7964298" calcext:value-type="float">
            <text:p>7964298</text:p>
          </table:table-cell>
          <table:table-cell office:value-type="float" office:value="5574308" calcext:value-type="float">
            <text:p>5574308</text:p>
          </table:table-cell>
          <table:table-cell office:value-type="float" office:value="7727263" calcext:value-type="float">
            <text:p>772726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8316" calcext:value-type="float">
            <text:p>981118316</text:p>
          </table:table-cell>
          <table:table-cell office:value-type="string" calcext:value-type="string">
            <text:p>(62) 98111-8316</text:p>
          </table:table-cell>
          <table:table-cell office:value-type="string" calcext:value-type="string">
            <text:p>98111-83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8316&lt;/span&gt;</text:p>
          </table:table-cell>
          <table:table-cell office:value-type="string" calcext:value-type="string">
            <text:p>Amanda Martins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38:00" calcext:value-type="date">
            <text:p>14/12/2020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41:25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751" calcext:value-type="float">
            <text:p>7666751</text:p>
          </table:table-cell>
          <table:table-cell office:value-type="float" office:value="7964311" calcext:value-type="float">
            <text:p>7964311</text:p>
          </table:table-cell>
          <table:table-cell office:value-type="float" office:value="5574321" calcext:value-type="float">
            <text:p>5574321</text:p>
          </table:table-cell>
          <table:table-cell office:value-type="float" office:value="7727281" calcext:value-type="float">
            <text:p>772728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47471" calcext:value-type="float">
            <text:p>982847471</text:p>
          </table:table-cell>
          <table:table-cell office:value-type="string" calcext:value-type="string">
            <text:p>(62) 98284-7471</text:p>
          </table:table-cell>
          <table:table-cell office:value-type="string" calcext:value-type="string">
            <text:p>98284-74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4-7471&lt;/span&gt;</text:p>
          </table:table-cell>
          <table:table-cell office:value-type="string" calcext:value-type="string">
            <text:p>Ana Laura Silva Ribei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41:00" calcext:value-type="date">
            <text:p>14/12/2020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09:51:34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6807" calcext:value-type="float">
            <text:p>7666807</text:p>
          </table:table-cell>
          <table:table-cell office:value-type="float" office:value="7964360" calcext:value-type="float">
            <text:p>7964360</text:p>
          </table:table-cell>
          <table:table-cell office:value-type="float" office:value="5574370" calcext:value-type="float">
            <text:p>5574370</text:p>
          </table:table-cell>
          <table:table-cell office:value-type="float" office:value="7727337" calcext:value-type="float">
            <text:p>772733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5020" calcext:value-type="float">
            <text:p>981345020</text:p>
          </table:table-cell>
          <table:table-cell office:value-type="string" calcext:value-type="string">
            <text:p>(62) 98134-5020</text:p>
          </table:table-cell>
          <table:table-cell office:value-type="string" calcext:value-type="string">
            <text:p>9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5020&lt;/span&gt;</text:p>
          </table:table-cell>
          <table:table-cell office:value-type="string" calcext:value-type="string">
            <text:p>Anyele de Oliveira Lem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09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09:52:00" calcext:value-type="date">
            <text:p>14/12/2020 09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0:36:29.6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7039" calcext:value-type="float">
            <text:p>7667039</text:p>
          </table:table-cell>
          <table:table-cell office:value-type="float" office:value="7964560" calcext:value-type="float">
            <text:p>7964560</text:p>
          </table:table-cell>
          <table:table-cell office:value-type="float" office:value="5574570" calcext:value-type="float">
            <text:p>5574570</text:p>
          </table:table-cell>
          <table:table-cell office:value-type="float" office:value="7727565" calcext:value-type="float">
            <text:p>772756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62805" calcext:value-type="float">
            <text:p>996562805</text:p>
          </table:table-cell>
          <table:table-cell office:value-type="string" calcext:value-type="string">
            <text:p>(62) 99656-2805</text:p>
          </table:table-cell>
          <table:table-cell office:value-type="string" calcext:value-type="string">
            <text:p>99656-28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56-2805&lt;/span&gt;</text:p>
          </table:table-cell>
          <table:table-cell office:value-type="string" calcext:value-type="string">
            <text:p>Bruno Reinaldo Ribeiro Durõ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0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0:36:00" calcext:value-type="date">
            <text:p>14/12/2020 10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3:11:30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67596" calcext:value-type="float">
            <text:p>7667596</text:p>
          </table:table-cell>
          <table:table-cell office:value-type="float" office:value="7965056" calcext:value-type="float">
            <text:p>7965056</text:p>
          </table:table-cell>
          <table:table-cell office:value-type="float" office:value="5575066" calcext:value-type="float">
            <text:p>5575066</text:p>
          </table:table-cell>
          <table:table-cell office:value-type="float" office:value="7728113" calcext:value-type="float">
            <text:p>77281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2577" calcext:value-type="float">
            <text:p>981842577</text:p>
          </table:table-cell>
          <table:table-cell office:value-type="string" calcext:value-type="string">
            <text:p>(62) 98184-2577</text:p>
          </table:table-cell>
          <table:table-cell office:value-type="string" calcext:value-type="string">
            <text:p>98184-25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2577&lt;/span&gt;</text:p>
          </table:table-cell>
          <table:table-cell office:value-type="string" calcext:value-type="string">
            <text:p>Rosely Arauj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3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3:12:00" calcext:value-type="date">
            <text:p>14/12/2020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5:05:43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4045" calcext:value-type="float">
            <text:p>7674045</text:p>
          </table:table-cell>
          <table:table-cell office:value-type="float" office:value="7969175" calcext:value-type="float">
            <text:p>7969175</text:p>
          </table:table-cell>
          <table:table-cell office:value-type="float" office:value="5579185" calcext:value-type="float">
            <text:p>5579185</text:p>
          </table:table-cell>
          <table:table-cell office:value-type="float" office:value="7734561" calcext:value-type="float">
            <text:p>77345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7358" calcext:value-type="float">
            <text:p>982057358</text:p>
          </table:table-cell>
          <table:table-cell office:value-type="string" calcext:value-type="string">
            <text:p>(62) 98205-7358</text:p>
          </table:table-cell>
          <table:table-cell office:value-type="string" calcext:value-type="string">
            <text:p>98205-73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7358&lt;/span&gt;</text:p>
          </table:table-cell>
          <table:table-cell office:value-type="string" calcext:value-type="string">
            <text:p>Luciana Mari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5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5:06:00" calcext:value-type="date">
            <text:p>14/12/2020 15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5:14:13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4108" calcext:value-type="float">
            <text:p>7674108</text:p>
          </table:table-cell>
          <table:table-cell office:value-type="float" office:value="7969233" calcext:value-type="float">
            <text:p>7969233</text:p>
          </table:table-cell>
          <table:table-cell office:value-type="float" office:value="5579243" calcext:value-type="float">
            <text:p>5579243</text:p>
          </table:table-cell>
          <table:table-cell office:value-type="float" office:value="7734623" calcext:value-type="float">
            <text:p>77346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0325" calcext:value-type="float">
            <text:p>982610325</text:p>
          </table:table-cell>
          <table:table-cell office:value-type="string" calcext:value-type="string">
            <text:p>(62) 98261-0325</text:p>
          </table:table-cell>
          <table:table-cell office:value-type="string" calcext:value-type="string">
            <text:p>98261-03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0325&lt;/span&gt;</text:p>
          </table:table-cell>
          <table:table-cell office:value-type="string" calcext:value-type="string">
            <text:p>Souzanir Rogoeontt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5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5:14:00" calcext:value-type="date">
            <text:p>14/12/2020 15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5:57.4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58" calcext:value-type="float">
            <text:p>7675758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5579650" calcext:value-type="float">
            <text:p>5579650</text:p>
          </table:table-cell>
          <table:table-cell office:value-type="float" office:value="7735068" calcext:value-type="float">
            <text:p>77350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08616" calcext:value-type="float">
            <text:p>982308616</text:p>
          </table:table-cell>
          <table:table-cell office:value-type="string" calcext:value-type="string">
            <text:p>(62) 98230-8616</text:p>
          </table:table-cell>
          <table:table-cell office:value-type="string" calcext:value-type="string">
            <text:p>98230-86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0-8616&lt;/span&gt;</text:p>
          </table:table-cell>
          <table:table-cell office:value-type="string" calcext:value-type="string">
            <text:p>Vitória Camila Mo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36:00" calcext:value-type="date">
            <text:p>14/12/2020 16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5:57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59" calcext:value-type="float">
            <text:p>7675759</text:p>
          </table:table-cell>
          <table:table-cell office:value-type="float" office:value="7969640" calcext:value-type="float">
            <text:p>7969640</text:p>
          </table:table-cell>
          <table:table-cell office:value-type="float" office:value="5579650" calcext:value-type="float">
            <text:p>5579650</text:p>
          </table:table-cell>
          <table:table-cell office:value-type="float" office:value="7735069" calcext:value-type="float">
            <text:p>7735069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13327" calcext:value-type="float">
            <text:p>984713327</text:p>
          </table:table-cell>
          <table:table-cell office:value-type="string" calcext:value-type="string">
            <text:p>(62) 98471-3327</text:p>
          </table:table-cell>
          <table:table-cell office:value-type="string" calcext:value-type="string">
            <text:p>98471-332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471-3327&lt;/span&gt;</text:p>
          </table:table-cell>
          <table:table-cell office:value-type="string" calcext:value-type="string">
            <text:p>Vitória Camila Mo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36:00" calcext:value-type="date">
            <text:p>14/12/2020 16:3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9:32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81" calcext:value-type="float">
            <text:p>7675781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5579670" calcext:value-type="float">
            <text:p>5579670</text:p>
          </table:table-cell>
          <table:table-cell office:value-type="float" office:value="7735090" calcext:value-type="float">
            <text:p>77350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13327" calcext:value-type="float">
            <text:p>984713327</text:p>
          </table:table-cell>
          <table:table-cell office:value-type="string" calcext:value-type="string">
            <text:p>(62) 98471-3327</text:p>
          </table:table-cell>
          <table:table-cell office:value-type="string" calcext:value-type="string">
            <text:p>98471-33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1-3327&lt;/span&gt;</text:p>
          </table:table-cell>
          <table:table-cell office:value-type="string" calcext:value-type="string">
            <text:p>Ana Júlia Mo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0:00" calcext:value-type="date">
            <text:p>14/12/2020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39:32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782" calcext:value-type="float">
            <text:p>7675782</text:p>
          </table:table-cell>
          <table:table-cell office:value-type="float" office:value="7969660" calcext:value-type="float">
            <text:p>7969660</text:p>
          </table:table-cell>
          <table:table-cell office:value-type="float" office:value="5579670" calcext:value-type="float">
            <text:p>5579670</text:p>
          </table:table-cell>
          <table:table-cell office:value-type="float" office:value="7735091" calcext:value-type="float">
            <text:p>7735091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08616" calcext:value-type="float">
            <text:p>982308616</text:p>
          </table:table-cell>
          <table:table-cell office:value-type="string" calcext:value-type="string">
            <text:p>(62) 98230-8616</text:p>
          </table:table-cell>
          <table:table-cell office:value-type="string" calcext:value-type="string">
            <text:p>98230-8616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30-8616&lt;/span&gt;</text:p>
          </table:table-cell>
          <table:table-cell office:value-type="string" calcext:value-type="string">
            <text:p>Ana Júlia Mo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0:00" calcext:value-type="date">
            <text:p>14/12/2020 16:4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44:16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01" calcext:value-type="float">
            <text:p>7675801</text:p>
          </table:table-cell>
          <table:table-cell office:value-type="float" office:value="7969678" calcext:value-type="float">
            <text:p>7969678</text:p>
          </table:table-cell>
          <table:table-cell office:value-type="float" office:value="5579688" calcext:value-type="float">
            <text:p>5579688</text:p>
          </table:table-cell>
          <table:table-cell office:value-type="float" office:value="7735110" calcext:value-type="float">
            <text:p>77351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2983" calcext:value-type="float">
            <text:p>981342983</text:p>
          </table:table-cell>
          <table:table-cell office:value-type="string" calcext:value-type="string">
            <text:p>(62) 98134-2983</text:p>
          </table:table-cell>
          <table:table-cell office:value-type="string" calcext:value-type="string">
            <text:p>98134-2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2983&lt;/span&gt;</text:p>
          </table:table-cell>
          <table:table-cell office:value-type="string" calcext:value-type="string">
            <text:p>Breno Tavar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44:00" calcext:value-type="date">
            <text:p>14/12/2020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52:24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37" calcext:value-type="float">
            <text:p>7675837</text:p>
          </table:table-cell>
          <table:table-cell office:value-type="float" office:value="7969718" calcext:value-type="float">
            <text:p>7969718</text:p>
          </table:table-cell>
          <table:table-cell office:value-type="float" office:value="5579728" calcext:value-type="float">
            <text:p>5579728</text:p>
          </table:table-cell>
          <table:table-cell office:value-type="float" office:value="7735146" calcext:value-type="float">
            <text:p>77351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4645" calcext:value-type="float">
            <text:p>981084645</text:p>
          </table:table-cell>
          <table:table-cell office:value-type="string" calcext:value-type="string">
            <text:p>(62) 98108-4645</text:p>
          </table:table-cell>
          <table:table-cell office:value-type="string" calcext:value-type="string">
            <text:p>98108-4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8-4645&lt;/span&gt;</text:p>
          </table:table-cell>
          <table:table-cell office:value-type="string" calcext:value-type="string">
            <text:p>Barbara Daniela Alves Teix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52:00" calcext:value-type="date">
            <text:p>14/12/2020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6:55:31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51" calcext:value-type="float">
            <text:p>7675851</text:p>
          </table:table-cell>
          <table:table-cell office:value-type="float" office:value="7969731" calcext:value-type="float">
            <text:p>7969731</text:p>
          </table:table-cell>
          <table:table-cell office:value-type="float" office:value="5579741" calcext:value-type="float">
            <text:p>5579741</text:p>
          </table:table-cell>
          <table:table-cell office:value-type="float" office:value="7735160" calcext:value-type="float">
            <text:p>77351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09121" calcext:value-type="float">
            <text:p>983309121</text:p>
          </table:table-cell>
          <table:table-cell office:value-type="string" calcext:value-type="string">
            <text:p>(62) 98330-9121</text:p>
          </table:table-cell>
          <table:table-cell office:value-type="string" calcext:value-type="string">
            <text:p>98330-91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0-9121&lt;/span&gt;</text:p>
          </table:table-cell>
          <table:table-cell office:value-type="string" calcext:value-type="string">
            <text:p>Camilla Mikaella Lop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6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6:56:00" calcext:value-type="date">
            <text:p>14/12/2020 16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2:09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881" calcext:value-type="float">
            <text:p>7675881</text:p>
          </table:table-cell>
          <table:table-cell office:value-type="float" office:value="7969752" calcext:value-type="float">
            <text:p>7969752</text:p>
          </table:table-cell>
          <table:table-cell office:value-type="float" office:value="5579762" calcext:value-type="float">
            <text:p>5579762</text:p>
          </table:table-cell>
          <table:table-cell office:value-type="float" office:value="7735190" calcext:value-type="float">
            <text:p>77351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09915" calcext:value-type="float">
            <text:p>985709915</text:p>
          </table:table-cell>
          <table:table-cell office:value-type="string" calcext:value-type="string">
            <text:p>(62) 98570-9915</text:p>
          </table:table-cell>
          <table:table-cell office:value-type="string" calcext:value-type="string">
            <text:p>98570-9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0-9915&lt;/span&gt;</text:p>
          </table:table-cell>
          <table:table-cell office:value-type="string" calcext:value-type="string">
            <text:p>Cleiton Jose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2:00" calcext:value-type="date">
            <text:p>14/12/2020 17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8:39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921" calcext:value-type="float">
            <text:p>7675921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5579797" calcext:value-type="float">
            <text:p>5579797</text:p>
          </table:table-cell>
          <table:table-cell office:value-type="float" office:value="7735228" calcext:value-type="float">
            <text:p>77352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4097" calcext:value-type="float">
            <text:p>982174097</text:p>
          </table:table-cell>
          <table:table-cell office:value-type="string" calcext:value-type="string">
            <text:p>(62) 98217-4097</text:p>
          </table:table-cell>
          <table:table-cell office:value-type="string" calcext:value-type="string">
            <text:p>98217-4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4097&lt;/span&gt;</text:p>
          </table:table-cell>
          <table:table-cell office:value-type="string" calcext:value-type="string">
            <text:p>Cleber de Sousa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9:00" calcext:value-type="date">
            <text:p>14/12/2020 17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4 17:08:39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75922" calcext:value-type="float">
            <text:p>7675922</text:p>
          </table:table-cell>
          <table:table-cell office:value-type="float" office:value="7969787" calcext:value-type="float">
            <text:p>7969787</text:p>
          </table:table-cell>
          <table:table-cell office:value-type="float" office:value="5579797" calcext:value-type="float">
            <text:p>5579797</text:p>
          </table:table-cell>
          <table:table-cell office:value-type="float" office:value="7735229" calcext:value-type="float">
            <text:p>7735229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8614" calcext:value-type="float">
            <text:p>981088614</text:p>
          </table:table-cell>
          <table:table-cell office:value-type="string" calcext:value-type="string">
            <text:p>(62) 98108-8614</text:p>
          </table:table-cell>
          <table:table-cell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108-8614&lt;/span&gt;</text:p>
          </table:table-cell>
          <table:table-cell office:value-type="string" calcext:value-type="string">
            <text:p>Cleber de Sousa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0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4T17:09:00" calcext:value-type="date">
            <text:p>14/12/2020 17:0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0:16:24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0542" calcext:value-type="float">
            <text:p>7680542</text:p>
          </table:table-cell>
          <table:table-cell office:value-type="float" office:value="7972327" calcext:value-type="float">
            <text:p>7972327</text:p>
          </table:table-cell>
          <table:table-cell office:value-type="float" office:value="5582337" calcext:value-type="float">
            <text:p>5582337</text:p>
          </table:table-cell>
          <table:table-cell office:value-type="float" office:value="7739328" calcext:value-type="float">
            <text:p>773932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25614" calcext:value-type="float">
            <text:p>986425614</text:p>
          </table:table-cell>
          <table:table-cell office:value-type="string" calcext:value-type="string">
            <text:p>(62) 98642-5614</text:p>
          </table:table-cell>
          <table:table-cell office:value-type="string" calcext:value-type="string">
            <text:p>98642-5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42-5614&lt;/span&gt;</text:p>
          </table:table-cell>
          <table:table-cell office:value-type="string" calcext:value-type="string">
            <text:p>Wesley Venancio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0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0:16:00" calcext:value-type="date">
            <text:p>15/12/2020 10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3:19:03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255" calcext:value-type="float">
            <text:p>7687255</text:p>
          </table:table-cell>
          <table:table-cell office:value-type="float" office:value="7976939" calcext:value-type="float">
            <text:p>7976939</text:p>
          </table:table-cell>
          <table:table-cell office:value-type="float" office:value="5586949" calcext:value-type="float">
            <text:p>5586949</text:p>
          </table:table-cell>
          <table:table-cell office:value-type="float" office:value="7745981" calcext:value-type="float">
            <text:p>774598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95475" calcext:value-type="float">
            <text:p>982695475</text:p>
          </table:table-cell>
          <table:table-cell office:value-type="string" calcext:value-type="string">
            <text:p>(62) 98269-5475</text:p>
          </table:table-cell>
          <table:table-cell office:value-type="string" calcext:value-type="string">
            <text:p>98269-54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9-5475&lt;/span&gt;</text:p>
          </table:table-cell>
          <table:table-cell office:value-type="string" calcext:value-type="string">
            <text:p>Juliana Mendes Lop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3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3:19:00" calcext:value-type="date">
            <text:p>15/12/2020 13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3:59:14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357" calcext:value-type="float">
            <text:p>7687357</text:p>
          </table:table-cell>
          <table:table-cell office:value-type="float" office:value="7977036" calcext:value-type="float">
            <text:p>7977036</text:p>
          </table:table-cell>
          <table:table-cell office:value-type="float" office:value="5587046" calcext:value-type="float">
            <text:p>5587046</text:p>
          </table:table-cell>
          <table:table-cell office:value-type="float" office:value="7746083" calcext:value-type="float">
            <text:p>774608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656" calcext:value-type="float">
            <text:p>982604656</text:p>
          </table:table-cell>
          <table:table-cell office:value-type="string" calcext:value-type="string">
            <text:p>(62) 98260-4656</text:p>
          </table:table-cell>
          <table:table-cell office:value-type="string" calcext:value-type="string">
            <text:p>98260-46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656&lt;/span&gt;</text:p>
          </table:table-cell>
          <table:table-cell office:value-type="string" calcext:value-type="string">
            <text:p>Iana Cecilia de Castro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3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3:59:00" calcext:value-type="date">
            <text:p>15/12/2020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29:08.4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37" calcext:value-type="float">
            <text:p>7687837</text:p>
          </table:table-cell>
          <table:table-cell office:value-type="float" office:value="7977489" calcext:value-type="float">
            <text:p>7977489</text:p>
          </table:table-cell>
          <table:table-cell office:value-type="float" office:value="5587499" calcext:value-type="float">
            <text:p>5587499</text:p>
          </table:table-cell>
          <table:table-cell office:value-type="float" office:value="7746561" calcext:value-type="float">
            <text:p>77465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04792" calcext:value-type="float">
            <text:p>985904792</text:p>
          </table:table-cell>
          <table:table-cell office:value-type="string" calcext:value-type="string">
            <text:p>(62) 98590-4792</text:p>
          </table:table-cell>
          <table:table-cell office:value-type="string" calcext:value-type="string">
            <text:p>98590-47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0-4792&lt;/span&gt;</text:p>
          </table:table-cell>
          <table:table-cell office:value-type="string" calcext:value-type="string">
            <text:p>Claudio Marcio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29:00" calcext:value-type="date">
            <text:p>15/12/2020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2:20.4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48" calcext:value-type="float">
            <text:p>7687848</text:p>
          </table:table-cell>
          <table:table-cell office:value-type="float" office:value="7977504" calcext:value-type="float">
            <text:p>7977504</text:p>
          </table:table-cell>
          <table:table-cell office:value-type="float" office:value="5587514" calcext:value-type="float">
            <text:p>5587514</text:p>
          </table:table-cell>
          <table:table-cell office:value-type="float" office:value="7746572" calcext:value-type="float">
            <text:p>77465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9529" calcext:value-type="float">
            <text:p>982229529</text:p>
          </table:table-cell>
          <table:table-cell office:value-type="string" calcext:value-type="string">
            <text:p>(62) 98222-9529</text:p>
          </table:table-cell>
          <table:table-cell office:value-type="string" calcext:value-type="string">
            <text:p>98222-9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2-9529&lt;/span&gt;</text:p>
          </table:table-cell>
          <table:table-cell office:value-type="string" calcext:value-type="string">
            <text:p>Célia Alves Evangelist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2:00" calcext:value-type="date">
            <text:p>15/12/2020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4:20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57" calcext:value-type="float">
            <text:p>7687857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5587525" calcext:value-type="float">
            <text:p>5587525</text:p>
          </table:table-cell>
          <table:table-cell office:value-type="float" office:value="7746581" calcext:value-type="float">
            <text:p>77465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516621" calcext:value-type="float">
            <text:p>93516621</text:p>
          </table:table-cell>
          <table:table-cell office:value-type="string" calcext:value-type="string">
            <text:p>(62) 9351-6621</text:p>
          </table:table-cell>
          <table:table-cell office:value-type="string" calcext:value-type="string">
            <text:p>9351-6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51-6621&lt;/span&gt;</text:p>
          </table:table-cell>
          <table:table-cell office:value-type="string" calcext:value-type="string">
            <text:p>Cleuzair Alves Teix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4:00" calcext:value-type="date">
            <text:p>15/12/2020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4:20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58" calcext:value-type="float">
            <text:p>7687858</text:p>
          </table:table-cell>
          <table:table-cell office:value-type="float" office:value="7977515" calcext:value-type="float">
            <text:p>7977515</text:p>
          </table:table-cell>
          <table:table-cell office:value-type="float" office:value="5587525" calcext:value-type="float">
            <text:p>5587525</text:p>
          </table:table-cell>
          <table:table-cell office:value-type="float" office:value="7746582" calcext:value-type="float">
            <text:p>774658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7746" calcext:value-type="float">
            <text:p>982007746</text:p>
          </table:table-cell>
          <table:table-cell office:value-type="string" calcext:value-type="string">
            <text:p>(62) 98200-7746</text:p>
          </table:table-cell>
          <table:table-cell office:value-type="string" calcext:value-type="string">
            <text:p>98200-7746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00-7746&lt;/span&gt;</text:p>
          </table:table-cell>
          <table:table-cell office:value-type="string" calcext:value-type="string">
            <text:p>Cleuzair Alves Teix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4:00" calcext:value-type="date">
            <text:p>15/12/2020 15:3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38:37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883" calcext:value-type="float">
            <text:p>7687883</text:p>
          </table:table-cell>
          <table:table-cell office:value-type="float" office:value="7977540" calcext:value-type="float">
            <text:p>7977540</text:p>
          </table:table-cell>
          <table:table-cell office:value-type="float" office:value="5587550" calcext:value-type="float">
            <text:p>5587550</text:p>
          </table:table-cell>
          <table:table-cell office:value-type="float" office:value="7746606" calcext:value-type="float">
            <text:p>77466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8046" calcext:value-type="float">
            <text:p>982928046</text:p>
          </table:table-cell>
          <table:table-cell office:value-type="string" calcext:value-type="string">
            <text:p>(62) 98292-8046</text:p>
          </table:table-cell>
          <table:table-cell office:value-type="string" calcext:value-type="string">
            <text:p>98292-8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2-8046&lt;/span&gt;</text:p>
          </table:table-cell>
          <table:table-cell office:value-type="string" calcext:value-type="string">
            <text:p>Cristia De Paula Cordeiro Ma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39:00" calcext:value-type="date">
            <text:p>15/12/2020 15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48:15.3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29" calcext:value-type="float">
            <text:p>7687929</text:p>
          </table:table-cell>
          <table:table-cell office:value-type="float" office:value="7977583" calcext:value-type="float">
            <text:p>7977583</text:p>
          </table:table-cell>
          <table:table-cell office:value-type="float" office:value="5587593" calcext:value-type="float">
            <text:p>5587593</text:p>
          </table:table-cell>
          <table:table-cell office:value-type="float" office:value="7746652" calcext:value-type="float">
            <text:p>77466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2642" calcext:value-type="float">
            <text:p>981312642</text:p>
          </table:table-cell>
          <table:table-cell office:value-type="string" calcext:value-type="string">
            <text:p>(62) 98131-2642</text:p>
          </table:table-cell>
          <table:table-cell office:value-type="string" calcext:value-type="string">
            <text:p>98131-264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2642&lt;/span&gt;</text:p>
          </table:table-cell>
          <table:table-cell office:value-type="string" calcext:value-type="string">
            <text:p>Carlos Xavier Pissar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48:00" calcext:value-type="date">
            <text:p>15/12/2020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2:20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50" calcext:value-type="float">
            <text:p>7687950</text:p>
          </table:table-cell>
          <table:table-cell office:value-type="float" office:value="7977605" calcext:value-type="float">
            <text:p>7977605</text:p>
          </table:table-cell>
          <table:table-cell office:value-type="float" office:value="5587615" calcext:value-type="float">
            <text:p>5587615</text:p>
          </table:table-cell>
          <table:table-cell office:value-type="float" office:value="7746673" calcext:value-type="float">
            <text:p>77466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6106" calcext:value-type="float">
            <text:p>981526106</text:p>
          </table:table-cell>
          <table:table-cell office:value-type="string" calcext:value-type="string">
            <text:p>(62) 98152-6106</text:p>
          </table:table-cell>
          <table:table-cell office:value-type="string" calcext:value-type="string">
            <text:p>98152-61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6106&lt;/span&gt;</text:p>
          </table:table-cell>
          <table:table-cell office:value-type="string" calcext:value-type="string">
            <text:p>Claudia Xavier Ferr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2:00" calcext:value-type="date">
            <text:p>15/12/2020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5:04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62" calcext:value-type="float">
            <text:p>7687962</text:p>
          </table:table-cell>
          <table:table-cell office:value-type="float" office:value="7977616" calcext:value-type="float">
            <text:p>7977616</text:p>
          </table:table-cell>
          <table:table-cell office:value-type="float" office:value="5587626" calcext:value-type="float">
            <text:p>5587626</text:p>
          </table:table-cell>
          <table:table-cell office:value-type="float" office:value="7746685" calcext:value-type="float">
            <text:p>77466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1980" calcext:value-type="float">
            <text:p>981491980</text:p>
          </table:table-cell>
          <table:table-cell office:value-type="string" calcext:value-type="string">
            <text:p>(62) 98149-1980</text:p>
          </table:table-cell>
          <table:table-cell office:value-type="string" calcext:value-type="string">
            <text:p>98149-19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1980&lt;/span&gt;</text:p>
          </table:table-cell>
          <table:table-cell office:value-type="string" calcext:value-type="string">
            <text:p>Claudio Oliveira N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5:00" calcext:value-type="date">
            <text:p>15/12/2020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5:57:22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7979" calcext:value-type="float">
            <text:p>7687979</text:p>
          </table:table-cell>
          <table:table-cell office:value-type="float" office:value="7977632" calcext:value-type="float">
            <text:p>7977632</text:p>
          </table:table-cell>
          <table:table-cell office:value-type="float" office:value="5587642" calcext:value-type="float">
            <text:p>5587642</text:p>
          </table:table-cell>
          <table:table-cell office:value-type="float" office:value="7746702" calcext:value-type="float">
            <text:p>77467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3019" calcext:value-type="float">
            <text:p>981703019</text:p>
          </table:table-cell>
          <table:table-cell office:value-type="string" calcext:value-type="string">
            <text:p>(62) 98170-3019</text:p>
          </table:table-cell>
          <table:table-cell office:value-type="string" calcext:value-type="string">
            <text:p>98170-30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3019&lt;/span&gt;</text:p>
          </table:table-cell>
          <table:table-cell office:value-type="string" calcext:value-type="string">
            <text:p>Cleiton Marques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5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5:57:00" calcext:value-type="date">
            <text:p>15/12/2020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13:21:56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26149" calcext:value-type="float">
            <text:p>14826149</text:p>
          </table:table-cell>
          <table:table-cell office:value-type="float" office:value="7977696" calcext:value-type="float">
            <text:p>7977696</text:p>
          </table:table-cell>
          <table:table-cell office:value-type="float" office:value="5587706" calcext:value-type="float">
            <text:p>5587706</text:p>
          </table:table-cell>
          <table:table-cell office:value-type="float" office:value="14739010" calcext:value-type="float">
            <text:p>147390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2516" calcext:value-type="float">
            <text:p>982162516</text:p>
          </table:table-cell>
          <table:table-cell office:value-type="string" calcext:value-type="string">
            <text:p>(62) 98216-2516</text:p>
          </table:table-cell>
          <table:table-cell office:value-type="string" calcext:value-type="string">
            <text:p>98216-2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16-2516&lt;/span&gt;</text:p>
          </table:table-cell>
          <table:table-cell office:value-type="string" calcext:value-type="string">
            <text:p>Darian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13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13:22:00" calcext:value-type="date">
            <text:p>15/8/2022 13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10:02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054" calcext:value-type="float">
            <text:p>7688054</text:p>
          </table:table-cell>
          <table:table-cell office:value-type="float" office:value="7977707" calcext:value-type="float">
            <text:p>7977707</text:p>
          </table:table-cell>
          <table:table-cell office:value-type="float" office:value="5587717" calcext:value-type="float">
            <text:p>5587717</text:p>
          </table:table-cell>
          <table:table-cell office:value-type="float" office:value="7746777" calcext:value-type="float">
            <text:p>774677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28859760" calcext:value-type="float">
            <text:p>928859760</text:p>
          </table:table-cell>
          <table:table-cell office:value-type="string" calcext:value-type="string">
            <text:p>(62) 92885-9760</text:p>
          </table:table-cell>
          <table:table-cell office:value-type="string" calcext:value-type="string">
            <text:p>92885-97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2885-9760&lt;/span&gt;</text:p>
          </table:table-cell>
          <table:table-cell office:value-type="string" calcext:value-type="string">
            <text:p>Dhian Carlos Venâncio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10:00" calcext:value-type="date">
            <text:p>15/12/2020 16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12:15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062" calcext:value-type="float">
            <text:p>7688062</text:p>
          </table:table-cell>
          <table:table-cell office:value-type="float" office:value="7977712" calcext:value-type="float">
            <text:p>7977712</text:p>
          </table:table-cell>
          <table:table-cell office:value-type="float" office:value="5587722" calcext:value-type="float">
            <text:p>5587722</text:p>
          </table:table-cell>
          <table:table-cell office:value-type="float" office:value="7746785" calcext:value-type="float">
            <text:p>77467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36712" calcext:value-type="float">
            <text:p>982536712</text:p>
          </table:table-cell>
          <table:table-cell office:value-type="string" calcext:value-type="string">
            <text:p>(62) 98253-6712</text:p>
          </table:table-cell>
          <table:table-cell office:value-type="string" calcext:value-type="string">
            <text:p>98253-67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3-6712&lt;/span&gt;</text:p>
          </table:table-cell>
          <table:table-cell office:value-type="string" calcext:value-type="string">
            <text:p>David Guilherme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12:00" calcext:value-type="date">
            <text:p>15/12/2020 16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05 15:43:58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09075" calcext:value-type="float">
            <text:p>10709075</text:p>
          </table:table-cell>
          <table:table-cell office:value-type="float" office:value="7977740" calcext:value-type="float">
            <text:p>7977740</text:p>
          </table:table-cell>
          <table:table-cell office:value-type="float" office:value="5587750" calcext:value-type="float">
            <text:p>5587750</text:p>
          </table:table-cell>
          <table:table-cell office:value-type="float" office:value="10695458" calcext:value-type="float">
            <text:p>106954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86728" calcext:value-type="float">
            <text:p>981286728</text:p>
          </table:table-cell>
          <table:table-cell office:value-type="string" calcext:value-type="string">
            <text:p>(62) 98128-6728</text:p>
          </table:table-cell>
          <table:table-cell office:value-type="string" calcext:value-type="string">
            <text:p>98128-67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28-6728&lt;/span&gt;</text:p>
          </table:table-cell>
          <table:table-cell office:value-type="string" calcext:value-type="string">
            <text:p>Deusvando Tavare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10/2021 15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05T15:44:00" calcext:value-type="date">
            <text:p>5/10/2021 15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22:22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12" calcext:value-type="float">
            <text:p>7688112</text:p>
          </table:table-cell>
          <table:table-cell office:value-type="float" office:value="7977759" calcext:value-type="float">
            <text:p>7977759</text:p>
          </table:table-cell>
          <table:table-cell office:value-type="float" office:value="5587769" calcext:value-type="float">
            <text:p>5587769</text:p>
          </table:table-cell>
          <table:table-cell office:value-type="float" office:value="7746835" calcext:value-type="float">
            <text:p>77468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3013" calcext:value-type="float">
            <text:p>981993013</text:p>
          </table:table-cell>
          <table:table-cell office:value-type="string" calcext:value-type="string">
            <text:p>(62) 98199-3013</text:p>
          </table:table-cell>
          <table:table-cell office:value-type="string" calcext:value-type="string">
            <text:p>98199-30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3013&lt;/span&gt;</text:p>
          </table:table-cell>
          <table:table-cell office:value-type="string" calcext:value-type="string">
            <text:p>Diogo Batist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22:00" calcext:value-type="date">
            <text:p>15/12/2020 16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27:53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35" calcext:value-type="float">
            <text:p>7688135</text:p>
          </table:table-cell>
          <table:table-cell office:value-type="float" office:value="7977779" calcext:value-type="float">
            <text:p>7977779</text:p>
          </table:table-cell>
          <table:table-cell office:value-type="float" office:value="5587789" calcext:value-type="float">
            <text:p>5587789</text:p>
          </table:table-cell>
          <table:table-cell office:value-type="float" office:value="7746858" calcext:value-type="float">
            <text:p>77468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8494" calcext:value-type="float">
            <text:p>981418494</text:p>
          </table:table-cell>
          <table:table-cell office:value-type="string" calcext:value-type="string">
            <text:p>(62) 98141-8494</text:p>
          </table:table-cell>
          <table:table-cell office:value-type="string" calcext:value-type="string">
            <text:p>98141-8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8494&lt;/span&gt;</text:p>
          </table:table-cell>
          <table:table-cell office:value-type="string" calcext:value-type="string">
            <text:p>Daniela Wilena M.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28:00" calcext:value-type="date">
            <text:p>15/12/2020 16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1:28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51" calcext:value-type="float">
            <text:p>7688151</text:p>
          </table:table-cell>
          <table:table-cell office:value-type="float" office:value="7977795" calcext:value-type="float">
            <text:p>7977795</text:p>
          </table:table-cell>
          <table:table-cell office:value-type="float" office:value="5587805" calcext:value-type="float">
            <text:p>5587805</text:p>
          </table:table-cell>
          <table:table-cell office:value-type="float" office:value="7746874" calcext:value-type="float">
            <text:p>77468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09932" calcext:value-type="float">
            <text:p>982809932</text:p>
          </table:table-cell>
          <table:table-cell office:value-type="string" calcext:value-type="string">
            <text:p>(62) 98280-9932</text:p>
          </table:table-cell>
          <table:table-cell office:value-type="string" calcext:value-type="string">
            <text:p>98280-9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0-9932&lt;/span&gt;</text:p>
          </table:table-cell>
          <table:table-cell office:value-type="string" calcext:value-type="string">
            <text:p>Delmari Vieira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1:00" calcext:value-type="date">
            <text:p>15/12/2020 16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8:29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80" calcext:value-type="float">
            <text:p>7688180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7746903" calcext:value-type="float">
            <text:p>774690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1320" calcext:value-type="float">
            <text:p>982651320</text:p>
          </table:table-cell>
          <table:table-cell office:value-type="string" calcext:value-type="string">
            <text:p>(62) 98265-1320</text:p>
          </table:table-cell>
          <table:table-cell office:value-type="string" calcext:value-type="string">
            <text:p>98265-1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5-1320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8:00" calcext:value-type="date">
            <text:p>15/12/2020 16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38:29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181" calcext:value-type="float">
            <text:p>7688181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7746904" calcext:value-type="float">
            <text:p>774690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4401672" calcext:value-type="float">
            <text:p>984401672</text:p>
          </table:table-cell>
          <table:table-cell table:number-columns-repeated="2" office:value-type="string" calcext:value-type="string">
            <text:p>98440-1672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440-1672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38:00" calcext:value-type="date">
            <text:p>15/12/2020 16:38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0:06:56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8954" calcext:value-type="float">
            <text:p>11298954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11266240" calcext:value-type="float">
            <text:p>11266240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440167" calcext:value-type="float">
            <text:p>98440167</text:p>
          </table:table-cell>
          <table:table-cell table:number-columns-repeated="2" office:value-type="string" calcext:value-type="string">
            <text:p>9844-01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9844-0167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0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0:07:00" calcext:value-type="date">
            <text:p>18/1/2022 10:0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0:06:56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8953" calcext:value-type="float">
            <text:p>11298953</text:p>
          </table:table-cell>
          <table:table-cell office:value-type="float" office:value="7977828" calcext:value-type="float">
            <text:p>7977828</text:p>
          </table:table-cell>
          <table:table-cell office:value-type="float" office:value="5587838" calcext:value-type="float">
            <text:p>5587838</text:p>
          </table:table-cell>
          <table:table-cell office:value-type="float" office:value="11266239" calcext:value-type="float">
            <text:p>112662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132" calcext:value-type="float">
            <text:p>98265132</text:p>
          </table:table-cell>
          <table:table-cell office:value-type="string" calcext:value-type="string">
            <text:p>(62) 9826-5132</text:p>
          </table:table-cell>
          <table:table-cell office:value-type="string" calcext:value-type="string">
            <text:p>9826-5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5132&lt;/span&gt;</text:p>
          </table:table-cell>
          <table:table-cell office:value-type="string" calcext:value-type="string">
            <text:p>Daniel Victor de Andrade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0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0:07:00" calcext:value-type="date">
            <text:p>18/1/2022 10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5 16:49:40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88210" calcext:value-type="float">
            <text:p>7688210</text:p>
          </table:table-cell>
          <table:table-cell office:value-type="float" office:value="7977862" calcext:value-type="float">
            <text:p>7977862</text:p>
          </table:table-cell>
          <table:table-cell office:value-type="float" office:value="5587872" calcext:value-type="float">
            <text:p>5587872</text:p>
          </table:table-cell>
          <table:table-cell office:value-type="float" office:value="7746932" calcext:value-type="float">
            <text:p>77469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1393" calcext:value-type="float">
            <text:p>981881393</text:p>
          </table:table-cell>
          <table:table-cell office:value-type="string" calcext:value-type="string">
            <text:p>(62) 98188-1393</text:p>
          </table:table-cell>
          <table:table-cell office:value-type="string" calcext:value-type="string">
            <text:p>98188-13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8-1393&lt;/span&gt;</text:p>
          </table:table-cell>
          <table:table-cell office:value-type="string" calcext:value-type="string">
            <text:p>Dhiogenes Venâncio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0 16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5T16:50:00" calcext:value-type="date">
            <text:p>15/12/2020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20:33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750" calcext:value-type="float">
            <text:p>7791750</text:p>
          </table:table-cell>
          <table:table-cell office:value-type="float" office:value="8049566" calcext:value-type="float">
            <text:p>8049566</text:p>
          </table:table-cell>
          <table:table-cell office:value-type="float" office:value="5659576" calcext:value-type="float">
            <text:p>5659576</text:p>
          </table:table-cell>
          <table:table-cell office:value-type="float" office:value="7850452" calcext:value-type="float">
            <text:p>78504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64694" calcext:value-type="float">
            <text:p>981364694</text:p>
          </table:table-cell>
          <table:table-cell office:value-type="string" calcext:value-type="string">
            <text:p>(62) 98136-4694</text:p>
          </table:table-cell>
          <table:table-cell office:value-type="string" calcext:value-type="string">
            <text:p>98136-46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6-4694&lt;/span&gt;</text:p>
          </table:table-cell>
          <table:table-cell office:value-type="string" calcext:value-type="string">
            <text:p>Diego Cand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21:00" calcext:value-type="date">
            <text:p>16/12/2020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26:09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778" calcext:value-type="float">
            <text:p>7791778</text:p>
          </table:table-cell>
          <table:table-cell office:value-type="float" office:value="8049588" calcext:value-type="float">
            <text:p>8049588</text:p>
          </table:table-cell>
          <table:table-cell office:value-type="float" office:value="5659598" calcext:value-type="float">
            <text:p>5659598</text:p>
          </table:table-cell>
          <table:table-cell office:value-type="float" office:value="7850480" calcext:value-type="float">
            <text:p>78504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79853" calcext:value-type="float">
            <text:p>982579853</text:p>
          </table:table-cell>
          <table:table-cell office:value-type="string" calcext:value-type="string">
            <text:p>(62) 98257-9853</text:p>
          </table:table-cell>
          <table:table-cell office:value-type="string" calcext:value-type="string">
            <text:p>98257-98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7-9853&lt;/span&gt;</text:p>
          </table:table-cell>
          <table:table-cell office:value-type="string" calcext:value-type="string">
            <text:p>Débora Brit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26:00" calcext:value-type="date">
            <text:p>16/12/2020 10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31:34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02" calcext:value-type="float">
            <text:p>7791802</text:p>
          </table:table-cell>
          <table:table-cell office:value-type="float" office:value="8049611" calcext:value-type="float">
            <text:p>8049611</text:p>
          </table:table-cell>
          <table:table-cell office:value-type="float" office:value="5659621" calcext:value-type="float">
            <text:p>5659621</text:p>
          </table:table-cell>
          <table:table-cell office:value-type="float" office:value="7850504" calcext:value-type="float">
            <text:p>78505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575347" calcext:value-type="float">
            <text:p>96575347</text:p>
          </table:table-cell>
          <table:table-cell office:value-type="string" calcext:value-type="string">
            <text:p>(62) 9657-5347</text:p>
          </table:table-cell>
          <table:table-cell office:value-type="string" calcext:value-type="string">
            <text:p>9657-53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57-5347&lt;/span&gt;</text:p>
          </table:table-cell>
          <table:table-cell office:value-type="string" calcext:value-type="string">
            <text:p>Darci Lopes Sobr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32:00" calcext:value-type="date">
            <text:p>16/12/2020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36:22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18" calcext:value-type="float">
            <text:p>7791818</text:p>
          </table:table-cell>
          <table:table-cell office:value-type="float" office:value="8049626" calcext:value-type="float">
            <text:p>8049626</text:p>
          </table:table-cell>
          <table:table-cell office:value-type="float" office:value="5659636" calcext:value-type="float">
            <text:p>5659636</text:p>
          </table:table-cell>
          <table:table-cell office:value-type="float" office:value="7850520" calcext:value-type="float">
            <text:p>78505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905449" calcext:value-type="float">
            <text:p>81905449</text:p>
          </table:table-cell>
          <table:table-cell office:value-type="string" calcext:value-type="string">
            <text:p>(62) 08190-5449</text:p>
          </table:table-cell>
          <table:table-cell office:value-type="string" calcext:value-type="string">
            <text:p>08190-54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08190-5449&lt;/span&gt;</text:p>
          </table:table-cell>
          <table:table-cell office:value-type="string" calcext:value-type="string">
            <text:p>Daniela Simionatto Ag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36:00" calcext:value-type="date">
            <text:p>16/12/2020 10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42:04.9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38" calcext:value-type="float">
            <text:p>7791838</text:p>
          </table:table-cell>
          <table:table-cell office:value-type="float" office:value="8049643" calcext:value-type="float">
            <text:p>8049643</text:p>
          </table:table-cell>
          <table:table-cell office:value-type="float" office:value="5659653" calcext:value-type="float">
            <text:p>5659653</text:p>
          </table:table-cell>
          <table:table-cell office:value-type="float" office:value="7850540" calcext:value-type="float">
            <text:p>78505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9023" calcext:value-type="float">
            <text:p>981609023</text:p>
          </table:table-cell>
          <table:table-cell office:value-type="string" calcext:value-type="string">
            <text:p>(62) 98160-9023</text:p>
          </table:table-cell>
          <table:table-cell office:value-type="string" calcext:value-type="string">
            <text:p>98160-90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9023&lt;/span&gt;</text:p>
          </table:table-cell>
          <table:table-cell office:value-type="string" calcext:value-type="string">
            <text:p>Daniel Santo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42:00" calcext:value-type="date">
            <text:p>16/12/2020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0:46:57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1870" calcext:value-type="float">
            <text:p>7791870</text:p>
          </table:table-cell>
          <table:table-cell office:value-type="float" office:value="8049670" calcext:value-type="float">
            <text:p>8049670</text:p>
          </table:table-cell>
          <table:table-cell office:value-type="float" office:value="5659680" calcext:value-type="float">
            <text:p>5659680</text:p>
          </table:table-cell>
          <table:table-cell office:value-type="float" office:value="7850572" calcext:value-type="float">
            <text:p>78505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10299" calcext:value-type="float">
            <text:p>998010299</text:p>
          </table:table-cell>
          <table:table-cell office:value-type="string" calcext:value-type="string">
            <text:p>(62) 99801-0299</text:p>
          </table:table-cell>
          <table:table-cell office:value-type="string" calcext:value-type="string">
            <text:p>99801-0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1-0299&lt;/span&gt;</text:p>
          </table:table-cell>
          <table:table-cell office:value-type="string" calcext:value-type="string">
            <text:p>Diennifer Pereira do Nascimen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0:4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0:47:00" calcext:value-type="date">
            <text:p>16/12/2020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3:10:02.3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2271" calcext:value-type="float">
            <text:p>7792271</text:p>
          </table:table-cell>
          <table:table-cell office:value-type="float" office:value="8050028" calcext:value-type="float">
            <text:p>8050028</text:p>
          </table:table-cell>
          <table:table-cell office:value-type="float" office:value="5660038" calcext:value-type="float">
            <text:p>5660038</text:p>
          </table:table-cell>
          <table:table-cell office:value-type="float" office:value="7850970" calcext:value-type="float">
            <text:p>78509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9314" calcext:value-type="float">
            <text:p>981929314</text:p>
          </table:table-cell>
          <table:table-cell office:value-type="string" calcext:value-type="string">
            <text:p>(62) 98192-9314</text:p>
          </table:table-cell>
          <table:table-cell office:value-type="string" calcext:value-type="string">
            <text:p>98192-93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9314&lt;/span&gt;</text:p>
          </table:table-cell>
          <table:table-cell office:value-type="string" calcext:value-type="string">
            <text:p>Thais Moreira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3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3:10:00" calcext:value-type="date">
            <text:p>16/12/2020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09:31:54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77053" calcext:value-type="float">
            <text:p>12277053</text:p>
          </table:table-cell>
          <table:table-cell office:value-type="float" office:value="8056345" calcext:value-type="float">
            <text:p>8056345</text:p>
          </table:table-cell>
          <table:table-cell office:value-type="float" office:value="5666355" calcext:value-type="float">
            <text:p>5666355</text:p>
          </table:table-cell>
          <table:table-cell office:value-type="float" office:value="12229265" calcext:value-type="float">
            <text:p>12229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25829" calcext:value-type="float">
            <text:p>81325829</text:p>
          </table:table-cell>
          <table:table-cell office:value-type="string" calcext:value-type="string">
            <text:p>(62) 8132-5829</text:p>
          </table:table-cell>
          <table:table-cell office:value-type="string" calcext:value-type="string">
            <text:p>8132-58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32-5829&lt;/span&gt;</text:p>
          </table:table-cell>
          <table:table-cell office:value-type="string" calcext:value-type="string">
            <text:p>Damazio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09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09:32:00" calcext:value-type="date">
            <text:p>22/3/2022 09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34:50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654" calcext:value-type="float">
            <text:p>7799654</text:p>
          </table:table-cell>
          <table:table-cell office:value-type="float" office:value="8056362" calcext:value-type="float">
            <text:p>8056362</text:p>
          </table:table-cell>
          <table:table-cell office:value-type="float" office:value="5666372" calcext:value-type="float">
            <text:p>5666372</text:p>
          </table:table-cell>
          <table:table-cell office:value-type="float" office:value="7858348" calcext:value-type="float">
            <text:p>78583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3941" calcext:value-type="float">
            <text:p>982593941</text:p>
          </table:table-cell>
          <table:table-cell office:value-type="string" calcext:value-type="string">
            <text:p>(62) 98259-3941</text:p>
          </table:table-cell>
          <table:table-cell office:value-type="string" calcext:value-type="string">
            <text:p>98259-39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3941&lt;/span&gt;</text:p>
          </table:table-cell>
          <table:table-cell office:value-type="string" calcext:value-type="string">
            <text:p>Daniela Aparecida Xavier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35:00" calcext:value-type="date">
            <text:p>16/12/2020 15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44:56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16" calcext:value-type="float">
            <text:p>7799716</text:p>
          </table:table-cell>
          <table:table-cell office:value-type="float" office:value="8056419" calcext:value-type="float">
            <text:p>8056419</text:p>
          </table:table-cell>
          <table:table-cell office:value-type="float" office:value="5666429" calcext:value-type="float">
            <text:p>5666429</text:p>
          </table:table-cell>
          <table:table-cell office:value-type="float" office:value="7858410" calcext:value-type="float">
            <text:p>7858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8203" calcext:value-type="float">
            <text:p>983088203</text:p>
          </table:table-cell>
          <table:table-cell office:value-type="string" calcext:value-type="string">
            <text:p>(62) 98308-8203</text:p>
          </table:table-cell>
          <table:table-cell office:value-type="string" calcext:value-type="string">
            <text:p>98308-82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8203&lt;/span&gt;</text:p>
          </table:table-cell>
          <table:table-cell office:value-type="string" calcext:value-type="string">
            <text:p>Elisabeth Gonçalv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45:00" calcext:value-type="date">
            <text:p>16/12/2020 15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48:13.9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35" calcext:value-type="float">
            <text:p>7799735</text:p>
          </table:table-cell>
          <table:table-cell office:value-type="float" office:value="8056436" calcext:value-type="float">
            <text:p>8056436</text:p>
          </table:table-cell>
          <table:table-cell office:value-type="float" office:value="5666446" calcext:value-type="float">
            <text:p>5666446</text:p>
          </table:table-cell>
          <table:table-cell office:value-type="float" office:value="7858429" calcext:value-type="float">
            <text:p>78584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448" calcext:value-type="float">
            <text:p>982140448</text:p>
          </table:table-cell>
          <table:table-cell office:value-type="string" calcext:value-type="string">
            <text:p>(62) 98214-0448</text:p>
          </table:table-cell>
          <table:table-cell office:value-type="string" calcext:value-type="string">
            <text:p>98214-04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448&lt;/span&gt;</text:p>
          </table:table-cell>
          <table:table-cell office:value-type="string" calcext:value-type="string">
            <text:p>Edcarlos Ferreir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48:00" calcext:value-type="date">
            <text:p>16/12/2020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5:50:37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799754" calcext:value-type="float">
            <text:p>7799754</text:p>
          </table:table-cell>
          <table:table-cell office:value-type="float" office:value="8056453" calcext:value-type="float">
            <text:p>8056453</text:p>
          </table:table-cell>
          <table:table-cell office:value-type="float" office:value="5666463" calcext:value-type="float">
            <text:p>5666463</text:p>
          </table:table-cell>
          <table:table-cell office:value-type="float" office:value="7858448" calcext:value-type="float">
            <text:p>78584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7185" calcext:value-type="float">
            <text:p>984237185</text:p>
          </table:table-cell>
          <table:table-cell office:value-type="string" calcext:value-type="string">
            <text:p>(62) 98423-7185</text:p>
          </table:table-cell>
          <table:table-cell office:value-type="string" calcext:value-type="string">
            <text:p>98423-71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7185&lt;/span&gt;</text:p>
          </table:table-cell>
          <table:table-cell office:value-type="string" calcext:value-type="string">
            <text:p>Eduarda Alves N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5:51:00" calcext:value-type="date">
            <text:p>16/12/2020 15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6 17:04:45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02467" calcext:value-type="float">
            <text:p>7802467</text:p>
          </table:table-cell>
          <table:table-cell office:value-type="float" office:value="8058250" calcext:value-type="float">
            <text:p>8058250</text:p>
          </table:table-cell>
          <table:table-cell office:value-type="float" office:value="5668260" calcext:value-type="float">
            <text:p>5668260</text:p>
          </table:table-cell>
          <table:table-cell office:value-type="float" office:value="7861159" calcext:value-type="float">
            <text:p>78611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95572" calcext:value-type="float">
            <text:p>985195572</text:p>
          </table:table-cell>
          <table:table-cell office:value-type="string" calcext:value-type="string">
            <text:p>(62) 98519-5572</text:p>
          </table:table-cell>
          <table:table-cell office:value-type="string" calcext:value-type="string">
            <text:p>98519-55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9-5572&lt;/span&gt;</text:p>
          </table:table-cell>
          <table:table-cell office:value-type="string" calcext:value-type="string">
            <text:p>Jaqueline Alves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0 17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6T17:05:00" calcext:value-type="date">
            <text:p>16/12/2020 17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8 15:29:29.2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4064" calcext:value-type="float">
            <text:p>7854064</text:p>
          </table:table-cell>
          <table:table-cell office:value-type="float" office:value="8091474" calcext:value-type="float">
            <text:p>8091474</text:p>
          </table:table-cell>
          <table:table-cell office:value-type="float" office:value="5701484" calcext:value-type="float">
            <text:p>5701484</text:p>
          </table:table-cell>
          <table:table-cell office:value-type="float" office:value="7911036" calcext:value-type="float">
            <text:p>79110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25052" calcext:value-type="float">
            <text:p>996925052</text:p>
          </table:table-cell>
          <table:table-cell office:value-type="string" calcext:value-type="string">
            <text:p>(62) 99692-5052</text:p>
          </table:table-cell>
          <table:table-cell office:value-type="string" calcext:value-type="string">
            <text:p>99692-50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2-5052&lt;/span&gt;</text:p>
          </table:table-cell>
          <table:table-cell office:value-type="string" calcext:value-type="string">
            <text:p>Esdras de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2/2020 15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8T15:29:00" calcext:value-type="date">
            <text:p>18/12/2020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18 15:33:56.2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4077" calcext:value-type="float">
            <text:p>7854077</text:p>
          </table:table-cell>
          <table:table-cell office:value-type="float" office:value="8091486" calcext:value-type="float">
            <text:p>8091486</text:p>
          </table:table-cell>
          <table:table-cell office:value-type="float" office:value="5701496" calcext:value-type="float">
            <text:p>5701496</text:p>
          </table:table-cell>
          <table:table-cell office:value-type="float" office:value="7911049" calcext:value-type="float">
            <text:p>79110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6752" calcext:value-type="float">
            <text:p>982176752</text:p>
          </table:table-cell>
          <table:table-cell office:value-type="string" calcext:value-type="string">
            <text:p>(62) 98217-6752</text:p>
          </table:table-cell>
          <table:table-cell office:value-type="string" calcext:value-type="string">
            <text:p>98217-67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6752&lt;/span&gt;</text:p>
          </table:table-cell>
          <table:table-cell office:value-type="string" calcext:value-type="string">
            <text:p>Eliete Simone Rodrigues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2/2020 15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18T15:34:00" calcext:value-type="date">
            <text:p>18/12/2020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1 09:37:48.9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5472" calcext:value-type="float">
            <text:p>7855472</text:p>
          </table:table-cell>
          <table:table-cell office:value-type="float" office:value="8092742" calcext:value-type="float">
            <text:p>8092742</text:p>
          </table:table-cell>
          <table:table-cell office:value-type="float" office:value="5702752" calcext:value-type="float">
            <text:p>5702752</text:p>
          </table:table-cell>
          <table:table-cell office:value-type="float" office:value="7912430" calcext:value-type="float">
            <text:p>79124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24605" calcext:value-type="float">
            <text:p>981824605</text:p>
          </table:table-cell>
          <table:table-cell office:value-type="string" calcext:value-type="string">
            <text:p>(62) 98182-4605</text:p>
          </table:table-cell>
          <table:table-cell office:value-type="string" calcext:value-type="string">
            <text:p>98182-46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2-4605&lt;/span&gt;</text:p>
          </table:table-cell>
          <table:table-cell office:value-type="string" calcext:value-type="string">
            <text:p>Mercês Ferreira da Cru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0 0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1T09:38:00" calcext:value-type="date">
            <text:p>21/12/2020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1 15:58:37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6594" calcext:value-type="float">
            <text:p>7856594</text:p>
          </table:table-cell>
          <table:table-cell office:value-type="float" office:value="8093762" calcext:value-type="float">
            <text:p>8093762</text:p>
          </table:table-cell>
          <table:table-cell office:value-type="float" office:value="5703772" calcext:value-type="float">
            <text:p>5703772</text:p>
          </table:table-cell>
          <table:table-cell office:value-type="float" office:value="7913479" calcext:value-type="float">
            <text:p>791347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87856" calcext:value-type="float">
            <text:p>981987856</text:p>
          </table:table-cell>
          <table:table-cell office:value-type="string" calcext:value-type="string">
            <text:p>(62) 98198-7856</text:p>
          </table:table-cell>
          <table:table-cell office:value-type="string" calcext:value-type="string">
            <text:p>98198-78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8-7856&lt;/span&gt;</text:p>
          </table:table-cell>
          <table:table-cell office:value-type="string" calcext:value-type="string">
            <text:p>Raynna Morgana Garcia <text:s/>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0 15:5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1T15:59:00" calcext:value-type="date">
            <text:p>21/12/2020 15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09:15:52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309" calcext:value-type="float">
            <text:p>7857309</text:p>
          </table:table-cell>
          <table:table-cell office:value-type="float" office:value="8094415" calcext:value-type="float">
            <text:p>8094415</text:p>
          </table:table-cell>
          <table:table-cell office:value-type="float" office:value="5704425" calcext:value-type="float">
            <text:p>5704425</text:p>
          </table:table-cell>
          <table:table-cell office:value-type="float" office:value="7914186" calcext:value-type="float">
            <text:p>79141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58915" calcext:value-type="float">
            <text:p>983058915</text:p>
          </table:table-cell>
          <table:table-cell office:value-type="string" calcext:value-type="string">
            <text:p>(62) 98305-8915</text:p>
          </table:table-cell>
          <table:table-cell office:value-type="string" calcext:value-type="string">
            <text:p>98305-8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5-8915&lt;/span&gt;</text:p>
          </table:table-cell>
          <table:table-cell office:value-type="string" calcext:value-type="string">
            <text:p>Eliete Alves Na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09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09:16:00" calcext:value-type="date">
            <text:p>22/12/2020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09:28:35.1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362" calcext:value-type="float">
            <text:p>7857362</text:p>
          </table:table-cell>
          <table:table-cell office:value-type="float" office:value="8094439" calcext:value-type="float">
            <text:p>8094439</text:p>
          </table:table-cell>
          <table:table-cell office:value-type="float" office:value="5704449" calcext:value-type="float">
            <text:p>5704449</text:p>
          </table:table-cell>
          <table:table-cell office:value-type="float" office:value="7914239" calcext:value-type="float">
            <text:p>79142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81147311" calcext:value-type="float">
            <text:p>381147311</text:p>
          </table:table-cell>
          <table:table-cell office:value-type="string" calcext:value-type="string">
            <text:p>(62) 38114-7311</text:p>
          </table:table-cell>
          <table:table-cell office:value-type="string" calcext:value-type="string">
            <text:p>38114-7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8114-7311&lt;/span&gt;</text:p>
          </table:table-cell>
          <table:table-cell office:value-type="string" calcext:value-type="string">
            <text:p>Erica Nayara Oliveira Santa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09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09:29:00" calcext:value-type="date">
            <text:p>22/12/2020 09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01:47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482" calcext:value-type="float">
            <text:p>7857482</text:p>
          </table:table-cell>
          <table:table-cell office:value-type="float" office:value="8094578" calcext:value-type="float">
            <text:p>8094578</text:p>
          </table:table-cell>
          <table:table-cell office:value-type="float" office:value="5704588" calcext:value-type="float">
            <text:p>5704588</text:p>
          </table:table-cell>
          <table:table-cell office:value-type="float" office:value="7914359" calcext:value-type="float">
            <text:p>79143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6783" calcext:value-type="float">
            <text:p>982356783</text:p>
          </table:table-cell>
          <table:table-cell office:value-type="string" calcext:value-type="string">
            <text:p>(62) 98235-6783</text:p>
          </table:table-cell>
          <table:table-cell office:value-type="string" calcext:value-type="string">
            <text:p>98235-67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6783&lt;/span&gt;</text:p>
          </table:table-cell>
          <table:table-cell office:value-type="string" calcext:value-type="string">
            <text:p>Ellen Cristina R. D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02:00" calcext:value-type="date">
            <text:p>22/12/2020 10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08:20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19" calcext:value-type="float">
            <text:p>7857519</text:p>
          </table:table-cell>
          <table:table-cell office:value-type="float" office:value="8094607" calcext:value-type="float">
            <text:p>8094607</text:p>
          </table:table-cell>
          <table:table-cell office:value-type="float" office:value="5704617" calcext:value-type="float">
            <text:p>5704617</text:p>
          </table:table-cell>
          <table:table-cell office:value-type="float" office:value="7914396" calcext:value-type="float">
            <text:p>79143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69066" calcext:value-type="float">
            <text:p>981669066</text:p>
          </table:table-cell>
          <table:table-cell office:value-type="string" calcext:value-type="string">
            <text:p>(62) 98166-9066</text:p>
          </table:table-cell>
          <table:table-cell office:value-type="string" calcext:value-type="string">
            <text:p>98166-90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6-9066&lt;/span&gt;</text:p>
          </table:table-cell>
          <table:table-cell office:value-type="string" calcext:value-type="string">
            <text:p>Erika de Lima Maciel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08:00" calcext:value-type="date">
            <text:p>22/12/2020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13:03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33" calcext:value-type="float">
            <text:p>7857533</text:p>
          </table:table-cell>
          <table:table-cell office:value-type="float" office:value="8094622" calcext:value-type="float">
            <text:p>8094622</text:p>
          </table:table-cell>
          <table:table-cell office:value-type="float" office:value="5704632" calcext:value-type="float">
            <text:p>5704632</text:p>
          </table:table-cell>
          <table:table-cell office:value-type="float" office:value="7914410" calcext:value-type="float">
            <text:p>7914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22202" calcext:value-type="float">
            <text:p>982022202</text:p>
          </table:table-cell>
          <table:table-cell office:value-type="string" calcext:value-type="string">
            <text:p>(62) 98202-2202</text:p>
          </table:table-cell>
          <table:table-cell office:value-type="string" calcext:value-type="string">
            <text:p>98202-22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2-2202&lt;/span&gt;</text:p>
          </table:table-cell>
          <table:table-cell office:value-type="string" calcext:value-type="string">
            <text:p>Eva Teixeira Franc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13:00" calcext:value-type="date">
            <text:p>22/12/2020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18:58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54" calcext:value-type="float">
            <text:p>7857554</text:p>
          </table:table-cell>
          <table:table-cell office:value-type="float" office:value="8094643" calcext:value-type="float">
            <text:p>8094643</text:p>
          </table:table-cell>
          <table:table-cell office:value-type="float" office:value="5704653" calcext:value-type="float">
            <text:p>5704653</text:p>
          </table:table-cell>
          <table:table-cell office:value-type="float" office:value="7914431" calcext:value-type="float">
            <text:p>79144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4838" calcext:value-type="float">
            <text:p>984674838</text:p>
          </table:table-cell>
          <table:table-cell office:value-type="string" calcext:value-type="string">
            <text:p>(62) 98467-4838</text:p>
          </table:table-cell>
          <table:table-cell office:value-type="string" calcext:value-type="string">
            <text:p>98467-48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4838&lt;/span&gt;</text:p>
          </table:table-cell>
          <table:table-cell office:value-type="string" calcext:value-type="string">
            <text:p>Ellen Samara Alves Marq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19:00" calcext:value-type="date">
            <text:p>22/12/2020 10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24:12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569" calcext:value-type="float">
            <text:p>7857569</text:p>
          </table:table-cell>
          <table:table-cell office:value-type="float" office:value="8094657" calcext:value-type="float">
            <text:p>8094657</text:p>
          </table:table-cell>
          <table:table-cell office:value-type="float" office:value="5704667" calcext:value-type="float">
            <text:p>5704667</text:p>
          </table:table-cell>
          <table:table-cell office:value-type="float" office:value="7914446" calcext:value-type="float">
            <text:p>79144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6783" calcext:value-type="float">
            <text:p>982356783</text:p>
          </table:table-cell>
          <table:table-cell office:value-type="string" calcext:value-type="string">
            <text:p>(62) 98235-6783</text:p>
          </table:table-cell>
          <table:table-cell office:value-type="string" calcext:value-type="string">
            <text:p>98235-67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6783&lt;/span&gt;</text:p>
          </table:table-cell>
          <table:table-cell office:value-type="string" calcext:value-type="string">
            <text:p>Ellen Cristina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24:00" calcext:value-type="date">
            <text:p>22/12/2020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6:18:39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5005" calcext:value-type="float">
            <text:p>12805005</text:p>
          </table:table-cell>
          <table:table-cell office:value-type="float" office:value="8094677" calcext:value-type="float">
            <text:p>8094677</text:p>
          </table:table-cell>
          <table:table-cell office:value-type="float" office:value="5704687" calcext:value-type="float">
            <text:p>5704687</text:p>
          </table:table-cell>
          <table:table-cell office:value-type="float" office:value="12746554" calcext:value-type="float">
            <text:p>127465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6425614" calcext:value-type="float">
            <text:p>86425614</text:p>
          </table:table-cell>
          <table:table-cell office:value-type="string" calcext:value-type="string">
            <text:p>(62) 8642-5614</text:p>
          </table:table-cell>
          <table:table-cell office:value-type="string" calcext:value-type="string">
            <text:p>8642-56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642-5614&lt;/span&gt;</text:p>
          </table:table-cell>
          <table:table-cell office:value-type="string" calcext:value-type="string">
            <text:p>Larissa da Rocha Venâ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6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6:19:00" calcext:value-type="date">
            <text:p>24/5/2022 16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2 15:55:23.1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64376" calcext:value-type="float">
            <text:p>13364376</text:p>
          </table:table-cell>
          <table:table-cell office:value-type="float" office:value="8094691" calcext:value-type="float">
            <text:p>8094691</text:p>
          </table:table-cell>
          <table:table-cell office:value-type="float" office:value="5704701" calcext:value-type="float">
            <text:p>5704701</text:p>
          </table:table-cell>
          <table:table-cell office:value-type="float" office:value="13286237" calcext:value-type="float">
            <text:p>132862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9083" calcext:value-type="float">
            <text:p>981939083</text:p>
          </table:table-cell>
          <table:table-cell office:value-type="string" calcext:value-type="string">
            <text:p>(62) 98193-9083</text:p>
          </table:table-cell>
          <table:table-cell office:value-type="string" calcext:value-type="string">
            <text:p>98193-9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93-9083&lt;/span&gt;</text:p>
          </table:table-cell>
          <table:table-cell office:value-type="string" calcext:value-type="string">
            <text:p>Larissa de Souz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7/2022 15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2T15:55:00" calcext:value-type="date">
            <text:p>2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38:24.6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23" calcext:value-type="float">
            <text:p>7857623</text:p>
          </table:table-cell>
          <table:table-cell office:value-type="float" office:value="8094706" calcext:value-type="float">
            <text:p>8094706</text:p>
          </table:table-cell>
          <table:table-cell office:value-type="float" office:value="5704716" calcext:value-type="float">
            <text:p>5704716</text:p>
          </table:table-cell>
          <table:table-cell office:value-type="float" office:value="7914500" calcext:value-type="float">
            <text:p>79145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39497" calcext:value-type="float">
            <text:p>985039497</text:p>
          </table:table-cell>
          <table:table-cell office:value-type="string" calcext:value-type="string">
            <text:p>(62) 98503-9497</text:p>
          </table:table-cell>
          <table:table-cell office:value-type="string" calcext:value-type="string">
            <text:p>98503-94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3-9497&lt;/span&gt;</text:p>
          </table:table-cell>
          <table:table-cell office:value-type="string" calcext:value-type="string">
            <text:p>Leonardo Godoy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38:00" calcext:value-type="date">
            <text:p>22/12/2020 10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42:11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37" calcext:value-type="float">
            <text:p>7857637</text:p>
          </table:table-cell>
          <table:table-cell office:value-type="float" office:value="8094719" calcext:value-type="float">
            <text:p>8094719</text:p>
          </table:table-cell>
          <table:table-cell office:value-type="float" office:value="5704729" calcext:value-type="float">
            <text:p>5704729</text:p>
          </table:table-cell>
          <table:table-cell office:value-type="float" office:value="7914514" calcext:value-type="float">
            <text:p>79145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5884" calcext:value-type="float">
            <text:p>982645884</text:p>
          </table:table-cell>
          <table:table-cell office:value-type="string" calcext:value-type="string">
            <text:p>(62) 98264-5884</text:p>
          </table:table-cell>
          <table:table-cell office:value-type="string" calcext:value-type="string">
            <text:p>98264-58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5884&lt;/span&gt;</text:p>
          </table:table-cell>
          <table:table-cell office:value-type="string" calcext:value-type="string">
            <text:p>Lorena Pereira de Almei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42:00" calcext:value-type="date">
            <text:p>22/12/2020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49:25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58" calcext:value-type="float">
            <text:p>7857658</text:p>
          </table:table-cell>
          <table:table-cell office:value-type="float" office:value="8094743" calcext:value-type="float">
            <text:p>8094743</text:p>
          </table:table-cell>
          <table:table-cell office:value-type="float" office:value="5704753" calcext:value-type="float">
            <text:p>5704753</text:p>
          </table:table-cell>
          <table:table-cell office:value-type="float" office:value="7914535" calcext:value-type="float">
            <text:p>79145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9076" calcext:value-type="float">
            <text:p>982649076</text:p>
          </table:table-cell>
          <table:table-cell office:value-type="string" calcext:value-type="string">
            <text:p>(62) 98264-9076</text:p>
          </table:table-cell>
          <table:table-cell office:value-type="string" calcext:value-type="string">
            <text:p>98264-90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9076&lt;/span&gt;</text:p>
          </table:table-cell>
          <table:table-cell office:value-type="string" calcext:value-type="string">
            <text:p>Luiza Antonia Almeida Vil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49:00" calcext:value-type="date">
            <text:p>22/12/2020 10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12:09.2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472" calcext:value-type="float">
            <text:p>15244472</text:p>
          </table:table-cell>
          <table:table-cell office:value-type="float" office:value="8094750" calcext:value-type="float">
            <text:p>8094750</text:p>
          </table:table-cell>
          <table:table-cell office:value-type="float" office:value="5704760" calcext:value-type="float">
            <text:p>5704760</text:p>
          </table:table-cell>
          <table:table-cell office:value-type="float" office:value="15144264" calcext:value-type="float">
            <text:p>151442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2931" calcext:value-type="float">
            <text:p>982582931</text:p>
          </table:table-cell>
          <table:table-cell office:value-type="string" calcext:value-type="string">
            <text:p>(62) 98258-2931</text:p>
          </table:table-cell>
          <table:table-cell office:value-type="string" calcext:value-type="string">
            <text:p>98258-29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58-2931&lt;/span&gt;</text:p>
          </table:table-cell>
          <table:table-cell office:value-type="string" calcext:value-type="string">
            <text:p>Livia Batista Magalh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12:00" calcext:value-type="date">
            <text:p>27/9/2022 17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54:38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75" calcext:value-type="float">
            <text:p>7857675</text:p>
          </table:table-cell>
          <table:table-cell office:value-type="float" office:value="8094762" calcext:value-type="float">
            <text:p>8094762</text:p>
          </table:table-cell>
          <table:table-cell office:value-type="float" office:value="5704772" calcext:value-type="float">
            <text:p>5704772</text:p>
          </table:table-cell>
          <table:table-cell office:value-type="float" office:value="7914552" calcext:value-type="float">
            <text:p>79145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4363" calcext:value-type="float">
            <text:p>98124363</text:p>
          </table:table-cell>
          <table:table-cell office:value-type="string" calcext:value-type="string">
            <text:p>(62) 9812-4363</text:p>
          </table:table-cell>
          <table:table-cell office:value-type="string" calcext:value-type="string">
            <text:p>9812-43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-4363&lt;/span&gt;</text:p>
          </table:table-cell>
          <table:table-cell office:value-type="string" calcext:value-type="string">
            <text:p>Larah Beatriz Lopes Piment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55:00" calcext:value-type="date">
            <text:p>22/12/2020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0:57:30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686" calcext:value-type="float">
            <text:p>7857686</text:p>
          </table:table-cell>
          <table:table-cell office:value-type="float" office:value="8094775" calcext:value-type="float">
            <text:p>8094775</text:p>
          </table:table-cell>
          <table:table-cell office:value-type="float" office:value="5704785" calcext:value-type="float">
            <text:p>5704785</text:p>
          </table:table-cell>
          <table:table-cell office:value-type="float" office:value="7914563" calcext:value-type="float">
            <text:p>79145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2825" calcext:value-type="float">
            <text:p>982592825</text:p>
          </table:table-cell>
          <table:table-cell office:value-type="string" calcext:value-type="string">
            <text:p>(62) 98259-2825</text:p>
          </table:table-cell>
          <table:table-cell office:value-type="string" calcext:value-type="string">
            <text:p>98259-28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2825&lt;/span&gt;</text:p>
          </table:table-cell>
          <table:table-cell office:value-type="string" calcext:value-type="string">
            <text:p>Lorenzo Correa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0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0:58:00" calcext:value-type="date">
            <text:p>22/12/2020 10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00:19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00" calcext:value-type="float">
            <text:p>7857700</text:p>
          </table:table-cell>
          <table:table-cell office:value-type="float" office:value="8094785" calcext:value-type="float">
            <text:p>8094785</text:p>
          </table:table-cell>
          <table:table-cell office:value-type="float" office:value="5704795" calcext:value-type="float">
            <text:p>5704795</text:p>
          </table:table-cell>
          <table:table-cell office:value-type="float" office:value="7914576" calcext:value-type="float">
            <text:p>79145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60947" calcext:value-type="float">
            <text:p>983260947</text:p>
          </table:table-cell>
          <table:table-cell office:value-type="string" calcext:value-type="string">
            <text:p>(62) 98326-0947</text:p>
          </table:table-cell>
          <table:table-cell office:value-type="string" calcext:value-type="string">
            <text:p>98326-09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6-0947&lt;/span&gt;</text:p>
          </table:table-cell>
          <table:table-cell office:value-type="string" calcext:value-type="string">
            <text:p>Luciano Teixeira de Araú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00:00" calcext:value-type="date">
            <text:p>22/12/2020 11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29:15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84" calcext:value-type="float">
            <text:p>7857784</text:p>
          </table:table-cell>
          <table:table-cell office:value-type="float" office:value="8094862" calcext:value-type="float">
            <text:p>8094862</text:p>
          </table:table-cell>
          <table:table-cell office:value-type="float" office:value="5704872" calcext:value-type="float">
            <text:p>5704872</text:p>
          </table:table-cell>
          <table:table-cell office:value-type="float" office:value="7914659" calcext:value-type="float">
            <text:p>79146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69187" calcext:value-type="float">
            <text:p>981069187</text:p>
          </table:table-cell>
          <table:table-cell office:value-type="string" calcext:value-type="string">
            <text:p>(62) 98106-9187</text:p>
          </table:table-cell>
          <table:table-cell office:value-type="string" calcext:value-type="string">
            <text:p>98106-91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6-9187&lt;/span&gt;</text:p>
          </table:table-cell>
          <table:table-cell office:value-type="string" calcext:value-type="string">
            <text:p>Lucimar Xavier de Paul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29:00" calcext:value-type="date">
            <text:p>22/12/2020 11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32:14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797" calcext:value-type="float">
            <text:p>7857797</text:p>
          </table:table-cell>
          <table:table-cell office:value-type="float" office:value="8094875" calcext:value-type="float">
            <text:p>8094875</text:p>
          </table:table-cell>
          <table:table-cell office:value-type="float" office:value="5704885" calcext:value-type="float">
            <text:p>5704885</text:p>
          </table:table-cell>
          <table:table-cell office:value-type="float" office:value="7914672" calcext:value-type="float">
            <text:p>79146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0431011" calcext:value-type="float">
            <text:p>930431011</text:p>
          </table:table-cell>
          <table:table-cell office:value-type="string" calcext:value-type="string">
            <text:p>(62) 93043-1011</text:p>
          </table:table-cell>
          <table:table-cell office:value-type="string" calcext:value-type="string">
            <text:p>93043-10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043-1011&lt;/span&gt;</text:p>
          </table:table-cell>
          <table:table-cell office:value-type="string" calcext:value-type="string">
            <text:p>Leidiane Gom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32:00" calcext:value-type="date">
            <text:p>22/12/2020 11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1:54.6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31" calcext:value-type="float">
            <text:p>7857831</text:p>
          </table:table-cell>
          <table:table-cell office:value-type="float" office:value="8094906" calcext:value-type="float">
            <text:p>8094906</text:p>
          </table:table-cell>
          <table:table-cell office:value-type="float" office:value="5704916" calcext:value-type="float">
            <text:p>5704916</text:p>
          </table:table-cell>
          <table:table-cell office:value-type="float" office:value="7914706" calcext:value-type="float">
            <text:p>79147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10226" calcext:value-type="float">
            <text:p>982110226</text:p>
          </table:table-cell>
          <table:table-cell office:value-type="string" calcext:value-type="string">
            <text:p>(62) 98211-0226</text:p>
          </table:table-cell>
          <table:table-cell office:value-type="string" calcext:value-type="string">
            <text:p>98211-0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1-0226&lt;/span&gt;</text:p>
          </table:table-cell>
          <table:table-cell office:value-type="string" calcext:value-type="string">
            <text:p>Lorrane de Lima Vier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42:00" calcext:value-type="date">
            <text:p>22/12/2020 11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4:55.5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41" calcext:value-type="float">
            <text:p>7857841</text:p>
          </table:table-cell>
          <table:table-cell office:value-type="float" office:value="8094917" calcext:value-type="float">
            <text:p>8094917</text:p>
          </table:table-cell>
          <table:table-cell office:value-type="float" office:value="5704927" calcext:value-type="float">
            <text:p>5704927</text:p>
          </table:table-cell>
          <table:table-cell office:value-type="float" office:value="7914716" calcext:value-type="float">
            <text:p>79147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69187" calcext:value-type="float">
            <text:p>981069187</text:p>
          </table:table-cell>
          <table:table-cell office:value-type="string" calcext:value-type="string">
            <text:p>(62) 98106-9187</text:p>
          </table:table-cell>
          <table:table-cell office:value-type="string" calcext:value-type="string">
            <text:p>98106-91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6-9187&lt;/span&gt;</text:p>
          </table:table-cell>
          <table:table-cell office:value-type="string" calcext:value-type="string">
            <text:p>Luis Carlos de Paul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45:00" calcext:value-type="date">
            <text:p>22/12/2020 11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08-17 16:59:23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6324129" calcext:value-type="float">
            <text:p>6324129</text:p>
          </table:table-cell>
          <table:table-cell office:value-type="float" office:value="6959656" calcext:value-type="float">
            <text:p>6959656</text:p>
          </table:table-cell>
          <table:table-cell office:value-type="float" office:value="4563592" calcext:value-type="float">
            <text:p>4563592</text:p>
          </table:table-cell>
          <table:table-cell office:value-type="float" office:value="6426099" calcext:value-type="float">
            <text:p>64260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6651" calcext:value-type="float">
            <text:p>981846651</text:p>
          </table:table-cell>
          <table:table-cell office:value-type="string" calcext:value-type="string">
            <text:p>(62) 98184-6651</text:p>
          </table:table-cell>
          <table:table-cell office:value-type="string" calcext:value-type="string">
            <text:p>98184-66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6651&lt;/span&gt;</text:p>
          </table:table-cell>
          <table:table-cell office:value-type="string" calcext:value-type="string">
            <text:p>Tomazia Joanne Souz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0 16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08-17T16:59:00" calcext:value-type="date">
            <text:p>17/8/2020 16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08:17:57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83927" calcext:value-type="float">
            <text:p>7583927</text:p>
          </table:table-cell>
          <table:table-cell office:value-type="float" office:value="7902603" calcext:value-type="float">
            <text:p>7902603</text:p>
          </table:table-cell>
          <table:table-cell office:value-type="float" office:value="5512613" calcext:value-type="float">
            <text:p>5512613</text:p>
          </table:table-cell>
          <table:table-cell office:value-type="float" office:value="7646148" calcext:value-type="float">
            <text:p>76461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6425" calcext:value-type="float">
            <text:p>983046425</text:p>
          </table:table-cell>
          <table:table-cell office:value-type="string" calcext:value-type="string">
            <text:p>(62) 98304-6425</text:p>
          </table:table-cell>
          <table:table-cell office:value-type="string" calcext:value-type="string">
            <text:p>98304-64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6425&lt;/span&gt;</text:p>
          </table:table-cell>
          <table:table-cell office:value-type="string" calcext:value-type="string">
            <text:p>Eliane Narciso Gonçalv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08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08:18:00" calcext:value-type="date">
            <text:p>4/12/2020 08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3:49:35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85464" calcext:value-type="float">
            <text:p>7585464</text:p>
          </table:table-cell>
          <table:table-cell office:value-type="float" office:value="7903981" calcext:value-type="float">
            <text:p>7903981</text:p>
          </table:table-cell>
          <table:table-cell office:value-type="float" office:value="5513991" calcext:value-type="float">
            <text:p>5513991</text:p>
          </table:table-cell>
          <table:table-cell office:value-type="float" office:value="7647670" calcext:value-type="float">
            <text:p>76476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71957" calcext:value-type="float">
            <text:p>996171957</text:p>
          </table:table-cell>
          <table:table-cell office:value-type="string" calcext:value-type="string">
            <text:p>(62) 99617-1957</text:p>
          </table:table-cell>
          <table:table-cell office:value-type="string" calcext:value-type="string">
            <text:p>99617-19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7-1957&lt;/span&gt;</text:p>
          </table:table-cell>
          <table:table-cell office:value-type="string" calcext:value-type="string">
            <text:p>Débora Batista Ver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3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3:50:00" calcext:value-type="date">
            <text:p>4/12/2020 13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4:44:15.2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2766" calcext:value-type="float">
            <text:p>7592766</text:p>
          </table:table-cell>
          <table:table-cell office:value-type="float" office:value="7909967" calcext:value-type="float">
            <text:p>7909967</text:p>
          </table:table-cell>
          <table:table-cell office:value-type="float" office:value="5519977" calcext:value-type="float">
            <text:p>5519977</text:p>
          </table:table-cell>
          <table:table-cell office:value-type="float" office:value="7654970" calcext:value-type="float">
            <text:p>76549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2536" calcext:value-type="float">
            <text:p>981702536</text:p>
          </table:table-cell>
          <table:table-cell office:value-type="string" calcext:value-type="string">
            <text:p>(62) 98170-2536</text:p>
          </table:table-cell>
          <table:table-cell office:value-type="string" calcext:value-type="string">
            <text:p>98170-25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2536&lt;/span&gt;</text:p>
          </table:table-cell>
          <table:table-cell office:value-type="string" calcext:value-type="string">
            <text:p>Nilva de Azevedo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4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4:44:00" calcext:value-type="date">
            <text:p>4/12/2020 14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4 16:51:00.7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3611" calcext:value-type="float">
            <text:p>7593611</text:p>
          </table:table-cell>
          <table:table-cell office:value-type="float" office:value="7910554" calcext:value-type="float">
            <text:p>7910554</text:p>
          </table:table-cell>
          <table:table-cell office:value-type="float" office:value="5520564" calcext:value-type="float">
            <text:p>5520564</text:p>
          </table:table-cell>
          <table:table-cell office:value-type="float" office:value="7655620" calcext:value-type="float">
            <text:p>765562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52398" calcext:value-type="float">
            <text:p>986352398</text:p>
          </table:table-cell>
          <table:table-cell office:value-type="string" calcext:value-type="string">
            <text:p>(62) 98635-2398</text:p>
          </table:table-cell>
          <table:table-cell office:value-type="string" calcext:value-type="string">
            <text:p>98635-23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5-2398&lt;/span&gt;</text:p>
          </table:table-cell>
          <table:table-cell office:value-type="string" calcext:value-type="string">
            <text:p>Geovana da Penha Xavier Faleir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2/2020 16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4T16:51:00" calcext:value-type="date">
            <text:p>4/12/2020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7 10:47:12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599989" calcext:value-type="float">
            <text:p>7599989</text:p>
          </table:table-cell>
          <table:table-cell office:value-type="float" office:value="7915577" calcext:value-type="float">
            <text:p>7915577</text:p>
          </table:table-cell>
          <table:table-cell office:value-type="float" office:value="5525587" calcext:value-type="float">
            <text:p>5525587</text:p>
          </table:table-cell>
          <table:table-cell office:value-type="float" office:value="7661989" calcext:value-type="float">
            <text:p>766198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20608" calcext:value-type="float">
            <text:p>982720608</text:p>
          </table:table-cell>
          <table:table-cell office:value-type="string" calcext:value-type="string">
            <text:p>(62) 98272-0608</text:p>
          </table:table-cell>
          <table:table-cell office:value-type="string" calcext:value-type="string">
            <text:p>98272-06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2-0608&lt;/span&gt;</text:p>
          </table:table-cell>
          <table:table-cell office:value-type="string" calcext:value-type="string">
            <text:p>Elenice Simõ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0 10:4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7T10:47:00" calcext:value-type="date">
            <text:p>7/12/2020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7 18:22:41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4387" calcext:value-type="float">
            <text:p>7604387</text:p>
          </table:table-cell>
          <table:table-cell office:value-type="float" office:value="7918754" calcext:value-type="float">
            <text:p>7918754</text:p>
          </table:table-cell>
          <table:table-cell office:value-type="float" office:value="5528764" calcext:value-type="float">
            <text:p>5528764</text:p>
          </table:table-cell>
          <table:table-cell office:value-type="float" office:value="7666362" calcext:value-type="float">
            <text:p>766636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1251" calcext:value-type="float">
            <text:p>982241251</text:p>
          </table:table-cell>
          <table:table-cell office:value-type="string" calcext:value-type="string">
            <text:p>(62) 98224-1251</text:p>
          </table:table-cell>
          <table:table-cell office:value-type="string" calcext:value-type="string">
            <text:p>98224-12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1251&lt;/span&gt;</text:p>
          </table:table-cell>
          <table:table-cell office:value-type="string" calcext:value-type="string">
            <text:p>Davi Dias d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0 18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7T18:23:00" calcext:value-type="date">
            <text:p>7/12/2020 18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0:11:21.2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4897" calcext:value-type="float">
            <text:p>7604897</text:p>
          </table:table-cell>
          <table:table-cell office:value-type="float" office:value="7919216" calcext:value-type="float">
            <text:p>7919216</text:p>
          </table:table-cell>
          <table:table-cell office:value-type="float" office:value="5529226" calcext:value-type="float">
            <text:p>5529226</text:p>
          </table:table-cell>
          <table:table-cell office:value-type="float" office:value="7666868" calcext:value-type="float">
            <text:p>76668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1268343" calcext:value-type="float">
            <text:p>981268343</text:p>
          </table:table-cell>
          <table:table-cell office:value-type="string" calcext:value-type="string">
            <text:p>(61) 98126-8343</text:p>
          </table:table-cell>
          <table:table-cell office:value-type="string" calcext:value-type="string">
            <text:p>98126-83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126-8343&lt;/span&gt;</text:p>
          </table:table-cell>
          <table:table-cell office:value-type="string" calcext:value-type="string">
            <text:p>Alaide Rodrigues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0:11:00" calcext:value-type="date">
            <text:p>8/12/2020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07:41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50" calcext:value-type="float">
            <text:p>7607050</text:p>
          </table:table-cell>
          <table:table-cell office:value-type="float" office:value="7920594" calcext:value-type="float">
            <text:p>7920594</text:p>
          </table:table-cell>
          <table:table-cell office:value-type="float" office:value="5530604" calcext:value-type="float">
            <text:p>5530604</text:p>
          </table:table-cell>
          <table:table-cell office:value-type="float" office:value="7669013" calcext:value-type="float">
            <text:p>76690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13038" calcext:value-type="float">
            <text:p>996013038</text:p>
          </table:table-cell>
          <table:table-cell office:value-type="string" calcext:value-type="string">
            <text:p>(62) 99601-3038</text:p>
          </table:table-cell>
          <table:table-cell office:value-type="string" calcext:value-type="string">
            <text:p>99601-30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1-3038&lt;/span&gt;</text:p>
          </table:table-cell>
          <table:table-cell office:value-type="string" calcext:value-type="string">
            <text:p>Abmael Ponciano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08:00" calcext:value-type="date">
            <text:p>8/12/2020 13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15:57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64" calcext:value-type="float">
            <text:p>7607064</text:p>
          </table:table-cell>
          <table:table-cell office:value-type="float" office:value="7920604" calcext:value-type="float">
            <text:p>7920604</text:p>
          </table:table-cell>
          <table:table-cell office:value-type="float" office:value="5530614" calcext:value-type="float">
            <text:p>5530614</text:p>
          </table:table-cell>
          <table:table-cell office:value-type="float" office:value="7669027" calcext:value-type="float">
            <text:p>766902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5759" calcext:value-type="float">
            <text:p>981045759</text:p>
          </table:table-cell>
          <table:table-cell office:value-type="string" calcext:value-type="string">
            <text:p>(62) 98104-5759</text:p>
          </table:table-cell>
          <table:table-cell office:value-type="string" calcext:value-type="string">
            <text:p>98104-57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5759&lt;/span&gt;</text:p>
          </table:table-cell>
          <table:table-cell office:value-type="string" calcext:value-type="string">
            <text:p>Adi Navarro 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16:00" calcext:value-type="date">
            <text:p>8/12/2020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1:08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0" calcext:value-type="float">
            <text:p>7607080</text:p>
          </table:table-cell>
          <table:table-cell office:value-type="float" office:value="7920618" calcext:value-type="float">
            <text:p>7920618</text:p>
          </table:table-cell>
          <table:table-cell office:value-type="float" office:value="5530628" calcext:value-type="float">
            <text:p>5530628</text:p>
          </table:table-cell>
          <table:table-cell office:value-type="float" office:value="7669042" calcext:value-type="float">
            <text:p>766904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97097" calcext:value-type="float">
            <text:p>982397097</text:p>
          </table:table-cell>
          <table:table-cell office:value-type="string" calcext:value-type="string">
            <text:p>(62) 98239-7097</text:p>
          </table:table-cell>
          <table:table-cell office:value-type="string" calcext:value-type="string">
            <text:p>98239-7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9-7097&lt;/span&gt;</text:p>
          </table:table-cell>
          <table:table-cell office:value-type="string" calcext:value-type="string">
            <text:p>Adelina Francisc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1:00" calcext:value-type="date">
            <text:p>8/12/2020 13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3:23.0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4" calcext:value-type="float">
            <text:p>7607084</text:p>
          </table:table-cell>
          <table:table-cell office:value-type="float" office:value="7920624" calcext:value-type="float">
            <text:p>7920624</text:p>
          </table:table-cell>
          <table:table-cell office:value-type="float" office:value="5530634" calcext:value-type="float">
            <text:p>5530634</text:p>
          </table:table-cell>
          <table:table-cell office:value-type="float" office:value="7669046" calcext:value-type="float">
            <text:p>76690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57546" calcext:value-type="float">
            <text:p>985757546</text:p>
          </table:table-cell>
          <table:table-cell office:value-type="string" calcext:value-type="string">
            <text:p>(62) 98575-7546</text:p>
          </table:table-cell>
          <table:table-cell office:value-type="string" calcext:value-type="string">
            <text:p>98575-75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5-7546&lt;/span&gt;</text:p>
          </table:table-cell>
          <table:table-cell office:value-type="string" calcext:value-type="string">
            <text:p>Ana Carl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3:00" calcext:value-type="date">
            <text:p>8/12/2020 13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4:19.6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88" calcext:value-type="float">
            <text:p>7607088</text:p>
          </table:table-cell>
          <table:table-cell office:value-type="float" office:value="7920627" calcext:value-type="float">
            <text:p>7920627</text:p>
          </table:table-cell>
          <table:table-cell office:value-type="float" office:value="5530637" calcext:value-type="float">
            <text:p>5530637</text:p>
          </table:table-cell>
          <table:table-cell office:value-type="float" office:value="7669050" calcext:value-type="float">
            <text:p>76690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89700" calcext:value-type="float">
            <text:p>999789700</text:p>
          </table:table-cell>
          <table:table-cell office:value-type="string" calcext:value-type="string">
            <text:p>(62) 99978-9700</text:p>
          </table:table-cell>
          <table:table-cell office:value-type="string" calcext:value-type="string">
            <text:p>99978-97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8-9700&lt;/span&gt;</text:p>
          </table:table-cell>
          <table:table-cell office:value-type="string" calcext:value-type="string">
            <text:p>Adriana de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4:00" calcext:value-type="date">
            <text:p>8/12/2020 13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26:08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093" calcext:value-type="float">
            <text:p>7607093</text:p>
          </table:table-cell>
          <table:table-cell office:value-type="float" office:value="7920632" calcext:value-type="float">
            <text:p>7920632</text:p>
          </table:table-cell>
          <table:table-cell office:value-type="float" office:value="5530642" calcext:value-type="float">
            <text:p>5530642</text:p>
          </table:table-cell>
          <table:table-cell office:value-type="float" office:value="7669055" calcext:value-type="float">
            <text:p>76690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2075" calcext:value-type="float">
            <text:p>981202075</text:p>
          </table:table-cell>
          <table:table-cell office:value-type="string" calcext:value-type="string">
            <text:p>(62) 98120-2075</text:p>
          </table:table-cell>
          <table:table-cell office:value-type="string" calcext:value-type="string">
            <text:p>98120-20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0-2075&lt;/span&gt;</text:p>
          </table:table-cell>
          <table:table-cell office:value-type="string" calcext:value-type="string">
            <text:p>Alessandro Alves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26:00" calcext:value-type="date">
            <text:p>8/12/2020 13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30:00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107" calcext:value-type="float">
            <text:p>7607107</text:p>
          </table:table-cell>
          <table:table-cell office:value-type="float" office:value="7920641" calcext:value-type="float">
            <text:p>7920641</text:p>
          </table:table-cell>
          <table:table-cell office:value-type="float" office:value="5530651" calcext:value-type="float">
            <text:p>5530651</text:p>
          </table:table-cell>
          <table:table-cell office:value-type="float" office:value="7669067" calcext:value-type="float">
            <text:p>7669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97710" calcext:value-type="float">
            <text:p>981197710</text:p>
          </table:table-cell>
          <table:table-cell office:value-type="string" calcext:value-type="string">
            <text:p>(62) 98119-7710</text:p>
          </table:table-cell>
          <table:table-cell office:value-type="string" calcext:value-type="string">
            <text:p>98119-77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9-7710&lt;/span&gt;</text:p>
          </table:table-cell>
          <table:table-cell office:value-type="string" calcext:value-type="string">
            <text:p>Adão Xavier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3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30:00" calcext:value-type="date">
            <text:p>8/12/2020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3:38:56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131" calcext:value-type="float">
            <text:p>7607131</text:p>
          </table:table-cell>
          <table:table-cell office:value-type="float" office:value="7920664" calcext:value-type="float">
            <text:p>7920664</text:p>
          </table:table-cell>
          <table:table-cell office:value-type="float" office:value="5530674" calcext:value-type="float">
            <text:p>5530674</text:p>
          </table:table-cell>
          <table:table-cell office:value-type="float" office:value="7669091" calcext:value-type="float">
            <text:p>766909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06932" calcext:value-type="float">
            <text:p>985606932</text:p>
          </table:table-cell>
          <table:table-cell office:value-type="string" calcext:value-type="string">
            <text:p>(62) 98560-6932</text:p>
          </table:table-cell>
          <table:table-cell office:value-type="string" calcext:value-type="string">
            <text:p>98560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0-6932&lt;/span&gt;</text:p>
          </table:table-cell>
          <table:table-cell office:value-type="string" calcext:value-type="string">
            <text:p>Ana Maria de Oliveira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3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3:39:00" calcext:value-type="date">
            <text:p>8/12/2020 13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8 15:49:58.6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7842" calcext:value-type="float">
            <text:p>7607842</text:p>
          </table:table-cell>
          <table:table-cell office:value-type="float" office:value="7921296" calcext:value-type="float">
            <text:p>7921296</text:p>
          </table:table-cell>
          <table:table-cell office:value-type="float" office:value="5531306" calcext:value-type="float">
            <text:p>5531306</text:p>
          </table:table-cell>
          <table:table-cell office:value-type="float" office:value="7669794" calcext:value-type="float">
            <text:p>766979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26077" calcext:value-type="float">
            <text:p>984326077</text:p>
          </table:table-cell>
          <table:table-cell office:value-type="string" calcext:value-type="string">
            <text:p>(62) 98432-6077</text:p>
          </table:table-cell>
          <table:table-cell office:value-type="string" calcext:value-type="string">
            <text:p>98432-60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2-6077&lt;/span&gt;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12/2020 15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8T15:50:00" calcext:value-type="date">
            <text:p>8/12/2020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8:12:00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08609" calcext:value-type="float">
            <text:p>7608609</text:p>
          </table:table-cell>
          <table:table-cell office:value-type="float" office:value="7921991" calcext:value-type="float">
            <text:p>7921991</text:p>
          </table:table-cell>
          <table:table-cell office:value-type="float" office:value="5532001" calcext:value-type="float">
            <text:p>5532001</text:p>
          </table:table-cell>
          <table:table-cell office:value-type="float" office:value="7670541" calcext:value-type="float">
            <text:p>76705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86814" calcext:value-type="float">
            <text:p>981586814</text:p>
          </table:table-cell>
          <table:table-cell office:value-type="string" calcext:value-type="string">
            <text:p>(62) 98158-6814</text:p>
          </table:table-cell>
          <table:table-cell office:value-type="string" calcext:value-type="string">
            <text:p>98158-6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8-6814&lt;/span&gt;</text:p>
          </table:table-cell>
          <table:table-cell office:value-type="string" calcext:value-type="string">
            <text:p>Dirce Nav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8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8:12:00" calcext:value-type="date">
            <text:p>9/12/2020 08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22:39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2721" calcext:value-type="float">
            <text:p>7612721</text:p>
          </table:table-cell>
          <table:table-cell office:value-type="float" office:value="7924880" calcext:value-type="float">
            <text:p>7924880</text:p>
          </table:table-cell>
          <table:table-cell office:value-type="float" office:value="5534890" calcext:value-type="float">
            <text:p>5534890</text:p>
          </table:table-cell>
          <table:table-cell office:value-type="float" office:value="7674651" calcext:value-type="float">
            <text:p>76746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3376" calcext:value-type="float">
            <text:p>981343376</text:p>
          </table:table-cell>
          <table:table-cell office:value-type="string" calcext:value-type="string">
            <text:p>(62) 98134-3376</text:p>
          </table:table-cell>
          <table:table-cell office:value-type="string" calcext:value-type="string">
            <text:p>98134-33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3376&lt;/span&gt;</text:p>
          </table:table-cell>
          <table:table-cell office:value-type="string" calcext:value-type="string">
            <text:p>Amanda Pereira Camp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23:00" calcext:value-type="date">
            <text:p>9/12/2020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40:24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4050" calcext:value-type="float">
            <text:p>7614050</text:p>
          </table:table-cell>
          <table:table-cell office:value-type="float" office:value="7926035" calcext:value-type="float">
            <text:p>7926035</text:p>
          </table:table-cell>
          <table:table-cell office:value-type="float" office:value="5536045" calcext:value-type="float">
            <text:p>5536045</text:p>
          </table:table-cell>
          <table:table-cell office:value-type="float" office:value="7675980" calcext:value-type="float">
            <text:p>76759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6087" calcext:value-type="float">
            <text:p>981936087</text:p>
          </table:table-cell>
          <table:table-cell office:value-type="string" calcext:value-type="string">
            <text:p>(62) 98193-6087</text:p>
          </table:table-cell>
          <table:table-cell office:value-type="string" calcext:value-type="string">
            <text:p>98193-60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3-6087&lt;/span&gt;</text:p>
          </table:table-cell>
          <table:table-cell office:value-type="string" calcext:value-type="string">
            <text:p>Alair Ribei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40:00" calcext:value-type="date">
            <text:p>9/12/2020 09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09:54:12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614118" calcext:value-type="float">
            <text:p>7614118</text:p>
          </table:table-cell>
          <table:table-cell office:value-type="float" office:value="7926094" calcext:value-type="float">
            <text:p>7926094</text:p>
          </table:table-cell>
          <table:table-cell office:value-type="float" office:value="5536104" calcext:value-type="float">
            <text:p>5536104</text:p>
          </table:table-cell>
          <table:table-cell office:value-type="float" office:value="7676047" calcext:value-type="float">
            <text:p>76760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67239" calcext:value-type="float">
            <text:p>981667239</text:p>
          </table:table-cell>
          <table:table-cell office:value-type="string" calcext:value-type="string">
            <text:p>(62) 98166-7239</text:p>
          </table:table-cell>
          <table:table-cell office:value-type="string" calcext:value-type="string">
            <text:p>98166-72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6-7239&lt;/span&gt;</text:p>
          </table:table-cell>
          <table:table-cell office:value-type="string" calcext:value-type="string">
            <text:p>Ariane Cristina de Souz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09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09T09:54:00" calcext:value-type="date">
            <text:p>9/12/2020 09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9:49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52" calcext:value-type="float">
            <text:p>7857852</text:p>
          </table:table-cell>
          <table:table-cell office:value-type="float" office:value="8094927" calcext:value-type="float">
            <text:p>8094927</text:p>
          </table:table-cell>
          <table:table-cell office:value-type="float" office:value="5704937" calcext:value-type="float">
            <text:p>5704937</text:p>
          </table:table-cell>
          <table:table-cell office:value-type="float" office:value="7914727" calcext:value-type="float">
            <text:p>79147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3775" calcext:value-type="float">
            <text:p>981593775</text:p>
          </table:table-cell>
          <table:table-cell office:value-type="string" calcext:value-type="string">
            <text:p>(62) 98159-3775</text:p>
          </table:table-cell>
          <table:table-cell office:value-type="string" calcext:value-type="string">
            <text:p>98159-3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9-3775&lt;/span&gt;</text:p>
          </table:table-cell>
          <table:table-cell office:value-type="string" calcext:value-type="string">
            <text:p>Luzia Rodrigues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50:00" calcext:value-type="date">
            <text:p>22/12/2020 11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57:30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70" calcext:value-type="float">
            <text:p>7857870</text:p>
          </table:table-cell>
          <table:table-cell office:value-type="float" office:value="8094945" calcext:value-type="float">
            <text:p>8094945</text:p>
          </table:table-cell>
          <table:table-cell office:value-type="float" office:value="5704955" calcext:value-type="float">
            <text:p>5704955</text:p>
          </table:table-cell>
          <table:table-cell office:value-type="float" office:value="7914745" calcext:value-type="float">
            <text:p>79147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55405" calcext:value-type="float">
            <text:p>981455405</text:p>
          </table:table-cell>
          <table:table-cell office:value-type="string" calcext:value-type="string">
            <text:p>(62) 98145-5405</text:p>
          </table:table-cell>
          <table:table-cell office:value-type="string" calcext:value-type="string">
            <text:p>98145-54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5-5405&lt;/span&gt;</text:p>
          </table:table-cell>
          <table:table-cell office:value-type="string" calcext:value-type="string">
            <text:p>Luciana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1:58:00" calcext:value-type="date">
            <text:p>22/12/2020 11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00:12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879" calcext:value-type="float">
            <text:p>7857879</text:p>
          </table:table-cell>
          <table:table-cell office:value-type="float" office:value="8094951" calcext:value-type="float">
            <text:p>8094951</text:p>
          </table:table-cell>
          <table:table-cell office:value-type="float" office:value="5704961" calcext:value-type="float">
            <text:p>5704961</text:p>
          </table:table-cell>
          <table:table-cell office:value-type="float" office:value="7914753" calcext:value-type="float">
            <text:p>79147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64513" calcext:value-type="float">
            <text:p>982964513</text:p>
          </table:table-cell>
          <table:table-cell office:value-type="string" calcext:value-type="string">
            <text:p>(62) 98296-4513</text:p>
          </table:table-cell>
          <table:table-cell office:value-type="string" calcext:value-type="string">
            <text:p>98296-45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96-4513&lt;/span&gt;</text:p>
          </table:table-cell>
          <table:table-cell office:value-type="string" calcext:value-type="string">
            <text:p>Lucas Alves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00:00" calcext:value-type="date">
            <text:p>22/12/2020 12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18:34.1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14" calcext:value-type="float">
            <text:p>7857914</text:p>
          </table:table-cell>
          <table:table-cell office:value-type="float" office:value="8094980" calcext:value-type="float">
            <text:p>8094980</text:p>
          </table:table-cell>
          <table:table-cell office:value-type="float" office:value="5704990" calcext:value-type="float">
            <text:p>5704990</text:p>
          </table:table-cell>
          <table:table-cell office:value-type="float" office:value="7914787" calcext:value-type="float">
            <text:p>79147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7975" calcext:value-type="float">
            <text:p>981107975</text:p>
          </table:table-cell>
          <table:table-cell office:value-type="string" calcext:value-type="string">
            <text:p>(62) 98110-7975</text:p>
          </table:table-cell>
          <table:table-cell office:value-type="string" calcext:value-type="string">
            <text:p>9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7975&lt;/span&gt;</text:p>
          </table:table-cell>
          <table:table-cell office:value-type="string" calcext:value-type="string">
            <text:p>Lucimara Nunes Vieira Rezen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19:00" calcext:value-type="date">
            <text:p>22/12/2020 12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38:20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41" calcext:value-type="float">
            <text:p>7857941</text:p>
          </table:table-cell>
          <table:table-cell office:value-type="float" office:value="8095006" calcext:value-type="float">
            <text:p>8095006</text:p>
          </table:table-cell>
          <table:table-cell office:value-type="float" office:value="5705016" calcext:value-type="float">
            <text:p>5705016</text:p>
          </table:table-cell>
          <table:table-cell office:value-type="float" office:value="7914814" calcext:value-type="float">
            <text:p>79148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05780" calcext:value-type="float">
            <text:p>982905780</text:p>
          </table:table-cell>
          <table:table-cell office:value-type="string" calcext:value-type="string">
            <text:p>(62) 98290-5780</text:p>
          </table:table-cell>
          <table:table-cell office:value-type="string" calcext:value-type="string">
            <text:p>98290-5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0-5780&lt;/span&gt;</text:p>
          </table:table-cell>
          <table:table-cell office:value-type="string" calcext:value-type="string">
            <text:p>Lidiane Gomes de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38:00" calcext:value-type="date">
            <text:p>22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45:37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48" calcext:value-type="float">
            <text:p>7857948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5705023" calcext:value-type="float">
            <text:p>5705023</text:p>
          </table:table-cell>
          <table:table-cell office:value-type="float" office:value="7914821" calcext:value-type="float">
            <text:p>79148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538" calcext:value-type="float">
            <text:p>982665538</text:p>
          </table:table-cell>
          <table:table-cell office:value-type="string" calcext:value-type="string">
            <text:p>(62) 98266-5538</text:p>
          </table:table-cell>
          <table:table-cell office:value-type="string" calcext:value-type="string">
            <text:p>98266-55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5538&lt;/span&gt;</text:p>
          </table:table-cell>
          <table:table-cell office:value-type="string" calcext:value-type="string">
            <text:p>Luciene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2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2:46:00" calcext:value-type="date">
            <text:p>22/12/2020 12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7 16:42:06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21205" calcext:value-type="float">
            <text:p>11121205</text:p>
          </table:table-cell>
          <table:table-cell office:value-type="float" office:value="8095013" calcext:value-type="float">
            <text:p>8095013</text:p>
          </table:table-cell>
          <table:table-cell office:value-type="float" office:value="5705023" calcext:value-type="float">
            <text:p>5705023</text:p>
          </table:table-cell>
          <table:table-cell office:value-type="float" office:value="11094364" calcext:value-type="float">
            <text:p>110943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53" calcext:value-type="float">
            <text:p>98266553</text:p>
          </table:table-cell>
          <table:table-cell office:value-type="string" calcext:value-type="string">
            <text:p>(62) 9826-6553</text:p>
          </table:table-cell>
          <table:table-cell office:value-type="string" calcext:value-type="string">
            <text:p>9826-65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6553&lt;/span&gt;</text:p>
          </table:table-cell>
          <table:table-cell office:value-type="string" calcext:value-type="string">
            <text:p>Luciene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2/2021 16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7T16:42:00" calcext:value-type="date">
            <text:p>17/12/2021 16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07 13:47:50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70208" calcext:value-type="float">
            <text:p>15870208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5705036" calcext:value-type="float">
            <text:p>5705036</text:p>
          </table:table-cell>
          <table:table-cell office:value-type="float" office:value="15749930" calcext:value-type="float">
            <text:p>157499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049" calcext:value-type="float">
            <text:p>98144049</text:p>
          </table:table-cell>
          <table:table-cell office:value-type="string" calcext:value-type="string">
            <text:p>(62) 9814-4049</text:p>
          </table:table-cell>
          <table:table-cell office:value-type="string" calcext:value-type="string">
            <text:p>9814-40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-4049&lt;/span&gt;</text:p>
          </table:table-cell>
          <table:table-cell office:value-type="string" calcext:value-type="string">
            <text:p>Lorrany Tavares de Cast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2/2022 13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07T13:48:00" calcext:value-type="date">
            <text:p>7/12/2022 13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3:03:53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57965" calcext:value-type="float">
            <text:p>7857965</text:p>
          </table:table-cell>
          <table:table-cell office:value-type="float" office:value="8095030" calcext:value-type="float">
            <text:p>8095030</text:p>
          </table:table-cell>
          <table:table-cell office:value-type="float" office:value="5705040" calcext:value-type="float">
            <text:p>5705040</text:p>
          </table:table-cell>
          <table:table-cell office:value-type="float" office:value="7914838" calcext:value-type="float">
            <text:p>79148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56447" calcext:value-type="float">
            <text:p>985856447</text:p>
          </table:table-cell>
          <table:table-cell office:value-type="string" calcext:value-type="string">
            <text:p>(62) 98585-6447</text:p>
          </table:table-cell>
          <table:table-cell office:value-type="string" calcext:value-type="string">
            <text:p>98585-6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5-6447&lt;/span&gt;</text:p>
          </table:table-cell>
          <table:table-cell office:value-type="string" calcext:value-type="string">
            <text:p>Lucas Henrique Ribeiro Mat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3:04:00" calcext:value-type="date">
            <text:p>22/12/2020 13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5:30:42.6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69555" calcext:value-type="float">
            <text:p>7869555</text:p>
          </table:table-cell>
          <table:table-cell office:value-type="float" office:value="8100180" calcext:value-type="float">
            <text:p>8100180</text:p>
          </table:table-cell>
          <table:table-cell office:value-type="float" office:value="5710190" calcext:value-type="float">
            <text:p>5710190</text:p>
          </table:table-cell>
          <table:table-cell office:value-type="float" office:value="7926426" calcext:value-type="float">
            <text:p>79264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93177" calcext:value-type="float">
            <text:p>986293177</text:p>
          </table:table-cell>
          <table:table-cell office:value-type="string" calcext:value-type="string">
            <text:p>(62) 98629-3177</text:p>
          </table:table-cell>
          <table:table-cell office:value-type="string" calcext:value-type="string">
            <text:p>98629-31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9-3177&lt;/span&gt;</text:p>
          </table:table-cell>
          <table:table-cell office:value-type="string" calcext:value-type="string">
            <text:p>Luciene Maurici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5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5:31:00" calcext:value-type="date">
            <text:p>22/12/2020 15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8 14:18:13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11916" calcext:value-type="float">
            <text:p>8111916</text:p>
          </table:table-cell>
          <table:table-cell office:value-type="float" office:value="8102827" calcext:value-type="float">
            <text:p>8102827</text:p>
          </table:table-cell>
          <table:table-cell office:value-type="float" office:value="5712837" calcext:value-type="float">
            <text:p>5712837</text:p>
          </table:table-cell>
          <table:table-cell office:value-type="float" office:value="8162303" calcext:value-type="float">
            <text:p>81623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39086" calcext:value-type="float">
            <text:p>983239086</text:p>
          </table:table-cell>
          <table:table-cell office:value-type="string" calcext:value-type="string">
            <text:p>(62) 98323-9086</text:p>
          </table:table-cell>
          <table:table-cell office:value-type="string" calcext:value-type="string">
            <text:p>98323-90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23-9086&lt;/span&gt;</text:p>
          </table:table-cell>
          <table:table-cell office:value-type="string" calcext:value-type="string">
            <text:p>Luzia Maria Neves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1 14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8T14:18:00" calcext:value-type="date">
            <text:p>18/1/2021 14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00:58.7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31" calcext:value-type="float">
            <text:p>7873131</text:p>
          </table:table-cell>
          <table:table-cell office:value-type="float" office:value="8102883" calcext:value-type="float">
            <text:p>8102883</text:p>
          </table:table-cell>
          <table:table-cell office:value-type="float" office:value="5712893" calcext:value-type="float">
            <text:p>5712893</text:p>
          </table:table-cell>
          <table:table-cell office:value-type="float" office:value="7930002" calcext:value-type="float">
            <text:p>79300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5784" calcext:value-type="float">
            <text:p>981525784</text:p>
          </table:table-cell>
          <table:table-cell office:value-type="string" calcext:value-type="string">
            <text:p>(62) 98152-5784</text:p>
          </table:table-cell>
          <table:table-cell office:value-type="string" calcext:value-type="string">
            <text:p>98152-57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5784&lt;/span&gt;</text:p>
          </table:table-cell>
          <table:table-cell office:value-type="string" calcext:value-type="string">
            <text:p>Meirivan Neves Alves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01:00" calcext:value-type="date">
            <text:p>22/12/2020 16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09:54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54" calcext:value-type="float">
            <text:p>7873154</text:p>
          </table:table-cell>
          <table:table-cell office:value-type="float" office:value="8102906" calcext:value-type="float">
            <text:p>8102906</text:p>
          </table:table-cell>
          <table:table-cell office:value-type="float" office:value="5712916" calcext:value-type="float">
            <text:p>5712916</text:p>
          </table:table-cell>
          <table:table-cell office:value-type="float" office:value="7930025" calcext:value-type="float">
            <text:p>79300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63121" calcext:value-type="float">
            <text:p>996563121</text:p>
          </table:table-cell>
          <table:table-cell office:value-type="string" calcext:value-type="string">
            <text:p>(62) 99656-3121</text:p>
          </table:table-cell>
          <table:table-cell office:value-type="string" calcext:value-type="string">
            <text:p>99656-31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56-3121&lt;/span&gt;</text:p>
          </table:table-cell>
          <table:table-cell office:value-type="string" calcext:value-type="string">
            <text:p>Maria Eduarda Alves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0:00" calcext:value-type="date">
            <text:p>22/12/2020 16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12:59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69" calcext:value-type="float">
            <text:p>7873169</text:p>
          </table:table-cell>
          <table:table-cell office:value-type="float" office:value="8102918" calcext:value-type="float">
            <text:p>8102918</text:p>
          </table:table-cell>
          <table:table-cell office:value-type="float" office:value="5712928" calcext:value-type="float">
            <text:p>5712928</text:p>
          </table:table-cell>
          <table:table-cell office:value-type="float" office:value="7930038" calcext:value-type="float">
            <text:p>79300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6836" calcext:value-type="float">
            <text:p>982246836</text:p>
          </table:table-cell>
          <table:table-cell office:value-type="string" calcext:value-type="string">
            <text:p>(62) 98224-6836</text:p>
          </table:table-cell>
          <table:table-cell office:value-type="string" calcext:value-type="string">
            <text:p>98224-68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6836&lt;/span&gt;</text:p>
          </table:table-cell>
          <table:table-cell office:value-type="string" calcext:value-type="string">
            <text:p>Maylson da Luz Santa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3:00" calcext:value-type="date">
            <text:p>22/12/2020 16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15:14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176" calcext:value-type="float">
            <text:p>7873176</text:p>
          </table:table-cell>
          <table:table-cell office:value-type="float" office:value="8102924" calcext:value-type="float">
            <text:p>8102924</text:p>
          </table:table-cell>
          <table:table-cell office:value-type="float" office:value="5712934" calcext:value-type="float">
            <text:p>5712934</text:p>
          </table:table-cell>
          <table:table-cell office:value-type="float" office:value="7930045" calcext:value-type="float">
            <text:p>79300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85911" calcext:value-type="float">
            <text:p>999185911</text:p>
          </table:table-cell>
          <table:table-cell office:value-type="string" calcext:value-type="string">
            <text:p>(62) 99918-5911</text:p>
          </table:table-cell>
          <table:table-cell office:value-type="string" calcext:value-type="string">
            <text:p>99918-5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8-5911&lt;/span&gt;</text:p>
          </table:table-cell>
          <table:table-cell office:value-type="string" calcext:value-type="string">
            <text:p>Marília Dias Pereira <text:s/>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15:00" calcext:value-type="date">
            <text:p>22/12/2020 16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24:15.5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11" calcext:value-type="float">
            <text:p>7873211</text:p>
          </table:table-cell>
          <table:table-cell office:value-type="float" office:value="8102953" calcext:value-type="float">
            <text:p>8102953</text:p>
          </table:table-cell>
          <table:table-cell office:value-type="float" office:value="5712963" calcext:value-type="float">
            <text:p>5712963</text:p>
          </table:table-cell>
          <table:table-cell office:value-type="float" office:value="7930080" calcext:value-type="float">
            <text:p>79300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09041" calcext:value-type="float">
            <text:p>982209041</text:p>
          </table:table-cell>
          <table:table-cell office:value-type="string" calcext:value-type="string">
            <text:p>(62) 98220-9041</text:p>
          </table:table-cell>
          <table:table-cell office:value-type="string" calcext:value-type="string">
            <text:p>98220-90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0-9041&lt;/span&gt;</text:p>
          </table:table-cell>
          <table:table-cell office:value-type="string" calcext:value-type="string">
            <text:p>Maria Euzeni Alves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24:00" calcext:value-type="date">
            <text:p>22/12/2020 16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27:08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20" calcext:value-type="float">
            <text:p>7873220</text:p>
          </table:table-cell>
          <table:table-cell office:value-type="float" office:value="8102962" calcext:value-type="float">
            <text:p>8102962</text:p>
          </table:table-cell>
          <table:table-cell office:value-type="float" office:value="5712972" calcext:value-type="float">
            <text:p>5712972</text:p>
          </table:table-cell>
          <table:table-cell office:value-type="float" office:value="7930089" calcext:value-type="float">
            <text:p>79300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8561" calcext:value-type="float">
            <text:p>981928561</text:p>
          </table:table-cell>
          <table:table-cell office:value-type="string" calcext:value-type="string">
            <text:p>(62) 98192-8561</text:p>
          </table:table-cell>
          <table:table-cell office:value-type="string" calcext:value-type="string">
            <text:p>98192-85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8561&lt;/span&gt;</text:p>
          </table:table-cell>
          <table:table-cell office:value-type="string" calcext:value-type="string">
            <text:p>Misma Layenne Machado e Silva Pikhardt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27:00" calcext:value-type="date">
            <text:p>22/12/2020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8 17:14:32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3931" calcext:value-type="float">
            <text:p>12373931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2325194" calcext:value-type="float">
            <text:p>123251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2 17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8T17:15:00" calcext:value-type="date">
            <text:p>28/3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6:50:25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294" calcext:value-type="float">
            <text:p>7873294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7930163" calcext:value-type="float">
            <text:p>79301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6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6:50:00" calcext:value-type="date">
            <text:p>22/12/2020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3:49:24.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2400" calcext:value-type="float">
            <text:p>13802400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13721054" calcext:value-type="float">
            <text:p>1372105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338179" calcext:value-type="float">
            <text:p>981338179</text:p>
          </table:table-cell>
          <table:table-cell table:number-columns-repeated="2" office:value-type="string" calcext:value-type="string">
            <text:p>98133-81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98133-817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3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3:49:24.2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2399" calcext:value-type="float">
            <text:p>13802399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13721053" calcext:value-type="float">
            <text:p>137210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6929" calcext:value-type="float">
            <text:p>982416929</text:p>
          </table:table-cell>
          <table:table-cell office:value-type="string" calcext:value-type="string">
            <text:p>(62) 98241-6929</text:p>
          </table:table-cell>
          <table:table-cell office:value-type="string" calcext:value-type="string">
            <text:p>98241-69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1-692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3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7:22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35" calcext:value-type="float">
            <text:p>7873435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5713179" calcext:value-type="float">
            <text:p>5713179</text:p>
          </table:table-cell>
          <table:table-cell office:value-type="float" office:value="7930302" calcext:value-type="float">
            <text:p>79303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98226" calcext:value-type="float">
            <text:p>81798226</text:p>
          </table:table-cell>
          <table:table-cell office:value-type="string" calcext:value-type="string">
            <text:p>(62) 8179-8226</text:p>
          </table:table-cell>
          <table:table-cell office:value-type="string" calcext:value-type="string">
            <text:p>8179-8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9-8226&lt;/span&gt;</text:p>
          </table:table-cell>
          <table:table-cell office:value-type="string" calcext:value-type="string">
            <text:p>Matheus Silv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7:00" calcext:value-type="date">
            <text:p>22/12/2020 17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7:22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36" calcext:value-type="float">
            <text:p>7873436</text:p>
          </table:table-cell>
          <table:table-cell office:value-type="float" office:value="8103169" calcext:value-type="float">
            <text:p>8103169</text:p>
          </table:table-cell>
          <table:table-cell office:value-type="float" office:value="5713179" calcext:value-type="float">
            <text:p>5713179</text:p>
          </table:table-cell>
          <table:table-cell office:value-type="float" office:value="7930303" calcext:value-type="float">
            <text:p>793030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638" calcext:value-type="float">
            <text:p>33396638</text:p>
          </table:table-cell>
          <table:table-cell office:value-type="string" calcext:value-type="string">
            <text:p>(62) 3339-6638</text:p>
          </table:table-cell>
          <table:table-cell office:value-type="string" calcext:value-type="string">
            <text:p>3339-663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6638&lt;/span&gt;</text:p>
          </table:table-cell>
          <table:table-cell office:value-type="string" calcext:value-type="string">
            <text:p>Matheus Silv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7:00" calcext:value-type="date">
            <text:p>22/12/2020 17:3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9:10.7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40" calcext:value-type="float">
            <text:p>7873440</text:p>
          </table:table-cell>
          <table:table-cell office:value-type="float" office:value="8103174" calcext:value-type="float">
            <text:p>8103174</text:p>
          </table:table-cell>
          <table:table-cell office:value-type="float" office:value="5713184" calcext:value-type="float">
            <text:p>5713184</text:p>
          </table:table-cell>
          <table:table-cell office:value-type="float" office:value="7930307" calcext:value-type="float">
            <text:p>7930307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391" calcext:value-type="float">
            <text:p>33396391</text:p>
          </table:table-cell>
          <table:table-cell office:value-type="string" calcext:value-type="string">
            <text:p>(62) 3339-6391</text:p>
          </table:table-cell>
          <table:table-cell office:value-type="string" calcext:value-type="string">
            <text:p>3339-6391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6391&lt;/span&gt;</text:p>
          </table:table-cell>
          <table:table-cell office:value-type="string" calcext:value-type="string">
            <text:p>Magda Vi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9:00" calcext:value-type="date">
            <text:p>22/12/2020 17:3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41:35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47" calcext:value-type="float">
            <text:p>7873447</text:p>
          </table:table-cell>
          <table:table-cell office:value-type="float" office:value="8103182" calcext:value-type="float">
            <text:p>8103182</text:p>
          </table:table-cell>
          <table:table-cell office:value-type="float" office:value="5713192" calcext:value-type="float">
            <text:p>5713192</text:p>
          </table:table-cell>
          <table:table-cell office:value-type="float" office:value="7930314" calcext:value-type="float">
            <text:p>79303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4871" calcext:value-type="float">
            <text:p>982914871</text:p>
          </table:table-cell>
          <table:table-cell office:value-type="string" calcext:value-type="string">
            <text:p>(62) 98291-4871</text:p>
          </table:table-cell>
          <table:table-cell office:value-type="string" calcext:value-type="string">
            <text:p>98291-48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4871&lt;/span&gt;</text:p>
          </table:table-cell>
          <table:table-cell office:value-type="string" calcext:value-type="string">
            <text:p>Meuriany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42:00" calcext:value-type="date">
            <text:p>22/12/2020 17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43:59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57" calcext:value-type="float">
            <text:p>7873457</text:p>
          </table:table-cell>
          <table:table-cell office:value-type="float" office:value="8103190" calcext:value-type="float">
            <text:p>8103190</text:p>
          </table:table-cell>
          <table:table-cell office:value-type="float" office:value="5713200" calcext:value-type="float">
            <text:p>5713200</text:p>
          </table:table-cell>
          <table:table-cell office:value-type="float" office:value="7930324" calcext:value-type="float">
            <text:p>793032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1775" calcext:value-type="float">
            <text:p>983081775</text:p>
          </table:table-cell>
          <table:table-cell office:value-type="string" calcext:value-type="string">
            <text:p>(62) 98308-1775</text:p>
          </table:table-cell>
          <table:table-cell office:value-type="string" calcext:value-type="string">
            <text:p>98308-17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1775&lt;/span&gt;</text:p>
          </table:table-cell>
          <table:table-cell office:value-type="string" calcext:value-type="string">
            <text:p>Marilene Vieir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44:00" calcext:value-type="date">
            <text:p>22/12/2020 1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09:52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37" calcext:value-type="float">
            <text:p>7874237</text:p>
          </table:table-cell>
          <table:table-cell office:value-type="float" office:value="8103271" calcext:value-type="float">
            <text:p>8103271</text:p>
          </table:table-cell>
          <table:table-cell office:value-type="float" office:value="5713281" calcext:value-type="float">
            <text:p>5713281</text:p>
          </table:table-cell>
          <table:table-cell office:value-type="float" office:value="7930420" calcext:value-type="float">
            <text:p>79304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53802" calcext:value-type="float">
            <text:p>985653802</text:p>
          </table:table-cell>
          <table:table-cell office:value-type="string" calcext:value-type="string">
            <text:p>(62) 98565-3802</text:p>
          </table:table-cell>
          <table:table-cell office:value-type="string" calcext:value-type="string">
            <text:p>98565-38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5-3802&lt;/span&gt;</text:p>
          </table:table-cell>
          <table:table-cell office:value-type="string" calcext:value-type="string">
            <text:p>Maria Luiza Brag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10:00" calcext:value-type="date">
            <text:p>22/12/2020 1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15:56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43" calcext:value-type="float">
            <text:p>7874243</text:p>
          </table:table-cell>
          <table:table-cell office:value-type="float" office:value="8103276" calcext:value-type="float">
            <text:p>8103276</text:p>
          </table:table-cell>
          <table:table-cell office:value-type="float" office:value="5713286" calcext:value-type="float">
            <text:p>5713286</text:p>
          </table:table-cell>
          <table:table-cell office:value-type="float" office:value="7930426" calcext:value-type="float">
            <text:p>79304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8274" calcext:value-type="float">
            <text:p>981528274</text:p>
          </table:table-cell>
          <table:table-cell office:value-type="string" calcext:value-type="string">
            <text:p>(62) 98152-8274</text:p>
          </table:table-cell>
          <table:table-cell office:value-type="string" calcext:value-type="string">
            <text:p>98152-82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8274&lt;/span&gt;</text:p>
          </table:table-cell>
          <table:table-cell office:value-type="string" calcext:value-type="string">
            <text:p>Maria Lúcia de Castr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16:00" calcext:value-type="date">
            <text:p>22/12/2020 1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20:39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46" calcext:value-type="float">
            <text:p>7874246</text:p>
          </table:table-cell>
          <table:table-cell office:value-type="float" office:value="8103280" calcext:value-type="float">
            <text:p>8103280</text:p>
          </table:table-cell>
          <table:table-cell office:value-type="float" office:value="5713290" calcext:value-type="float">
            <text:p>5713290</text:p>
          </table:table-cell>
          <table:table-cell office:value-type="float" office:value="7930429" calcext:value-type="float">
            <text:p>79304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67689" calcext:value-type="float">
            <text:p>982967689</text:p>
          </table:table-cell>
          <table:table-cell office:value-type="string" calcext:value-type="string">
            <text:p>(62) 98296-7689</text:p>
          </table:table-cell>
          <table:table-cell office:value-type="string" calcext:value-type="string">
            <text:p>98296-76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6-7689&lt;/span&gt;</text:p>
          </table:table-cell>
          <table:table-cell office:value-type="string" calcext:value-type="string">
            <text:p>Marcela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21:00" calcext:value-type="date">
            <text:p>22/12/2020 1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41:27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53" calcext:value-type="float">
            <text:p>7874253</text:p>
          </table:table-cell>
          <table:table-cell office:value-type="float" office:value="8103291" calcext:value-type="float">
            <text:p>8103291</text:p>
          </table:table-cell>
          <table:table-cell office:value-type="float" office:value="5713301" calcext:value-type="float">
            <text:p>5713301</text:p>
          </table:table-cell>
          <table:table-cell office:value-type="float" office:value="7930436" calcext:value-type="float">
            <text:p>79304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21832" calcext:value-type="float">
            <text:p>982521832</text:p>
          </table:table-cell>
          <table:table-cell office:value-type="string" calcext:value-type="string">
            <text:p>(62) 98252-1832</text:p>
          </table:table-cell>
          <table:table-cell office:value-type="string" calcext:value-type="string">
            <text:p>98252-18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2-1832&lt;/span&gt;</text:p>
          </table:table-cell>
          <table:table-cell office:value-type="string" calcext:value-type="string">
            <text:p>Marisa de Lim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41:00" calcext:value-type="date">
            <text:p>22/12/2020 1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9:59:04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57" calcext:value-type="float">
            <text:p>7874257</text:p>
          </table:table-cell>
          <table:table-cell office:value-type="float" office:value="8103296" calcext:value-type="float">
            <text:p>8103296</text:p>
          </table:table-cell>
          <table:table-cell office:value-type="float" office:value="5713306" calcext:value-type="float">
            <text:p>5713306</text:p>
          </table:table-cell>
          <table:table-cell office:value-type="float" office:value="7930440" calcext:value-type="float">
            <text:p>79304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68444" calcext:value-type="float">
            <text:p>982468444</text:p>
          </table:table-cell>
          <table:table-cell office:value-type="string" calcext:value-type="string">
            <text:p>(62) 98246-8444</text:p>
          </table:table-cell>
          <table:table-cell office:value-type="string" calcext:value-type="string">
            <text:p>9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6-8444&lt;/span&gt;</text:p>
          </table:table-cell>
          <table:table-cell office:value-type="string" calcext:value-type="string">
            <text:p>Núlria Aparecida Rodriguê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9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9:59:00" calcext:value-type="date">
            <text:p>22/12/2020 1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0:39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5" calcext:value-type="float">
            <text:p>7874265</text:p>
          </table:table-cell>
          <table:table-cell office:value-type="float" office:value="8103302" calcext:value-type="float">
            <text:p>8103302</text:p>
          </table:table-cell>
          <table:table-cell office:value-type="float" office:value="5713312" calcext:value-type="float">
            <text:p>5713312</text:p>
          </table:table-cell>
          <table:table-cell office:value-type="float" office:value="7930448" calcext:value-type="float">
            <text:p>79304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44141" calcext:value-type="float">
            <text:p>81444141</text:p>
          </table:table-cell>
          <table:table-cell office:value-type="string" calcext:value-type="string">
            <text:p>(62) 8144-4141</text:p>
          </table:table-cell>
          <table:table-cell office:value-type="string" calcext:value-type="string">
            <text:p>8144-4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44-4141&lt;/span&gt;</text:p>
          </table:table-cell>
          <table:table-cell office:value-type="string" calcext:value-type="string">
            <text:p>Nilton Correia Maciel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1:00" calcext:value-type="date">
            <text:p>22/12/2020 2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3:57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6" calcext:value-type="float">
            <text:p>7874266</text:p>
          </table:table-cell>
          <table:table-cell office:value-type="float" office:value="8103303" calcext:value-type="float">
            <text:p>8103303</text:p>
          </table:table-cell>
          <table:table-cell office:value-type="float" office:value="5713313" calcext:value-type="float">
            <text:p>5713313</text:p>
          </table:table-cell>
          <table:table-cell office:value-type="float" office:value="7930449" calcext:value-type="float">
            <text:p>79304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87362" calcext:value-type="float">
            <text:p>981587362</text:p>
          </table:table-cell>
          <table:table-cell office:value-type="string" calcext:value-type="string">
            <text:p>(62) 98158-7362</text:p>
          </table:table-cell>
          <table:table-cell office:value-type="string" calcext:value-type="string">
            <text:p>98158-73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8-7362&lt;/span&gt;</text:p>
          </table:table-cell>
          <table:table-cell office:value-type="string" calcext:value-type="string">
            <text:p>Natasha Lorrane de Souza Maraes Duar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4:00" calcext:value-type="date">
            <text:p>22/12/2020 2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7:52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268" calcext:value-type="float">
            <text:p>7874268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7930451" calcext:value-type="float">
            <text:p>79304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8363" calcext:value-type="float">
            <text:p>982418363</text:p>
          </table:table-cell>
          <table:table-cell office:value-type="string" calcext:value-type="string">
            <text:p>(62) 98241-8363</text:p>
          </table:table-cell>
          <table:table-cell office:value-type="string" calcext:value-type="string">
            <text:p>98241-83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1-8363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20:28:00" calcext:value-type="date">
            <text:p>22/12/2020 20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13:33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039" calcext:value-type="float">
            <text:p>10991039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0972065" calcext:value-type="float">
            <text:p>1097206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836" calcext:value-type="float">
            <text:p>98241836</text:p>
          </table:table-cell>
          <table:table-cell office:value-type="string" calcext:value-type="string">
            <text:p>(62) 9824-1836</text:p>
          </table:table-cell>
          <table:table-cell office:value-type="string" calcext:value-type="string">
            <text:p>9824-18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-1836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14:00" calcext:value-type="date">
            <text:p>1/12/2021 14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13:33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040" calcext:value-type="float">
            <text:p>10991040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10972066" calcext:value-type="float">
            <text:p>10972066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002" calcext:value-type="float">
            <text:p>98628002</text:p>
          </table:table-cell>
          <table:table-cell office:value-type="string" calcext:value-type="string">
            <text:p>(62) 9862-8002</text:p>
          </table:table-cell>
          <table:table-cell office:value-type="string" calcext:value-type="string">
            <text:p>9862-8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62-8002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14:00" calcext:value-type="date">
            <text:p>1/12/2021 14:14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2:50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57" calcext:value-type="float">
            <text:p>7874957</text:p>
          </table:table-cell>
          <table:table-cell office:value-type="float" office:value="8103604" calcext:value-type="float">
            <text:p>8103604</text:p>
          </table:table-cell>
          <table:table-cell office:value-type="float" office:value="5713614" calcext:value-type="float">
            <text:p>5713614</text:p>
          </table:table-cell>
          <table:table-cell office:value-type="float" office:value="7931126" calcext:value-type="float">
            <text:p>793112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56349" calcext:value-type="float">
            <text:p>984156349</text:p>
          </table:table-cell>
          <table:table-cell office:value-type="string" calcext:value-type="string">
            <text:p>(62) 98415-6349</text:p>
          </table:table-cell>
          <table:table-cell office:value-type="string" calcext:value-type="string">
            <text:p>98415-63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15-6349&lt;/span&gt;</text:p>
          </table:table-cell>
          <table:table-cell office:value-type="string" calcext:value-type="string">
            <text:p>Jeni Simas de Azeve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3:00" calcext:value-type="date">
            <text:p>23/12/2020 12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0:51:43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46" calcext:value-type="float">
            <text:p>7874746</text:p>
          </table:table-cell>
          <table:table-cell office:value-type="float" office:value="8103714" calcext:value-type="float">
            <text:p>8103714</text:p>
          </table:table-cell>
          <table:table-cell office:value-type="float" office:value="5713724" calcext:value-type="float">
            <text:p>5713724</text:p>
          </table:table-cell>
          <table:table-cell office:value-type="float" office:value="7930916" calcext:value-type="float">
            <text:p>79309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7810" calcext:value-type="float">
            <text:p>986247810</text:p>
          </table:table-cell>
          <table:table-cell office:value-type="string" calcext:value-type="string">
            <text:p>(62) 98624-7810</text:p>
          </table:table-cell>
          <table:table-cell office:value-type="string" calcext:value-type="string">
            <text:p>98624-78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7810&lt;/span&gt;</text:p>
          </table:table-cell>
          <table:table-cell office:value-type="string" calcext:value-type="string">
            <text:p>Jaqueline Machad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0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0:52:00" calcext:value-type="date">
            <text:p>23/12/2020 10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0:55:25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57" calcext:value-type="float">
            <text:p>7874757</text:p>
          </table:table-cell>
          <table:table-cell office:value-type="float" office:value="8103722" calcext:value-type="float">
            <text:p>8103722</text:p>
          </table:table-cell>
          <table:table-cell office:value-type="float" office:value="5713732" calcext:value-type="float">
            <text:p>5713732</text:p>
          </table:table-cell>
          <table:table-cell office:value-type="float" office:value="7930927" calcext:value-type="float">
            <text:p>79309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36991" calcext:value-type="float">
            <text:p>998436991</text:p>
          </table:table-cell>
          <table:table-cell office:value-type="string" calcext:value-type="string">
            <text:p>(62) 99843-6991</text:p>
          </table:table-cell>
          <table:table-cell office:value-type="string" calcext:value-type="string">
            <text:p>99843-69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843-6991&lt;/span&gt;</text:p>
          </table:table-cell>
          <table:table-cell office:value-type="string" calcext:value-type="string">
            <text:p>Jaqueline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0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0:55:00" calcext:value-type="date">
            <text:p>23/12/2020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0:00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76" calcext:value-type="float">
            <text:p>7874776</text:p>
          </table:table-cell>
          <table:table-cell office:value-type="float" office:value="8103740" calcext:value-type="float">
            <text:p>8103740</text:p>
          </table:table-cell>
          <table:table-cell office:value-type="float" office:value="5713750" calcext:value-type="float">
            <text:p>5713750</text:p>
          </table:table-cell>
          <table:table-cell office:value-type="float" office:value="7930946" calcext:value-type="float">
            <text:p>79309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0981" calcext:value-type="float">
            <text:p>983340981</text:p>
          </table:table-cell>
          <table:table-cell office:value-type="string" calcext:value-type="string">
            <text:p>(62) 98334-0981</text:p>
          </table:table-cell>
          <table:table-cell office:value-type="string" calcext:value-type="string">
            <text:p>98334-09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0981&lt;/span&gt;</text:p>
          </table:table-cell>
          <table:table-cell office:value-type="string" calcext:value-type="string">
            <text:p>Jéssica Soares Ma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0:00" calcext:value-type="date">
            <text:p>23/12/2020 11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2:48.0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85" calcext:value-type="float">
            <text:p>7874785</text:p>
          </table:table-cell>
          <table:table-cell office:value-type="float" office:value="8103749" calcext:value-type="float">
            <text:p>8103749</text:p>
          </table:table-cell>
          <table:table-cell office:value-type="float" office:value="5713759" calcext:value-type="float">
            <text:p>5713759</text:p>
          </table:table-cell>
          <table:table-cell office:value-type="float" office:value="7930955" calcext:value-type="float">
            <text:p>7930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24165" calcext:value-type="float">
            <text:p>981024165</text:p>
          </table:table-cell>
          <table:table-cell office:value-type="string" calcext:value-type="string">
            <text:p>(62) 98102-4165</text:p>
          </table:table-cell>
          <table:table-cell office:value-type="string" calcext:value-type="string">
            <text:p>98102-4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2-4165&lt;/span&gt;</text:p>
          </table:table-cell>
          <table:table-cell office:value-type="string" calcext:value-type="string">
            <text:p>Janaina Ribeiro de Jesu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3:00" calcext:value-type="date">
            <text:p>23/12/2020 11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5 10:24:17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8022" calcext:value-type="float">
            <text:p>12358022</text:p>
          </table:table-cell>
          <table:table-cell office:value-type="float" office:value="8103754" calcext:value-type="float">
            <text:p>8103754</text:p>
          </table:table-cell>
          <table:table-cell office:value-type="float" office:value="5713764" calcext:value-type="float">
            <text:p>5713764</text:p>
          </table:table-cell>
          <table:table-cell office:value-type="float" office:value="12309423" calcext:value-type="float">
            <text:p>123094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02906" calcext:value-type="float">
            <text:p>81702906</text:p>
          </table:table-cell>
          <table:table-cell office:value-type="string" calcext:value-type="string">
            <text:p>(62) 8170-2906</text:p>
          </table:table-cell>
          <table:table-cell office:value-type="string" calcext:value-type="string">
            <text:p>8170-29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70-2906&lt;/span&gt;</text:p>
          </table:table-cell>
          <table:table-cell office:value-type="string" calcext:value-type="string">
            <text:p>Jaqueline Mari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3/2022 10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5T10:24:00" calcext:value-type="date">
            <text:p>25/3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06:10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794" calcext:value-type="float">
            <text:p>7874794</text:p>
          </table:table-cell>
          <table:table-cell office:value-type="float" office:value="8103756" calcext:value-type="float">
            <text:p>8103756</text:p>
          </table:table-cell>
          <table:table-cell office:value-type="float" office:value="5713766" calcext:value-type="float">
            <text:p>5713766</text:p>
          </table:table-cell>
          <table:table-cell office:value-type="float" office:value="7930964" calcext:value-type="float">
            <text:p>79309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2536" calcext:value-type="float">
            <text:p>981702536</text:p>
          </table:table-cell>
          <table:table-cell office:value-type="string" calcext:value-type="string">
            <text:p>(62) 98170-2536</text:p>
          </table:table-cell>
          <table:table-cell office:value-type="string" calcext:value-type="string">
            <text:p>98170-25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2536&lt;/span&gt;</text:p>
          </table:table-cell>
          <table:table-cell office:value-type="string" calcext:value-type="string">
            <text:p>José Antonio da Gama Ribeir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06:00" calcext:value-type="date">
            <text:p>23/12/2020 11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15:04.2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20" calcext:value-type="float">
            <text:p>7874820</text:p>
          </table:table-cell>
          <table:table-cell office:value-type="float" office:value="8103778" calcext:value-type="float">
            <text:p>8103778</text:p>
          </table:table-cell>
          <table:table-cell office:value-type="float" office:value="5713788" calcext:value-type="float">
            <text:p>5713788</text:p>
          </table:table-cell>
          <table:table-cell office:value-type="float" office:value="7930990" calcext:value-type="float">
            <text:p>7930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48061" calcext:value-type="float">
            <text:p>999948061</text:p>
          </table:table-cell>
          <table:table-cell office:value-type="string" calcext:value-type="string">
            <text:p>(62) 99994-8061</text:p>
          </table:table-cell>
          <table:table-cell office:value-type="string" calcext:value-type="string">
            <text:p>99994-80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94-8061&lt;/span&gt;</text:p>
          </table:table-cell>
          <table:table-cell office:value-type="string" calcext:value-type="string">
            <text:p>Josiane Amaral Marq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15:00" calcext:value-type="date">
            <text:p>23/12/2020 11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19:51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38" calcext:value-type="float">
            <text:p>7874838</text:p>
          </table:table-cell>
          <table:table-cell office:value-type="float" office:value="8103791" calcext:value-type="float">
            <text:p>8103791</text:p>
          </table:table-cell>
          <table:table-cell office:value-type="float" office:value="5713801" calcext:value-type="float">
            <text:p>5713801</text:p>
          </table:table-cell>
          <table:table-cell office:value-type="float" office:value="7931008" calcext:value-type="float">
            <text:p>79310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48600" calcext:value-type="float">
            <text:p>999748600</text:p>
          </table:table-cell>
          <table:table-cell office:value-type="string" calcext:value-type="string">
            <text:p>(62) 99974-8600</text:p>
          </table:table-cell>
          <table:table-cell office:value-type="string" calcext:value-type="string">
            <text:p>99974-8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4-8600&lt;/span&gt;</text:p>
          </table:table-cell>
          <table:table-cell office:value-type="string" calcext:value-type="string">
            <text:p>José Ricardo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20:00" calcext:value-type="date">
            <text:p>23/12/2020 11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1:33:5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863" calcext:value-type="float">
            <text:p>7874863</text:p>
          </table:table-cell>
          <table:table-cell office:value-type="float" office:value="8103817" calcext:value-type="float">
            <text:p>8103817</text:p>
          </table:table-cell>
          <table:table-cell office:value-type="float" office:value="5713827" calcext:value-type="float">
            <text:p>5713827</text:p>
          </table:table-cell>
          <table:table-cell office:value-type="float" office:value="7931033" calcext:value-type="float">
            <text:p>79310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0427" calcext:value-type="float">
            <text:p>982270427</text:p>
          </table:table-cell>
          <table:table-cell office:value-type="string" calcext:value-type="string">
            <text:p>(62) 98227-0427</text:p>
          </table:table-cell>
          <table:table-cell office:value-type="string" calcext:value-type="string">
            <text:p>98227-04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0427&lt;/span&gt;</text:p>
          </table:table-cell>
          <table:table-cell office:value-type="string" calcext:value-type="string">
            <text:p>Josilene Coelho de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1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1:34:00" calcext:value-type="date">
            <text:p>23/12/2020 11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0:03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56" calcext:value-type="float">
            <text:p>7874956</text:p>
          </table:table-cell>
          <table:table-cell office:value-type="float" office:value="8103900" calcext:value-type="float">
            <text:p>8103900</text:p>
          </table:table-cell>
          <table:table-cell office:value-type="float" office:value="5713910" calcext:value-type="float">
            <text:p>5713910</text:p>
          </table:table-cell>
          <table:table-cell office:value-type="float" office:value="7931125" calcext:value-type="float">
            <text:p>79311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28893" calcext:value-type="float">
            <text:p>981428893</text:p>
          </table:table-cell>
          <table:table-cell office:value-type="string" calcext:value-type="string">
            <text:p>(62) 98142-8893</text:p>
          </table:table-cell>
          <table:table-cell office:value-type="string" calcext:value-type="string">
            <text:p>98142-88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2-8893&lt;/span&gt;</text:p>
          </table:table-cell>
          <table:table-cell office:value-type="string" calcext:value-type="string">
            <text:p>Jessica Rodrigues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0:00" calcext:value-type="date">
            <text:p>23/12/2020 12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5:31.9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0" calcext:value-type="float">
            <text:p>7874960</text:p>
          </table:table-cell>
          <table:table-cell office:value-type="float" office:value="8103902" calcext:value-type="float">
            <text:p>8103902</text:p>
          </table:table-cell>
          <table:table-cell office:value-type="float" office:value="5713912" calcext:value-type="float">
            <text:p>5713912</text:p>
          </table:table-cell>
          <table:table-cell office:value-type="float" office:value="7931129" calcext:value-type="float">
            <text:p>79311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81898" calcext:value-type="float">
            <text:p>999481898</text:p>
          </table:table-cell>
          <table:table-cell office:value-type="string" calcext:value-type="string">
            <text:p>(62) 99948-1898</text:p>
          </table:table-cell>
          <table:table-cell office:value-type="string" calcext:value-type="string">
            <text:p>99948-18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8-1898&lt;/span&gt;</text:p>
          </table:table-cell>
          <table:table-cell office:value-type="string" calcext:value-type="string">
            <text:p>Jorciene Monteiro dos Santos Rei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6:00" calcext:value-type="date">
            <text:p>23/12/2020 12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26:54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3" calcext:value-type="float">
            <text:p>7874963</text:p>
          </table:table-cell>
          <table:table-cell office:value-type="float" office:value="8103904" calcext:value-type="float">
            <text:p>8103904</text:p>
          </table:table-cell>
          <table:table-cell office:value-type="float" office:value="5713914" calcext:value-type="float">
            <text:p>5713914</text:p>
          </table:table-cell>
          <table:table-cell office:value-type="float" office:value="7931132" calcext:value-type="float">
            <text:p>79311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88400" calcext:value-type="float">
            <text:p>984588400</text:p>
          </table:table-cell>
          <table:table-cell office:value-type="string" calcext:value-type="string">
            <text:p>(62) 98458-8400</text:p>
          </table:table-cell>
          <table:table-cell office:value-type="string" calcext:value-type="string">
            <text:p>98458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8-8400&lt;/span&gt;</text:p>
          </table:table-cell>
          <table:table-cell office:value-type="string" calcext:value-type="string">
            <text:p>Jean Carlos Dia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27:00" calcext:value-type="date">
            <text:p>23/12/2020 12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0:56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67" calcext:value-type="float">
            <text:p>7874967</text:p>
          </table:table-cell>
          <table:table-cell office:value-type="float" office:value="8103908" calcext:value-type="float">
            <text:p>8103908</text:p>
          </table:table-cell>
          <table:table-cell office:value-type="float" office:value="5713918" calcext:value-type="float">
            <text:p>5713918</text:p>
          </table:table-cell>
          <table:table-cell office:value-type="float" office:value="7931136" calcext:value-type="float">
            <text:p>79311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43459" calcext:value-type="float">
            <text:p>982643459</text:p>
          </table:table-cell>
          <table:table-cell office:value-type="string" calcext:value-type="string">
            <text:p>(62) 98264-3459</text:p>
          </table:table-cell>
          <table:table-cell office:value-type="string" calcext:value-type="string">
            <text:p>98264-345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4-3459&lt;/span&gt;</text:p>
          </table:table-cell>
          <table:table-cell office:value-type="string" calcext:value-type="string">
            <text:p>Josiene Venâncio Xavie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1:00" calcext:value-type="date">
            <text:p>23/12/2020 12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3:46.1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70" calcext:value-type="float">
            <text:p>7874970</text:p>
          </table:table-cell>
          <table:table-cell office:value-type="float" office:value="8103911" calcext:value-type="float">
            <text:p>8103911</text:p>
          </table:table-cell>
          <table:table-cell office:value-type="float" office:value="5713921" calcext:value-type="float">
            <text:p>5713921</text:p>
          </table:table-cell>
          <table:table-cell office:value-type="float" office:value="7931139" calcext:value-type="float">
            <text:p>79311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30728" calcext:value-type="float">
            <text:p>983130728</text:p>
          </table:table-cell>
          <table:table-cell office:value-type="string" calcext:value-type="string">
            <text:p>(62) 98313-0728</text:p>
          </table:table-cell>
          <table:table-cell office:value-type="string" calcext:value-type="string">
            <text:p>98313-07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3-0728&lt;/span&gt;</text:p>
          </table:table-cell>
          <table:table-cell office:value-type="string" calcext:value-type="string">
            <text:p>João Bosco Pires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4:00" calcext:value-type="date">
            <text:p>23/12/2020 12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5:18.9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72" calcext:value-type="float">
            <text:p>7874972</text:p>
          </table:table-cell>
          <table:table-cell office:value-type="float" office:value="8103913" calcext:value-type="float">
            <text:p>8103913</text:p>
          </table:table-cell>
          <table:table-cell office:value-type="float" office:value="5713923" calcext:value-type="float">
            <text:p>5713923</text:p>
          </table:table-cell>
          <table:table-cell office:value-type="float" office:value="7931141" calcext:value-type="float">
            <text:p>79311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39160" calcext:value-type="float">
            <text:p>981739160</text:p>
          </table:table-cell>
          <table:table-cell office:value-type="string" calcext:value-type="string">
            <text:p>(62) 98173-9160</text:p>
          </table:table-cell>
          <table:table-cell office:value-type="string" calcext:value-type="string">
            <text:p>98173-91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3-9160&lt;/span&gt;</text:p>
          </table:table-cell>
          <table:table-cell office:value-type="string" calcext:value-type="string">
            <text:p>Jordana Michelle Cardoso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35:00" calcext:value-type="date">
            <text:p>23/12/2020 12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8 15:50:14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76338" calcext:value-type="float">
            <text:p>14076338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13993352" calcext:value-type="float">
            <text:p>139933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5584" calcext:value-type="float">
            <text:p>982005584</text:p>
          </table:table-cell>
          <table:table-cell office:value-type="string" calcext:value-type="string">
            <text:p>(62) 98200-5584</text:p>
          </table:table-cell>
          <table:table-cell office:value-type="string" calcext:value-type="string">
            <text:p>98200-5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5584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8/2022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8 15:50:14.6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76339" calcext:value-type="float">
            <text:p>14076339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13993353" calcext:value-type="float">
            <text:p>1399335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2595165" calcext:value-type="float">
            <text:p>982595165</text:p>
          </table:table-cell>
          <table:table-cell table:number-columns-repeated="2" office:value-type="string" calcext:value-type="string">
            <text:p>98259-5165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259-5165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8/2022 15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0:46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92" calcext:value-type="float">
            <text:p>7874992</text:p>
          </table:table-cell>
          <table:table-cell office:value-type="float" office:value="8103933" calcext:value-type="float">
            <text:p>8103933</text:p>
          </table:table-cell>
          <table:table-cell office:value-type="float" office:value="5713943" calcext:value-type="float">
            <text:p>5713943</text:p>
          </table:table-cell>
          <table:table-cell office:value-type="float" office:value="7931161" calcext:value-type="float">
            <text:p>79311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9774" calcext:value-type="float">
            <text:p>983119774</text:p>
          </table:table-cell>
          <table:table-cell office:value-type="string" calcext:value-type="string">
            <text:p>(62) 98311-9774</text:p>
          </table:table-cell>
          <table:table-cell office:value-type="string" calcext:value-type="string">
            <text:p>98311-97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9774&lt;/span&gt;</text:p>
          </table:table-cell>
          <table:table-cell office:value-type="string" calcext:value-type="string">
            <text:p>Joice Oliveira de Andr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1:00" calcext:value-type="date">
            <text:p>23/12/2020 12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4:22.2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96" calcext:value-type="float">
            <text:p>7874996</text:p>
          </table:table-cell>
          <table:table-cell office:value-type="float" office:value="8103939" calcext:value-type="float">
            <text:p>8103939</text:p>
          </table:table-cell>
          <table:table-cell office:value-type="float" office:value="5713949" calcext:value-type="float">
            <text:p>5713949</text:p>
          </table:table-cell>
          <table:table-cell office:value-type="float" office:value="7931165" calcext:value-type="float">
            <text:p>79311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95877936" calcext:value-type="float">
            <text:p>995877936</text:p>
          </table:table-cell>
          <table:table-cell office:value-type="string" calcext:value-type="string">
            <text:p>(61) 99587-7936</text:p>
          </table:table-cell>
          <table:table-cell office:value-type="string" calcext:value-type="string">
            <text:p>99587-79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9587-7936&lt;/span&gt;</text:p>
          </table:table-cell>
          <table:table-cell office:value-type="string" calcext:value-type="string">
            <text:p>João Luiz da Silva Fi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4:00" calcext:value-type="date">
            <text:p>23/12/2020 12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58:00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5001" calcext:value-type="float">
            <text:p>7875001</text:p>
          </table:table-cell>
          <table:table-cell office:value-type="float" office:value="8103943" calcext:value-type="float">
            <text:p>8103943</text:p>
          </table:table-cell>
          <table:table-cell office:value-type="float" office:value="5713953" calcext:value-type="float">
            <text:p>5713953</text:p>
          </table:table-cell>
          <table:table-cell office:value-type="float" office:value="7931170" calcext:value-type="float">
            <text:p>79311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21" calcext:value-type="float">
            <text:p>999754621</text:p>
          </table:table-cell>
          <table:table-cell office:value-type="string" calcext:value-type="string">
            <text:p>(62) 99975-4621</text:p>
          </table:table-cell>
          <table:table-cell office:value-type="string" calcext:value-type="string">
            <text:p>99975-4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5-4621&lt;/span&gt;</text:p>
          </table:table-cell>
          <table:table-cell office:value-type="string" calcext:value-type="string">
            <text:p>João Luiz de Agui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58:00" calcext:value-type="date">
            <text:p>23/12/2020 12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3:05:30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5020" calcext:value-type="float">
            <text:p>7875020</text:p>
          </table:table-cell>
          <table:table-cell office:value-type="float" office:value="8103962" calcext:value-type="float">
            <text:p>8103962</text:p>
          </table:table-cell>
          <table:table-cell office:value-type="float" office:value="5713972" calcext:value-type="float">
            <text:p>5713972</text:p>
          </table:table-cell>
          <table:table-cell office:value-type="float" office:value="7931189" calcext:value-type="float">
            <text:p>79311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08398" calcext:value-type="float">
            <text:p>999108398</text:p>
          </table:table-cell>
          <table:table-cell office:value-type="string" calcext:value-type="string">
            <text:p>(62) 99910-8398</text:p>
          </table:table-cell>
          <table:table-cell office:value-type="string" calcext:value-type="string">
            <text:p>99910-83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0-8398&lt;/span&gt;</text:p>
          </table:table-cell>
          <table:table-cell office:value-type="string" calcext:value-type="string">
            <text:p>Joaquim Cogo Filó Gue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3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3:06:00" calcext:value-type="date">
            <text:p>23/12/2020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1:51:03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60" calcext:value-type="float">
            <text:p>7880660</text:p>
          </table:table-cell>
          <table:table-cell office:value-type="float" office:value="8107917" calcext:value-type="float">
            <text:p>8107917</text:p>
          </table:table-cell>
          <table:table-cell office:value-type="float" office:value="5717927" calcext:value-type="float">
            <text:p>5717927</text:p>
          </table:table-cell>
          <table:table-cell office:value-type="float" office:value="7936682" calcext:value-type="float">
            <text:p>79366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21522" calcext:value-type="float">
            <text:p>996721522</text:p>
          </table:table-cell>
          <table:table-cell office:value-type="string" calcext:value-type="string">
            <text:p>(62) 99672-1522</text:p>
          </table:table-cell>
          <table:table-cell office:value-type="string" calcext:value-type="string">
            <text:p>99672-15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2-1522&lt;/span&gt;</text:p>
          </table:table-cell>
          <table:table-cell office:value-type="string" calcext:value-type="string">
            <text:p>Jessika Kattaliny Mendes Lop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1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1:51:00" calcext:value-type="date">
            <text:p>24/12/2020 11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1:55:43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62" calcext:value-type="float">
            <text:p>7880662</text:p>
          </table:table-cell>
          <table:table-cell office:value-type="float" office:value="8107919" calcext:value-type="float">
            <text:p>810791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7936684" calcext:value-type="float">
            <text:p>793668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55742" calcext:value-type="float">
            <text:p>982155742</text:p>
          </table:table-cell>
          <table:table-cell office:value-type="string" calcext:value-type="string">
            <text:p>(62) 98215-5742</text:p>
          </table:table-cell>
          <table:table-cell office:value-type="string" calcext:value-type="string">
            <text:p>98215-574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5-5742&lt;/span&gt;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1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1:56:00" calcext:value-type="date">
            <text:p>24/12/2020 11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0:32:24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9360" calcext:value-type="float">
            <text:p>11099360</text:p>
          </table:table-cell>
          <table:table-cell office:value-type="float" office:value="8107919" calcext:value-type="float">
            <text:p>8107919</text:p>
          </table:table-cell>
          <table:table-cell office:value-type="float" office:value="5717929" calcext:value-type="float">
            <text:p>5717929</text:p>
          </table:table-cell>
          <table:table-cell office:value-type="float" office:value="11073873" calcext:value-type="float">
            <text:p>110738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5574" calcext:value-type="float">
            <text:p>98215574</text:p>
          </table:table-cell>
          <table:table-cell office:value-type="string" calcext:value-type="string">
            <text:p>(62) 9821-5574</text:p>
          </table:table-cell>
          <table:table-cell office:value-type="string" calcext:value-type="string">
            <text:p>9821-55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1-5574&lt;/span&gt;</text:p>
          </table:table-cell>
          <table:table-cell office:value-type="string" calcext:value-type="string">
            <text:p>Jucinei de Oliveira Jesu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0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0:32:00" calcext:value-type="date">
            <text:p>16/12/2021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21:13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2" calcext:value-type="float">
            <text:p>7880682</text:p>
          </table:table-cell>
          <table:table-cell office:value-type="float" office:value="8107934" calcext:value-type="float">
            <text:p>8107934</text:p>
          </table:table-cell>
          <table:table-cell office:value-type="float" office:value="5717944" calcext:value-type="float">
            <text:p>5717944</text:p>
          </table:table-cell>
          <table:table-cell office:value-type="float" office:value="7936704" calcext:value-type="float">
            <text:p>79367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297" calcext:value-type="float">
            <text:p>982507297</text:p>
          </table:table-cell>
          <table:table-cell office:value-type="string" calcext:value-type="string">
            <text:p>(62) 98250-7297</text:p>
          </table:table-cell>
          <table:table-cell office:value-type="string" calcext:value-type="string">
            <text:p>98250-72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297&lt;/span&gt;</text:p>
          </table:table-cell>
          <table:table-cell office:value-type="string" calcext:value-type="string">
            <text:p>Kailane Silv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21:00" calcext:value-type="date">
            <text:p>24/12/2020 12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23:10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3" calcext:value-type="float">
            <text:p>7880683</text:p>
          </table:table-cell>
          <table:table-cell office:value-type="float" office:value="8107935" calcext:value-type="float">
            <text:p>8107935</text:p>
          </table:table-cell>
          <table:table-cell office:value-type="float" office:value="5717945" calcext:value-type="float">
            <text:p>5717945</text:p>
          </table:table-cell>
          <table:table-cell office:value-type="float" office:value="7936705" calcext:value-type="float">
            <text:p>79367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28716" calcext:value-type="float">
            <text:p>985328716</text:p>
          </table:table-cell>
          <table:table-cell office:value-type="string" calcext:value-type="string">
            <text:p>(62) 98532-8716</text:p>
          </table:table-cell>
          <table:table-cell office:value-type="string" calcext:value-type="string">
            <text:p>98532-87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32-8716&lt;/span&gt;</text:p>
          </table:table-cell>
          <table:table-cell office:value-type="string" calcext:value-type="string">
            <text:p>Kelly de Lima Not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23:00" calcext:value-type="date">
            <text:p>24/12/2020 12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0:35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5" calcext:value-type="float">
            <text:p>7880685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5717948" calcext:value-type="float">
            <text:p>5717948</text:p>
          </table:table-cell>
          <table:table-cell office:value-type="float" office:value="7936707" calcext:value-type="float">
            <text:p>793670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63358" calcext:value-type="float">
            <text:p>981963358</text:p>
          </table:table-cell>
          <table:table-cell office:value-type="string" calcext:value-type="string">
            <text:p>(62) 98196-3358</text:p>
          </table:table-cell>
          <table:table-cell office:value-type="string" calcext:value-type="string">
            <text:p>98196-33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6-3358&lt;/span&gt;</text:p>
          </table:table-cell>
          <table:table-cell office:value-type="string" calcext:value-type="string">
            <text:p>Kelly Larissa Alves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1:00" calcext:value-type="date">
            <text:p>24/12/2020 12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0:35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6" calcext:value-type="float">
            <text:p>7880686</text:p>
          </table:table-cell>
          <table:table-cell office:value-type="float" office:value="8107938" calcext:value-type="float">
            <text:p>8107938</text:p>
          </table:table-cell>
          <table:table-cell office:value-type="float" office:value="5717948" calcext:value-type="float">
            <text:p>5717948</text:p>
          </table:table-cell>
          <table:table-cell office:value-type="float" office:value="7936708" calcext:value-type="float">
            <text:p>7936708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91494" calcext:value-type="float">
            <text:p>982091494</text:p>
          </table:table-cell>
          <table:table-cell office:value-type="string" calcext:value-type="string">
            <text:p>(62) 98209-1494</text:p>
          </table:table-cell>
          <table:table-cell office:value-type="string" calcext:value-type="string">
            <text:p>98209-149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09-1494&lt;/span&gt;</text:p>
          </table:table-cell>
          <table:table-cell office:value-type="string" calcext:value-type="string">
            <text:p>Kelly Larissa Alves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1:00" calcext:value-type="date">
            <text:p>24/12/2020 12:31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38:14.1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88" calcext:value-type="float">
            <text:p>7880688</text:p>
          </table:table-cell>
          <table:table-cell office:value-type="float" office:value="8107940" calcext:value-type="float">
            <text:p>8107940</text:p>
          </table:table-cell>
          <table:table-cell office:value-type="float" office:value="5717950" calcext:value-type="float">
            <text:p>5717950</text:p>
          </table:table-cell>
          <table:table-cell office:value-type="float" office:value="7936710" calcext:value-type="float">
            <text:p>79367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3421745" calcext:value-type="float">
            <text:p>93421745</text:p>
          </table:table-cell>
          <table:table-cell office:value-type="string" calcext:value-type="string">
            <text:p>(62) 9342-1745</text:p>
          </table:table-cell>
          <table:table-cell office:value-type="string" calcext:value-type="string">
            <text:p>9342-17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342-1745&lt;/span&gt;</text:p>
          </table:table-cell>
          <table:table-cell office:value-type="string" calcext:value-type="string">
            <text:p>Karolaynne Souza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38:00" calcext:value-type="date">
            <text:p>24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2:52:38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93" calcext:value-type="float">
            <text:p>7880693</text:p>
          </table:table-cell>
          <table:table-cell office:value-type="float" office:value="8107946" calcext:value-type="float">
            <text:p>8107946</text:p>
          </table:table-cell>
          <table:table-cell office:value-type="float" office:value="5717956" calcext:value-type="float">
            <text:p>5717956</text:p>
          </table:table-cell>
          <table:table-cell office:value-type="float" office:value="7936715" calcext:value-type="float">
            <text:p>79367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55478" calcext:value-type="float">
            <text:p>99155478</text:p>
          </table:table-cell>
          <table:table-cell office:value-type="string" calcext:value-type="string">
            <text:p>(62) 9915-5478</text:p>
          </table:table-cell>
          <table:table-cell office:value-type="string" calcext:value-type="string">
            <text:p>9915-5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5-5478&lt;/span&gt;</text:p>
          </table:table-cell>
          <table:table-cell office:value-type="string" calcext:value-type="string">
            <text:p>Katielle de Souz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2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2:53:00" calcext:value-type="date">
            <text:p>24/12/2020 12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4 13:01:0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0695" calcext:value-type="float">
            <text:p>7880695</text:p>
          </table:table-cell>
          <table:table-cell office:value-type="float" office:value="8107949" calcext:value-type="float">
            <text:p>8107949</text:p>
          </table:table-cell>
          <table:table-cell office:value-type="float" office:value="5717959" calcext:value-type="float">
            <text:p>5717959</text:p>
          </table:table-cell>
          <table:table-cell office:value-type="float" office:value="7936717" calcext:value-type="float">
            <text:p>79367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71707" calcext:value-type="float">
            <text:p>982471707</text:p>
          </table:table-cell>
          <table:table-cell office:value-type="string" calcext:value-type="string">
            <text:p>(62) 98247-1707</text:p>
          </table:table-cell>
          <table:table-cell office:value-type="string" calcext:value-type="string">
            <text:p>98247-1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7-1707&lt;/span&gt;</text:p>
          </table:table-cell>
          <table:table-cell office:value-type="string" calcext:value-type="string">
            <text:p>Kathlen Lorraynne Ribeiro de Bri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12/2020 13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4T13:01:00" calcext:value-type="date">
            <text:p>24/12/2020 13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17:26.3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36" calcext:value-type="float">
            <text:p>7883336</text:p>
          </table:table-cell>
          <table:table-cell office:value-type="float" office:value="8110378" calcext:value-type="float">
            <text:p>8110378</text:p>
          </table:table-cell>
          <table:table-cell office:value-type="float" office:value="5720388" calcext:value-type="float">
            <text:p>5720388</text:p>
          </table:table-cell>
          <table:table-cell office:value-type="float" office:value="7939327" calcext:value-type="float">
            <text:p>79393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3996" calcext:value-type="float">
            <text:p>981633996</text:p>
          </table:table-cell>
          <table:table-cell office:value-type="string" calcext:value-type="string">
            <text:p>(62) 98163-3996</text:p>
          </table:table-cell>
          <table:table-cell office:value-type="string" calcext:value-type="string">
            <text:p>98163-39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3996&lt;/span&gt;</text:p>
          </table:table-cell>
          <table:table-cell office:value-type="string" calcext:value-type="string">
            <text:p>Fabíola da Silva Oliveira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17:00" calcext:value-type="date">
            <text:p>29/12/2020 12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5:16:31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360" calcext:value-type="float">
            <text:p>8242360</text:p>
          </table:table-cell>
          <table:table-cell office:value-type="float" office:value="8110403" calcext:value-type="float">
            <text:p>8110403</text:p>
          </table:table-cell>
          <table:table-cell office:value-type="float" office:value="5720413" calcext:value-type="float">
            <text:p>5720413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62623" calcext:value-type="float">
            <text:p>981462623</text:p>
          </table:table-cell>
          <table:table-cell office:value-type="string" calcext:value-type="string">
            <text:p>(62) 98146-2623</text:p>
          </table:table-cell>
          <table:table-cell office:value-type="string" calcext:value-type="string">
            <text:p>98146-26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46-2623&lt;/span&gt;</text:p>
          </table:table-cell>
          <table:table-cell office:value-type="string" calcext:value-type="string">
            <text:p>Felipe de Araujo Barr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5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5:17:00" calcext:value-type="date">
            <text:p>2/2/2021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47:54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55" calcext:value-type="float">
            <text:p>7883355</text:p>
          </table:table-cell>
          <table:table-cell office:value-type="float" office:value="8110404" calcext:value-type="float">
            <text:p>8110404</text:p>
          </table:table-cell>
          <table:table-cell office:value-type="float" office:value="5720414" calcext:value-type="float">
            <text:p>5720414</text:p>
          </table:table-cell>
          <table:table-cell office:value-type="float" office:value="7939346" calcext:value-type="float">
            <text:p>79393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41165" calcext:value-type="float">
            <text:p>984741165</text:p>
          </table:table-cell>
          <table:table-cell office:value-type="string" calcext:value-type="string">
            <text:p>(62) 98474-1165</text:p>
          </table:table-cell>
          <table:table-cell office:value-type="string" calcext:value-type="string">
            <text:p>98474-1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4-1165&lt;/span&gt;</text:p>
          </table:table-cell>
          <table:table-cell office:value-type="string" calcext:value-type="string">
            <text:p>Fernanda Tomaz Franc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48:00" calcext:value-type="date">
            <text:p>29/12/2020 12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23:37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97" calcext:value-type="float">
            <text:p>7873397</text:p>
          </table:table-cell>
          <table:table-cell office:value-type="float" office:value="8103139" calcext:value-type="float">
            <text:p>8103139</text:p>
          </table:table-cell>
          <table:table-cell office:value-type="float" office:value="5713149" calcext:value-type="float">
            <text:p>5713149</text:p>
          </table:table-cell>
          <table:table-cell office:value-type="float" office:value="7930265" calcext:value-type="float">
            <text:p>7930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8203" calcext:value-type="float">
            <text:p>981898203</text:p>
          </table:table-cell>
          <table:table-cell office:value-type="string" calcext:value-type="string">
            <text:p>(62) 98189-8203</text:p>
          </table:table-cell>
          <table:table-cell office:value-type="string" calcext:value-type="string">
            <text:p>98189-82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8203&lt;/span&gt;</text:p>
          </table:table-cell>
          <table:table-cell office:value-type="string" calcext:value-type="string">
            <text:p>Maria Lucia Pereira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24:00" calcext:value-type="date">
            <text:p>22/12/2020 17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0:04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19" calcext:value-type="float">
            <text:p>7873419</text:p>
          </table:table-cell>
          <table:table-cell office:value-type="float" office:value="8103156" calcext:value-type="float">
            <text:p>8103156</text:p>
          </table:table-cell>
          <table:table-cell office:value-type="float" office:value="5713166" calcext:value-type="float">
            <text:p>5713166</text:p>
          </table:table-cell>
          <table:table-cell office:value-type="float" office:value="7930287" calcext:value-type="float">
            <text:p>79302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645" calcext:value-type="float">
            <text:p>33396645</text:p>
          </table:table-cell>
          <table:table-cell office:value-type="string" calcext:value-type="string">
            <text:p>(62) 3339-6645</text:p>
          </table:table-cell>
          <table:table-cell office:value-type="string" calcext:value-type="string">
            <text:p>3339-6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645&lt;/span&gt;</text:p>
          </table:table-cell>
          <table:table-cell office:value-type="string" calcext:value-type="string">
            <text:p>Maria de Fátima Dias Guimarã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0:00" calcext:value-type="date">
            <text:p>22/12/2020 17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3:09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427" calcext:value-type="float">
            <text:p>7873427</text:p>
          </table:table-cell>
          <table:table-cell office:value-type="float" office:value="8103163" calcext:value-type="float">
            <text:p>8103163</text:p>
          </table:table-cell>
          <table:table-cell office:value-type="float" office:value="5713173" calcext:value-type="float">
            <text:p>5713173</text:p>
          </table:table-cell>
          <table:table-cell office:value-type="float" office:value="7930295" calcext:value-type="float">
            <text:p>793029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5960" calcext:value-type="float">
            <text:p>982665960</text:p>
          </table:table-cell>
          <table:table-cell office:value-type="string" calcext:value-type="string">
            <text:p>(62) 98266-5960</text:p>
          </table:table-cell>
          <table:table-cell office:value-type="string" calcext:value-type="string">
            <text:p>98266-59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5960&lt;/span&gt;</text:p>
          </table:table-cell>
          <table:table-cell office:value-type="string" calcext:value-type="string">
            <text:p>Maria Luiza Alves Honora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33:00" calcext:value-type="date">
            <text:p>22/12/2020 17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0:52.7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53" calcext:value-type="float">
            <text:p>7873353</text:p>
          </table:table-cell>
          <table:table-cell office:value-type="float" office:value="8103096" calcext:value-type="float">
            <text:p>8103096</text:p>
          </table:table-cell>
          <table:table-cell office:value-type="float" office:value="5713106" calcext:value-type="float">
            <text:p>5713106</text:p>
          </table:table-cell>
          <table:table-cell office:value-type="float" office:value="7930221" calcext:value-type="float">
            <text:p>79302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013589" calcext:value-type="float">
            <text:p>986013589</text:p>
          </table:table-cell>
          <table:table-cell office:value-type="string" calcext:value-type="string">
            <text:p>(62) 98601-3589</text:p>
          </table:table-cell>
          <table:table-cell office:value-type="string" calcext:value-type="string">
            <text:p>98601-35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01-3589&lt;/span&gt;</text:p>
          </table:table-cell>
          <table:table-cell office:value-type="string" calcext:value-type="string">
            <text:p>Marcleide da Paixão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11:00" calcext:value-type="date">
            <text:p>22/12/2020 17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4:58.3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3366" calcext:value-type="float">
            <text:p>7873366</text:p>
          </table:table-cell>
          <table:table-cell office:value-type="float" office:value="8103106" calcext:value-type="float">
            <text:p>8103106</text:p>
          </table:table-cell>
          <table:table-cell office:value-type="float" office:value="5713116" calcext:value-type="float">
            <text:p>5713116</text:p>
          </table:table-cell>
          <table:table-cell office:value-type="float" office:value="7930234" calcext:value-type="float">
            <text:p>79302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156" calcext:value-type="float">
            <text:p>983140156</text:p>
          </table:table-cell>
          <table:table-cell office:value-type="string" calcext:value-type="string">
            <text:p>(62) 98314-0156</text:p>
          </table:table-cell>
          <table:table-cell office:value-type="string" calcext:value-type="string">
            <text:p>98314-01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156&lt;/span&gt;</text:p>
          </table:table-cell>
          <table:table-cell office:value-type="string" calcext:value-type="string">
            <text:p>Mikaely Moreira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7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2T17:15:00" calcext:value-type="date">
            <text:p>22/12/2020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2:57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81" calcext:value-type="float">
            <text:p>7874981</text:p>
          </table:table-cell>
          <table:table-cell office:value-type="float" office:value="8103921" calcext:value-type="float">
            <text:p>8103921</text:p>
          </table:table-cell>
          <table:table-cell office:value-type="float" office:value="5713931" calcext:value-type="float">
            <text:p>5713931</text:p>
          </table:table-cell>
          <table:table-cell office:value-type="float" office:value="7931150" calcext:value-type="float">
            <text:p>793115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29627" calcext:value-type="float">
            <text:p>981029627</text:p>
          </table:table-cell>
          <table:table-cell office:value-type="string" calcext:value-type="string">
            <text:p>(62) 98102-9627</text:p>
          </table:table-cell>
          <table:table-cell office:value-type="string" calcext:value-type="string">
            <text:p>98102-96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2-9627&lt;/span&gt;</text:p>
          </table:table-cell>
          <table:table-cell office:value-type="string" calcext:value-type="string">
            <text:p>Josiel Rodrigues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43:00" calcext:value-type="date">
            <text:p>23/12/2020 12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5:54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74985" calcext:value-type="float">
            <text:p>7874985</text:p>
          </table:table-cell>
          <table:table-cell office:value-type="float" office:value="8103926" calcext:value-type="float">
            <text:p>8103926</text:p>
          </table:table-cell>
          <table:table-cell office:value-type="float" office:value="5713936" calcext:value-type="float">
            <text:p>5713936</text:p>
          </table:table-cell>
          <table:table-cell office:value-type="float" office:value="7931154" calcext:value-type="float">
            <text:p>79311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4446" calcext:value-type="float">
            <text:p>982774446</text:p>
          </table:table-cell>
          <table:table-cell office:value-type="string" calcext:value-type="string">
            <text:p>(62) 98277-4446</text:p>
          </table:table-cell>
          <table:table-cell office:value-type="string" calcext:value-type="string">
            <text:p>98277-4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4446&lt;/span&gt;</text:p>
          </table:table-cell>
          <table:table-cell office:value-type="string" calcext:value-type="string">
            <text:p>Joaquim Rafael Rodovalho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2/2020 12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3T12:46:00" calcext:value-type="date">
            <text:p>23/12/2020 12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5:40.7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64" calcext:value-type="float">
            <text:p>7883364</text:p>
          </table:table-cell>
          <table:table-cell office:value-type="float" office:value="8110413" calcext:value-type="float">
            <text:p>8110413</text:p>
          </table:table-cell>
          <table:table-cell office:value-type="float" office:value="5720423" calcext:value-type="float">
            <text:p>5720423</text:p>
          </table:table-cell>
          <table:table-cell office:value-type="float" office:value="7939355" calcext:value-type="float">
            <text:p>79393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00508" calcext:value-type="float">
            <text:p>982200508</text:p>
          </table:table-cell>
          <table:table-cell office:value-type="string" calcext:value-type="string">
            <text:p>(62) 98220-0508</text:p>
          </table:table-cell>
          <table:table-cell office:value-type="string" calcext:value-type="string">
            <text:p>98220-0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0-0508&lt;/span&gt;</text:p>
          </table:table-cell>
          <table:table-cell office:value-type="string" calcext:value-type="string">
            <text:p>Flávia Batista Vera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56:00" calcext:value-type="date">
            <text:p>29/12/2020 12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8:35.8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66" calcext:value-type="float">
            <text:p>7883366</text:p>
          </table:table-cell>
          <table:table-cell office:value-type="float" office:value="8110416" calcext:value-type="float">
            <text:p>8110416</text:p>
          </table:table-cell>
          <table:table-cell office:value-type="float" office:value="5720426" calcext:value-type="float">
            <text:p>5720426</text:p>
          </table:table-cell>
          <table:table-cell office:value-type="float" office:value="7939357" calcext:value-type="float">
            <text:p>793935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5964" calcext:value-type="float">
            <text:p>981745964</text:p>
          </table:table-cell>
          <table:table-cell office:value-type="string" calcext:value-type="string">
            <text:p>(62) 98174-5964</text:p>
          </table:table-cell>
          <table:table-cell office:value-type="string" calcext:value-type="string">
            <text:p>98174-59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5964&lt;/span&gt;</text:p>
          </table:table-cell>
          <table:table-cell office:value-type="string" calcext:value-type="string">
            <text:p>Fabiana do Prado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2:59:00" calcext:value-type="date">
            <text:p>29/12/2020 12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03:2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72" calcext:value-type="float">
            <text:p>7883372</text:p>
          </table:table-cell>
          <table:table-cell office:value-type="float" office:value="8110422" calcext:value-type="float">
            <text:p>8110422</text:p>
          </table:table-cell>
          <table:table-cell office:value-type="float" office:value="5720432" calcext:value-type="float">
            <text:p>5720432</text:p>
          </table:table-cell>
          <table:table-cell office:value-type="float" office:value="7939363" calcext:value-type="float">
            <text:p>79393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14464" calcext:value-type="float">
            <text:p>999414464</text:p>
          </table:table-cell>
          <table:table-cell office:value-type="string" calcext:value-type="string">
            <text:p>(62) 99941-4464</text:p>
          </table:table-cell>
          <table:table-cell office:value-type="string" calcext:value-type="string">
            <text:p>99941-4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1-4464&lt;/span&gt;</text:p>
          </table:table-cell>
          <table:table-cell office:value-type="string" calcext:value-type="string">
            <text:p>Gustavo Mendes de Abreu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03:00" calcext:value-type="date">
            <text:p>29/12/2020 13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03:2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73" calcext:value-type="float">
            <text:p>7883373</text:p>
          </table:table-cell>
          <table:table-cell office:value-type="float" office:value="8110422" calcext:value-type="float">
            <text:p>8110422</text:p>
          </table:table-cell>
          <table:table-cell office:value-type="float" office:value="5720432" calcext:value-type="float">
            <text:p>5720432</text:p>
          </table:table-cell>
          <table:table-cell office:value-type="float" office:value="7939364" calcext:value-type="float">
            <text:p>7939364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14287" calcext:value-type="float">
            <text:p>998214287</text:p>
          </table:table-cell>
          <table:table-cell office:value-type="string" calcext:value-type="string">
            <text:p>(62) 99821-4287</text:p>
          </table:table-cell>
          <table:table-cell office:value-type="string" calcext:value-type="string">
            <text:p>99821-428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821-4287&lt;/span&gt;</text:p>
          </table:table-cell>
          <table:table-cell office:value-type="string" calcext:value-type="string">
            <text:p>Gustavo Mendes de Abreu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03:00" calcext:value-type="date">
            <text:p>29/12/2020 13:0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10:04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82" calcext:value-type="float">
            <text:p>7883382</text:p>
          </table:table-cell>
          <table:table-cell office:value-type="float" office:value="8110432" calcext:value-type="float">
            <text:p>8110432</text:p>
          </table:table-cell>
          <table:table-cell office:value-type="float" office:value="5720442" calcext:value-type="float">
            <text:p>5720442</text:p>
          </table:table-cell>
          <table:table-cell office:value-type="float" office:value="7939372" calcext:value-type="float">
            <text:p>79393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7068" calcext:value-type="float">
            <text:p>981957068</text:p>
          </table:table-cell>
          <table:table-cell office:value-type="string" calcext:value-type="string">
            <text:p>(62) 98195-7068</text:p>
          </table:table-cell>
          <table:table-cell office:value-type="string" calcext:value-type="string">
            <text:p>98195-70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7068&lt;/span&gt;</text:p>
          </table:table-cell>
          <table:table-cell office:value-type="string" calcext:value-type="string">
            <text:p>Giullia Revit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10:00" calcext:value-type="date">
            <text:p>29/12/2020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9 09:26:29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03928" calcext:value-type="float">
            <text:p>8703928</text:p>
          </table:table-cell>
          <table:table-cell office:value-type="float" office:value="8110447" calcext:value-type="float">
            <text:p>8110447</text:p>
          </table:table-cell>
          <table:table-cell office:value-type="float" office:value="5720457" calcext:value-type="float">
            <text:p>5720457</text:p>
          </table:table-cell>
          <table:table-cell office:value-type="float" office:value="8735618" calcext:value-type="float">
            <text:p>873561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48061" calcext:value-type="float">
            <text:p>999948061</text:p>
          </table:table-cell>
          <table:table-cell office:value-type="string" calcext:value-type="string">
            <text:p>(62) 99994-8061</text:p>
          </table:table-cell>
          <table:table-cell office:value-type="string" calcext:value-type="string">
            <text:p>99994-80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994-8061&lt;/span&gt;</text:p>
          </table:table-cell>
          <table:table-cell office:value-type="string" calcext:value-type="string">
            <text:p>Guilherme Amaral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3/2021 09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9T09:26:00" calcext:value-type="date">
            <text:p>19/3/2021 09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3:25:57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399" calcext:value-type="float">
            <text:p>7883399</text:p>
          </table:table-cell>
          <table:table-cell office:value-type="float" office:value="8110452" calcext:value-type="float">
            <text:p>8110452</text:p>
          </table:table-cell>
          <table:table-cell office:value-type="float" office:value="5720462" calcext:value-type="float">
            <text:p>5720462</text:p>
          </table:table-cell>
          <table:table-cell office:value-type="float" office:value="7939389" calcext:value-type="float">
            <text:p>79393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74588" calcext:value-type="float">
            <text:p>982174588</text:p>
          </table:table-cell>
          <table:table-cell office:value-type="string" calcext:value-type="string">
            <text:p>(62) 98217-4588</text:p>
          </table:table-cell>
          <table:table-cell office:value-type="string" calcext:value-type="string">
            <text:p>98217-458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7-4588&lt;/span&gt;</text:p>
          </table:table-cell>
          <table:table-cell office:value-type="string" calcext:value-type="string">
            <text:p>Graciema Damascena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3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13:26:00" calcext:value-type="date">
            <text:p>29/12/2020 13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00:00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1" calcext:value-type="float">
            <text:p>7883931</text:p>
          </table:table-cell>
          <table:table-cell office:value-type="float" office:value="8111013" calcext:value-type="float">
            <text:p>8111013</text:p>
          </table:table-cell>
          <table:table-cell office:value-type="float" office:value="5721023" calcext:value-type="float">
            <text:p>5721023</text:p>
          </table:table-cell>
          <table:table-cell office:value-type="float" office:value="7939917" calcext:value-type="float">
            <text:p>79399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4476" calcext:value-type="float">
            <text:p>981494476</text:p>
          </table:table-cell>
          <table:table-cell office:value-type="string" calcext:value-type="string">
            <text:p>(62) 98149-4476</text:p>
          </table:table-cell>
          <table:table-cell office:value-type="string" calcext:value-type="string">
            <text:p>98149-44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4476&lt;/span&gt;</text:p>
          </table:table-cell>
          <table:table-cell office:value-type="string" calcext:value-type="string">
            <text:p>Hávila Beatriz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00:00" calcext:value-type="date">
            <text:p>29/12/2020 20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0:41.8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7" calcext:value-type="float">
            <text:p>7883937</text:p>
          </table:table-cell>
          <table:table-cell office:value-type="float" office:value="8111017" calcext:value-type="float">
            <text:p>8111017</text:p>
          </table:table-cell>
          <table:table-cell office:value-type="float" office:value="5721027" calcext:value-type="float">
            <text:p>5721027</text:p>
          </table:table-cell>
          <table:table-cell office:value-type="float" office:value="7939923" calcext:value-type="float">
            <text:p>79399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404" calcext:value-type="float">
            <text:p>982140404</text:p>
          </table:table-cell>
          <table:table-cell office:value-type="string" calcext:value-type="string">
            <text:p>(62) 98214-0404</text:p>
          </table:table-cell>
          <table:table-cell office:value-type="string" calcext:value-type="string">
            <text:p>98214-04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404&lt;/span&gt;</text:p>
          </table:table-cell>
          <table:table-cell office:value-type="string" calcext:value-type="string">
            <text:p>Hiago Souz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1:00" calcext:value-type="date">
            <text:p>29/12/2020 2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2:5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39" calcext:value-type="float">
            <text:p>7883939</text:p>
          </table:table-cell>
          <table:table-cell office:value-type="float" office:value="8111019" calcext:value-type="float">
            <text:p>8111019</text:p>
          </table:table-cell>
          <table:table-cell office:value-type="float" office:value="5721029" calcext:value-type="float">
            <text:p>5721029</text:p>
          </table:table-cell>
          <table:table-cell office:value-type="float" office:value="7939925" calcext:value-type="float">
            <text:p>79399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211923" calcext:value-type="float">
            <text:p>81211923</text:p>
          </table:table-cell>
          <table:table-cell office:value-type="string" calcext:value-type="string">
            <text:p>(62) 8121-1923</text:p>
          </table:table-cell>
          <table:table-cell office:value-type="string" calcext:value-type="string">
            <text:p>8121-19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21-1923&lt;/span&gt;</text:p>
          </table:table-cell>
          <table:table-cell office:value-type="string" calcext:value-type="string">
            <text:p>Henrique Carolin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3:00" calcext:value-type="date">
            <text:p>29/12/2020 2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15:03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41" calcext:value-type="float">
            <text:p>7883941</text:p>
          </table:table-cell>
          <table:table-cell office:value-type="float" office:value="8111022" calcext:value-type="float">
            <text:p>8111022</text:p>
          </table:table-cell>
          <table:table-cell office:value-type="float" office:value="5721032" calcext:value-type="float">
            <text:p>5721032</text:p>
          </table:table-cell>
          <table:table-cell office:value-type="float" office:value="7939927" calcext:value-type="float">
            <text:p>79399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508940" calcext:value-type="float">
            <text:p>985508940</text:p>
          </table:table-cell>
          <table:table-cell office:value-type="string" calcext:value-type="string">
            <text:p>(62) 98550-8940</text:p>
          </table:table-cell>
          <table:table-cell office:value-type="string" calcext:value-type="string">
            <text:p>98550-89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50-8940&lt;/span&gt;</text:p>
          </table:table-cell>
          <table:table-cell office:value-type="string" calcext:value-type="string">
            <text:p>Helena Vieira de Far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15:00" calcext:value-type="date">
            <text:p>29/12/2020 20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29:40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48" calcext:value-type="float">
            <text:p>7883948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7939934" calcext:value-type="float">
            <text:p>79399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38909" calcext:value-type="float">
            <text:p>982838909</text:p>
          </table:table-cell>
          <table:table-cell office:value-type="string" calcext:value-type="string">
            <text:p>(62) 98283-8909</text:p>
          </table:table-cell>
          <table:table-cell office:value-type="string" calcext:value-type="string">
            <text:p>98283-89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3-8909&lt;/span&gt;</text:p>
          </table:table-cell>
          <table:table-cell office:value-type="string" calcext:value-type="string">
            <text:p>Inácio Damasce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30:00" calcext:value-type="date">
            <text:p>29/12/2020 20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4:16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56" calcext:value-type="float">
            <text:p>7883956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5721046" calcext:value-type="float">
            <text:p>5721046</text:p>
          </table:table-cell>
          <table:table-cell office:value-type="float" office:value="7939942" calcext:value-type="float">
            <text:p>79399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24703" calcext:value-type="float">
            <text:p>996924703</text:p>
          </table:table-cell>
          <table:table-cell office:value-type="string" calcext:value-type="string">
            <text:p>(62) 99692-4703</text:p>
          </table:table-cell>
          <table:table-cell office:value-type="string" calcext:value-type="string">
            <text:p>99692-47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2-4703&lt;/span&gt;</text:p>
          </table:table-cell>
          <table:table-cell office:value-type="string" calcext:value-type="string">
            <text:p>Isabela Cristina Ribeiro So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44:00" calcext:value-type="date">
            <text:p>29/12/2020 20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18:32:10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14" calcext:value-type="float">
            <text:p>12759914</text:p>
          </table:table-cell>
          <table:table-cell office:value-type="float" office:value="8111036" calcext:value-type="float">
            <text:p>8111036</text:p>
          </table:table-cell>
          <table:table-cell office:value-type="float" office:value="5721046" calcext:value-type="float">
            <text:p>5721046</text:p>
          </table:table-cell>
          <table:table-cell office:value-type="float" office:value="12701828" calcext:value-type="float">
            <text:p>127018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68980" calcext:value-type="float">
            <text:p>99768980</text:p>
          </table:table-cell>
          <table:table-cell office:value-type="string" calcext:value-type="string">
            <text:p>(62) 9976-8980</text:p>
          </table:table-cell>
          <table:table-cell office:value-type="string" calcext:value-type="string">
            <text:p>9976-89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76-8980&lt;/span&gt;</text:p>
          </table:table-cell>
          <table:table-cell office:value-type="string" calcext:value-type="string">
            <text:p>Isabela Cristina Ribeiro So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18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18:32:00" calcext:value-type="date">
            <text:p>14/5/2022 18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7:29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58" calcext:value-type="float">
            <text:p>7883958</text:p>
          </table:table-cell>
          <table:table-cell office:value-type="float" office:value="8111038" calcext:value-type="float">
            <text:p>8111038</text:p>
          </table:table-cell>
          <table:table-cell office:value-type="float" office:value="5721048" calcext:value-type="float">
            <text:p>5721048</text:p>
          </table:table-cell>
          <table:table-cell office:value-type="float" office:value="7939944" calcext:value-type="float">
            <text:p>79399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8627" calcext:value-type="float">
            <text:p>981448627</text:p>
          </table:table-cell>
          <table:table-cell office:value-type="string" calcext:value-type="string">
            <text:p>(62) 98144-8627</text:p>
          </table:table-cell>
          <table:table-cell office:value-type="string" calcext:value-type="string">
            <text:p>98144-86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8627&lt;/span&gt;</text:p>
          </table:table-cell>
          <table:table-cell office:value-type="string" calcext:value-type="string">
            <text:p>Isis Francisco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47:00" calcext:value-type="date">
            <text:p>29/12/2020 2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9:54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0" calcext:value-type="float">
            <text:p>7883960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5721050" calcext:value-type="float">
            <text:p>5721050</text:p>
          </table:table-cell>
          <table:table-cell office:value-type="float" office:value="7939946" calcext:value-type="float">
            <text:p>79399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65867" calcext:value-type="float">
            <text:p>982865867</text:p>
          </table:table-cell>
          <table:table-cell office:value-type="string" calcext:value-type="string">
            <text:p>(62) 98286-5867</text:p>
          </table:table-cell>
          <table:table-cell office:value-type="string" calcext:value-type="string">
            <text:p>98286-58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6-5867&lt;/span&gt;</text:p>
          </table:table-cell>
          <table:table-cell office:value-type="string" calcext:value-type="string">
            <text:p>Icaro Gabriel Lim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0:00" calcext:value-type="date">
            <text:p>29/12/2020 20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49:54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1" calcext:value-type="float">
            <text:p>7883961</text:p>
          </table:table-cell>
          <table:table-cell office:value-type="float" office:value="8111040" calcext:value-type="float">
            <text:p>8111040</text:p>
          </table:table-cell>
          <table:table-cell office:value-type="float" office:value="5721050" calcext:value-type="float">
            <text:p>5721050</text:p>
          </table:table-cell>
          <table:table-cell office:value-type="float" office:value="7939947" calcext:value-type="float">
            <text:p>7939947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49920" calcext:value-type="float">
            <text:p>81349920</text:p>
          </table:table-cell>
          <table:table-cell office:value-type="string" calcext:value-type="string">
            <text:p>(62) 8134-9920</text:p>
          </table:table-cell>
          <table:table-cell office:value-type="string" calcext:value-type="string">
            <text:p>8134-99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8134-9920&lt;/span&gt;</text:p>
          </table:table-cell>
          <table:table-cell office:value-type="string" calcext:value-type="string">
            <text:p>Icaro Gabriel Lim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0:00" calcext:value-type="date">
            <text:p>29/12/2020 20:5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56:02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6" calcext:value-type="float">
            <text:p>7883966</text:p>
          </table:table-cell>
          <table:table-cell office:value-type="float" office:value="8111045" calcext:value-type="float">
            <text:p>8111045</text:p>
          </table:table-cell>
          <table:table-cell office:value-type="float" office:value="5721055" calcext:value-type="float">
            <text:p>5721055</text:p>
          </table:table-cell>
          <table:table-cell office:value-type="float" office:value="7939952" calcext:value-type="float">
            <text:p>79399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98440" calcext:value-type="float">
            <text:p>981798440</text:p>
          </table:table-cell>
          <table:table-cell office:value-type="string" calcext:value-type="string">
            <text:p>(62) 98179-8440</text:p>
          </table:table-cell>
          <table:table-cell office:value-type="string" calcext:value-type="string">
            <text:p>98179-84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9-8440&lt;/span&gt;</text:p>
          </table:table-cell>
          <table:table-cell office:value-type="string" calcext:value-type="string">
            <text:p>Isac Ferreira Guimarã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0:56:00" calcext:value-type="date">
            <text:p>29/12/2020 2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1:03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77" calcext:value-type="float">
            <text:p>7883977</text:p>
          </table:table-cell>
          <table:table-cell office:value-type="float" office:value="8111048" calcext:value-type="float">
            <text:p>8111048</text:p>
          </table:table-cell>
          <table:table-cell office:value-type="float" office:value="5721058" calcext:value-type="float">
            <text:p>5721058</text:p>
          </table:table-cell>
          <table:table-cell office:value-type="float" office:value="7939963" calcext:value-type="float">
            <text:p>7939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ila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09121" calcext:value-type="float">
            <text:p>983309121</text:p>
          </table:table-cell>
          <table:table-cell office:value-type="string" calcext:value-type="string">
            <text:p>(62) 98330-9121</text:p>
          </table:table-cell>
          <table:table-cell office:value-type="string" calcext:value-type="string">
            <text:p>98330-9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0-9121&lt;/span&gt;</text:p>
          </table:table-cell>
          <table:table-cell office:value-type="string" calcext:value-type="string">
            <text:p>Isadora Lopes Albuquerqu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1:00" calcext:value-type="date">
            <text:p>29/12/2020 21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01:55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69" calcext:value-type="float">
            <text:p>7883969</text:p>
          </table:table-cell>
          <table:table-cell office:value-type="float" office:value="8111050" calcext:value-type="float">
            <text:p>8111050</text:p>
          </table:table-cell>
          <table:table-cell office:value-type="float" office:value="5721060" calcext:value-type="float">
            <text:p>5721060</text:p>
          </table:table-cell>
          <table:table-cell office:value-type="float" office:value="7939955" calcext:value-type="float">
            <text:p>7939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51717" calcext:value-type="float">
            <text:p>983251717</text:p>
          </table:table-cell>
          <table:table-cell office:value-type="string" calcext:value-type="string">
            <text:p>(62) 98325-1717</text:p>
          </table:table-cell>
          <table:table-cell office:value-type="string" calcext:value-type="string">
            <text:p>98325-17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5-1717&lt;/span&gt;</text:p>
          </table:table-cell>
          <table:table-cell office:value-type="string" calcext:value-type="string">
            <text:p>Igor dos Santo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02:00" calcext:value-type="date">
            <text:p>29/12/2020 2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2:53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78" calcext:value-type="float">
            <text:p>7883978</text:p>
          </table:table-cell>
          <table:table-cell office:value-type="float" office:value="8111061" calcext:value-type="float">
            <text:p>8111061</text:p>
          </table:table-cell>
          <table:table-cell office:value-type="float" office:value="5721071" calcext:value-type="float">
            <text:p>5721071</text:p>
          </table:table-cell>
          <table:table-cell office:value-type="float" office:value="7939964" calcext:value-type="float">
            <text:p>79399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70611" calcext:value-type="float">
            <text:p>981370611</text:p>
          </table:table-cell>
          <table:table-cell office:value-type="string" calcext:value-type="string">
            <text:p>(62) 98137-0611</text:p>
          </table:table-cell>
          <table:table-cell office:value-type="string" calcext:value-type="string">
            <text:p>98137-06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7-0611&lt;/span&gt;</text:p>
          </table:table-cell>
          <table:table-cell office:value-type="string" calcext:value-type="string">
            <text:p>Izabella Eduarda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3:00" calcext:value-type="date">
            <text:p>29/12/2020 21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4:30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81" calcext:value-type="float">
            <text:p>7883981</text:p>
          </table:table-cell>
          <table:table-cell office:value-type="float" office:value="8111063" calcext:value-type="float">
            <text:p>8111063</text:p>
          </table:table-cell>
          <table:table-cell office:value-type="float" office:value="5721073" calcext:value-type="float">
            <text:p>5721073</text:p>
          </table:table-cell>
          <table:table-cell office:value-type="float" office:value="7939967" calcext:value-type="float">
            <text:p>79399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09082" calcext:value-type="float">
            <text:p>981909082</text:p>
          </table:table-cell>
          <table:table-cell office:value-type="string" calcext:value-type="string">
            <text:p>(62) 98190-9082</text:p>
          </table:table-cell>
          <table:table-cell office:value-type="string" calcext:value-type="string">
            <text:p>98190-90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0-9082&lt;/span&gt;</text:p>
          </table:table-cell>
          <table:table-cell office:value-type="string" calcext:value-type="string">
            <text:p>Iranel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5:00" calcext:value-type="date">
            <text:p>29/12/2020 21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1:25:44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3982" calcext:value-type="float">
            <text:p>7883982</text:p>
          </table:table-cell>
          <table:table-cell office:value-type="float" office:value="8111064" calcext:value-type="float">
            <text:p>8111064</text:p>
          </table:table-cell>
          <table:table-cell office:value-type="float" office:value="5721074" calcext:value-type="float">
            <text:p>5721074</text:p>
          </table:table-cell>
          <table:table-cell office:value-type="float" office:value="7939968" calcext:value-type="float">
            <text:p>79399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3417" calcext:value-type="float">
            <text:p>984463417</text:p>
          </table:table-cell>
          <table:table-cell office:value-type="string" calcext:value-type="string">
            <text:p>(62) 98446-3417</text:p>
          </table:table-cell>
          <table:table-cell office:value-type="string" calcext:value-type="string">
            <text:p>98446-34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3417&lt;/span&gt;</text:p>
          </table:table-cell>
          <table:table-cell office:value-type="string" calcext:value-type="string">
            <text:p>Igor Guilherme Oliveira de Jesu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1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29T21:26:00" calcext:value-type="date">
            <text:p>29/12/2020 21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32:26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0" calcext:value-type="float">
            <text:p>7884840</text:p>
          </table:table-cell>
          <table:table-cell office:value-type="float" office:value="8111962" calcext:value-type="float">
            <text:p>8111962</text:p>
          </table:table-cell>
          <table:table-cell office:value-type="float" office:value="5721972" calcext:value-type="float">
            <text:p>5721972</text:p>
          </table:table-cell>
          <table:table-cell office:value-type="float" office:value="7940815" calcext:value-type="float">
            <text:p>79408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10840" calcext:value-type="float">
            <text:p>982310840</text:p>
          </table:table-cell>
          <table:table-cell office:value-type="string" calcext:value-type="string">
            <text:p>(62) 98231-0840</text:p>
          </table:table-cell>
          <table:table-cell office:value-type="string" calcext:value-type="string">
            <text:p>98231-08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1-0840&lt;/span&gt;</text:p>
          </table:table-cell>
          <table:table-cell office:value-type="string" calcext:value-type="string">
            <text:p>Kayk Pereira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32:00" calcext:value-type="date">
            <text:p>30/12/2020 18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0:47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5" calcext:value-type="float">
            <text:p>7884845</text:p>
          </table:table-cell>
          <table:table-cell office:value-type="float" office:value="8111966" calcext:value-type="float">
            <text:p>8111966</text:p>
          </table:table-cell>
          <table:table-cell office:value-type="float" office:value="5721976" calcext:value-type="float">
            <text:p>5721976</text:p>
          </table:table-cell>
          <table:table-cell office:value-type="float" office:value="7940820" calcext:value-type="float">
            <text:p>794082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9177" calcext:value-type="float">
            <text:p>981079177</text:p>
          </table:table-cell>
          <table:table-cell office:value-type="string" calcext:value-type="string">
            <text:p>(62) 98107-9177</text:p>
          </table:table-cell>
          <table:table-cell office:value-type="string" calcext:value-type="string">
            <text:p>98107-91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9177&lt;/span&gt;</text:p>
          </table:table-cell>
          <table:table-cell office:value-type="string" calcext:value-type="string">
            <text:p>Ozair de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1:00" calcext:value-type="date">
            <text:p>30/12/2020 1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2:30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6" calcext:value-type="float">
            <text:p>7884846</text:p>
          </table:table-cell>
          <table:table-cell office:value-type="float" office:value="8111967" calcext:value-type="float">
            <text:p>8111967</text:p>
          </table:table-cell>
          <table:table-cell office:value-type="float" office:value="5721977" calcext:value-type="float">
            <text:p>5721977</text:p>
          </table:table-cell>
          <table:table-cell office:value-type="float" office:value="7940821" calcext:value-type="float">
            <text:p>79408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47708" calcext:value-type="float">
            <text:p>985747708</text:p>
          </table:table-cell>
          <table:table-cell office:value-type="string" calcext:value-type="string">
            <text:p>(62) 98574-7708</text:p>
          </table:table-cell>
          <table:table-cell office:value-type="string" calcext:value-type="string">
            <text:p>98574-77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4-7708&lt;/span&gt;</text:p>
          </table:table-cell>
          <table:table-cell office:value-type="string" calcext:value-type="string">
            <text:p>Paulo José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3:00" calcext:value-type="date">
            <text:p>30/12/2020 18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3:59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7" calcext:value-type="float">
            <text:p>7884847</text:p>
          </table:table-cell>
          <table:table-cell office:value-type="float" office:value="8111968" calcext:value-type="float">
            <text:p>8111968</text:p>
          </table:table-cell>
          <table:table-cell office:value-type="float" office:value="5721978" calcext:value-type="float">
            <text:p>5721978</text:p>
          </table:table-cell>
          <table:table-cell office:value-type="float" office:value="7940822" calcext:value-type="float">
            <text:p>794082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52685" calcext:value-type="float">
            <text:p>982452685</text:p>
          </table:table-cell>
          <table:table-cell office:value-type="string" calcext:value-type="string">
            <text:p>(62) 98245-2685</text:p>
          </table:table-cell>
          <table:table-cell office:value-type="string" calcext:value-type="string">
            <text:p>98245-26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5-2685&lt;/span&gt;</text:p>
          </table:table-cell>
          <table:table-cell office:value-type="string" calcext:value-type="string">
            <text:p>Patricia da Costa Gonçalves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4:00" calcext:value-type="date">
            <text:p>30/12/2020 1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6:43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8" calcext:value-type="float">
            <text:p>7884848</text:p>
          </table:table-cell>
          <table:table-cell office:value-type="float" office:value="8111969" calcext:value-type="float">
            <text:p>8111969</text:p>
          </table:table-cell>
          <table:table-cell office:value-type="float" office:value="5721979" calcext:value-type="float">
            <text:p>5721979</text:p>
          </table:table-cell>
          <table:table-cell office:value-type="float" office:value="7940823" calcext:value-type="float">
            <text:p>79408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06726" calcext:value-type="float">
            <text:p>984106726</text:p>
          </table:table-cell>
          <table:table-cell office:value-type="string" calcext:value-type="string">
            <text:p>(62) 98410-6726</text:p>
          </table:table-cell>
          <table:table-cell office:value-type="string" calcext:value-type="string">
            <text:p>98410-6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0-6726&lt;/span&gt;</text:p>
          </table:table-cell>
          <table:table-cell office:value-type="string" calcext:value-type="string">
            <text:p>Pedro Henrique Cost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7:00" calcext:value-type="date">
            <text:p>30/12/2020 18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48:00.1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49" calcext:value-type="float">
            <text:p>7884849</text:p>
          </table:table-cell>
          <table:table-cell office:value-type="float" office:value="8111970" calcext:value-type="float">
            <text:p>8111970</text:p>
          </table:table-cell>
          <table:table-cell office:value-type="float" office:value="5721980" calcext:value-type="float">
            <text:p>5721980</text:p>
          </table:table-cell>
          <table:table-cell office:value-type="float" office:value="7940824" calcext:value-type="float">
            <text:p>79408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06726" calcext:value-type="float">
            <text:p>984106726</text:p>
          </table:table-cell>
          <table:table-cell office:value-type="string" calcext:value-type="string">
            <text:p>(62) 98410-6726</text:p>
          </table:table-cell>
          <table:table-cell office:value-type="string" calcext:value-type="string">
            <text:p>98410-6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0-6726&lt;/span&gt;</text:p>
          </table:table-cell>
          <table:table-cell office:value-type="string" calcext:value-type="string">
            <text:p>Pedro Henrique Cost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48:00" calcext:value-type="date">
            <text:p>30/12/2020 18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53:05.9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2" calcext:value-type="float">
            <text:p>7884852</text:p>
          </table:table-cell>
          <table:table-cell office:value-type="float" office:value="8111974" calcext:value-type="float">
            <text:p>8111974</text:p>
          </table:table-cell>
          <table:table-cell office:value-type="float" office:value="5721984" calcext:value-type="float">
            <text:p>5721984</text:p>
          </table:table-cell>
          <table:table-cell office:value-type="float" office:value="7940827" calcext:value-type="float">
            <text:p>794082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58417" calcext:value-type="float">
            <text:p>981458417</text:p>
          </table:table-cell>
          <table:table-cell office:value-type="string" calcext:value-type="string">
            <text:p>(62) 98145-8417</text:p>
          </table:table-cell>
          <table:table-cell office:value-type="string" calcext:value-type="string">
            <text:p>98145-84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5-8417&lt;/span&gt;</text:p>
          </table:table-cell>
          <table:table-cell office:value-type="string" calcext:value-type="string">
            <text:p>Pedro Augusto Alves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53:00" calcext:value-type="date">
            <text:p>30/12/2020 18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8:57:43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4" calcext:value-type="float">
            <text:p>7884854</text:p>
          </table:table-cell>
          <table:table-cell office:value-type="float" office:value="8111975" calcext:value-type="float">
            <text:p>8111975</text:p>
          </table:table-cell>
          <table:table-cell office:value-type="float" office:value="5721985" calcext:value-type="float">
            <text:p>5721985</text:p>
          </table:table-cell>
          <table:table-cell office:value-type="float" office:value="7940829" calcext:value-type="float">
            <text:p>794082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69770" calcext:value-type="float">
            <text:p>981569770</text:p>
          </table:table-cell>
          <table:table-cell office:value-type="string" calcext:value-type="string">
            <text:p>(62) 98156-9770</text:p>
          </table:table-cell>
          <table:table-cell office:value-type="string" calcext:value-type="string">
            <text:p>98156-97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6-9770&lt;/span&gt;</text:p>
          </table:table-cell>
          <table:table-cell office:value-type="string" calcext:value-type="string">
            <text:p>Pamela Ribei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8:5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8:58:00" calcext:value-type="date">
            <text:p>30/12/2020 18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6:43:49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320" calcext:value-type="float">
            <text:p>15468320</text:p>
          </table:table-cell>
          <table:table-cell office:value-type="float" office:value="8111977" calcext:value-type="float">
            <text:p>8111977</text:p>
          </table:table-cell>
          <table:table-cell office:value-type="float" office:value="5721987" calcext:value-type="float">
            <text:p>5721987</text:p>
          </table:table-cell>
          <table:table-cell office:value-type="float" office:value="15358679" calcext:value-type="float">
            <text:p>1535867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85552" calcext:value-type="float">
            <text:p>996585552</text:p>
          </table:table-cell>
          <table:table-cell office:value-type="string" calcext:value-type="string">
            <text:p>(62) 99658-5552</text:p>
          </table:table-cell>
          <table:table-cell office:value-type="string" calcext:value-type="string">
            <text:p>99658-55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58-5552&lt;/span&gt;</text:p>
          </table:table-cell>
          <table:table-cell office:value-type="string" calcext:value-type="string">
            <text:p>Patricia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6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6:44:00" calcext:value-type="date">
            <text:p>18/10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01:21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6" calcext:value-type="float">
            <text:p>7884856</text:p>
          </table:table-cell>
          <table:table-cell office:value-type="float" office:value="8111978" calcext:value-type="float">
            <text:p>8111978</text:p>
          </table:table-cell>
          <table:table-cell office:value-type="float" office:value="5721988" calcext:value-type="float">
            <text:p>5721988</text:p>
          </table:table-cell>
          <table:table-cell office:value-type="float" office:value="7940831" calcext:value-type="float">
            <text:p>794083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2816" calcext:value-type="float">
            <text:p>982002816</text:p>
          </table:table-cell>
          <table:table-cell office:value-type="string" calcext:value-type="string">
            <text:p>(62) 98200-2816</text:p>
          </table:table-cell>
          <table:table-cell office:value-type="string" calcext:value-type="string">
            <text:p>98200-2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2816&lt;/span&gt;</text:p>
          </table:table-cell>
          <table:table-cell office:value-type="string" calcext:value-type="string">
            <text:p>Quenia Ve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01:00" calcext:value-type="date">
            <text:p>30/12/2020 1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03:27.3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7" calcext:value-type="float">
            <text:p>7884857</text:p>
          </table:table-cell>
          <table:table-cell office:value-type="float" office:value="8111979" calcext:value-type="float">
            <text:p>8111979</text:p>
          </table:table-cell>
          <table:table-cell office:value-type="float" office:value="5721989" calcext:value-type="float">
            <text:p>5721989</text:p>
          </table:table-cell>
          <table:table-cell office:value-type="float" office:value="7940832" calcext:value-type="float">
            <text:p>79408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68063" calcext:value-type="float">
            <text:p>982368063</text:p>
          </table:table-cell>
          <table:table-cell office:value-type="string" calcext:value-type="string">
            <text:p>(62) 98236-8063</text:p>
          </table:table-cell>
          <table:table-cell office:value-type="string" calcext:value-type="string">
            <text:p>98236-80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6-8063&lt;/span&gt;</text:p>
          </table:table-cell>
          <table:table-cell office:value-type="string" calcext:value-type="string">
            <text:p>Rafael Felix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0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03:00" calcext:value-type="date">
            <text:p>30/12/2020 19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4 16:04:03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30963" calcext:value-type="float">
            <text:p>15930963</text:p>
          </table:table-cell>
          <table:table-cell office:value-type="float" office:value="8111982" calcext:value-type="float">
            <text:p>8111982</text:p>
          </table:table-cell>
          <table:table-cell office:value-type="float" office:value="5721992" calcext:value-type="float">
            <text:p>5721992</text:p>
          </table:table-cell>
          <table:table-cell office:value-type="float" office:value="15808159" calcext:value-type="float">
            <text:p>158081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1972" calcext:value-type="float">
            <text:p>982851972</text:p>
          </table:table-cell>
          <table:table-cell office:value-type="string" calcext:value-type="string">
            <text:p>(62) 98285-1972</text:p>
          </table:table-cell>
          <table:table-cell office:value-type="string" calcext:value-type="string">
            <text:p>98285-19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85-1972&lt;/span&gt;</text:p>
          </table:table-cell>
          <table:table-cell office:value-type="string" calcext:value-type="string">
            <text:p>Raquel Ros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2/2022 16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4T16:04:00" calcext:value-type="date">
            <text:p>14/12/2022 16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0:56.9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59" calcext:value-type="float">
            <text:p>7884859</text:p>
          </table:table-cell>
          <table:table-cell office:value-type="float" office:value="8111983" calcext:value-type="float">
            <text:p>8111983</text:p>
          </table:table-cell>
          <table:table-cell office:value-type="float" office:value="5721993" calcext:value-type="float">
            <text:p>5721993</text:p>
          </table:table-cell>
          <table:table-cell office:value-type="float" office:value="7940834" calcext:value-type="float">
            <text:p>794083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2139" calcext:value-type="float">
            <text:p>983312139</text:p>
          </table:table-cell>
          <table:table-cell office:value-type="string" calcext:value-type="string">
            <text:p>(62) 98331-2139</text:p>
          </table:table-cell>
          <table:table-cell office:value-type="string" calcext:value-type="string">
            <text:p>98331-21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2139&lt;/span&gt;</text:p>
          </table:table-cell>
          <table:table-cell office:value-type="string" calcext:value-type="string">
            <text:p>Romario Rodrigue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1:00" calcext:value-type="date">
            <text:p>30/12/2020 19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2:28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0" calcext:value-type="float">
            <text:p>7884860</text:p>
          </table:table-cell>
          <table:table-cell office:value-type="float" office:value="8111984" calcext:value-type="float">
            <text:p>8111984</text:p>
          </table:table-cell>
          <table:table-cell office:value-type="float" office:value="5721994" calcext:value-type="float">
            <text:p>5721994</text:p>
          </table:table-cell>
          <table:table-cell office:value-type="float" office:value="7940835" calcext:value-type="float">
            <text:p>794083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1501" calcext:value-type="float">
            <text:p>982401501</text:p>
          </table:table-cell>
          <table:table-cell office:value-type="string" calcext:value-type="string">
            <text:p>(62) 98240-1501</text:p>
          </table:table-cell>
          <table:table-cell office:value-type="string" calcext:value-type="string">
            <text:p>98240-15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1501&lt;/span&gt;</text:p>
          </table:table-cell>
          <table:table-cell office:value-type="string" calcext:value-type="string">
            <text:p>Rayssa Brit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2:00" calcext:value-type="date">
            <text:p>30/12/2020 1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6:53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1" calcext:value-type="float">
            <text:p>7884861</text:p>
          </table:table-cell>
          <table:table-cell office:value-type="float" office:value="8111986" calcext:value-type="float">
            <text:p>8111986</text:p>
          </table:table-cell>
          <table:table-cell office:value-type="float" office:value="5721996" calcext:value-type="float">
            <text:p>5721996</text:p>
          </table:table-cell>
          <table:table-cell office:value-type="float" office:value="7940836" calcext:value-type="float">
            <text:p>79408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32210" calcext:value-type="float">
            <text:p>999332210</text:p>
          </table:table-cell>
          <table:table-cell office:value-type="string" calcext:value-type="string">
            <text:p>(62) 99933-2210</text:p>
          </table:table-cell>
          <table:table-cell office:value-type="string" calcext:value-type="string">
            <text:p>99933-22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3-2210&lt;/span&gt;</text:p>
          </table:table-cell>
          <table:table-cell office:value-type="string" calcext:value-type="string">
            <text:p>Rosilene Pereira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7:00" calcext:value-type="date">
            <text:p>30/12/2020 19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19:04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62" calcext:value-type="float">
            <text:p>7884862</text:p>
          </table:table-cell>
          <table:table-cell office:value-type="float" office:value="8111987" calcext:value-type="float">
            <text:p>8111987</text:p>
          </table:table-cell>
          <table:table-cell office:value-type="float" office:value="5721997" calcext:value-type="float">
            <text:p>5721997</text:p>
          </table:table-cell>
          <table:table-cell office:value-type="float" office:value="7940837" calcext:value-type="float">
            <text:p>794083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54478" calcext:value-type="float">
            <text:p>983054478</text:p>
          </table:table-cell>
          <table:table-cell office:value-type="string" calcext:value-type="string">
            <text:p>(62) 98305-4478</text:p>
          </table:table-cell>
          <table:table-cell office:value-type="string" calcext:value-type="string">
            <text:p>98305-4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5-4478&lt;/span&gt;</text:p>
          </table:table-cell>
          <table:table-cell office:value-type="string" calcext:value-type="string">
            <text:p>Rodrigo Xavier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19:00" calcext:value-type="date">
            <text:p>30/12/2020 19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27:21.9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0" calcext:value-type="float">
            <text:p>7884870</text:p>
          </table:table-cell>
          <table:table-cell office:value-type="float" office:value="8111995" calcext:value-type="float">
            <text:p>8111995</text:p>
          </table:table-cell>
          <table:table-cell office:value-type="float" office:value="5722005" calcext:value-type="float">
            <text:p>5722005</text:p>
          </table:table-cell>
          <table:table-cell office:value-type="float" office:value="7940845" calcext:value-type="float">
            <text:p>79408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89975" calcext:value-type="float">
            <text:p>999689975</text:p>
          </table:table-cell>
          <table:table-cell office:value-type="string" calcext:value-type="string">
            <text:p>(62) 99968-9975</text:p>
          </table:table-cell>
          <table:table-cell office:value-type="string" calcext:value-type="string">
            <text:p>99968-9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8-9975&lt;/span&gt;</text:p>
          </table:table-cell>
          <table:table-cell office:value-type="string" calcext:value-type="string">
            <text:p>Rogerio Carvalho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27:00" calcext:value-type="date">
            <text:p>30/12/2020 19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36:04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6" calcext:value-type="float">
            <text:p>7884876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5722013" calcext:value-type="float">
            <text:p>5722013</text:p>
          </table:table-cell>
          <table:table-cell office:value-type="float" office:value="7940851" calcext:value-type="float">
            <text:p>79408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34836" calcext:value-type="float">
            <text:p>981734836</text:p>
          </table:table-cell>
          <table:table-cell office:value-type="string" calcext:value-type="string">
            <text:p>(62) 98173-4836</text:p>
          </table:table-cell>
          <table:table-cell office:value-type="string" calcext:value-type="string">
            <text:p>98173-48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3-4836&lt;/span&gt;</text:p>
          </table:table-cell>
          <table:table-cell office:value-type="string" calcext:value-type="string">
            <text:p>Renata De Paul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36:00" calcext:value-type="date">
            <text:p>30/12/2020 1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0:40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8" calcext:value-type="float">
            <text:p>7884878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5722015" calcext:value-type="float">
            <text:p>5722015</text:p>
          </table:table-cell>
          <table:table-cell office:value-type="float" office:value="7940853" calcext:value-type="float">
            <text:p>79408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140538" calcext:value-type="float">
            <text:p>82140538</text:p>
          </table:table-cell>
          <table:table-cell office:value-type="string" calcext:value-type="string">
            <text:p>(62) 8214-0538</text:p>
          </table:table-cell>
          <table:table-cell office:value-type="string" calcext:value-type="string">
            <text:p>8214-05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14-0538&lt;/span&gt;</text:p>
          </table:table-cell>
          <table:table-cell office:value-type="string" calcext:value-type="string">
            <text:p>Regina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1:00" calcext:value-type="date">
            <text:p>30/12/2020 1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4:16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79" calcext:value-type="float">
            <text:p>7884879</text:p>
          </table:table-cell>
          <table:table-cell office:value-type="float" office:value="8112006" calcext:value-type="float">
            <text:p>8112006</text:p>
          </table:table-cell>
          <table:table-cell office:value-type="float" office:value="5722016" calcext:value-type="float">
            <text:p>5722016</text:p>
          </table:table-cell>
          <table:table-cell office:value-type="float" office:value="7940854" calcext:value-type="float">
            <text:p>794085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81416" calcext:value-type="float">
            <text:p>998681416</text:p>
          </table:table-cell>
          <table:table-cell office:value-type="string" calcext:value-type="string">
            <text:p>(62) 99868-1416</text:p>
          </table:table-cell>
          <table:table-cell office:value-type="string" calcext:value-type="string">
            <text:p>99868-14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8-1416&lt;/span&gt;</text:p>
          </table:table-cell>
          <table:table-cell office:value-type="string" calcext:value-type="string">
            <text:p>Ricardo De Morais Peres Flo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4:00" calcext:value-type="date">
            <text:p>30/12/2020 1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8:11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0" calcext:value-type="float">
            <text:p>7884880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5722017" calcext:value-type="float">
            <text:p>5722017</text:p>
          </table:table-cell>
          <table:table-cell office:value-type="float" office:value="7940855" calcext:value-type="float">
            <text:p>79408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5340" calcext:value-type="float">
            <text:p>982055340</text:p>
          </table:table-cell>
          <table:table-cell office:value-type="string" calcext:value-type="string">
            <text:p>(62) 98205-5340</text:p>
          </table:table-cell>
          <table:table-cell office:value-type="string" calcext:value-type="string">
            <text:p>98205-53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5340&lt;/span&gt;</text:p>
          </table:table-cell>
          <table:table-cell office:value-type="string" calcext:value-type="string">
            <text:p>Reginaldo Cesar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48:00" calcext:value-type="date">
            <text:p>30/12/2020 1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49:33.6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1" calcext:value-type="float">
            <text:p>7884881</text:p>
          </table:table-cell>
          <table:table-cell office:value-type="float" office:value="8112008" calcext:value-type="float">
            <text:p>8112008</text:p>
          </table:table-cell>
          <table:table-cell office:value-type="float" office:value="5722018" calcext:value-type="float">
            <text:p>5722018</text:p>
          </table:table-cell>
          <table:table-cell office:value-type="float" office:value="7940856" calcext:value-type="float">
            <text:p>794085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67669" calcext:value-type="float">
            <text:p>982267669</text:p>
          </table:table-cell>
          <table:table-cell office:value-type="string" calcext:value-type="string">
            <text:p>(62) 98226-7669</text:p>
          </table:table-cell>
          <table:table-cell office:value-type="string" calcext:value-type="string">
            <text:p>98226-76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6-7669&lt;/span&gt;</text:p>
          </table:table-cell>
          <table:table-cell office:value-type="string" calcext:value-type="string">
            <text:p>Rita Pereira Peixo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0:00" calcext:value-type="date">
            <text:p>30/12/2020 1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1:57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3" calcext:value-type="float">
            <text:p>7884883</text:p>
          </table:table-cell>
          <table:table-cell office:value-type="float" office:value="8112010" calcext:value-type="float">
            <text:p>8112010</text:p>
          </table:table-cell>
          <table:table-cell office:value-type="float" office:value="5722020" calcext:value-type="float">
            <text:p>5722020</text:p>
          </table:table-cell>
          <table:table-cell office:value-type="float" office:value="7940858" calcext:value-type="float">
            <text:p>79408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91180" calcext:value-type="float">
            <text:p>998091180</text:p>
          </table:table-cell>
          <table:table-cell office:value-type="string" calcext:value-type="string">
            <text:p>(62) 99809-1180</text:p>
          </table:table-cell>
          <table:table-cell office:value-type="string" calcext:value-type="string">
            <text:p>99809-1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9-1180&lt;/span&gt;</text:p>
          </table:table-cell>
          <table:table-cell office:value-type="string" calcext:value-type="string">
            <text:p>Rayssa Veras Martins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2:00" calcext:value-type="date">
            <text:p>30/12/2020 19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4:52.6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4" calcext:value-type="float">
            <text:p>7884884</text:p>
          </table:table-cell>
          <table:table-cell office:value-type="float" office:value="8112012" calcext:value-type="float">
            <text:p>8112012</text:p>
          </table:table-cell>
          <table:table-cell office:value-type="float" office:value="5722022" calcext:value-type="float">
            <text:p>5722022</text:p>
          </table:table-cell>
          <table:table-cell office:value-type="float" office:value="7940859" calcext:value-type="float">
            <text:p>794085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4674" calcext:value-type="float">
            <text:p>981524674</text:p>
          </table:table-cell>
          <table:table-cell office:value-type="string" calcext:value-type="string">
            <text:p>(62) 98152-4674</text:p>
          </table:table-cell>
          <table:table-cell office:value-type="string" calcext:value-type="string">
            <text:p>98152-4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4674&lt;/span&gt;</text:p>
          </table:table-cell>
          <table:table-cell office:value-type="string" calcext:value-type="string">
            <text:p>Rosielen Vieir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5:00" calcext:value-type="date">
            <text:p>30/12/2020 1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6:3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5" calcext:value-type="float">
            <text:p>7884885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7940860" calcext:value-type="float">
            <text:p>794086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5773" calcext:value-type="float">
            <text:p>984935773</text:p>
          </table:table-cell>
          <table:table-cell office:value-type="string" calcext:value-type="string">
            <text:p>(62) 98493-5773</text:p>
          </table:table-cell>
          <table:table-cell office:value-type="string" calcext:value-type="string">
            <text:p>98493-57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3-5773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7:00" calcext:value-type="date">
            <text:p>30/12/2020 1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3:26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51" calcext:value-type="float">
            <text:p>15531251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15421285" calcext:value-type="float">
            <text:p>154212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328922" calcext:value-type="float">
            <text:p>96328922</text:p>
          </table:table-cell>
          <table:table-cell office:value-type="string" calcext:value-type="string">
            <text:p>(62) 9632-8922</text:p>
          </table:table-cell>
          <table:table-cell office:value-type="string" calcext:value-type="string">
            <text:p>9632-8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32-8922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3:26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52" calcext:value-type="float">
            <text:p>15531252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15421286" calcext:value-type="float">
            <text:p>15421286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88614" calcext:value-type="float">
            <text:p>981088614</text:p>
          </table:table-cell>
          <table:table-cell table:number-columns-repeated="2"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8108-8614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4:26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6" calcext:value-type="float">
            <text:p>7885176</text:p>
          </table:table-cell>
          <table:table-cell office:value-type="float" office:value="8112323" calcext:value-type="float">
            <text:p>8112323</text:p>
          </table:table-cell>
          <table:table-cell office:value-type="float" office:value="5722333" calcext:value-type="float">
            <text:p>5722333</text:p>
          </table:table-cell>
          <table:table-cell office:value-type="float" office:value="7941146" calcext:value-type="float">
            <text:p>79411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78822" calcext:value-type="float">
            <text:p>984278822</text:p>
          </table:table-cell>
          <table:table-cell office:value-type="string" calcext:value-type="string">
            <text:p>(62) 98427-8822</text:p>
          </table:table-cell>
          <table:table-cell office:value-type="string" calcext:value-type="string">
            <text:p>98427-88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7-8822&lt;/span&gt;</text:p>
          </table:table-cell>
          <table:table-cell office:value-type="string" calcext:value-type="string">
            <text:p>Valteir Leles de Andr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4:00" calcext:value-type="date">
            <text:p>2/1/2021 13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5:47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8" calcext:value-type="float">
            <text:p>7885178</text:p>
          </table:table-cell>
          <table:table-cell office:value-type="float" office:value="8112326" calcext:value-type="float">
            <text:p>8112326</text:p>
          </table:table-cell>
          <table:table-cell office:value-type="float" office:value="5722336" calcext:value-type="float">
            <text:p>5722336</text:p>
          </table:table-cell>
          <table:table-cell office:value-type="float" office:value="7941148" calcext:value-type="float">
            <text:p>79411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73726" calcext:value-type="float">
            <text:p>982073726</text:p>
          </table:table-cell>
          <table:table-cell office:value-type="string" calcext:value-type="string">
            <text:p>(62) 98207-3726</text:p>
          </table:table-cell>
          <table:table-cell office:value-type="string" calcext:value-type="string">
            <text:p>98207-37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7-3726&lt;/span&gt;</text:p>
          </table:table-cell>
          <table:table-cell office:value-type="string" calcext:value-type="string">
            <text:p>Valter Rodrigues Coimb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6:00" calcext:value-type="date">
            <text:p>2/1/2021 13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1:36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9" calcext:value-type="float">
            <text:p>7885179</text:p>
          </table:table-cell>
          <table:table-cell office:value-type="float" office:value="8112329" calcext:value-type="float">
            <text:p>8112329</text:p>
          </table:table-cell>
          <table:table-cell office:value-type="float" office:value="5722339" calcext:value-type="float">
            <text:p>5722339</text:p>
          </table:table-cell>
          <table:table-cell office:value-type="float" office:value="7941149" calcext:value-type="float">
            <text:p>794114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8435" calcext:value-type="float">
            <text:p>981998435</text:p>
          </table:table-cell>
          <table:table-cell office:value-type="string" calcext:value-type="string">
            <text:p>(62) 98199-8435</text:p>
          </table:table-cell>
          <table:table-cell office:value-type="string" calcext:value-type="string">
            <text:p>98199-8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8435&lt;/span&gt;</text:p>
          </table:table-cell>
          <table:table-cell office:value-type="string" calcext:value-type="string">
            <text:p>Welisbem Misael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2:00" calcext:value-type="date">
            <text:p>2/1/2021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2:55.7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0" calcext:value-type="float">
            <text:p>7885180</text:p>
          </table:table-cell>
          <table:table-cell office:value-type="float" office:value="8112331" calcext:value-type="float">
            <text:p>8112331</text:p>
          </table:table-cell>
          <table:table-cell office:value-type="float" office:value="5722341" calcext:value-type="float">
            <text:p>5722341</text:p>
          </table:table-cell>
          <table:table-cell office:value-type="float" office:value="7941150" calcext:value-type="float">
            <text:p>79411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74955" calcext:value-type="float">
            <text:p>982574955</text:p>
          </table:table-cell>
          <table:table-cell office:value-type="string" calcext:value-type="string">
            <text:p>(62) 98257-4955</text:p>
          </table:table-cell>
          <table:table-cell office:value-type="string" calcext:value-type="string">
            <text:p>98257-4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7-4955&lt;/span&gt;</text:p>
          </table:table-cell>
          <table:table-cell office:value-type="string" calcext:value-type="string">
            <text:p>Wallas Xavier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3:00" calcext:value-type="date">
            <text:p>2/1/2021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4:56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1" calcext:value-type="float">
            <text:p>7885181</text:p>
          </table:table-cell>
          <table:table-cell office:value-type="float" office:value="8112332" calcext:value-type="float">
            <text:p>8112332</text:p>
          </table:table-cell>
          <table:table-cell office:value-type="float" office:value="5722342" calcext:value-type="float">
            <text:p>5722342</text:p>
          </table:table-cell>
          <table:table-cell office:value-type="float" office:value="7941151" calcext:value-type="float">
            <text:p>79411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6515" calcext:value-type="float">
            <text:p>984466515</text:p>
          </table:table-cell>
          <table:table-cell office:value-type="string" calcext:value-type="string">
            <text:p>(62) 98446-6515</text:p>
          </table:table-cell>
          <table:table-cell office:value-type="string" calcext:value-type="string">
            <text:p>98446-65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6515&lt;/span&gt;</text:p>
          </table:table-cell>
          <table:table-cell office:value-type="string" calcext:value-type="string">
            <text:p>Welinton Rodrigues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5:00" calcext:value-type="date">
            <text:p>2/1/2021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07:33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2" calcext:value-type="float">
            <text:p>7885182</text:p>
          </table:table-cell>
          <table:table-cell office:value-type="float" office:value="8112334" calcext:value-type="float">
            <text:p>8112334</text:p>
          </table:table-cell>
          <table:table-cell office:value-type="float" office:value="5722344" calcext:value-type="float">
            <text:p>5722344</text:p>
          </table:table-cell>
          <table:table-cell office:value-type="float" office:value="7941152" calcext:value-type="float">
            <text:p>794115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11583" calcext:value-type="float">
            <text:p>981911583</text:p>
          </table:table-cell>
          <table:table-cell office:value-type="string" calcext:value-type="string">
            <text:p>(62) 98191-1583</text:p>
          </table:table-cell>
          <table:table-cell office:value-type="string" calcext:value-type="string">
            <text:p>98191-1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1-1583&lt;/span&gt;</text:p>
          </table:table-cell>
          <table:table-cell office:value-type="string" calcext:value-type="string">
            <text:p>Weberton Neves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08:00" calcext:value-type="date">
            <text:p>2/1/2021 14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0:14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3" calcext:value-type="float">
            <text:p>7885183</text:p>
          </table:table-cell>
          <table:table-cell office:value-type="float" office:value="8112336" calcext:value-type="float">
            <text:p>8112336</text:p>
          </table:table-cell>
          <table:table-cell office:value-type="float" office:value="5722346" calcext:value-type="float">
            <text:p>5722346</text:p>
          </table:table-cell>
          <table:table-cell office:value-type="float" office:value="7941153" calcext:value-type="float">
            <text:p>79411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9653" calcext:value-type="float">
            <text:p>981099653</text:p>
          </table:table-cell>
          <table:table-cell office:value-type="string" calcext:value-type="string">
            <text:p>(62) 98109-9653</text:p>
          </table:table-cell>
          <table:table-cell office:value-type="string" calcext:value-type="string">
            <text:p>98109-9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9-9653&lt;/span&gt;</text:p>
          </table:table-cell>
          <table:table-cell office:value-type="string" calcext:value-type="string">
            <text:p>Willian Gabriel Rodrigues Amor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0:00" calcext:value-type="date">
            <text:p>2/1/2021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3:19.6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4" calcext:value-type="float">
            <text:p>7885184</text:p>
          </table:table-cell>
          <table:table-cell office:value-type="float" office:value="8112338" calcext:value-type="float">
            <text:p>8112338</text:p>
          </table:table-cell>
          <table:table-cell office:value-type="float" office:value="5722348" calcext:value-type="float">
            <text:p>5722348</text:p>
          </table:table-cell>
          <table:table-cell office:value-type="float" office:value="7941154" calcext:value-type="float">
            <text:p>794115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30922" calcext:value-type="float">
            <text:p>996430922</text:p>
          </table:table-cell>
          <table:table-cell office:value-type="string" calcext:value-type="string">
            <text:p>(62) 99643-0922</text:p>
          </table:table-cell>
          <table:table-cell office:value-type="string" calcext:value-type="string">
            <text:p>99643-0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3-0922&lt;/span&gt;</text:p>
          </table:table-cell>
          <table:table-cell office:value-type="string" calcext:value-type="string">
            <text:p>Wilma Vieira Cardos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3:00" calcext:value-type="date">
            <text:p>2/1/2021 14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4:15:51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85" calcext:value-type="float">
            <text:p>7885185</text:p>
          </table:table-cell>
          <table:table-cell office:value-type="float" office:value="8112340" calcext:value-type="float">
            <text:p>8112340</text:p>
          </table:table-cell>
          <table:table-cell office:value-type="float" office:value="5722350" calcext:value-type="float">
            <text:p>5722350</text:p>
          </table:table-cell>
          <table:table-cell office:value-type="float" office:value="7941155" calcext:value-type="float">
            <text:p>79411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7434" calcext:value-type="float">
            <text:p>981927434</text:p>
          </table:table-cell>
          <table:table-cell office:value-type="string" calcext:value-type="string">
            <text:p>(62) 98192-7434</text:p>
          </table:table-cell>
          <table:table-cell office:value-type="string" calcext:value-type="string">
            <text:p>98192-74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7434&lt;/span&gt;</text:p>
          </table:table-cell>
          <table:table-cell office:value-type="string" calcext:value-type="string">
            <text:p>Wiliian Xavier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4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4:16:00" calcext:value-type="date">
            <text:p>2/1/2021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1 09:36:25.8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2446" calcext:value-type="float">
            <text:p>13032446</text:p>
          </table:table-cell>
          <table:table-cell office:value-type="float" office:value="8112342" calcext:value-type="float">
            <text:p>8112342</text:p>
          </table:table-cell>
          <table:table-cell office:value-type="float" office:value="5722352" calcext:value-type="float">
            <text:p>5722352</text:p>
          </table:table-cell>
          <table:table-cell office:value-type="float" office:value="12970353" calcext:value-type="float">
            <text:p>129703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0846" calcext:value-type="float">
            <text:p>982920846</text:p>
          </table:table-cell>
          <table:table-cell office:value-type="string" calcext:value-type="string">
            <text:p>(62) 98292-0846</text:p>
          </table:table-cell>
          <table:table-cell office:value-type="string" calcext:value-type="string">
            <text:p>98292-08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92-0846&lt;/span&gt;</text:p>
          </table:table-cell>
          <table:table-cell office:value-type="string" calcext:value-type="string">
            <text:p>Weberton Neves P.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6/2022 09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1T09:36:00" calcext:value-type="date">
            <text:p>21/6/2022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04:16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87" calcext:value-type="float">
            <text:p>7885487</text:p>
          </table:table-cell>
          <table:table-cell office:value-type="float" office:value="8112652" calcext:value-type="float">
            <text:p>8112652</text:p>
          </table:table-cell>
          <table:table-cell office:value-type="float" office:value="5722662" calcext:value-type="float">
            <text:p>5722662</text:p>
          </table:table-cell>
          <table:table-cell office:value-type="float" office:value="7941455" calcext:value-type="float">
            <text:p>79414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7-6351&lt;/span&gt;</text:p>
          </table:table-cell>
          <table:table-cell office:value-type="string" calcext:value-type="string">
            <text:p>Santana da Paixão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04:00" calcext:value-type="date">
            <text:p>4/1/2021 08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07:19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1" calcext:value-type="float">
            <text:p>7885491</text:p>
          </table:table-cell>
          <table:table-cell office:value-type="float" office:value="8112657" calcext:value-type="float">
            <text:p>8112657</text:p>
          </table:table-cell>
          <table:table-cell office:value-type="float" office:value="5722667" calcext:value-type="float">
            <text:p>5722667</text:p>
          </table:table-cell>
          <table:table-cell office:value-type="float" office:value="7941459" calcext:value-type="float">
            <text:p>794145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7-6351&lt;/span&gt;</text:p>
          </table:table-cell>
          <table:table-cell office:value-type="string" calcext:value-type="string">
            <text:p>Valdisson Apareci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0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07:00" calcext:value-type="date">
            <text:p>4/1/2021 08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3:32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6" calcext:value-type="float">
            <text:p>7885496</text:p>
          </table:table-cell>
          <table:table-cell office:value-type="float" office:value="8112662" calcext:value-type="float">
            <text:p>8112662</text:p>
          </table:table-cell>
          <table:table-cell office:value-type="float" office:value="5722672" calcext:value-type="float">
            <text:p>5722672</text:p>
          </table:table-cell>
          <table:table-cell office:value-type="float" office:value="7941464" calcext:value-type="float">
            <text:p>79414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9704" calcext:value-type="float">
            <text:p>981399704</text:p>
          </table:table-cell>
          <table:table-cell office:value-type="string" calcext:value-type="string">
            <text:p>(62) 98139-9704</text:p>
          </table:table-cell>
          <table:table-cell office:value-type="string" calcext:value-type="string">
            <text:p>98139-97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9704&lt;/span&gt;</text:p>
          </table:table-cell>
          <table:table-cell office:value-type="string" calcext:value-type="string">
            <text:p>José da Gu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4:00" calcext:value-type="date">
            <text:p>4/1/2021 08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4:27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498" calcext:value-type="float">
            <text:p>7885498</text:p>
          </table:table-cell>
          <table:table-cell office:value-type="float" office:value="8112664" calcext:value-type="float">
            <text:p>8112664</text:p>
          </table:table-cell>
          <table:table-cell office:value-type="float" office:value="5722674" calcext:value-type="float">
            <text:p>5722674</text:p>
          </table:table-cell>
          <table:table-cell office:value-type="float" office:value="7941466" calcext:value-type="float">
            <text:p>794146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88904" calcext:value-type="float">
            <text:p>984688904</text:p>
          </table:table-cell>
          <table:table-cell office:value-type="string" calcext:value-type="string">
            <text:p>(62) 98468-8904</text:p>
          </table:table-cell>
          <table:table-cell office:value-type="string" calcext:value-type="string">
            <text:p>98468-89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8-8904&lt;/span&gt;</text:p>
          </table:table-cell>
          <table:table-cell office:value-type="string" calcext:value-type="string">
            <text:p>Maria de Lima Venâ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4:00" calcext:value-type="date">
            <text:p>4/1/2021 08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4 08:15:15.9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501" calcext:value-type="float">
            <text:p>7885501</text:p>
          </table:table-cell>
          <table:table-cell office:value-type="float" office:value="8112667" calcext:value-type="float">
            <text:p>8112667</text:p>
          </table:table-cell>
          <table:table-cell office:value-type="float" office:value="5722677" calcext:value-type="float">
            <text:p>5722677</text:p>
          </table:table-cell>
          <table:table-cell office:value-type="float" office:value="7941469" calcext:value-type="float">
            <text:p>794146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7848" calcext:value-type="float">
            <text:p>983337848</text:p>
          </table:table-cell>
          <table:table-cell office:value-type="string" calcext:value-type="string">
            <text:p>(62) 98333-7848</text:p>
          </table:table-cell>
          <table:table-cell office:value-type="string" calcext:value-type="string">
            <text:p>98333-7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3-7848&lt;/span&gt;</text:p>
          </table:table-cell>
          <table:table-cell office:value-type="string" calcext:value-type="string">
            <text:p>Odailson Lui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1 08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4T08:15:00" calcext:value-type="date">
            <text:p>4/1/2021 08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0 19:35:46.4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7771" calcext:value-type="float">
            <text:p>8037771</text:p>
          </table:table-cell>
          <table:table-cell office:value-type="float" office:value="8221637" calcext:value-type="float">
            <text:p>8221637</text:p>
          </table:table-cell>
          <table:table-cell office:value-type="float" office:value="5831647" calcext:value-type="float">
            <text:p>5831647</text:p>
          </table:table-cell>
          <table:table-cell office:value-type="float" office:value="8091506" calcext:value-type="float">
            <text:p>809150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39691" calcext:value-type="float">
            <text:p>996639691</text:p>
          </table:table-cell>
          <table:table-cell office:value-type="string" calcext:value-type="string">
            <text:p>(62) 99663-9691</text:p>
          </table:table-cell>
          <table:table-cell office:value-type="string" calcext:value-type="string">
            <text:p>99663-96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3-9691&lt;/span&gt;</text:p>
          </table:table-cell>
          <table:table-cell office:value-type="string" calcext:value-type="string">
            <text:p>Emanuelly Amaral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1 19:3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0T19:36:00" calcext:value-type="date">
            <text:p>10/1/2021 1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0 19:37:31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7772" calcext:value-type="float">
            <text:p>8037772</text:p>
          </table:table-cell>
          <table:table-cell office:value-type="float" office:value="8221638" calcext:value-type="float">
            <text:p>8221638</text:p>
          </table:table-cell>
          <table:table-cell office:value-type="float" office:value="5831648" calcext:value-type="float">
            <text:p>5831648</text:p>
          </table:table-cell>
          <table:table-cell office:value-type="float" office:value="8091507" calcext:value-type="float">
            <text:p>809150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3454" calcext:value-type="float">
            <text:p>981073454</text:p>
          </table:table-cell>
          <table:table-cell office:value-type="string" calcext:value-type="string">
            <text:p>(62) 98107-3454</text:p>
          </table:table-cell>
          <table:table-cell office:value-type="string" calcext:value-type="string">
            <text:p>98107-34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3454&lt;/span&gt;</text:p>
          </table:table-cell>
          <table:table-cell office:value-type="string" calcext:value-type="string">
            <text:p>Rai Nun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1 19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0T19:38:00" calcext:value-type="date">
            <text:p>10/1/2021 1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0:19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741" calcext:value-type="float">
            <text:p>8038741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8092423" calcext:value-type="float">
            <text:p>809242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74529" calcext:value-type="float">
            <text:p>999874529</text:p>
          </table:table-cell>
          <table:table-cell office:value-type="string" calcext:value-type="string">
            <text:p>(62) 99987-4529</text:p>
          </table:table-cell>
          <table:table-cell office:value-type="string" calcext:value-type="string">
            <text:p>99987-4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7-4529&lt;/span&gt;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40:00" calcext:value-type="date">
            <text:p>11/1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0:19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742" calcext:value-type="float">
            <text:p>8038742</text:p>
          </table:table-cell>
          <table:table-cell office:value-type="float" office:value="8222394" calcext:value-type="float">
            <text:p>8222394</text:p>
          </table:table-cell>
          <table:table-cell office:value-type="float" office:value="5832404" calcext:value-type="float">
            <text:p>5832404</text:p>
          </table:table-cell>
          <table:table-cell office:value-type="float" office:value="8092424" calcext:value-type="float">
            <text:p>8092424</text:p>
          </table:table-cell>
          <table:table-cell office:value-type="float" office:value="10" calcext:value-type="float">
            <text:p>10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76351" calcext:value-type="float">
            <text:p>985276351</text:p>
          </table:table-cell>
          <table:table-cell office:value-type="string" calcext:value-type="string">
            <text:p>(62) 98527-6351</text:p>
          </table:table-cell>
          <table:table-cell office:value-type="string" calcext:value-type="string">
            <text:p>98527-6351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527-6351&lt;/span&gt;</text:p>
          </table:table-cell>
          <table:table-cell office:value-type="string" calcext:value-type="string">
            <text:p>Valdisson Apareci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40:00" calcext:value-type="date">
            <text:p>11/1/2021 10:4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0:49:35.3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38816" calcext:value-type="float">
            <text:p>8038816</text:p>
          </table:table-cell>
          <table:table-cell office:value-type="float" office:value="8222449" calcext:value-type="float">
            <text:p>8222449</text:p>
          </table:table-cell>
          <table:table-cell office:value-type="float" office:value="5832459" calcext:value-type="float">
            <text:p>5832459</text:p>
          </table:table-cell>
          <table:table-cell office:value-type="float" office:value="8092485" calcext:value-type="float">
            <text:p>809248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Thays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0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0:50:00" calcext:value-type="date">
            <text:p>11/1/2021 10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1:44:12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3001" calcext:value-type="float">
            <text:p>8043001</text:p>
          </table:table-cell>
          <table:table-cell office:value-type="float" office:value="8224998" calcext:value-type="float">
            <text:p>8224998</text:p>
          </table:table-cell>
          <table:table-cell office:value-type="float" office:value="5835008" calcext:value-type="float">
            <text:p>5835008</text:p>
          </table:table-cell>
          <table:table-cell office:value-type="float" office:value="8096670" calcext:value-type="float">
            <text:p>809667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24817" calcext:value-type="float">
            <text:p>998624817</text:p>
          </table:table-cell>
          <table:table-cell office:value-type="string" calcext:value-type="string">
            <text:p>(62) 99862-4817</text:p>
          </table:table-cell>
          <table:table-cell office:value-type="string" calcext:value-type="string">
            <text:p>99862-48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2-4817&lt;/span&gt;</text:p>
          </table:table-cell>
          <table:table-cell office:value-type="string" calcext:value-type="string">
            <text:p>Thullyo da Silv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1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1:44:00" calcext:value-type="date">
            <text:p>11/1/2021 11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5:19:47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7298" calcext:value-type="float">
            <text:p>8047298</text:p>
          </table:table-cell>
          <table:table-cell office:value-type="float" office:value="8228000" calcext:value-type="float">
            <text:p>8228000</text:p>
          </table:table-cell>
          <table:table-cell office:value-type="float" office:value="5838010" calcext:value-type="float">
            <text:p>5838010</text:p>
          </table:table-cell>
          <table:table-cell office:value-type="float" office:value="8100624" calcext:value-type="float">
            <text:p>810062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0527" calcext:value-type="float">
            <text:p>982160527</text:p>
          </table:table-cell>
          <table:table-cell office:value-type="string" calcext:value-type="string">
            <text:p>(62) 98216-0527</text:p>
          </table:table-cell>
          <table:table-cell office:value-type="string" calcext:value-type="string">
            <text:p>98216-05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6-0527&lt;/span&gt;</text:p>
          </table:table-cell>
          <table:table-cell office:value-type="string" calcext:value-type="string">
            <text:p>Gabriel Lima do C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5:1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5:20:00" calcext:value-type="date">
            <text:p>11/1/2021 15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1 15:47:08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47453" calcext:value-type="float">
            <text:p>8047453</text:p>
          </table:table-cell>
          <table:table-cell office:value-type="float" office:value="8228154" calcext:value-type="float">
            <text:p>8228154</text:p>
          </table:table-cell>
          <table:table-cell office:value-type="float" office:value="5838164" calcext:value-type="float">
            <text:p>5838164</text:p>
          </table:table-cell>
          <table:table-cell office:value-type="float" office:value="8100777" calcext:value-type="float">
            <text:p>810077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1 15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1T15:47:00" calcext:value-type="date">
            <text:p>11/1/2021 15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09:24:48.6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58674" calcext:value-type="float">
            <text:p>8058674</text:p>
          </table:table-cell>
          <table:table-cell office:value-type="float" office:value="8235242" calcext:value-type="float">
            <text:p>8235242</text:p>
          </table:table-cell>
          <table:table-cell office:value-type="float" office:value="5845252" calcext:value-type="float">
            <text:p>5845252</text:p>
          </table:table-cell>
          <table:table-cell office:value-type="float" office:value="8111795" calcext:value-type="float">
            <text:p>81117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04792" calcext:value-type="float">
            <text:p>985904792</text:p>
          </table:table-cell>
          <table:table-cell office:value-type="string" calcext:value-type="string">
            <text:p>(62) 98590-4792</text:p>
          </table:table-cell>
          <table:table-cell office:value-type="string" calcext:value-type="string">
            <text:p>98590-47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0-4792&lt;/span&gt;</text:p>
          </table:table-cell>
          <table:table-cell office:value-type="string" calcext:value-type="string">
            <text:p>Claudio Marci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09:2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09:25:00" calcext:value-type="date">
            <text:p>12/1/2021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2:29:51.3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59527" calcext:value-type="float">
            <text:p>8059527</text:p>
          </table:table-cell>
          <table:table-cell office:value-type="float" office:value="8236002" calcext:value-type="float">
            <text:p>8236002</text:p>
          </table:table-cell>
          <table:table-cell office:value-type="float" office:value="5846012" calcext:value-type="float">
            <text:p>5846012</text:p>
          </table:table-cell>
          <table:table-cell office:value-type="float" office:value="8112630" calcext:value-type="float">
            <text:p>81126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6452" calcext:value-type="float">
            <text:p>982246452</text:p>
          </table:table-cell>
          <table:table-cell office:value-type="string" calcext:value-type="string">
            <text:p>(62) 98224-6452</text:p>
          </table:table-cell>
          <table:table-cell office:value-type="string" calcext:value-type="string">
            <text:p>98224-64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6452&lt;/span&gt;</text:p>
          </table:table-cell>
          <table:table-cell office:value-type="string" calcext:value-type="string">
            <text:p>Pedro Leonardo Patrocinio Nav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2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2:30:00" calcext:value-type="date">
            <text:p>12/1/2021 12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4:59:21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60169" calcext:value-type="float">
            <text:p>8060169</text:p>
          </table:table-cell>
          <table:table-cell office:value-type="float" office:value="8236598" calcext:value-type="float">
            <text:p>8236598</text:p>
          </table:table-cell>
          <table:table-cell office:value-type="float" office:value="5846608" calcext:value-type="float">
            <text:p>5846608</text:p>
          </table:table-cell>
          <table:table-cell office:value-type="float" office:value="8113264" calcext:value-type="float">
            <text:p>811326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75433" calcext:value-type="float">
            <text:p>982375433</text:p>
          </table:table-cell>
          <table:table-cell office:value-type="string" calcext:value-type="string">
            <text:p>(62) 98237-5433</text:p>
          </table:table-cell>
          <table:table-cell office:value-type="string" calcext:value-type="string">
            <text:p>98237-54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7-5433&lt;/span&gt;</text:p>
          </table:table-cell>
          <table:table-cell office:value-type="string" calcext:value-type="string">
            <text:p>Damario Oliveira Bonf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4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4:59:00" calcext:value-type="date">
            <text:p>12/1/2021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2 15:43:41.9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60484" calcext:value-type="float">
            <text:p>8060484</text:p>
          </table:table-cell>
          <table:table-cell office:value-type="float" office:value="8236866" calcext:value-type="float">
            <text:p>8236866</text:p>
          </table:table-cell>
          <table:table-cell office:value-type="float" office:value="5846876" calcext:value-type="float">
            <text:p>5846876</text:p>
          </table:table-cell>
          <table:table-cell office:value-type="float" office:value="8113571" calcext:value-type="float">
            <text:p>81135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04899" calcext:value-type="float">
            <text:p>982704899</text:p>
          </table:table-cell>
          <table:table-cell office:value-type="string" calcext:value-type="string">
            <text:p>(62) 98270-4899</text:p>
          </table:table-cell>
          <table:table-cell office:value-type="string" calcext:value-type="string">
            <text:p>98270-48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0-4899&lt;/span&gt;</text:p>
          </table:table-cell>
          <table:table-cell office:value-type="string" calcext:value-type="string">
            <text:p>Valdileia Lop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1 15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2T15:44:00" calcext:value-type="date">
            <text:p>12/1/2021 15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15 11:25:53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096573" calcext:value-type="float">
            <text:p>8096573</text:p>
          </table:table-cell>
          <table:table-cell office:value-type="float" office:value="8262670" calcext:value-type="float">
            <text:p>8262670</text:p>
          </table:table-cell>
          <table:table-cell office:value-type="float" office:value="5872680" calcext:value-type="float">
            <text:p>5872680</text:p>
          </table:table-cell>
          <table:table-cell office:value-type="float" office:value="8148213" calcext:value-type="float">
            <text:p>81482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10466" calcext:value-type="float">
            <text:p>983310466</text:p>
          </table:table-cell>
          <table:table-cell office:value-type="string" calcext:value-type="string">
            <text:p>(62) 98331-0466</text:p>
          </table:table-cell>
          <table:table-cell office:value-type="string" calcext:value-type="string">
            <text:p>98331-04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1-0466&lt;/span&gt;</text:p>
          </table:table-cell>
          <table:table-cell office:value-type="string" calcext:value-type="string">
            <text:p>Fernanda Barbos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1/2021 11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15T11:26:00" calcext:value-type="date">
            <text:p>15/1/2021 11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0 14:21:18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3426" calcext:value-type="float">
            <text:p>8143426</text:p>
          </table:table-cell>
          <table:table-cell office:value-type="float" office:value="8293425" calcext:value-type="float">
            <text:p>8293425</text:p>
          </table:table-cell>
          <table:table-cell office:value-type="float" office:value="5903435" calcext:value-type="float">
            <text:p>5903435</text:p>
          </table:table-cell>
          <table:table-cell office:value-type="float" office:value="8193714" calcext:value-type="float">
            <text:p>819371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0650" calcext:value-type="float">
            <text:p>982670650</text:p>
          </table:table-cell>
          <table:table-cell office:value-type="string" calcext:value-type="string">
            <text:p>(62) 98267-0650</text:p>
          </table:table-cell>
          <table:table-cell office:value-type="string" calcext:value-type="string">
            <text:p>98267-06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0650&lt;/span&gt;</text:p>
          </table:table-cell>
          <table:table-cell office:value-type="string" calcext:value-type="string">
            <text:p>Wevellyn Manohelen Rodrigu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1 14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0T14:21:00" calcext:value-type="date">
            <text:p>20/1/2021 14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0 15:53:14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4984" calcext:value-type="float">
            <text:p>8144984</text:p>
          </table:table-cell>
          <table:table-cell office:value-type="float" office:value="8293982" calcext:value-type="float">
            <text:p>8293982</text:p>
          </table:table-cell>
          <table:table-cell office:value-type="float" office:value="5903992" calcext:value-type="float">
            <text:p>5903992</text:p>
          </table:table-cell>
          <table:table-cell office:value-type="float" office:value="8194343" calcext:value-type="float">
            <text:p>819434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99703" calcext:value-type="float">
            <text:p>983299703</text:p>
          </table:table-cell>
          <table:table-cell office:value-type="string" calcext:value-type="string">
            <text:p>(62) 98329-9703</text:p>
          </table:table-cell>
          <table:table-cell office:value-type="string" calcext:value-type="string">
            <text:p>98329-97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9-9703&lt;/span&gt;</text:p>
          </table:table-cell>
          <table:table-cell office:value-type="string" calcext:value-type="string">
            <text:p>Lorrany Tavares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1 15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0T15:53:00" calcext:value-type="date">
            <text:p>20/1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08:37:44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7137" calcext:value-type="float">
            <text:p>8147137</text:p>
          </table:table-cell>
          <table:table-cell office:value-type="float" office:value="8294957" calcext:value-type="float">
            <text:p>8294957</text:p>
          </table:table-cell>
          <table:table-cell office:value-type="float" office:value="5904967" calcext:value-type="float">
            <text:p>5904967</text:p>
          </table:table-cell>
          <table:table-cell office:value-type="float" office:value="8195367" calcext:value-type="float">
            <text:p>81953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72415" calcext:value-type="float">
            <text:p>986272415</text:p>
          </table:table-cell>
          <table:table-cell office:value-type="string" calcext:value-type="string">
            <text:p>(62) 98627-2415</text:p>
          </table:table-cell>
          <table:table-cell office:value-type="string" calcext:value-type="string">
            <text:p>98627-2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7-2415&lt;/span&gt;</text:p>
          </table:table-cell>
          <table:table-cell office:value-type="string" calcext:value-type="string">
            <text:p>Elisabeth Pe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08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08:38:00" calcext:value-type="date">
            <text:p>21/1/2021 08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10:20:37.1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7623" calcext:value-type="float">
            <text:p>8147623</text:p>
          </table:table-cell>
          <table:table-cell office:value-type="float" office:value="8295384" calcext:value-type="float">
            <text:p>8295384</text:p>
          </table:table-cell>
          <table:table-cell office:value-type="float" office:value="5905394" calcext:value-type="float">
            <text:p>5905394</text:p>
          </table:table-cell>
          <table:table-cell office:value-type="float" office:value="8195835" calcext:value-type="float">
            <text:p>819583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73433" calcext:value-type="float">
            <text:p>981073433</text:p>
          </table:table-cell>
          <table:table-cell office:value-type="string" calcext:value-type="string">
            <text:p>(62) 98107-3433</text:p>
          </table:table-cell>
          <table:table-cell office:value-type="string" calcext:value-type="string">
            <text:p>98107-34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7-3433&lt;/span&gt;</text:p>
          </table:table-cell>
          <table:table-cell office:value-type="string" calcext:value-type="string">
            <text:p>Jose Maria Daniel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10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10:21:00" calcext:value-type="date">
            <text:p>21/1/2021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1 14:56:15.1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48819" calcext:value-type="float">
            <text:p>8148819</text:p>
          </table:table-cell>
          <table:table-cell office:value-type="float" office:value="8296488" calcext:value-type="float">
            <text:p>8296488</text:p>
          </table:table-cell>
          <table:table-cell office:value-type="float" office:value="5906498" calcext:value-type="float">
            <text:p>5906498</text:p>
          </table:table-cell>
          <table:table-cell office:value-type="float" office:value="8197018" calcext:value-type="float">
            <text:p>819701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1972" calcext:value-type="float">
            <text:p>982851972</text:p>
          </table:table-cell>
          <table:table-cell office:value-type="string" calcext:value-type="string">
            <text:p>(62) 98285-1972</text:p>
          </table:table-cell>
          <table:table-cell office:value-type="string" calcext:value-type="string">
            <text:p>98285-19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5-1972&lt;/span&gt;</text:p>
          </table:table-cell>
          <table:table-cell office:value-type="string" calcext:value-type="string">
            <text:p>Arthur Moreira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1/2021 14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1T14:56:00" calcext:value-type="date">
            <text:p>21/1/2021 14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2 09:15:34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54070" calcext:value-type="float">
            <text:p>8154070</text:p>
          </table:table-cell>
          <table:table-cell office:value-type="float" office:value="8300585" calcext:value-type="float">
            <text:p>8300585</text:p>
          </table:table-cell>
          <table:table-cell office:value-type="float" office:value="5910595" calcext:value-type="float">
            <text:p>5910595</text:p>
          </table:table-cell>
          <table:table-cell office:value-type="float" office:value="8202089" calcext:value-type="float">
            <text:p>82020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0935" calcext:value-type="float">
            <text:p>981390935</text:p>
          </table:table-cell>
          <table:table-cell office:value-type="string" calcext:value-type="string">
            <text:p>(62) 98139-0935</text:p>
          </table:table-cell>
          <table:table-cell office:value-type="string" calcext:value-type="string">
            <text:p>98139-0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0935&lt;/span&gt;</text:p>
          </table:table-cell>
          <table:table-cell office:value-type="string" calcext:value-type="string">
            <text:p>Jilmar Mendes Magalh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1/2021 09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2T09:16:00" calcext:value-type="date">
            <text:p>22/1/2021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2 15:51:39.7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58272" calcext:value-type="float">
            <text:p>8158272</text:p>
          </table:table-cell>
          <table:table-cell office:value-type="float" office:value="8303626" calcext:value-type="float">
            <text:p>8303626</text:p>
          </table:table-cell>
          <table:table-cell office:value-type="float" office:value="5913636" calcext:value-type="float">
            <text:p>5913636</text:p>
          </table:table-cell>
          <table:table-cell office:value-type="float" office:value="8205926" calcext:value-type="float">
            <text:p>820592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22202" calcext:value-type="float">
            <text:p>982022202</text:p>
          </table:table-cell>
          <table:table-cell office:value-type="string" calcext:value-type="string">
            <text:p>(62) 98202-2202</text:p>
          </table:table-cell>
          <table:table-cell office:value-type="string" calcext:value-type="string">
            <text:p>98202-22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2-2202&lt;/span&gt;</text:p>
          </table:table-cell>
          <table:table-cell office:value-type="string" calcext:value-type="string">
            <text:p>Eva Teixeira Franç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1/2021 15:5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2T15:52:00" calcext:value-type="date">
            <text:p>22/1/2021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0:21:43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60273" calcext:value-type="float">
            <text:p>8160273</text:p>
          </table:table-cell>
          <table:table-cell office:value-type="float" office:value="8305456" calcext:value-type="float">
            <text:p>8305456</text:p>
          </table:table-cell>
          <table:table-cell office:value-type="float" office:value="5915466" calcext:value-type="float">
            <text:p>5915466</text:p>
          </table:table-cell>
          <table:table-cell office:value-type="float" office:value="8207889" calcext:value-type="float">
            <text:p>82078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97010157" calcext:value-type="float">
            <text:p>997010157</text:p>
          </table:table-cell>
          <table:table-cell office:value-type="string" calcext:value-type="string">
            <text:p>(60) 99701-0157</text:p>
          </table:table-cell>
          <table:table-cell office:value-type="string" calcext:value-type="string">
            <text:p>99701-01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0) 99701-0157&lt;/span&gt;</text:p>
          </table:table-cell>
          <table:table-cell office:value-type="string" calcext:value-type="string">
            <text:p>Susana Alves Vieira Dan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0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0:22:00" calcext:value-type="date">
            <text:p>25/1/2021 10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5:33:43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61678" calcext:value-type="float">
            <text:p>8161678</text:p>
          </table:table-cell>
          <table:table-cell office:value-type="float" office:value="8306716" calcext:value-type="float">
            <text:p>8306716</text:p>
          </table:table-cell>
          <table:table-cell office:value-type="float" office:value="5916726" calcext:value-type="float">
            <text:p>5916726</text:p>
          </table:table-cell>
          <table:table-cell office:value-type="float" office:value="8209273" calcext:value-type="float">
            <text:p>82092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0655" calcext:value-type="float">
            <text:p>984670655</text:p>
          </table:table-cell>
          <table:table-cell office:value-type="string" calcext:value-type="string">
            <text:p>(62) 98467-0655</text:p>
          </table:table-cell>
          <table:table-cell office:value-type="string" calcext:value-type="string">
            <text:p>98467-06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0655&lt;/span&gt;</text:p>
          </table:table-cell>
          <table:table-cell office:value-type="string" calcext:value-type="string">
            <text:p>Savya Ferreira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5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5:34:00" calcext:value-type="date">
            <text:p>25/1/2021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5 18:02:14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0970" calcext:value-type="float">
            <text:p>8170970</text:p>
          </table:table-cell>
          <table:table-cell office:value-type="float" office:value="8317657" calcext:value-type="float">
            <text:p>8317657</text:p>
          </table:table-cell>
          <table:table-cell office:value-type="float" office:value="5927667" calcext:value-type="float">
            <text:p>5927667</text:p>
          </table:table-cell>
          <table:table-cell office:value-type="float" office:value="8218561" calcext:value-type="float">
            <text:p>82185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981795236" calcext:value-type="float">
            <text:p>981795236</text:p>
          </table:table-cell>
          <table:table-cell office:value-type="string" calcext:value-type="string">
            <text:p>(12) 98179-5236</text:p>
          </table:table-cell>
          <table:table-cell office:value-type="string" calcext:value-type="string">
            <text:p>98179-52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2) 98179-5236&lt;/span&gt;</text:p>
          </table:table-cell>
          <table:table-cell office:value-type="string" calcext:value-type="string">
            <text:p>Jucimario Pereira Barb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1 18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5T18:02:00" calcext:value-type="date">
            <text:p>25/1/2021 18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08:29:37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1195" calcext:value-type="float">
            <text:p>8171195</text:p>
          </table:table-cell>
          <table:table-cell office:value-type="float" office:value="8317864" calcext:value-type="float">
            <text:p>8317864</text:p>
          </table:table-cell>
          <table:table-cell office:value-type="float" office:value="5927874" calcext:value-type="float">
            <text:p>5927874</text:p>
          </table:table-cell>
          <table:table-cell office:value-type="float" office:value="8218780" calcext:value-type="float">
            <text:p>821878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297" calcext:value-type="float">
            <text:p>982507297</text:p>
          </table:table-cell>
          <table:table-cell office:value-type="string" calcext:value-type="string">
            <text:p>(62) 98250-7297</text:p>
          </table:table-cell>
          <table:table-cell office:value-type="string" calcext:value-type="string">
            <text:p>98250-72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297&lt;/span&gt;</text:p>
          </table:table-cell>
          <table:table-cell office:value-type="string" calcext:value-type="string">
            <text:p>Kailane Silva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08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08:30:00" calcext:value-type="date">
            <text:p>26/1/2021 08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16:08:49.1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3428" calcext:value-type="float">
            <text:p>8173428</text:p>
          </table:table-cell>
          <table:table-cell office:value-type="float" office:value="8319839" calcext:value-type="float">
            <text:p>8319839</text:p>
          </table:table-cell>
          <table:table-cell office:value-type="float" office:value="5929849" calcext:value-type="float">
            <text:p>5929849</text:p>
          </table:table-cell>
          <table:table-cell office:value-type="float" office:value="8220984" calcext:value-type="float">
            <text:p>82209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46966" calcext:value-type="float">
            <text:p>983246966</text:p>
          </table:table-cell>
          <table:table-cell office:value-type="string" calcext:value-type="string">
            <text:p>(62) 98324-6966</text:p>
          </table:table-cell>
          <table:table-cell office:value-type="string" calcext:value-type="string">
            <text:p>98324-69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4-6966&lt;/span&gt;</text:p>
          </table:table-cell>
          <table:table-cell office:value-type="string" calcext:value-type="string">
            <text:p>Antonio Lourenço Corre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16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16:09:00" calcext:value-type="date">
            <text:p>26/1/2021 16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6 16:11:17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73439" calcext:value-type="float">
            <text:p>8173439</text:p>
          </table:table-cell>
          <table:table-cell office:value-type="float" office:value="8319851" calcext:value-type="float">
            <text:p>8319851</text:p>
          </table:table-cell>
          <table:table-cell office:value-type="float" office:value="5929861" calcext:value-type="float">
            <text:p>5929861</text:p>
          </table:table-cell>
          <table:table-cell office:value-type="float" office:value="8220995" calcext:value-type="float">
            <text:p>82209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46966" calcext:value-type="float">
            <text:p>983246966</text:p>
          </table:table-cell>
          <table:table-cell office:value-type="string" calcext:value-type="string">
            <text:p>(62) 98324-6966</text:p>
          </table:table-cell>
          <table:table-cell office:value-type="string" calcext:value-type="string">
            <text:p>98324-69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4-6966&lt;/span&gt;</text:p>
          </table:table-cell>
          <table:table-cell office:value-type="string" calcext:value-type="string">
            <text:p>Maria Madalena d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1/2021 16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6T16:11:00" calcext:value-type="date">
            <text:p>26/1/2021 16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7 09:50:05.6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2905" calcext:value-type="float">
            <text:p>8192905</text:p>
          </table:table-cell>
          <table:table-cell office:value-type="float" office:value="8335491" calcext:value-type="float">
            <text:p>8335491</text:p>
          </table:table-cell>
          <table:table-cell office:value-type="float" office:value="5945501" calcext:value-type="float">
            <text:p>5945501</text:p>
          </table:table-cell>
          <table:table-cell office:value-type="float" office:value="8240441" calcext:value-type="float">
            <text:p>82404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31139" calcext:value-type="float">
            <text:p>999831139</text:p>
          </table:table-cell>
          <table:table-cell office:value-type="string" calcext:value-type="string">
            <text:p>(62) 99983-1139</text:p>
          </table:table-cell>
          <table:table-cell office:value-type="string" calcext:value-type="string">
            <text:p>99983-11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3-1139&lt;/span&gt;</text:p>
          </table:table-cell>
          <table:table-cell office:value-type="string" calcext:value-type="string">
            <text:p>Gilvam Alv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1 09:5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7T09:50:00" calcext:value-type="date">
            <text:p>27/1/2021 0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7 14:33:00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4174" calcext:value-type="float">
            <text:p>8194174</text:p>
          </table:table-cell>
          <table:table-cell office:value-type="float" office:value="8336596" calcext:value-type="float">
            <text:p>8336596</text:p>
          </table:table-cell>
          <table:table-cell office:value-type="float" office:value="5946606" calcext:value-type="float">
            <text:p>5946606</text:p>
          </table:table-cell>
          <table:table-cell office:value-type="float" office:value="8241689" calcext:value-type="float">
            <text:p>82416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2801" calcext:value-type="float">
            <text:p>984232801</text:p>
          </table:table-cell>
          <table:table-cell office:value-type="string" calcext:value-type="string">
            <text:p>(62) 98423-2801</text:p>
          </table:table-cell>
          <table:table-cell office:value-type="string" calcext:value-type="string">
            <text:p>98423-28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2801&lt;/span&gt;</text:p>
          </table:table-cell>
          <table:table-cell office:value-type="string" calcext:value-type="string">
            <text:p>Ailton José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1 14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7T14:33:00" calcext:value-type="date">
            <text:p>27/1/2021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8 11:09:08.4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196568" calcext:value-type="float">
            <text:p>8196568</text:p>
          </table:table-cell>
          <table:table-cell office:value-type="float" office:value="8338745" calcext:value-type="float">
            <text:p>8338745</text:p>
          </table:table-cell>
          <table:table-cell office:value-type="float" office:value="5948755" calcext:value-type="float">
            <text:p>5948755</text:p>
          </table:table-cell>
          <table:table-cell office:value-type="float" office:value="8244041" calcext:value-type="float">
            <text:p>82440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541" calcext:value-type="float">
            <text:p>98114541</text:p>
          </table:table-cell>
          <table:table-cell office:value-type="string" calcext:value-type="string">
            <text:p>(62) 9811-4541</text:p>
          </table:table-cell>
          <table:table-cell office:value-type="string" calcext:value-type="string">
            <text:p>9811-45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-4541&lt;/span&gt;</text:p>
          </table:table-cell>
          <table:table-cell office:value-type="string" calcext:value-type="string">
            <text:p>Marcos Jose Alves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1/2021 11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8T11:09:00" calcext:value-type="date">
            <text:p>28/1/2021 11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29 14:14:31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1698" calcext:value-type="float">
            <text:p>8211698</text:p>
          </table:table-cell>
          <table:table-cell office:value-type="float" office:value="8349458" calcext:value-type="float">
            <text:p>8349458</text:p>
          </table:table-cell>
          <table:table-cell office:value-type="float" office:value="5959468" calcext:value-type="float">
            <text:p>5959468</text:p>
          </table:table-cell>
          <table:table-cell office:value-type="float" office:value="8258615" calcext:value-type="float">
            <text:p>82586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54119677" calcext:value-type="float">
            <text:p>654119677</text:p>
          </table:table-cell>
          <table:table-cell office:value-type="string" calcext:value-type="string">
            <text:p>(34) 65411-9677</text:p>
          </table:table-cell>
          <table:table-cell office:value-type="string" calcext:value-type="string">
            <text:p>65411-96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65411-9677&lt;/span&gt;</text:p>
          </table:table-cell>
          <table:table-cell office:value-type="string" calcext:value-type="string">
            <text:p>Jacimar Cout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1/2021 14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29T14:15:00" calcext:value-type="date">
            <text:p>29/1/2021 14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1 09:42:14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3858" calcext:value-type="float">
            <text:p>8213858</text:p>
          </table:table-cell>
          <table:table-cell office:value-type="float" office:value="8351454" calcext:value-type="float">
            <text:p>8351454</text:p>
          </table:table-cell>
          <table:table-cell office:value-type="float" office:value="5961464" calcext:value-type="float">
            <text:p>5961464</text:p>
          </table:table-cell>
          <table:table-cell office:value-type="float" office:value="8260729" calcext:value-type="float">
            <text:p>826072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9955" calcext:value-type="float">
            <text:p>981219955</text:p>
          </table:table-cell>
          <table:table-cell office:value-type="string" calcext:value-type="string">
            <text:p>(62) 98121-9955</text:p>
          </table:table-cell>
          <table:table-cell office:value-type="string" calcext:value-type="string">
            <text:p>98121-9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9955&lt;/span&gt;</text:p>
          </table:table-cell>
          <table:table-cell office:value-type="string" calcext:value-type="string">
            <text:p>Jaqueline Miguel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1 09:4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1T09:42:00" calcext:value-type="date">
            <text:p>1/2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1 09:44:47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13869" calcext:value-type="float">
            <text:p>8213869</text:p>
          </table:table-cell>
          <table:table-cell office:value-type="float" office:value="8351463" calcext:value-type="float">
            <text:p>8351463</text:p>
          </table:table-cell>
          <table:table-cell office:value-type="float" office:value="5961473" calcext:value-type="float">
            <text:p>5961473</text:p>
          </table:table-cell>
          <table:table-cell office:value-type="float" office:value="8260740" calcext:value-type="float">
            <text:p>826074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19955" calcext:value-type="float">
            <text:p>981219955</text:p>
          </table:table-cell>
          <table:table-cell office:value-type="string" calcext:value-type="string">
            <text:p>(62) 98121-9955</text:p>
          </table:table-cell>
          <table:table-cell office:value-type="string" calcext:value-type="string">
            <text:p>98121-99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1-9955&lt;/span&gt;</text:p>
          </table:table-cell>
          <table:table-cell office:value-type="string" calcext:value-type="string">
            <text:p>Cassiano Henrique Chaves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1 09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1T09:45:00" calcext:value-type="date">
            <text:p>1/2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5:05:16.5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262" calcext:value-type="float">
            <text:p>8242262</text:p>
          </table:table-cell>
          <table:table-cell office:value-type="float" office:value="8374588" calcext:value-type="float">
            <text:p>8374588</text:p>
          </table:table-cell>
          <table:table-cell office:value-type="float" office:value="5984598" calcext:value-type="float">
            <text:p>5984598</text:p>
          </table:table-cell>
          <table:table-cell office:value-type="float" office:value="8288959" calcext:value-type="float">
            <text:p>828895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27434" calcext:value-type="float">
            <text:p>981927434</text:p>
          </table:table-cell>
          <table:table-cell office:value-type="string" calcext:value-type="string">
            <text:p>(62) 98192-7434</text:p>
          </table:table-cell>
          <table:table-cell office:value-type="string" calcext:value-type="string">
            <text:p>98192-74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2-7434&lt;/span&gt;</text:p>
          </table:table-cell>
          <table:table-cell office:value-type="string" calcext:value-type="string">
            <text:p>Vanessa Saiane Amorim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5:0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5:05:00" calcext:value-type="date">
            <text:p>2/2/2021 15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2 16:23:11.4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42739" calcext:value-type="float">
            <text:p>8242739</text:p>
          </table:table-cell>
          <table:table-cell office:value-type="float" office:value="8375025" calcext:value-type="float">
            <text:p>8375025</text:p>
          </table:table-cell>
          <table:table-cell office:value-type="float" office:value="5985035" calcext:value-type="float">
            <text:p>5985035</text:p>
          </table:table-cell>
          <table:table-cell office:value-type="float" office:value="8289433" calcext:value-type="float">
            <text:p>828943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81892506" calcext:value-type="float">
            <text:p>981892506</text:p>
          </table:table-cell>
          <table:table-cell office:value-type="string" calcext:value-type="string">
            <text:p>(17) 98189-2506</text:p>
          </table:table-cell>
          <table:table-cell office:value-type="string" calcext:value-type="string">
            <text:p>98189-25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7) 98189-2506&lt;/span&gt;</text:p>
          </table:table-cell>
          <table:table-cell office:value-type="string" calcext:value-type="string">
            <text:p>Yasmim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1 16:2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2T16:23:00" calcext:value-type="date">
            <text:p>2/2/2021 16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3 08:17:14.6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62998" calcext:value-type="float">
            <text:p>8262998</text:p>
          </table:table-cell>
          <table:table-cell office:value-type="float" office:value="8392492" calcext:value-type="float">
            <text:p>8392492</text:p>
          </table:table-cell>
          <table:table-cell office:value-type="float" office:value="6002502" calcext:value-type="float">
            <text:p>6002502</text:p>
          </table:table-cell>
          <table:table-cell office:value-type="float" office:value="8308799" calcext:value-type="float">
            <text:p>830879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99786" calcext:value-type="float">
            <text:p>981199786</text:p>
          </table:table-cell>
          <table:table-cell office:value-type="string" calcext:value-type="string">
            <text:p>(62) 98119-9786</text:p>
          </table:table-cell>
          <table:table-cell office:value-type="string" calcext:value-type="string">
            <text:p>98119-97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9-9786&lt;/span&gt;</text:p>
          </table:table-cell>
          <table:table-cell office:value-type="string" calcext:value-type="string">
            <text:p>Isabella Aguiar Nog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2/2021 08:1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3T08:17:00" calcext:value-type="date">
            <text:p>3/2/2021 08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0:54:17.8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2475" calcext:value-type="float">
            <text:p>8272475</text:p>
          </table:table-cell>
          <table:table-cell office:value-type="float" office:value="8399777" calcext:value-type="float">
            <text:p>8399777</text:p>
          </table:table-cell>
          <table:table-cell office:value-type="float" office:value="6009787" calcext:value-type="float">
            <text:p>6009787</text:p>
          </table:table-cell>
          <table:table-cell office:value-type="float" office:value="8317906" calcext:value-type="float">
            <text:p>8317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2104" calcext:value-type="float">
            <text:p>982592104</text:p>
          </table:table-cell>
          <table:table-cell office:value-type="string" calcext:value-type="string">
            <text:p>(62) 98259-2104</text:p>
          </table:table-cell>
          <table:table-cell office:value-type="string" calcext:value-type="string">
            <text:p>98259-2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2104&lt;/span&gt;</text:p>
          </table:table-cell>
          <table:table-cell office:value-type="string" calcext:value-type="string">
            <text:p>Rickelme Fernandes Dour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0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0:54:00" calcext:value-type="date">
            <text:p>4/2/2021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5:33:58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3805" calcext:value-type="float">
            <text:p>8273805</text:p>
          </table:table-cell>
          <table:table-cell office:value-type="float" office:value="8400958" calcext:value-type="float">
            <text:p>8400958</text:p>
          </table:table-cell>
          <table:table-cell office:value-type="float" office:value="6010968" calcext:value-type="float">
            <text:p>6010968</text:p>
          </table:table-cell>
          <table:table-cell office:value-type="float" office:value="8319223" calcext:value-type="float">
            <text:p>831922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81892506" calcext:value-type="float">
            <text:p>981892506</text:p>
          </table:table-cell>
          <table:table-cell office:value-type="string" calcext:value-type="string">
            <text:p>(17) 98189-2506</text:p>
          </table:table-cell>
          <table:table-cell office:value-type="string" calcext:value-type="string">
            <text:p>98189-25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7) 98189-2506&lt;/span&gt;</text:p>
          </table:table-cell>
          <table:table-cell office:value-type="string" calcext:value-type="string">
            <text:p>Americo Mantins da Cu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5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5:34:00" calcext:value-type="date">
            <text:p>4/2/2021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4 17:00:04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4403" calcext:value-type="float">
            <text:p>8274403</text:p>
          </table:table-cell>
          <table:table-cell office:value-type="float" office:value="8401477" calcext:value-type="float">
            <text:p>8401477</text:p>
          </table:table-cell>
          <table:table-cell office:value-type="float" office:value="6011487" calcext:value-type="float">
            <text:p>6011487</text:p>
          </table:table-cell>
          <table:table-cell office:value-type="float" office:value="8319821" calcext:value-type="float">
            <text:p>831982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Maria Vitoria Barros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2/2021 17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4T17:00:00" calcext:value-type="date">
            <text:p>4/2/2021 17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09:40:00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5300" calcext:value-type="float">
            <text:p>8275300</text:p>
          </table:table-cell>
          <table:table-cell office:value-type="float" office:value="8402232" calcext:value-type="float">
            <text:p>8402232</text:p>
          </table:table-cell>
          <table:table-cell office:value-type="float" office:value="6012242" calcext:value-type="float">
            <text:p>6012242</text:p>
          </table:table-cell>
          <table:table-cell office:value-type="float" office:value="8320689" calcext:value-type="float">
            <text:p>83206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5390" calcext:value-type="float">
            <text:p>981415390</text:p>
          </table:table-cell>
          <table:table-cell office:value-type="string" calcext:value-type="string">
            <text:p>(62) 98141-5390</text:p>
          </table:table-cell>
          <table:table-cell office:value-type="string" calcext:value-type="string">
            <text:p>98141-53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5390&lt;/span&gt;</text:p>
          </table:table-cell>
          <table:table-cell office:value-type="string" calcext:value-type="string">
            <text:p>Anielle Dias G. S. Menez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09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09:40:00" calcext:value-type="date">
            <text:p>5/2/2021 09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14:30:48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6406" calcext:value-type="float">
            <text:p>8276406</text:p>
          </table:table-cell>
          <table:table-cell office:value-type="float" office:value="8403243" calcext:value-type="float">
            <text:p>8403243</text:p>
          </table:table-cell>
          <table:table-cell office:value-type="float" office:value="6013253" calcext:value-type="float">
            <text:p>6013253</text:p>
          </table:table-cell>
          <table:table-cell office:value-type="float" office:value="8321775" calcext:value-type="float">
            <text:p>832177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7917" calcext:value-type="float">
            <text:p>982277917</text:p>
          </table:table-cell>
          <table:table-cell office:value-type="string" calcext:value-type="string">
            <text:p>(62) 98227-7917</text:p>
          </table:table-cell>
          <table:table-cell office:value-type="string" calcext:value-type="string">
            <text:p>98227-79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7917&lt;/span&gt;</text:p>
          </table:table-cell>
          <table:table-cell office:value-type="string" calcext:value-type="string">
            <text:p>Eleniuda Eva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14:3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14:31:00" calcext:value-type="date">
            <text:p>5/2/2021 14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5 16:40:16.6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77027" calcext:value-type="float">
            <text:p>8277027</text:p>
          </table:table-cell>
          <table:table-cell office:value-type="float" office:value="8403830" calcext:value-type="float">
            <text:p>8403830</text:p>
          </table:table-cell>
          <table:table-cell office:value-type="float" office:value="6013840" calcext:value-type="float">
            <text:p>6013840</text:p>
          </table:table-cell>
          <table:table-cell office:value-type="float" office:value="8322384" calcext:value-type="float">
            <text:p>83223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72323" calcext:value-type="float">
            <text:p>996672323</text:p>
          </table:table-cell>
          <table:table-cell office:value-type="string" calcext:value-type="string">
            <text:p>(62) 99667-2323</text:p>
          </table:table-cell>
          <table:table-cell office:value-type="string" calcext:value-type="string">
            <text:p>99667-23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7-2323&lt;/span&gt;</text:p>
          </table:table-cell>
          <table:table-cell office:value-type="string" calcext:value-type="string">
            <text:p>Wellington Douglas Cardos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2/2021 16:4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5T16:40:00" calcext:value-type="date">
            <text:p>5/2/2021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09:33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432" calcext:value-type="float">
            <text:p>8280432</text:p>
          </table:table-cell>
          <table:table-cell office:value-type="float" office:value="8406451" calcext:value-type="float">
            <text:p>8406451</text:p>
          </table:table-cell>
          <table:table-cell office:value-type="float" office:value="6016461" calcext:value-type="float">
            <text:p>6016461</text:p>
          </table:table-cell>
          <table:table-cell office:value-type="float" office:value="8325730" calcext:value-type="float">
            <text:p>83257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9435" calcext:value-type="float">
            <text:p>984239435</text:p>
          </table:table-cell>
          <table:table-cell office:value-type="string" calcext:value-type="string">
            <text:p>(62) 98423-9435</text:p>
          </table:table-cell>
          <table:table-cell office:value-type="string" calcext:value-type="string">
            <text:p>98423-9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9435&lt;/span&gt;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10:00" calcext:value-type="date">
            <text:p>8/2/2021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10:12.9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435" calcext:value-type="float">
            <text:p>8280435</text:p>
          </table:table-cell>
          <table:table-cell office:value-type="float" office:value="8406454" calcext:value-type="float">
            <text:p>8406454</text:p>
          </table:table-cell>
          <table:table-cell office:value-type="float" office:value="6016464" calcext:value-type="float">
            <text:p>6016464</text:p>
          </table:table-cell>
          <table:table-cell office:value-type="float" office:value="8325733" calcext:value-type="float">
            <text:p>832573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39435" calcext:value-type="float">
            <text:p>984239435</text:p>
          </table:table-cell>
          <table:table-cell office:value-type="string" calcext:value-type="string">
            <text:p>(62) 98423-9435</text:p>
          </table:table-cell>
          <table:table-cell office:value-type="string" calcext:value-type="string">
            <text:p>98423-94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3-9435&lt;/span&gt;</text:p>
          </table:table-cell>
          <table:table-cell office:value-type="string" calcext:value-type="string">
            <text:p>Nathan Silveir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1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10:00" calcext:value-type="date">
            <text:p>8/2/2021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46:00.4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667" calcext:value-type="float">
            <text:p>8280667</text:p>
          </table:table-cell>
          <table:table-cell office:value-type="float" office:value="8406663" calcext:value-type="float">
            <text:p>8406663</text:p>
          </table:table-cell>
          <table:table-cell office:value-type="float" office:value="6016673" calcext:value-type="float">
            <text:p>6016673</text:p>
          </table:table-cell>
          <table:table-cell office:value-type="float" office:value="8325963" calcext:value-type="float">
            <text:p>83259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68872" calcext:value-type="float">
            <text:p>981868872</text:p>
          </table:table-cell>
          <table:table-cell office:value-type="string" calcext:value-type="string">
            <text:p>(62) 98186-8872</text:p>
          </table:table-cell>
          <table:table-cell office:value-type="string" calcext:value-type="string">
            <text:p>98186-88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6-8872&lt;/span&gt;</text:p>
          </table:table-cell>
          <table:table-cell office:value-type="string" calcext:value-type="string">
            <text:p>Flanker Marcio Navarro G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46:00" calcext:value-type="date">
            <text:p>8/2/2021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8 10:46:39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280676" calcext:value-type="float">
            <text:p>8280676</text:p>
          </table:table-cell>
          <table:table-cell office:value-type="float" office:value="8406670" calcext:value-type="float">
            <text:p>8406670</text:p>
          </table:table-cell>
          <table:table-cell office:value-type="float" office:value="6016680" calcext:value-type="float">
            <text:p>6016680</text:p>
          </table:table-cell>
          <table:table-cell office:value-type="float" office:value="8325972" calcext:value-type="float">
            <text:p>832597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68872" calcext:value-type="float">
            <text:p>981868872</text:p>
          </table:table-cell>
          <table:table-cell office:value-type="string" calcext:value-type="string">
            <text:p>(62) 98186-8872</text:p>
          </table:table-cell>
          <table:table-cell office:value-type="string" calcext:value-type="string">
            <text:p>98186-88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6-8872&lt;/span&gt;</text:p>
          </table:table-cell>
          <table:table-cell office:value-type="string" calcext:value-type="string">
            <text:p>Flanker Marcio Navarro Gland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1 10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8T10:47:00" calcext:value-type="date">
            <text:p>8/2/2021 10:4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10:12:37.4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889" calcext:value-type="float">
            <text:p>13063889</text:p>
          </table:table-cell>
          <table:table-cell office:value-type="float" office:value="8406874" calcext:value-type="float">
            <text:p>8406874</text:p>
          </table:table-cell>
          <table:table-cell office:value-type="float" office:value="6016884" calcext:value-type="float">
            <text:p>6016884</text:p>
          </table:table-cell>
          <table:table-cell office:value-type="float" office:value="12998617" calcext:value-type="float">
            <text:p>129986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3-9609&lt;/span&gt;</text:p>
          </table:table-cell>
          <table:table-cell office:value-type="string" calcext:value-type="string">
            <text:p>Alba Bra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10:13:00" calcext:value-type="date">
            <text:p>27/6/2022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09 08:55:14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304018" calcext:value-type="float">
            <text:p>8304018</text:p>
          </table:table-cell>
          <table:table-cell office:value-type="float" office:value="8423119" calcext:value-type="float">
            <text:p>8423119</text:p>
          </table:table-cell>
          <table:table-cell office:value-type="float" office:value="6033129" calcext:value-type="float">
            <text:p>6033129</text:p>
          </table:table-cell>
          <table:table-cell office:value-type="float" office:value="8348967" calcext:value-type="float">
            <text:p>83489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8400" calcext:value-type="float">
            <text:p>981678400</text:p>
          </table:table-cell>
          <table:table-cell office:value-type="string" calcext:value-type="string">
            <text:p>(62) 98167-8400</text:p>
          </table:table-cell>
          <table:table-cell office:value-type="string" calcext:value-type="string">
            <text:p>98167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8400&lt;/span&gt;</text:p>
          </table:table-cell>
          <table:table-cell office:value-type="string" calcext:value-type="string">
            <text:p>Ana Livia Ribeiro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1 08:5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09T08:55:00" calcext:value-type="date">
            <text:p>9/2/2021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17 14:28:16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408837" calcext:value-type="float">
            <text:p>8408837</text:p>
          </table:table-cell>
          <table:table-cell office:value-type="float" office:value="8520754" calcext:value-type="float">
            <text:p>8520754</text:p>
          </table:table-cell>
          <table:table-cell office:value-type="float" office:value="6130764" calcext:value-type="float">
            <text:p>6130764</text:p>
          </table:table-cell>
          <table:table-cell office:value-type="float" office:value="8452604" calcext:value-type="float">
            <text:p>845260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97097" calcext:value-type="float">
            <text:p>982397097</text:p>
          </table:table-cell>
          <table:table-cell office:value-type="string" calcext:value-type="string">
            <text:p>(62) 98239-7097</text:p>
          </table:table-cell>
          <table:table-cell office:value-type="string" calcext:value-type="string">
            <text:p>98239-70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9-7097&lt;/span&gt;</text:p>
          </table:table-cell>
          <table:table-cell office:value-type="string" calcext:value-type="string">
            <text:p>Maria Aparecida da Silva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2/2021 14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17T14:28:00" calcext:value-type="date">
            <text:p>17/2/2021 14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2-22 08:59:08.9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463233" calcext:value-type="float">
            <text:p>8463233</text:p>
          </table:table-cell>
          <table:table-cell office:value-type="float" office:value="8562863" calcext:value-type="float">
            <text:p>8562863</text:p>
          </table:table-cell>
          <table:table-cell office:value-type="float" office:value="6172873" calcext:value-type="float">
            <text:p>6172873</text:p>
          </table:table-cell>
          <table:table-cell office:value-type="float" office:value="8505937" calcext:value-type="float">
            <text:p>850593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984485458" calcext:value-type="float">
            <text:p>984485458</text:p>
          </table:table-cell>
          <table:table-cell office:value-type="string" calcext:value-type="string">
            <text:p>(67) 98448-5458</text:p>
          </table:table-cell>
          <table:table-cell office:value-type="string" calcext:value-type="string">
            <text:p>98448-54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7) 98448-5458&lt;/span&gt;</text:p>
          </table:table-cell>
          <table:table-cell office:value-type="string" calcext:value-type="string">
            <text:p>Marcilio Soares Lourenç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2/2021 08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2-22T08:59:00" calcext:value-type="date">
            <text:p>22/2/2021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09:37:57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20698" calcext:value-type="float">
            <text:p>8520698</text:p>
          </table:table-cell>
          <table:table-cell office:value-type="float" office:value="8608937" calcext:value-type="float">
            <text:p>8608937</text:p>
          </table:table-cell>
          <table:table-cell office:value-type="float" office:value="6218947" calcext:value-type="float">
            <text:p>6218947</text:p>
          </table:table-cell>
          <table:table-cell office:value-type="float" office:value="8559845" calcext:value-type="float">
            <text:p>855984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9407" calcext:value-type="float">
            <text:p>981039407</text:p>
          </table:table-cell>
          <table:table-cell office:value-type="string" calcext:value-type="string">
            <text:p>(62) 98103-9407</text:p>
          </table:table-cell>
          <table:table-cell office:value-type="string" calcext:value-type="string">
            <text:p>98103-94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9407&lt;/span&gt;</text:p>
          </table:table-cell>
          <table:table-cell office:value-type="string" calcext:value-type="string">
            <text:p>Rosilda Xavier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09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09:38:00" calcext:value-type="date">
            <text:p>1/3/2021 09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14:50:12.3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22076" calcext:value-type="float">
            <text:p>8522076</text:p>
          </table:table-cell>
          <table:table-cell office:value-type="float" office:value="8610246" calcext:value-type="float">
            <text:p>8610246</text:p>
          </table:table-cell>
          <table:table-cell office:value-type="float" office:value="6220256" calcext:value-type="float">
            <text:p>6220256</text:p>
          </table:table-cell>
          <table:table-cell office:value-type="float" office:value="8561191" calcext:value-type="float">
            <text:p>85611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4141" calcext:value-type="float">
            <text:p>981444141</text:p>
          </table:table-cell>
          <table:table-cell office:value-type="string" calcext:value-type="string">
            <text:p>(62) 98144-4141</text:p>
          </table:table-cell>
          <table:table-cell office:value-type="string" calcext:value-type="string">
            <text:p>98144-4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4141&lt;/span&gt;</text:p>
          </table:table-cell>
          <table:table-cell office:value-type="string" calcext:value-type="string">
            <text:p>Nilton Correia Mac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14:5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14:50:00" calcext:value-type="date">
            <text:p>1/3/2021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1 16:45:33.3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35753" calcext:value-type="float">
            <text:p>8535753</text:p>
          </table:table-cell>
          <table:table-cell office:value-type="float" office:value="8617601" calcext:value-type="float">
            <text:p>8617601</text:p>
          </table:table-cell>
          <table:table-cell office:value-type="float" office:value="6227611" calcext:value-type="float">
            <text:p>6227611</text:p>
          </table:table-cell>
          <table:table-cell office:value-type="float" office:value="8574863" calcext:value-type="float">
            <text:p>85748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00715" calcext:value-type="float">
            <text:p>984900715</text:p>
          </table:table-cell>
          <table:table-cell office:value-type="string" calcext:value-type="string">
            <text:p>(62) 98490-0715</text:p>
          </table:table-cell>
          <table:table-cell office:value-type="string" calcext:value-type="string">
            <text:p>98490-07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0-0715&lt;/span&gt;</text:p>
          </table:table-cell>
          <table:table-cell office:value-type="string" calcext:value-type="string">
            <text:p>Weverton Rodrigues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1 16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1T16:46:00" calcext:value-type="date">
            <text:p>1/3/2021 16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2 15:01:19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0733" calcext:value-type="float">
            <text:p>8550733</text:p>
          </table:table-cell>
          <table:table-cell office:value-type="float" office:value="8627679" calcext:value-type="float">
            <text:p>8627679</text:p>
          </table:table-cell>
          <table:table-cell office:value-type="float" office:value="6237689" calcext:value-type="float">
            <text:p>6237689</text:p>
          </table:table-cell>
          <table:table-cell office:value-type="float" office:value="8589773" calcext:value-type="float">
            <text:p>85897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26077" calcext:value-type="float">
            <text:p>984326077</text:p>
          </table:table-cell>
          <table:table-cell office:value-type="string" calcext:value-type="string">
            <text:p>(62) 98432-6077</text:p>
          </table:table-cell>
          <table:table-cell office:value-type="string" calcext:value-type="string">
            <text:p>98432-60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2-6077&lt;/span&gt;</text:p>
          </table:table-cell>
          <table:table-cell office:value-type="string" calcext:value-type="string">
            <text:p>Diomar Fer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3/2021 15:0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2T15:01:00" calcext:value-type="date">
            <text:p>2/3/2021 15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3 08:04:4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3076" calcext:value-type="float">
            <text:p>8553076</text:p>
          </table:table-cell>
          <table:table-cell office:value-type="float" office:value="8628928" calcext:value-type="float">
            <text:p>8628928</text:p>
          </table:table-cell>
          <table:table-cell office:value-type="float" office:value="6238938" calcext:value-type="float">
            <text:p>6238938</text:p>
          </table:table-cell>
          <table:table-cell office:value-type="float" office:value="8591063" calcext:value-type="float">
            <text:p>85910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38583" calcext:value-type="float">
            <text:p>999338583</text:p>
          </table:table-cell>
          <table:table-cell office:value-type="string" calcext:value-type="string">
            <text:p>(62) 99933-8583</text:p>
          </table:table-cell>
          <table:table-cell office:value-type="string" calcext:value-type="string">
            <text:p>99933-8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3-8583&lt;/span&gt;</text:p>
          </table:table-cell>
          <table:table-cell office:value-type="string" calcext:value-type="string">
            <text:p>Ronaldo Pereira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3/2021 08:0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3T08:05:00" calcext:value-type="date">
            <text:p>3/3/2021 08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3 08:47:36.1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53202" calcext:value-type="float">
            <text:p>8553202</text:p>
          </table:table-cell>
          <table:table-cell office:value-type="float" office:value="8629049" calcext:value-type="float">
            <text:p>8629049</text:p>
          </table:table-cell>
          <table:table-cell office:value-type="float" office:value="6239059" calcext:value-type="float">
            <text:p>6239059</text:p>
          </table:table-cell>
          <table:table-cell office:value-type="float" office:value="8591189" calcext:value-type="float">
            <text:p>85911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2065" calcext:value-type="float">
            <text:p>981102065</text:p>
          </table:table-cell>
          <table:table-cell office:value-type="string" calcext:value-type="string">
            <text:p>(62) 98110-2065</text:p>
          </table:table-cell>
          <table:table-cell office:value-type="string" calcext:value-type="string">
            <text:p>98110-20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2065&lt;/span&gt;</text:p>
          </table:table-cell>
          <table:table-cell office:value-type="string" calcext:value-type="string">
            <text:p>Ronaldo Hortencio Barbos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3/2021 08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3T08:48:00" calcext:value-type="date">
            <text:p>3/3/2021 08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04 11:09:43.6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564580" calcext:value-type="float">
            <text:p>8564580</text:p>
          </table:table-cell>
          <table:table-cell office:value-type="float" office:value="8637187" calcext:value-type="float">
            <text:p>8637187</text:p>
          </table:table-cell>
          <table:table-cell office:value-type="float" office:value="6247197" calcext:value-type="float">
            <text:p>6247197</text:p>
          </table:table-cell>
          <table:table-cell office:value-type="float" office:value="8602078" calcext:value-type="float">
            <text:p>860207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8707" calcext:value-type="float">
            <text:p>982788707</text:p>
          </table:table-cell>
          <table:table-cell office:value-type="string" calcext:value-type="string">
            <text:p>(62) 98278-8707</text:p>
          </table:table-cell>
          <table:table-cell office:value-type="string" calcext:value-type="string">
            <text:p>98278-8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8707&lt;/span&gt;</text:p>
          </table:table-cell>
          <table:table-cell office:value-type="string" calcext:value-type="string">
            <text:p>Rodrigo Dias Guimarã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3/2021 11:0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04T11:10:00" calcext:value-type="date">
            <text:p>4/3/2021 11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8 15:02:49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84965" calcext:value-type="float">
            <text:p>8684965</text:p>
          </table:table-cell>
          <table:table-cell office:value-type="float" office:value="8699403" calcext:value-type="float">
            <text:p>8699403</text:p>
          </table:table-cell>
          <table:table-cell office:value-type="float" office:value="6309413" calcext:value-type="float">
            <text:p>6309413</text:p>
          </table:table-cell>
          <table:table-cell office:value-type="float" office:value="8717393" calcext:value-type="float">
            <text:p>87173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68444" calcext:value-type="float">
            <text:p>982468444</text:p>
          </table:table-cell>
          <table:table-cell office:value-type="string" calcext:value-type="string">
            <text:p>(62) 98246-8444</text:p>
          </table:table-cell>
          <table:table-cell office:value-type="string" calcext:value-type="string">
            <text:p>98246-84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46-8444&lt;/span&gt;</text:p>
          </table:table-cell>
          <table:table-cell office:value-type="string" calcext:value-type="string">
            <text:p>Rikelme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1 15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8T15:03:00" calcext:value-type="date">
            <text:p>18/3/2021 15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2 12:08:31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2398" calcext:value-type="float">
            <text:p>8642398</text:p>
          </table:table-cell>
          <table:table-cell office:value-type="float" office:value="8700329" calcext:value-type="float">
            <text:p>8700329</text:p>
          </table:table-cell>
          <table:table-cell office:value-type="float" office:value="6310339" calcext:value-type="float">
            <text:p>6310339</text:p>
          </table:table-cell>
          <table:table-cell office:value-type="float" office:value="8677473" calcext:value-type="float">
            <text:p>86774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43043" calcext:value-type="float">
            <text:p>984143043</text:p>
          </table:table-cell>
          <table:table-cell office:value-type="string" calcext:value-type="string">
            <text:p>(62) 98414-3043</text:p>
          </table:table-cell>
          <table:table-cell office:value-type="string" calcext:value-type="string">
            <text:p>98414-30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4-3043&lt;/span&gt;</text:p>
          </table:table-cell>
          <table:table-cell office:value-type="string" calcext:value-type="string">
            <text:p>Luiza Dias Seix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3/2021 12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2T12:09:00" calcext:value-type="date">
            <text:p>12/3/2021 12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0:12:36.8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9593" calcext:value-type="float">
            <text:p>8649593</text:p>
          </table:table-cell>
          <table:table-cell office:value-type="float" office:value="8705109" calcext:value-type="float">
            <text:p>8705109</text:p>
          </table:table-cell>
          <table:table-cell office:value-type="float" office:value="6315119" calcext:value-type="float">
            <text:p>6315119</text:p>
          </table:table-cell>
          <table:table-cell office:value-type="float" office:value="8683567" calcext:value-type="float">
            <text:p>86835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7975" calcext:value-type="float">
            <text:p>981107975</text:p>
          </table:table-cell>
          <table:table-cell office:value-type="string" calcext:value-type="string">
            <text:p>(62) 98110-7975</text:p>
          </table:table-cell>
          <table:table-cell office:value-type="string" calcext:value-type="string">
            <text:p>9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7975&lt;/span&gt;</text:p>
          </table:table-cell>
          <table:table-cell office:value-type="string" calcext:value-type="string">
            <text:p>Lucimara N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0:1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0:13:00" calcext:value-type="date">
            <text:p>15/3/2021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1:15:35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49949" calcext:value-type="float">
            <text:p>8649949</text:p>
          </table:table-cell>
          <table:table-cell office:value-type="float" office:value="8705430" calcext:value-type="float">
            <text:p>8705430</text:p>
          </table:table-cell>
          <table:table-cell office:value-type="float" office:value="6315440" calcext:value-type="float">
            <text:p>6315440</text:p>
          </table:table-cell>
          <table:table-cell office:value-type="float" office:value="8683915" calcext:value-type="float">
            <text:p>868391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19114" calcext:value-type="float">
            <text:p>996619114</text:p>
          </table:table-cell>
          <table:table-cell office:value-type="string" calcext:value-type="string">
            <text:p>(62) 99661-9114</text:p>
          </table:table-cell>
          <table:table-cell office:value-type="string" calcext:value-type="string">
            <text:p>99661-91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1-9114&lt;/span&gt;</text:p>
          </table:table-cell>
          <table:table-cell office:value-type="string" calcext:value-type="string">
            <text:p>Igor Mend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1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1:16:00" calcext:value-type="date">
            <text:p>15/3/2021 11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5 15:18:00.2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53330" calcext:value-type="float">
            <text:p>8653330</text:p>
          </table:table-cell>
          <table:table-cell office:value-type="float" office:value="8708525" calcext:value-type="float">
            <text:p>8708525</text:p>
          </table:table-cell>
          <table:table-cell office:value-type="float" office:value="6318535" calcext:value-type="float">
            <text:p>6318535</text:p>
          </table:table-cell>
          <table:table-cell office:value-type="float" office:value="8687203" calcext:value-type="float">
            <text:p>86872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5900" calcext:value-type="float">
            <text:p>982615900</text:p>
          </table:table-cell>
          <table:table-cell office:value-type="string" calcext:value-type="string">
            <text:p>(62) 98261-5900</text:p>
          </table:table-cell>
          <table:table-cell office:value-type="string" calcext:value-type="string">
            <text:p>98261-5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5900&lt;/span&gt;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1 15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5T15:18:00" calcext:value-type="date">
            <text:p>15/3/2021 15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7 15:49:20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0072" calcext:value-type="float">
            <text:p>8670072</text:p>
          </table:table-cell>
          <table:table-cell office:value-type="float" office:value="8722636" calcext:value-type="float">
            <text:p>8722636</text:p>
          </table:table-cell>
          <table:table-cell office:value-type="float" office:value="6332646" calcext:value-type="float">
            <text:p>6332646</text:p>
          </table:table-cell>
          <table:table-cell office:value-type="float" office:value="8703661" calcext:value-type="float">
            <text:p>870366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40021" calcext:value-type="float">
            <text:p>982040021</text:p>
          </table:table-cell>
          <table:table-cell office:value-type="string" calcext:value-type="string">
            <text:p>(62) 98204-0021</text:p>
          </table:table-cell>
          <table:table-cell office:value-type="string" calcext:value-type="string">
            <text:p>98204-00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4-0021&lt;/span&gt;</text:p>
          </table:table-cell>
          <table:table-cell office:value-type="string" calcext:value-type="string">
            <text:p>Pamel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1 15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7T15:49:00" calcext:value-type="date">
            <text:p>17/3/2021 15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7 16:36:38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6567" calcext:value-type="float">
            <text:p>8676567</text:p>
          </table:table-cell>
          <table:table-cell office:value-type="float" office:value="8726520" calcext:value-type="float">
            <text:p>8726520</text:p>
          </table:table-cell>
          <table:table-cell office:value-type="float" office:value="6336530" calcext:value-type="float">
            <text:p>6336530</text:p>
          </table:table-cell>
          <table:table-cell office:value-type="float" office:value="8710150" calcext:value-type="float">
            <text:p>871015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98480" calcext:value-type="float">
            <text:p>982298480</text:p>
          </table:table-cell>
          <table:table-cell office:value-type="string" calcext:value-type="string">
            <text:p>(62) 98229-8480</text:p>
          </table:table-cell>
          <table:table-cell office:value-type="string" calcext:value-type="string">
            <text:p>98229-84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9-8480&lt;/span&gt;</text:p>
          </table:table-cell>
          <table:table-cell office:value-type="string" calcext:value-type="string">
            <text:p>Grigório do Carmo Ribeiro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1 16:3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7T16:37:00" calcext:value-type="date">
            <text:p>17/3/2021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18 10:11:01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679334" calcext:value-type="float">
            <text:p>8679334</text:p>
          </table:table-cell>
          <table:table-cell office:value-type="float" office:value="8727867" calcext:value-type="float">
            <text:p>8727867</text:p>
          </table:table-cell>
          <table:table-cell office:value-type="float" office:value="6337877" calcext:value-type="float">
            <text:p>6337877</text:p>
          </table:table-cell>
          <table:table-cell office:value-type="float" office:value="8711776" calcext:value-type="float">
            <text:p>871177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Cristiano de Lima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1 10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18T10:11:00" calcext:value-type="date">
            <text:p>18/3/2021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23 12:01:54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14743" calcext:value-type="float">
            <text:p>8714743</text:p>
          </table:table-cell>
          <table:table-cell office:value-type="float" office:value="8752232" calcext:value-type="float">
            <text:p>8752232</text:p>
          </table:table-cell>
          <table:table-cell office:value-type="float" office:value="6362242" calcext:value-type="float">
            <text:p>6362242</text:p>
          </table:table-cell>
          <table:table-cell office:value-type="float" office:value="8745100" calcext:value-type="float">
            <text:p>874510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99580060" calcext:value-type="float">
            <text:p>999580060</text:p>
          </table:table-cell>
          <table:table-cell office:value-type="string" calcext:value-type="string">
            <text:p>(34) 99958-0060</text:p>
          </table:table-cell>
          <table:table-cell office:value-type="string" calcext:value-type="string">
            <text:p>99958-00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99958-0060&lt;/span&gt;</text:p>
          </table:table-cell>
          <table:table-cell office:value-type="string" calcext:value-type="string">
            <text:p>Edvaldo Teodoro de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1 12:0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23T12:02:00" calcext:value-type="date">
            <text:p>23/3/2021 12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25 17:55:45.0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27486" calcext:value-type="float">
            <text:p>8727486</text:p>
          </table:table-cell>
          <table:table-cell office:value-type="float" office:value="8763452" calcext:value-type="float">
            <text:p>8763452</text:p>
          </table:table-cell>
          <table:table-cell office:value-type="float" office:value="6373462" calcext:value-type="float">
            <text:p>6373462</text:p>
          </table:table-cell>
          <table:table-cell office:value-type="float" office:value="8757376" calcext:value-type="float">
            <text:p>875737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5943" calcext:value-type="float">
            <text:p>982425943</text:p>
          </table:table-cell>
          <table:table-cell office:value-type="string" calcext:value-type="string">
            <text:p>(62) 98242-5943</text:p>
          </table:table-cell>
          <table:table-cell office:value-type="string" calcext:value-type="string">
            <text:p>98242-59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5943&lt;/span&gt;</text:p>
          </table:table-cell>
          <table:table-cell office:value-type="string" calcext:value-type="string">
            <text:p>Jozimar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3/2021 17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25T17:56:00" calcext:value-type="date">
            <text:p>25/3/2021 17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09:03:43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3758" calcext:value-type="float">
            <text:p>8753758</text:p>
          </table:table-cell>
          <table:table-cell office:value-type="float" office:value="8788230" calcext:value-type="float">
            <text:p>8788230</text:p>
          </table:table-cell>
          <table:table-cell office:value-type="float" office:value="6398240" calcext:value-type="float">
            <text:p>6398240</text:p>
          </table:table-cell>
          <table:table-cell office:value-type="float" office:value="8782491" calcext:value-type="float">
            <text:p>87824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64761" calcext:value-type="float">
            <text:p>998264761</text:p>
          </table:table-cell>
          <table:table-cell office:value-type="string" calcext:value-type="string">
            <text:p>(62) 99826-4761</text:p>
          </table:table-cell>
          <table:table-cell office:value-type="string" calcext:value-type="string">
            <text:p>99826-47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6-4761&lt;/span&gt;</text:p>
          </table:table-cell>
          <table:table-cell office:value-type="string" calcext:value-type="string">
            <text:p>Vitor Hugo Félix Coe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09:0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09:04:00" calcext:value-type="date">
            <text:p>30/3/2021 09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10:39:24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4259" calcext:value-type="float">
            <text:p>8754259</text:p>
          </table:table-cell>
          <table:table-cell office:value-type="float" office:value="8788654" calcext:value-type="float">
            <text:p>8788654</text:p>
          </table:table-cell>
          <table:table-cell office:value-type="float" office:value="6398664" calcext:value-type="float">
            <text:p>6398664</text:p>
          </table:table-cell>
          <table:table-cell office:value-type="float" office:value="8782988" calcext:value-type="float">
            <text:p>878298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59786" calcext:value-type="float">
            <text:p>981659786</text:p>
          </table:table-cell>
          <table:table-cell office:value-type="string" calcext:value-type="string">
            <text:p>(62) 98165-9786</text:p>
          </table:table-cell>
          <table:table-cell office:value-type="string" calcext:value-type="string">
            <text:p>98165-97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5-9786&lt;/span&gt;</text:p>
          </table:table-cell>
          <table:table-cell office:value-type="string" calcext:value-type="string">
            <text:p>Lara Natielly Penha Souz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10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10:39:00" calcext:value-type="date">
            <text:p>30/3/2021 10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3-30 16:51:58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59526" calcext:value-type="float">
            <text:p>8759526</text:p>
          </table:table-cell>
          <table:table-cell office:value-type="float" office:value="8792358" calcext:value-type="float">
            <text:p>8792358</text:p>
          </table:table-cell>
          <table:table-cell office:value-type="float" office:value="6402368" calcext:value-type="float">
            <text:p>6402368</text:p>
          </table:table-cell>
          <table:table-cell office:value-type="float" office:value="8788226" calcext:value-type="float">
            <text:p>878822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30534" calcext:value-type="float">
            <text:p>996030534</text:p>
          </table:table-cell>
          <table:table-cell office:value-type="string" calcext:value-type="string">
            <text:p>(62) 99603-0534</text:p>
          </table:table-cell>
          <table:table-cell office:value-type="string" calcext:value-type="string">
            <text:p>99603-05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3-0534&lt;/span&gt;</text:p>
          </table:table-cell>
          <table:table-cell office:value-type="string" calcext:value-type="string">
            <text:p>Thais de Souz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1 16:5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3-30T16:52:00" calcext:value-type="date">
            <text:p>30/3/2021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08:44:28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7840" calcext:value-type="float">
            <text:p>8777840</text:p>
          </table:table-cell>
          <table:table-cell office:value-type="float" office:value="8806974" calcext:value-type="float">
            <text:p>8806974</text:p>
          </table:table-cell>
          <table:table-cell office:value-type="float" office:value="6416984" calcext:value-type="float">
            <text:p>6416984</text:p>
          </table:table-cell>
          <table:table-cell office:value-type="float" office:value="8806251" calcext:value-type="float">
            <text:p>880625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30046" calcext:value-type="float">
            <text:p>986430046</text:p>
          </table:table-cell>
          <table:table-cell office:value-type="string" calcext:value-type="string">
            <text:p>(62) 98643-0046</text:p>
          </table:table-cell>
          <table:table-cell office:value-type="string" calcext:value-type="string">
            <text:p>98643-0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43-0046&lt;/span&gt;</text:p>
          </table:table-cell>
          <table:table-cell office:value-type="string" calcext:value-type="string">
            <text:p>Walisson Oliveira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08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08:44:00" calcext:value-type="date">
            <text:p>1/4/2021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09:21:10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7937" calcext:value-type="float">
            <text:p>8777937</text:p>
          </table:table-cell>
          <table:table-cell office:value-type="float" office:value="8807066" calcext:value-type="float">
            <text:p>8807066</text:p>
          </table:table-cell>
          <table:table-cell office:value-type="float" office:value="6417076" calcext:value-type="float">
            <text:p>6417076</text:p>
          </table:table-cell>
          <table:table-cell office:value-type="float" office:value="8806348" calcext:value-type="float">
            <text:p>88063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7655" calcext:value-type="float">
            <text:p>981037655</text:p>
          </table:table-cell>
          <table:table-cell office:value-type="string" calcext:value-type="string">
            <text:p>(62) 98103-7655</text:p>
          </table:table-cell>
          <table:table-cell office:value-type="string" calcext:value-type="string">
            <text:p>98103-76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7655&lt;/span&gt;</text:p>
          </table:table-cell>
          <table:table-cell office:value-type="string" calcext:value-type="string">
            <text:p>Maykon Vinicius Camargo Sobrin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09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09:21:00" calcext:value-type="date">
            <text:p>1/4/2021 0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10:58:49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8332" calcext:value-type="float">
            <text:p>8778332</text:p>
          </table:table-cell>
          <table:table-cell office:value-type="float" office:value="8807430" calcext:value-type="float">
            <text:p>8807430</text:p>
          </table:table-cell>
          <table:table-cell office:value-type="float" office:value="6417440" calcext:value-type="float">
            <text:p>6417440</text:p>
          </table:table-cell>
          <table:table-cell office:value-type="float" office:value="8806737" calcext:value-type="float">
            <text:p>880673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1081" calcext:value-type="float">
            <text:p>982911081</text:p>
          </table:table-cell>
          <table:table-cell office:value-type="string" calcext:value-type="string">
            <text:p>(62) 98291-1081</text:p>
          </table:table-cell>
          <table:table-cell office:value-type="string" calcext:value-type="string">
            <text:p>98291-10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1081&lt;/span&gt;</text:p>
          </table:table-cell>
          <table:table-cell office:value-type="string" calcext:value-type="string">
            <text:p>Vitoria Luana Alves de Mora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10:5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10:59:00" calcext:value-type="date">
            <text:p>1/4/2021 10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1 11:00:53.6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778342" calcext:value-type="float">
            <text:p>8778342</text:p>
          </table:table-cell>
          <table:table-cell office:value-type="float" office:value="8807440" calcext:value-type="float">
            <text:p>8807440</text:p>
          </table:table-cell>
          <table:table-cell office:value-type="float" office:value="6417450" calcext:value-type="float">
            <text:p>6417450</text:p>
          </table:table-cell>
          <table:table-cell office:value-type="float" office:value="8806747" calcext:value-type="float">
            <text:p>880674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1081" calcext:value-type="float">
            <text:p>982911081</text:p>
          </table:table-cell>
          <table:table-cell office:value-type="string" calcext:value-type="string">
            <text:p>(62) 98291-1081</text:p>
          </table:table-cell>
          <table:table-cell office:value-type="string" calcext:value-type="string">
            <text:p>98291-10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1081&lt;/span&gt;</text:p>
          </table:table-cell>
          <table:table-cell office:value-type="string" calcext:value-type="string">
            <text:p>Paulo Batist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1 11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1T11:01:00" calcext:value-type="date">
            <text:p>1/4/2021 11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06 15:54:58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59201" calcext:value-type="float">
            <text:p>8859201</text:p>
          </table:table-cell>
          <table:table-cell office:value-type="float" office:value="8869325" calcext:value-type="float">
            <text:p>8869325</text:p>
          </table:table-cell>
          <table:table-cell office:value-type="float" office:value="6479335" calcext:value-type="float">
            <text:p>6479335</text:p>
          </table:table-cell>
          <table:table-cell office:value-type="float" office:value="8887271" calcext:value-type="float">
            <text:p>88872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094200" calcext:value-type="float">
            <text:p>996094200</text:p>
          </table:table-cell>
          <table:table-cell office:value-type="string" calcext:value-type="string">
            <text:p>(62) 99609-4200</text:p>
          </table:table-cell>
          <table:table-cell office:value-type="string" calcext:value-type="string">
            <text:p>99609-42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09-4200&lt;/span&gt;</text:p>
          </table:table-cell>
          <table:table-cell office:value-type="string" calcext:value-type="string">
            <text:p>Paulo Guilherme da Silva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1 15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06T15:55:00" calcext:value-type="date">
            <text:p>6/4/2021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2 11:26:33.0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83401" calcext:value-type="float">
            <text:p>8883401</text:p>
          </table:table-cell>
          <table:table-cell office:value-type="float" office:value="8888042" calcext:value-type="float">
            <text:p>8888042</text:p>
          </table:table-cell>
          <table:table-cell office:value-type="float" office:value="6498052" calcext:value-type="float">
            <text:p>6498052</text:p>
          </table:table-cell>
          <table:table-cell office:value-type="float" office:value="8911201" calcext:value-type="float">
            <text:p>891120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5219" calcext:value-type="float">
            <text:p>981855219</text:p>
          </table:table-cell>
          <table:table-cell office:value-type="string" calcext:value-type="string">
            <text:p>(62) 98185-5219</text:p>
          </table:table-cell>
          <table:table-cell office:value-type="string" calcext:value-type="string">
            <text:p>98185-52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5219&lt;/span&gt;</text:p>
          </table:table-cell>
          <table:table-cell office:value-type="string" calcext:value-type="string">
            <text:p>Hericka Rhaiss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1 11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2T11:27:00" calcext:value-type="date">
            <text:p>12/4/2021 11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09:09:03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0883" calcext:value-type="float">
            <text:p>13240883</text:p>
          </table:table-cell>
          <table:table-cell office:value-type="float" office:value="8889459" calcext:value-type="float">
            <text:p>8889459</text:p>
          </table:table-cell>
          <table:table-cell office:value-type="float" office:value="6499469" calcext:value-type="float">
            <text:p>6499469</text:p>
          </table:table-cell>
          <table:table-cell office:value-type="float" office:value="13169153" calcext:value-type="float">
            <text:p>131691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84141" calcext:value-type="float">
            <text:p>996684141</text:p>
          </table:table-cell>
          <table:table-cell office:value-type="string" calcext:value-type="string">
            <text:p>(62) 99668-4141</text:p>
          </table:table-cell>
          <table:table-cell office:value-type="string" calcext:value-type="string">
            <text:p>99668-41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68-4141&lt;/span&gt;</text:p>
          </table:table-cell>
          <table:table-cell office:value-type="string" calcext:value-type="string">
            <text:p>Lorrany Pereira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09:09:00" calcext:value-type="date">
            <text:p>11/7/2022 09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4 12:13:41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91686" calcext:value-type="float">
            <text:p>8891686</text:p>
          </table:table-cell>
          <table:table-cell office:value-type="float" office:value="8895659" calcext:value-type="float">
            <text:p>8895659</text:p>
          </table:table-cell>
          <table:table-cell office:value-type="float" office:value="6505669" calcext:value-type="float">
            <text:p>6505669</text:p>
          </table:table-cell>
          <table:table-cell office:value-type="float" office:value="8918989" calcext:value-type="float">
            <text:p>89189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6932" calcext:value-type="float">
            <text:p>982386932</text:p>
          </table:table-cell>
          <table:table-cell office:value-type="string" calcext:value-type="string">
            <text:p>(62) 98238-6932</text:p>
          </table:table-cell>
          <table:table-cell office:value-type="string" calcext:value-type="string">
            <text:p>98238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6932&lt;/span&gt;</text:p>
          </table:table-cell>
          <table:table-cell office:value-type="string" calcext:value-type="string">
            <text:p>Elaine Barbosa Ribeiro Cint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4/2021 12:1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4T12:14:00" calcext:value-type="date">
            <text:p>14/4/2021 12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4 12:14:44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891687" calcext:value-type="float">
            <text:p>8891687</text:p>
          </table:table-cell>
          <table:table-cell office:value-type="float" office:value="8895660" calcext:value-type="float">
            <text:p>8895660</text:p>
          </table:table-cell>
          <table:table-cell office:value-type="float" office:value="6505670" calcext:value-type="float">
            <text:p>6505670</text:p>
          </table:table-cell>
          <table:table-cell office:value-type="float" office:value="8918990" calcext:value-type="float">
            <text:p>891899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6932" calcext:value-type="float">
            <text:p>982386932</text:p>
          </table:table-cell>
          <table:table-cell office:value-type="string" calcext:value-type="string">
            <text:p>(62) 98238-6932</text:p>
          </table:table-cell>
          <table:table-cell office:value-type="string" calcext:value-type="string">
            <text:p>98238-69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6932&lt;/span&gt;</text:p>
          </table:table-cell>
          <table:table-cell office:value-type="string" calcext:value-type="string">
            <text:p>Isadora Ribeiro Cint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4/2021 12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4T12:15:00" calcext:value-type="date">
            <text:p>14/4/2021 12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9 08:28:45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16379" calcext:value-type="float">
            <text:p>8916379</text:p>
          </table:table-cell>
          <table:table-cell office:value-type="float" office:value="8913606" calcext:value-type="float">
            <text:p>8913606</text:p>
          </table:table-cell>
          <table:table-cell office:value-type="float" office:value="6523616" calcext:value-type="float">
            <text:p>6523616</text:p>
          </table:table-cell>
          <table:table-cell office:value-type="float" office:value="8943385" calcext:value-type="float">
            <text:p>894338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0881" calcext:value-type="float">
            <text:p>982030881</text:p>
          </table:table-cell>
          <table:table-cell office:value-type="string" calcext:value-type="string">
            <text:p>(62) 98203-0881</text:p>
          </table:table-cell>
          <table:table-cell office:value-type="string" calcext:value-type="string">
            <text:p>98203-08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0881&lt;/span&gt;</text:p>
          </table:table-cell>
          <table:table-cell office:value-type="string" calcext:value-type="string">
            <text:p>Michelle Barbosa Bitencou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4/2021 08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9T08:29:00" calcext:value-type="date">
            <text:p>19/4/2021 08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19 16:27:11.7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18652" calcext:value-type="float">
            <text:p>8918652</text:p>
          </table:table-cell>
          <table:table-cell office:value-type="float" office:value="8915625" calcext:value-type="float">
            <text:p>8915625</text:p>
          </table:table-cell>
          <table:table-cell office:value-type="float" office:value="6525635" calcext:value-type="float">
            <text:p>6525635</text:p>
          </table:table-cell>
          <table:table-cell office:value-type="float" office:value="8945645" calcext:value-type="float">
            <text:p>89456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Ana Luiza Lopes Tavares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4/2021 16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19T16:27:00" calcext:value-type="date">
            <text:p>19/4/2021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2 09:59:56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34563" calcext:value-type="float">
            <text:p>8934563</text:p>
          </table:table-cell>
          <table:table-cell office:value-type="float" office:value="8932418" calcext:value-type="float">
            <text:p>8932418</text:p>
          </table:table-cell>
          <table:table-cell office:value-type="float" office:value="6542428" calcext:value-type="float">
            <text:p>6542428</text:p>
          </table:table-cell>
          <table:table-cell office:value-type="float" office:value="8961525" calcext:value-type="float">
            <text:p>896152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375875" calcext:value-type="float">
            <text:p>996375875</text:p>
          </table:table-cell>
          <table:table-cell office:value-type="string" calcext:value-type="string">
            <text:p>(62) 99637-5875</text:p>
          </table:table-cell>
          <table:table-cell office:value-type="string" calcext:value-type="string">
            <text:p>99637-58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37-5875&lt;/span&gt;</text:p>
          </table:table-cell>
          <table:table-cell office:value-type="string" calcext:value-type="string">
            <text:p>Khauan Vitor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4/2021 09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2T10:00:00" calcext:value-type="date">
            <text:p>22/4/2021 10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3 10:34:01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48947" calcext:value-type="float">
            <text:p>8948947</text:p>
          </table:table-cell>
          <table:table-cell office:value-type="float" office:value="8944989" calcext:value-type="float">
            <text:p>8944989</text:p>
          </table:table-cell>
          <table:table-cell office:value-type="float" office:value="6554999" calcext:value-type="float">
            <text:p>6554999</text:p>
          </table:table-cell>
          <table:table-cell office:value-type="float" office:value="8975293" calcext:value-type="float">
            <text:p>897529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981394368" calcext:value-type="float">
            <text:p>981394368</text:p>
          </table:table-cell>
          <table:table-cell office:value-type="string" calcext:value-type="string">
            <text:p>(64) 98139-4368</text:p>
          </table:table-cell>
          <table:table-cell office:value-type="string" calcext:value-type="string">
            <text:p>98139-43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4) 98139-4368&lt;/span&gt;</text:p>
          </table:table-cell>
          <table:table-cell office:value-type="string" calcext:value-type="string">
            <text:p>Cristiano de Lima Mesqui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4/2021 10:3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3T10:34:00" calcext:value-type="date">
            <text:p>23/4/2021 10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7 10:02:31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91469" calcext:value-type="float">
            <text:p>8991469</text:p>
          </table:table-cell>
          <table:table-cell office:value-type="float" office:value="8977772" calcext:value-type="float">
            <text:p>8977772</text:p>
          </table:table-cell>
          <table:table-cell office:value-type="float" office:value="6587782" calcext:value-type="float">
            <text:p>6587782</text:p>
          </table:table-cell>
          <table:table-cell office:value-type="float" office:value="9017558" calcext:value-type="float">
            <text:p>901755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20291" calcext:value-type="float">
            <text:p>981220291</text:p>
          </table:table-cell>
          <table:table-cell office:value-type="string" calcext:value-type="string">
            <text:p>(62) 98122-0291</text:p>
          </table:table-cell>
          <table:table-cell office:value-type="string" calcext:value-type="string">
            <text:p>98122-02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2-0291&lt;/span&gt;</text:p>
          </table:table-cell>
          <table:table-cell office:value-type="string" calcext:value-type="string">
            <text:p>Maria Helen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1 10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7T10:03:00" calcext:value-type="date">
            <text:p>27/4/2021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7 15:54:47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8993340" calcext:value-type="float">
            <text:p>8993340</text:p>
          </table:table-cell>
          <table:table-cell office:value-type="float" office:value="8979318" calcext:value-type="float">
            <text:p>8979318</text:p>
          </table:table-cell>
          <table:table-cell office:value-type="float" office:value="6589328" calcext:value-type="float">
            <text:p>6589328</text:p>
          </table:table-cell>
          <table:table-cell office:value-type="float" office:value="9019275" calcext:value-type="float">
            <text:p>901927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0650" calcext:value-type="float">
            <text:p>982670650</text:p>
          </table:table-cell>
          <table:table-cell office:value-type="string" calcext:value-type="string">
            <text:p>(62) 98267-0650</text:p>
          </table:table-cell>
          <table:table-cell office:value-type="string" calcext:value-type="string">
            <text:p>98267-06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0650&lt;/span&gt;</text:p>
          </table:table-cell>
          <table:table-cell office:value-type="string" calcext:value-type="string">
            <text:p>Divaldo Rodrigu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1 15:5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7T15:55:00" calcext:value-type="date">
            <text:p>27/4/2021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4-29 10:39:56.4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14922" calcext:value-type="float">
            <text:p>9014922</text:p>
          </table:table-cell>
          <table:table-cell office:value-type="float" office:value="8993854" calcext:value-type="float">
            <text:p>8993854</text:p>
          </table:table-cell>
          <table:table-cell office:value-type="float" office:value="6603864" calcext:value-type="float">
            <text:p>6603864</text:p>
          </table:table-cell>
          <table:table-cell office:value-type="float" office:value="9039050" calcext:value-type="float">
            <text:p>903905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12052" calcext:value-type="float">
            <text:p>982312052</text:p>
          </table:table-cell>
          <table:table-cell office:value-type="string" calcext:value-type="string">
            <text:p>(62) 98231-2052</text:p>
          </table:table-cell>
          <table:table-cell office:value-type="string" calcext:value-type="string">
            <text:p>98231-20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1-2052&lt;/span&gt;</text:p>
          </table:table-cell>
          <table:table-cell office:value-type="string" calcext:value-type="string">
            <text:p>Maristela Muniz Carneiro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4/2021 10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4-29T10:40:00" calcext:value-type="date">
            <text:p>29/4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3 08:00:39.2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19594" calcext:value-type="float">
            <text:p>9019594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9043673" calcext:value-type="float">
            <text:p>904367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43043" calcext:value-type="float">
            <text:p>984143043</text:p>
          </table:table-cell>
          <table:table-cell office:value-type="string" calcext:value-type="string">
            <text:p>(62) 98414-3043</text:p>
          </table:table-cell>
          <table:table-cell office:value-type="string" calcext:value-type="string">
            <text:p>98414-30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4-3043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1 08:0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3T08:01:00" calcext:value-type="date">
            <text:p>3/5/2021 08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5:49:38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235" calcext:value-type="float">
            <text:p>11548235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11508523" calcext:value-type="float">
            <text:p>115085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78817" calcext:value-type="float">
            <text:p>996678817</text:p>
          </table:table-cell>
          <table:table-cell office:value-type="string" calcext:value-type="string">
            <text:p>(62) 99667-8817</text:p>
          </table:table-cell>
          <table:table-cell office:value-type="string" calcext:value-type="string">
            <text:p>99667-88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67-8817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5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5:50:00" calcext:value-type="date">
            <text:p>14/2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4:00:47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1804" calcext:value-type="float">
            <text:p>13291804</text:p>
          </table:table-cell>
          <table:table-cell office:value-type="float" office:value="9001207" calcext:value-type="float">
            <text:p>900120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13218278" calcext:value-type="float">
            <text:p>132182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284" calcext:value-type="float">
            <text:p>981742284</text:p>
          </table:table-cell>
          <table:table-cell office:value-type="string" calcext:value-type="string">
            <text:p>(62) 98174-2284</text:p>
          </table:table-cell>
          <table:table-cell office:value-type="string" calcext:value-type="string">
            <text:p>9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2284&lt;/span&gt;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4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01:00" calcext:value-type="date">
            <text:p>14/7/2022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10:44:40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34336" calcext:value-type="float">
            <text:p>9034336</text:p>
          </table:table-cell>
          <table:table-cell office:value-type="float" office:value="9015336" calcext:value-type="float">
            <text:p>9015336</text:p>
          </table:table-cell>
          <table:table-cell office:value-type="float" office:value="6625346" calcext:value-type="float">
            <text:p>6625346</text:p>
          </table:table-cell>
          <table:table-cell office:value-type="float" office:value="9056906" calcext:value-type="float">
            <text:p>9056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3" calcext:value-type="float">
            <text:p>982061643</text:p>
          </table:table-cell>
          <table:table-cell office:value-type="string" calcext:value-type="string">
            <text:p>(62) 98206-1643</text:p>
          </table:table-cell>
          <table:table-cell office:value-type="string" calcext:value-type="string">
            <text:p>98206-16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6-1643&lt;/span&gt;</text:p>
          </table:table-cell>
          <table:table-cell office:value-type="string" calcext:value-type="string">
            <text:p>Enildo Fagundes da Luz (Adriana)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5/2021 10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5T10:45:00" calcext:value-type="date">
            <text:p>5/5/2021 10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16:53:43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45824" calcext:value-type="float">
            <text:p>9045824</text:p>
          </table:table-cell>
          <table:table-cell office:value-type="float" office:value="9025271" calcext:value-type="float">
            <text:p>9025271</text:p>
          </table:table-cell>
          <table:table-cell office:value-type="float" office:value="6635281" calcext:value-type="float">
            <text:p>6635281</text:p>
          </table:table-cell>
          <table:table-cell office:value-type="float" office:value="9068353" calcext:value-type="float">
            <text:p>906835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996147180" calcext:value-type="float">
            <text:p>996147180</text:p>
          </table:table-cell>
          <table:table-cell office:value-type="string" calcext:value-type="string">
            <text:p>(31) 99614-7180</text:p>
          </table:table-cell>
          <table:table-cell office:value-type="string" calcext:value-type="string">
            <text:p>99614-7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1) 99614-7180&lt;/span&gt;</text:p>
          </table:table-cell>
          <table:table-cell office:value-type="string" calcext:value-type="string">
            <text:p>Andre Felipe Teixeira de Arru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5/2021 16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5T16:54:00" calcext:value-type="date">
            <text:p>5/5/2021 16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8 13:15:27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51575" calcext:value-type="float">
            <text:p>9051575</text:p>
          </table:table-cell>
          <table:table-cell office:value-type="float" office:value="9030675" calcext:value-type="float">
            <text:p>9030675</text:p>
          </table:table-cell>
          <table:table-cell office:value-type="float" office:value="6640685" calcext:value-type="float">
            <text:p>6640685</text:p>
          </table:table-cell>
          <table:table-cell office:value-type="float" office:value="9074055" calcext:value-type="float">
            <text:p>90740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295902" calcext:value-type="float">
            <text:p>85295902</text:p>
          </table:table-cell>
          <table:table-cell office:value-type="string" calcext:value-type="string">
            <text:p>(62) 8529-5902</text:p>
          </table:table-cell>
          <table:table-cell office:value-type="string" calcext:value-type="string">
            <text:p>8529-5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29-5902&lt;/span&gt;</text:p>
          </table:table-cell>
          <table:table-cell office:value-type="string" calcext:value-type="string">
            <text:p>Jonatas Marques Pitaluga do Carm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5/2021 13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08T13:15:00" calcext:value-type="date">
            <text:p>8/5/2021 13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1 14:46:15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56493" calcext:value-type="float">
            <text:p>9056493</text:p>
          </table:table-cell>
          <table:table-cell office:value-type="float" office:value="9035428" calcext:value-type="float">
            <text:p>9035428</text:p>
          </table:table-cell>
          <table:table-cell office:value-type="float" office:value="6645438" calcext:value-type="float">
            <text:p>6645438</text:p>
          </table:table-cell>
          <table:table-cell office:value-type="float" office:value="9078906" calcext:value-type="float">
            <text:p>90789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Flancielly de Lim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5/2021 14:4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1T14:46:00" calcext:value-type="date">
            <text:p>11/5/2021 14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4 09:43:46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071527" calcext:value-type="float">
            <text:p>9071527</text:p>
          </table:table-cell>
          <table:table-cell office:value-type="float" office:value="9048963" calcext:value-type="float">
            <text:p>9048963</text:p>
          </table:table-cell>
          <table:table-cell office:value-type="float" office:value="6658973" calcext:value-type="float">
            <text:p>6658973</text:p>
          </table:table-cell>
          <table:table-cell office:value-type="float" office:value="9093298" calcext:value-type="float">
            <text:p>909329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63446" calcext:value-type="float">
            <text:p>984463446</text:p>
          </table:table-cell>
          <table:table-cell office:value-type="string" calcext:value-type="string">
            <text:p>(62) 98446-3446</text:p>
          </table:table-cell>
          <table:table-cell office:value-type="string" calcext:value-type="string">
            <text:p>98446-3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6-3446&lt;/span&gt;</text:p>
          </table:table-cell>
          <table:table-cell office:value-type="string" calcext:value-type="string">
            <text:p>Ariane Xavier de Sou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4T09:44:00" calcext:value-type="date">
            <text:p>14/5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9 09:02:23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01447" calcext:value-type="float">
            <text:p>9101447</text:p>
          </table:table-cell>
          <table:table-cell office:value-type="float" office:value="9076738" calcext:value-type="float">
            <text:p>9076738</text:p>
          </table:table-cell>
          <table:table-cell office:value-type="float" office:value="6686748" calcext:value-type="float">
            <text:p>6686748</text:p>
          </table:table-cell>
          <table:table-cell office:value-type="float" office:value="9123100" calcext:value-type="float">
            <text:p>912310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Filha Mari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1 09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9T09:02:00" calcext:value-type="date">
            <text:p>19/5/2021 09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19 09:45:07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04903" calcext:value-type="float">
            <text:p>9104903</text:p>
          </table:table-cell>
          <table:table-cell office:value-type="float" office:value="9079517" calcext:value-type="float">
            <text:p>9079517</text:p>
          </table:table-cell>
          <table:table-cell office:value-type="float" office:value="6689527" calcext:value-type="float">
            <text:p>6689527</text:p>
          </table:table-cell>
          <table:table-cell office:value-type="float" office:value="9126556" calcext:value-type="float">
            <text:p>912655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330376" calcext:value-type="float">
            <text:p>996330376</text:p>
          </table:table-cell>
          <table:table-cell office:value-type="string" calcext:value-type="string">
            <text:p>(62) 99633-0376</text:p>
          </table:table-cell>
          <table:table-cell office:value-type="string" calcext:value-type="string">
            <text:p>99633-03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33-0376&lt;/span&gt;</text:p>
          </table:table-cell>
          <table:table-cell office:value-type="string" calcext:value-type="string">
            <text:p>Andriely Victoria Peixoto Carn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1 09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19T09:45:00" calcext:value-type="date">
            <text:p>19/5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0 09:56:06.3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10299" calcext:value-type="float">
            <text:p>9110299</text:p>
          </table:table-cell>
          <table:table-cell office:value-type="float" office:value="9084445" calcext:value-type="float">
            <text:p>9084445</text:p>
          </table:table-cell>
          <table:table-cell office:value-type="float" office:value="6694455" calcext:value-type="float">
            <text:p>6694455</text:p>
          </table:table-cell>
          <table:table-cell office:value-type="float" office:value="9131930" calcext:value-type="float">
            <text:p>913193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45020" calcext:value-type="float">
            <text:p>981345020</text:p>
          </table:table-cell>
          <table:table-cell office:value-type="string" calcext:value-type="string">
            <text:p>(62) 98134-5020</text:p>
          </table:table-cell>
          <table:table-cell office:value-type="string" calcext:value-type="string">
            <text:p>9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4-5020&lt;/span&gt;</text:p>
          </table:table-cell>
          <table:table-cell office:value-type="string" calcext:value-type="string">
            <text:p>Annyelle de Oliveira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1 09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0T09:56:00" calcext:value-type="date">
            <text:p>20/5/2021 09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0 15:53:09.2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16220" calcext:value-type="float">
            <text:p>9116220</text:p>
          </table:table-cell>
          <table:table-cell office:value-type="float" office:value="9089584" calcext:value-type="float">
            <text:p>9089584</text:p>
          </table:table-cell>
          <table:table-cell office:value-type="float" office:value="6699594" calcext:value-type="float">
            <text:p>6699594</text:p>
          </table:table-cell>
          <table:table-cell office:value-type="float" office:value="9137838" calcext:value-type="float">
            <text:p>913783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33530" calcext:value-type="float">
            <text:p>999633530</text:p>
          </table:table-cell>
          <table:table-cell office:value-type="string" calcext:value-type="string">
            <text:p>(62) 99963-3530</text:p>
          </table:table-cell>
          <table:table-cell office:value-type="string" calcext:value-type="string">
            <text:p>99963-35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3-3530&lt;/span&gt;</text:p>
          </table:table-cell>
          <table:table-cell office:value-type="string" calcext:value-type="string">
            <text:p>Diego Balbino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1 15:5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0T15:53:00" calcext:value-type="date">
            <text:p>20/5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1 14:57:04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1523" calcext:value-type="float">
            <text:p>9121523</text:p>
          </table:table-cell>
          <table:table-cell office:value-type="float" office:value="9092712" calcext:value-type="float">
            <text:p>9092712</text:p>
          </table:table-cell>
          <table:table-cell office:value-type="float" office:value="6702722" calcext:value-type="float">
            <text:p>6702722</text:p>
          </table:table-cell>
          <table:table-cell office:value-type="float" office:value="9141369" calcext:value-type="float">
            <text:p>914136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40984" calcext:value-type="float">
            <text:p>981540984</text:p>
          </table:table-cell>
          <table:table-cell office:value-type="string" calcext:value-type="string">
            <text:p>(62) 98154-0984</text:p>
          </table:table-cell>
          <table:table-cell office:value-type="string" calcext:value-type="string">
            <text:p>98154-09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4-0984&lt;/span&gt;</text:p>
          </table:table-cell>
          <table:table-cell office:value-type="string" calcext:value-type="string">
            <text:p>Divina Pereira Freit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5/2021 14:5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1T14:57:00" calcext:value-type="date">
            <text:p>21/5/2021 14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4 10:55:31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3509" calcext:value-type="float">
            <text:p>9123509</text:p>
          </table:table-cell>
          <table:table-cell office:value-type="float" office:value="9094748" calcext:value-type="float">
            <text:p>9094748</text:p>
          </table:table-cell>
          <table:table-cell office:value-type="float" office:value="6704758" calcext:value-type="float">
            <text:p>6704758</text:p>
          </table:table-cell>
          <table:table-cell office:value-type="float" office:value="9143340" calcext:value-type="float">
            <text:p>914334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89583" calcext:value-type="float">
            <text:p>982989583</text:p>
          </table:table-cell>
          <table:table-cell office:value-type="string" calcext:value-type="string">
            <text:p>(62) 98298-9583</text:p>
          </table:table-cell>
          <table:table-cell office:value-type="string" calcext:value-type="string">
            <text:p>98298-95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8-9583&lt;/span&gt;</text:p>
          </table:table-cell>
          <table:table-cell office:value-type="string" calcext:value-type="string">
            <text:p>Alessandra Camargo Bueno do Nascime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1 10:5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4T10:56:00" calcext:value-type="date">
            <text:p>24/5/2021 1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4 14:45:17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6201" calcext:value-type="float">
            <text:p>9126201</text:p>
          </table:table-cell>
          <table:table-cell office:value-type="float" office:value="9096936" calcext:value-type="float">
            <text:p>9096936</text:p>
          </table:table-cell>
          <table:table-cell office:value-type="float" office:value="6706946" calcext:value-type="float">
            <text:p>6706946</text:p>
          </table:table-cell>
          <table:table-cell office:value-type="float" office:value="9146006" calcext:value-type="float">
            <text:p>914600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6570" calcext:value-type="float">
            <text:p>982406570</text:p>
          </table:table-cell>
          <table:table-cell office:value-type="string" calcext:value-type="string">
            <text:p>(62) 98240-6570</text:p>
          </table:table-cell>
          <table:table-cell office:value-type="string" calcext:value-type="string">
            <text:p>98240-65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6570&lt;/span&gt;</text:p>
          </table:table-cell>
          <table:table-cell office:value-type="string" calcext:value-type="string">
            <text:p>Marcio Alves de Arauj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1 14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4T14:45:00" calcext:value-type="date">
            <text:p>24/5/2021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25 13:37:06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28602" calcext:value-type="float">
            <text:p>9128602</text:p>
          </table:table-cell>
          <table:table-cell office:value-type="float" office:value="9099397" calcext:value-type="float">
            <text:p>9099397</text:p>
          </table:table-cell>
          <table:table-cell office:value-type="float" office:value="6709407" calcext:value-type="float">
            <text:p>6709407</text:p>
          </table:table-cell>
          <table:table-cell office:value-type="float" office:value="9148384" calcext:value-type="float">
            <text:p>91483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83543" calcext:value-type="float">
            <text:p>982683543</text:p>
          </table:table-cell>
          <table:table-cell office:value-type="string" calcext:value-type="string">
            <text:p>(62) 98268-3543</text:p>
          </table:table-cell>
          <table:table-cell office:value-type="string" calcext:value-type="string">
            <text:p>98268-35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8-3543&lt;/span&gt;</text:p>
          </table:table-cell>
          <table:table-cell office:value-type="string" calcext:value-type="string">
            <text:p>Emerson França Maci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5/2021 13:3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25T13:37:00" calcext:value-type="date">
            <text:p>25/5/2021 13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1 09:44:28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61076" calcext:value-type="float">
            <text:p>16361076</text:p>
          </table:table-cell>
          <table:table-cell office:value-type="float" office:value="9101167" calcext:value-type="float">
            <text:p>9101167</text:p>
          </table:table-cell>
          <table:table-cell office:value-type="float" office:value="6711177" calcext:value-type="float">
            <text:p>6711177</text:p>
          </table:table-cell>
          <table:table-cell office:value-type="float" office:value="16221029" calcext:value-type="float">
            <text:p>1622102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3929" calcext:value-type="float">
            <text:p>981203929</text:p>
          </table:table-cell>
          <table:table-cell office:value-type="string" calcext:value-type="string">
            <text:p>(62) 98120-3929</text:p>
          </table:table-cell>
          <table:table-cell office:value-type="string" calcext:value-type="string">
            <text:p>98120-39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20-3929&lt;/span&gt;</text:p>
          </table:table-cell>
          <table:table-cell office:value-type="string" calcext:value-type="string">
            <text:p>Ellen Cristi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3 09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1T09:44:00" calcext:value-type="date">
            <text:p>1/2/2023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31 11:31:33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77932" calcext:value-type="float">
            <text:p>9177932</text:p>
          </table:table-cell>
          <table:table-cell office:value-type="float" office:value="9138696" calcext:value-type="float">
            <text:p>9138696</text:p>
          </table:table-cell>
          <table:table-cell office:value-type="float" office:value="6748706" calcext:value-type="float">
            <text:p>6748706</text:p>
          </table:table-cell>
          <table:table-cell office:value-type="float" office:value="9197261" calcext:value-type="float">
            <text:p>919726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211017" calcext:value-type="float">
            <text:p>991211017</text:p>
          </table:table-cell>
          <table:table-cell office:value-type="string" calcext:value-type="string">
            <text:p>(62) 99121-1017</text:p>
          </table:table-cell>
          <table:table-cell office:value-type="string" calcext:value-type="string">
            <text:p>99121-10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21-1017&lt;/span&gt;</text:p>
          </table:table-cell>
          <table:table-cell office:value-type="string" calcext:value-type="string">
            <text:p>Nanda Teixeir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1 11:3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31T11:32:00" calcext:value-type="date">
            <text:p>31/5/2021 11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31 16:06:15.9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79954" calcext:value-type="float">
            <text:p>9179954</text:p>
          </table:table-cell>
          <table:table-cell office:value-type="float" office:value="9140366" calcext:value-type="float">
            <text:p>9140366</text:p>
          </table:table-cell>
          <table:table-cell office:value-type="float" office:value="6750376" calcext:value-type="float">
            <text:p>6750376</text:p>
          </table:table-cell>
          <table:table-cell office:value-type="float" office:value="9199272" calcext:value-type="float">
            <text:p>919927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85863" calcext:value-type="float">
            <text:p>981785863</text:p>
          </table:table-cell>
          <table:table-cell office:value-type="string" calcext:value-type="string">
            <text:p>(62) 98178-5863</text:p>
          </table:table-cell>
          <table:table-cell office:value-type="string" calcext:value-type="string">
            <text:p>98178-58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8-5863&lt;/span&gt;</text:p>
          </table:table-cell>
          <table:table-cell office:value-type="string" calcext:value-type="string">
            <text:p>Camilla Vitoria Silva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1 16:0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5-31T16:06:00" calcext:value-type="date">
            <text:p>31/5/2021 16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01 15:32:01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203042" calcext:value-type="float">
            <text:p>9203042</text:p>
          </table:table-cell>
          <table:table-cell office:value-type="float" office:value="9156040" calcext:value-type="float">
            <text:p>9156040</text:p>
          </table:table-cell>
          <table:table-cell office:value-type="float" office:value="6766050" calcext:value-type="float">
            <text:p>6766050</text:p>
          </table:table-cell>
          <table:table-cell office:value-type="float" office:value="9221325" calcext:value-type="float">
            <text:p>922132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992164095" calcext:value-type="float">
            <text:p>992164095</text:p>
          </table:table-cell>
          <table:table-cell office:value-type="string" calcext:value-type="string">
            <text:p>(98) 99216-4095</text:p>
          </table:table-cell>
          <table:table-cell office:value-type="string" calcext:value-type="string">
            <text:p>99216-40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98) 99216-4095&lt;/span&gt;</text:p>
          </table:table-cell>
          <table:table-cell office:value-type="string" calcext:value-type="string">
            <text:p>Norival Gonçalves de Assis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6/2021 15:3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01T15:32:00" calcext:value-type="date">
            <text:p>1/6/2021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02 10:53:41.3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217262" calcext:value-type="float">
            <text:p>9217262</text:p>
          </table:table-cell>
          <table:table-cell office:value-type="float" office:value="9168500" calcext:value-type="float">
            <text:p>9168500</text:p>
          </table:table-cell>
          <table:table-cell office:value-type="float" office:value="6778510" calcext:value-type="float">
            <text:p>6778510</text:p>
          </table:table-cell>
          <table:table-cell office:value-type="float" office:value="9235382" calcext:value-type="float">
            <text:p>923538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20331" calcext:value-type="float">
            <text:p>983220331</text:p>
          </table:table-cell>
          <table:table-cell office:value-type="string" calcext:value-type="string">
            <text:p>(62) 98322-0331</text:p>
          </table:table-cell>
          <table:table-cell office:value-type="string" calcext:value-type="string">
            <text:p>98322-033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2-0331&lt;/span&gt;</text:p>
          </table:table-cell>
          <table:table-cell office:value-type="string" calcext:value-type="string">
            <text:p>Aila Alves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1 10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02T10:54:00" calcext:value-type="date">
            <text:p>2/6/2021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1 08:29:28.2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03447" calcext:value-type="float">
            <text:p>9503447</text:p>
          </table:table-cell>
          <table:table-cell office:value-type="float" office:value="9370828" calcext:value-type="float">
            <text:p>9370828</text:p>
          </table:table-cell>
          <table:table-cell office:value-type="float" office:value="6980838" calcext:value-type="float">
            <text:p>6980838</text:p>
          </table:table-cell>
          <table:table-cell office:value-type="float" office:value="9519665" calcext:value-type="float">
            <text:p>951966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81791" calcext:value-type="float">
            <text:p>998681791</text:p>
          </table:table-cell>
          <table:table-cell office:value-type="string" calcext:value-type="string">
            <text:p>(62) 99868-1791</text:p>
          </table:table-cell>
          <table:table-cell office:value-type="string" calcext:value-type="string">
            <text:p>99868-17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8-1791&lt;/span&gt;</text:p>
          </table:table-cell>
          <table:table-cell office:value-type="string" calcext:value-type="string">
            <text:p>João Paulo Nonato de Medeir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6/2021 08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1T08:29:00" calcext:value-type="date">
            <text:p>11/6/2021 08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22:58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11" calcext:value-type="float">
            <text:p>9552211</text:p>
          </table:table-cell>
          <table:table-cell office:value-type="float" office:value="9411749" calcext:value-type="float">
            <text:p>9411749</text:p>
          </table:table-cell>
          <table:table-cell office:value-type="float" office:value="7021759" calcext:value-type="float">
            <text:p>7021759</text:p>
          </table:table-cell>
          <table:table-cell office:value-type="float" office:value="9568204" calcext:value-type="float">
            <text:p>956820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4366" calcext:value-type="float">
            <text:p>982664366</text:p>
          </table:table-cell>
          <table:table-cell office:value-type="string" calcext:value-type="string">
            <text:p>(62) 98266-4366</text:p>
          </table:table-cell>
          <table:table-cell office:value-type="string" calcext:value-type="string">
            <text:p>98266-436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4366&lt;/span&gt;</text:p>
          </table:table-cell>
          <table:table-cell office:value-type="string" calcext:value-type="string">
            <text:p>Ednelma Ribeiro Gonçalves Borg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2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23:00" calcext:value-type="date">
            <text:p>16/6/2021 10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31:01.4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61" calcext:value-type="float">
            <text:p>9552261</text:p>
          </table:table-cell>
          <table:table-cell office:value-type="float" office:value="9411800" calcext:value-type="float">
            <text:p>941180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9568254" calcext:value-type="float">
            <text:p>956825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2" calcext:value-type="float">
            <text:p>982617422</text:p>
          </table:table-cell>
          <table:table-cell office:value-type="string" calcext:value-type="string">
            <text:p>(62) 98261-7422</text:p>
          </table:table-cell>
          <table:table-cell office:value-type="string" calcext:value-type="string">
            <text:p>98261-74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7422&lt;/span&gt;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3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31:00" calcext:value-type="date">
            <text:p>16/6/2021 10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0 17:24:31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52727" calcext:value-type="float">
            <text:p>11152727</text:p>
          </table:table-cell>
          <table:table-cell office:value-type="float" office:value="9411800" calcext:value-type="float">
            <text:p>9411800</text:p>
          </table:table-cell>
          <table:table-cell office:value-type="float" office:value="7021810" calcext:value-type="float">
            <text:p>7021810</text:p>
          </table:table-cell>
          <table:table-cell office:value-type="float" office:value="11125778" calcext:value-type="float">
            <text:p>111257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" calcext:value-type="float">
            <text:p>98261742</text:p>
          </table:table-cell>
          <table:table-cell office:value-type="string" calcext:value-type="string">
            <text:p>(62) 9826-1742</text:p>
          </table:table-cell>
          <table:table-cell office:value-type="string" calcext:value-type="string">
            <text:p>9826-17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-1742&lt;/span&gt;</text:p>
          </table:table-cell>
          <table:table-cell office:value-type="string" calcext:value-type="string">
            <text:p>Rainan Cristina dos Santo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2/2021 17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0T17:25:00" calcext:value-type="date">
            <text:p>20/12/2021 17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6 10:32:31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2278" calcext:value-type="float">
            <text:p>9552278</text:p>
          </table:table-cell>
          <table:table-cell office:value-type="float" office:value="9411813" calcext:value-type="float">
            <text:p>9411813</text:p>
          </table:table-cell>
          <table:table-cell office:value-type="float" office:value="7021823" calcext:value-type="float">
            <text:p>7021823</text:p>
          </table:table-cell>
          <table:table-cell office:value-type="float" office:value="9568271" calcext:value-type="float">
            <text:p>956827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7422" calcext:value-type="float">
            <text:p>982617422</text:p>
          </table:table-cell>
          <table:table-cell office:value-type="string" calcext:value-type="string">
            <text:p>(62) 98261-7422</text:p>
          </table:table-cell>
          <table:table-cell office:value-type="string" calcext:value-type="string">
            <text:p>98261-74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7422&lt;/span&gt;</text:p>
          </table:table-cell>
          <table:table-cell office:value-type="string" calcext:value-type="string">
            <text:p>Keven Henrique Batist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6/2021 10:3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6T10:33:00" calcext:value-type="date">
            <text:p>16/6/2021 10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7 12:25:02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5789" calcext:value-type="float">
            <text:p>9555789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9571739" calcext:value-type="float">
            <text:p>957173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3" calcext:value-type="float">
            <text:p>982061643</text:p>
          </table:table-cell>
          <table:table-cell office:value-type="string" calcext:value-type="string">
            <text:p>(62) 98206-1643</text:p>
          </table:table-cell>
          <table:table-cell office:value-type="string" calcext:value-type="string">
            <text:p>98206-16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6-1643&lt;/span&gt;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6/2021 12:2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7T12:25:00" calcext:value-type="date">
            <text:p>17/6/2021 12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13:39:26.7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14743" calcext:value-type="float">
            <text:p>11014743</text:p>
          </table:table-cell>
          <table:table-cell office:value-type="float" office:value="9415150" calcext:value-type="float">
            <text:p>9415150</text:p>
          </table:table-cell>
          <table:table-cell office:value-type="float" office:value="7025160" calcext:value-type="float">
            <text:p>7025160</text:p>
          </table:table-cell>
          <table:table-cell office:value-type="float" office:value="10995736" calcext:value-type="float">
            <text:p>109957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6164" calcext:value-type="float">
            <text:p>98206164</text:p>
          </table:table-cell>
          <table:table-cell office:value-type="string" calcext:value-type="string">
            <text:p>(62) 9820-6164</text:p>
          </table:table-cell>
          <table:table-cell office:value-type="string" calcext:value-type="string">
            <text:p>9820-61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0-6164&lt;/span&gt;</text:p>
          </table:table-cell>
          <table:table-cell office:value-type="string" calcext:value-type="string">
            <text:p>Brasilina da Luz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13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13:39:00" calcext:value-type="date">
            <text:p>2/12/2021 13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8 09:23:14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7808" calcext:value-type="float">
            <text:p>9557808</text:p>
          </table:table-cell>
          <table:table-cell office:value-type="float" office:value="9417094" calcext:value-type="float">
            <text:p>9417094</text:p>
          </table:table-cell>
          <table:table-cell office:value-type="float" office:value="7027104" calcext:value-type="float">
            <text:p>7027104</text:p>
          </table:table-cell>
          <table:table-cell office:value-type="float" office:value="9573748" calcext:value-type="float">
            <text:p>95737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Carla Fagundes Xavier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6/2021 09:2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8T09:23:00" calcext:value-type="date">
            <text:p>18/6/2021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1:01:52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9555" calcext:value-type="float">
            <text:p>11099555</text:p>
          </table:table-cell>
          <table:table-cell office:value-type="float" office:value="9417190" calcext:value-type="float">
            <text:p>941719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11074066" calcext:value-type="float">
            <text:p>1107406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" calcext:value-type="float">
            <text:p>98430236</text:p>
          </table:table-cell>
          <table:table-cell office:value-type="string" calcext:value-type="string">
            <text:p>(62) 9843-0236</text:p>
          </table:table-cell>
          <table:table-cell office:value-type="string" calcext:value-type="string">
            <text:p>9843-0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-0236&lt;/span&gt;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1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1:02:00" calcext:value-type="date">
            <text:p>16/12/2021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18 09:45:30.4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57924" calcext:value-type="float">
            <text:p>9557924</text:p>
          </table:table-cell>
          <table:table-cell office:value-type="float" office:value="9417190" calcext:value-type="float">
            <text:p>9417190</text:p>
          </table:table-cell>
          <table:table-cell office:value-type="float" office:value="7027200" calcext:value-type="float">
            <text:p>7027200</text:p>
          </table:table-cell>
          <table:table-cell office:value-type="float" office:value="9573863" calcext:value-type="float">
            <text:p>957386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0" calcext:value-type="float">
            <text:p>984302360</text:p>
          </table:table-cell>
          <table:table-cell office:value-type="string" calcext:value-type="string">
            <text:p>(62) 98430-2360</text:p>
          </table:table-cell>
          <table:table-cell office:value-type="string" calcext:value-type="string">
            <text:p>98430-23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30-2360&lt;/span&gt;</text:p>
          </table:table-cell>
          <table:table-cell office:value-type="string" calcext:value-type="string">
            <text:p>Michele da Silv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6/2021 09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18T09:46:00" calcext:value-type="date">
            <text:p>18/6/2021 09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2 09:13:30.8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64515" calcext:value-type="float">
            <text:p>9564515</text:p>
          </table:table-cell>
          <table:table-cell office:value-type="float" office:value="9423460" calcext:value-type="float">
            <text:p>9423460</text:p>
          </table:table-cell>
          <table:table-cell office:value-type="float" office:value="7033470" calcext:value-type="float">
            <text:p>7033470</text:p>
          </table:table-cell>
          <table:table-cell office:value-type="float" office:value="9580389" calcext:value-type="float">
            <text:p>958038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03929" calcext:value-type="float">
            <text:p>981203929</text:p>
          </table:table-cell>
          <table:table-cell office:value-type="string" calcext:value-type="string">
            <text:p>(62) 98120-3929</text:p>
          </table:table-cell>
          <table:table-cell office:value-type="string" calcext:value-type="string">
            <text:p>98120-39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0-3929&lt;/span&gt;</text:p>
          </table:table-cell>
          <table:table-cell office:value-type="string" calcext:value-type="string">
            <text:p>Ellen Cristina Ribeiro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6/2021 09:1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2T09:14:00" calcext:value-type="date">
            <text:p>22/6/2021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3 09:39:03.7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572836" calcext:value-type="float">
            <text:p>9572836</text:p>
          </table:table-cell>
          <table:table-cell office:value-type="float" office:value="9430593" calcext:value-type="float">
            <text:p>9430593</text:p>
          </table:table-cell>
          <table:table-cell office:value-type="float" office:value="7040603" calcext:value-type="float">
            <text:p>7040603</text:p>
          </table:table-cell>
          <table:table-cell office:value-type="float" office:value="9588664" calcext:value-type="float">
            <text:p>958866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4309" calcext:value-type="float">
            <text:p>981334309</text:p>
          </table:table-cell>
          <table:table-cell office:value-type="string" calcext:value-type="string">
            <text:p>(62) 98133-4309</text:p>
          </table:table-cell>
          <table:table-cell office:value-type="string" calcext:value-type="string">
            <text:p>98133-43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4309&lt;/span&gt;</text:p>
          </table:table-cell>
          <table:table-cell office:value-type="string" calcext:value-type="string">
            <text:p>Luzia Moreir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6/2021 09:3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3T09:39:00" calcext:value-type="date">
            <text:p>23/6/2021 09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5 09:59:01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54712" calcext:value-type="float">
            <text:p>9654712</text:p>
          </table:table-cell>
          <table:table-cell office:value-type="float" office:value="9487774" calcext:value-type="float">
            <text:p>9487774</text:p>
          </table:table-cell>
          <table:table-cell office:value-type="float" office:value="7097784" calcext:value-type="float">
            <text:p>7097784</text:p>
          </table:table-cell>
          <table:table-cell office:value-type="float" office:value="9670478" calcext:value-type="float">
            <text:p>967047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87856" calcext:value-type="float">
            <text:p>981987856</text:p>
          </table:table-cell>
          <table:table-cell office:value-type="string" calcext:value-type="string">
            <text:p>(62) 98198-7856</text:p>
          </table:table-cell>
          <table:table-cell office:value-type="string" calcext:value-type="string">
            <text:p>98198-78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8-7856&lt;/span&gt;</text:p>
          </table:table-cell>
          <table:table-cell office:value-type="string" calcext:value-type="string">
            <text:p>Antonella Moreira Garcia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6/2021 09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5T09:59:00" calcext:value-type="date">
            <text:p>25/6/2021 0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09:41:43.3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3384" calcext:value-type="float">
            <text:p>9663384</text:p>
          </table:table-cell>
          <table:table-cell office:value-type="float" office:value="9493325" calcext:value-type="float">
            <text:p>9493325</text:p>
          </table:table-cell>
          <table:table-cell office:value-type="float" office:value="7103335" calcext:value-type="float">
            <text:p>7103335</text:p>
          </table:table-cell>
          <table:table-cell office:value-type="float" office:value="9676355" calcext:value-type="float">
            <text:p>9676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Lucas Eduardo Morai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09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09:42:00" calcext:value-type="date">
            <text:p>29/6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09:44:57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3410" calcext:value-type="float">
            <text:p>9663410</text:p>
          </table:table-cell>
          <table:table-cell office:value-type="float" office:value="9493348" calcext:value-type="float">
            <text:p>9493348</text:p>
          </table:table-cell>
          <table:table-cell office:value-type="float" office:value="7103358" calcext:value-type="float">
            <text:p>7103358</text:p>
          </table:table-cell>
          <table:table-cell office:value-type="float" office:value="9676381" calcext:value-type="float">
            <text:p>967638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Evando Ribeiro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09:4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09:45:00" calcext:value-type="date">
            <text:p>29/6/2021 09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29 14:17:23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4525" calcext:value-type="float">
            <text:p>9664525</text:p>
          </table:table-cell>
          <table:table-cell office:value-type="float" office:value="9494359" calcext:value-type="float">
            <text:p>9494359</text:p>
          </table:table-cell>
          <table:table-cell office:value-type="float" office:value="7104369" calcext:value-type="float">
            <text:p>7104369</text:p>
          </table:table-cell>
          <table:table-cell office:value-type="float" office:value="9677486" calcext:value-type="float">
            <text:p>96774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832" calcext:value-type="float">
            <text:p>98188832</text:p>
          </table:table-cell>
          <table:table-cell office:value-type="string" calcext:value-type="string">
            <text:p>(62) 9818-8832</text:p>
          </table:table-cell>
          <table:table-cell office:value-type="string" calcext:value-type="string">
            <text:p>9818-88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-8832&lt;/span&gt;</text:p>
          </table:table-cell>
          <table:table-cell office:value-type="string" calcext:value-type="string">
            <text:p>Nara Celia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6/2021 14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29T14:17:00" calcext:value-type="date">
            <text:p>29/6/2021 14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6:42:51.9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311" calcext:value-type="float">
            <text:p>15468311</text:p>
          </table:table-cell>
          <table:table-cell office:value-type="float" office:value="9494642" calcext:value-type="float">
            <text:p>9494642</text:p>
          </table:table-cell>
          <table:table-cell office:value-type="float" office:value="7104652" calcext:value-type="float">
            <text:p>7104652</text:p>
          </table:table-cell>
          <table:table-cell office:value-type="float" office:value="15358670" calcext:value-type="float">
            <text:p>153586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585552" calcext:value-type="float">
            <text:p>996585552</text:p>
          </table:table-cell>
          <table:table-cell office:value-type="string" calcext:value-type="string">
            <text:p>(62) 99658-5552</text:p>
          </table:table-cell>
          <table:table-cell office:value-type="string" calcext:value-type="string">
            <text:p>99658-55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658-5552&lt;/span&gt;</text:p>
          </table:table-cell>
          <table:table-cell office:value-type="string" calcext:value-type="string">
            <text:p>Yolanda Simã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6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6:43:00" calcext:value-type="date">
            <text:p>18/10/2022 16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6-30 12:16:43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67008" calcext:value-type="float">
            <text:p>9667008</text:p>
          </table:table-cell>
          <table:table-cell office:value-type="float" office:value="9496594" calcext:value-type="float">
            <text:p>9496594</text:p>
          </table:table-cell>
          <table:table-cell office:value-type="float" office:value="7106604" calcext:value-type="float">
            <text:p>7106604</text:p>
          </table:table-cell>
          <table:table-cell office:value-type="float" office:value="9679942" calcext:value-type="float">
            <text:p>967994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3996" calcext:value-type="float">
            <text:p>981633996</text:p>
          </table:table-cell>
          <table:table-cell office:value-type="string" calcext:value-type="string">
            <text:p>(62) 98163-3996</text:p>
          </table:table-cell>
          <table:table-cell office:value-type="string" calcext:value-type="string">
            <text:p>98163-39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3996&lt;/span&gt;</text:p>
          </table:table-cell>
          <table:table-cell office:value-type="string" calcext:value-type="string">
            <text:p>Fabiola tec son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6/2021 12:1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6-30T12:17:00" calcext:value-type="date">
            <text:p>30/6/2021 12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1 08:52:47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689228" calcext:value-type="float">
            <text:p>9689228</text:p>
          </table:table-cell>
          <table:table-cell office:value-type="float" office:value="9512024" calcext:value-type="float">
            <text:p>9512024</text:p>
          </table:table-cell>
          <table:table-cell office:value-type="float" office:value="7122034" calcext:value-type="float">
            <text:p>7122034</text:p>
          </table:table-cell>
          <table:table-cell office:value-type="float" office:value="9700896" calcext:value-type="float">
            <text:p>970089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00717" calcext:value-type="float">
            <text:p>986200717</text:p>
          </table:table-cell>
          <table:table-cell office:value-type="string" calcext:value-type="string">
            <text:p>(62) 98620-0717</text:p>
          </table:table-cell>
          <table:table-cell office:value-type="string" calcext:value-type="string">
            <text:p>98620-07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0-0717&lt;/span&gt;</text:p>
          </table:table-cell>
          <table:table-cell office:value-type="string" calcext:value-type="string">
            <text:p>Jonas Victor Carvalho de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7/2021 08:5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1T08:53:00" calcext:value-type="date">
            <text:p>1/7/2021 08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5 09:41:54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19300" calcext:value-type="float">
            <text:p>9719300</text:p>
          </table:table-cell>
          <table:table-cell office:value-type="float" office:value="9530773" calcext:value-type="float">
            <text:p>9530773</text:p>
          </table:table-cell>
          <table:table-cell office:value-type="float" office:value="7140783" calcext:value-type="float">
            <text:p>7140783</text:p>
          </table:table-cell>
          <table:table-cell office:value-type="float" office:value="9726904" calcext:value-type="float">
            <text:p>972690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94780" calcext:value-type="float">
            <text:p>999494780</text:p>
          </table:table-cell>
          <table:table-cell office:value-type="string" calcext:value-type="string">
            <text:p>(62) 99949-4780</text:p>
          </table:table-cell>
          <table:table-cell office:value-type="string" calcext:value-type="string">
            <text:p>99949-4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9-4780&lt;/span&gt;</text:p>
          </table:table-cell>
          <table:table-cell office:value-type="string" calcext:value-type="string">
            <text:p>Marcos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7/2021 09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5T09:42:00" calcext:value-type="date">
            <text:p>5/7/2021 09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5 09:43:25.5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19306" calcext:value-type="float">
            <text:p>9719306</text:p>
          </table:table-cell>
          <table:table-cell office:value-type="float" office:value="9530779" calcext:value-type="float">
            <text:p>9530779</text:p>
          </table:table-cell>
          <table:table-cell office:value-type="float" office:value="7140789" calcext:value-type="float">
            <text:p>7140789</text:p>
          </table:table-cell>
          <table:table-cell office:value-type="float" office:value="9726910" calcext:value-type="float">
            <text:p>9726910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494780" calcext:value-type="float">
            <text:p>999494780</text:p>
          </table:table-cell>
          <table:table-cell office:value-type="string" calcext:value-type="string">
            <text:p>(62) 99949-4780</text:p>
          </table:table-cell>
          <table:table-cell office:value-type="string" calcext:value-type="string">
            <text:p>99949-47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49-4780&lt;/span&gt;</text:p>
          </table:table-cell>
          <table:table-cell office:value-type="string" calcext:value-type="string">
            <text:p>Natália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7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5T09:43:00" calcext:value-type="date">
            <text:p>5/7/2021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07 09:49:06.3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25557" calcext:value-type="float">
            <text:p>9725557</text:p>
          </table:table-cell>
          <table:table-cell office:value-type="float" office:value="9536677" calcext:value-type="float">
            <text:p>9536677</text:p>
          </table:table-cell>
          <table:table-cell office:value-type="float" office:value="7146687" calcext:value-type="float">
            <text:p>7146687</text:p>
          </table:table-cell>
          <table:table-cell office:value-type="float" office:value="9733111" calcext:value-type="float">
            <text:p>973311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61892" calcext:value-type="float">
            <text:p>998461892</text:p>
          </table:table-cell>
          <table:table-cell office:value-type="string" calcext:value-type="string">
            <text:p>(62) 99846-1892</text:p>
          </table:table-cell>
          <table:table-cell office:value-type="string" calcext:value-type="string">
            <text:p>99846-18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6-1892&lt;/span&gt;</text:p>
          </table:table-cell>
          <table:table-cell office:value-type="string" calcext:value-type="string">
            <text:p>Cleonice da Silva Fernandes R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07/2021 09:4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07T09:49:00" calcext:value-type="date">
            <text:p>7/7/2021 09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2 09:29:08.9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790022" calcext:value-type="float">
            <text:p>9790022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9797184" calcext:value-type="float">
            <text:p>97971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1 09:2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2T09:29:00" calcext:value-type="date">
            <text:p>12/7/2021 09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10:42:19.1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3567" calcext:value-type="float">
            <text:p>14843567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14755416" calcext:value-type="float">
            <text:p>147554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69602" calcext:value-type="float">
            <text:p>985469602</text:p>
          </table:table-cell>
          <table:table-cell office:value-type="string" calcext:value-type="string">
            <text:p>(62) 98546-9602</text:p>
          </table:table-cell>
          <table:table-cell office:value-type="string" calcext:value-type="string">
            <text:p>98546-96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46-9602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10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10:42:00" calcext:value-type="date">
            <text:p>18/8/2022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30 19:57:18.9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4886" calcext:value-type="float">
            <text:p>7884886</text:p>
          </table:table-cell>
          <table:table-cell office:value-type="float" office:value="8112014" calcext:value-type="float">
            <text:p>8112014</text:p>
          </table:table-cell>
          <table:table-cell office:value-type="float" office:value="5722024" calcext:value-type="float">
            <text:p>5722024</text:p>
          </table:table-cell>
          <table:table-cell office:value-type="float" office:value="7940861" calcext:value-type="float">
            <text:p>79408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1035" calcext:value-type="float">
            <text:p>986281035</text:p>
          </table:table-cell>
          <table:table-cell office:value-type="string" calcext:value-type="string">
            <text:p>(62) 98628-1035</text:p>
          </table:table-cell>
          <table:table-cell office:value-type="string" calcext:value-type="string">
            <text:p>98628-10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8-1035&lt;/span&gt;</text:p>
          </table:table-cell>
          <table:table-cell office:value-type="string" calcext:value-type="string">
            <text:p>Renata Pe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0 19:5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0-12-30T19:57:00" calcext:value-type="date">
            <text:p>30/12/2020 1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4:02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7" calcext:value-type="float">
            <text:p>7885097</text:p>
          </table:table-cell>
          <table:table-cell office:value-type="float" office:value="8112239" calcext:value-type="float">
            <text:p>8112239</text:p>
          </table:table-cell>
          <table:table-cell office:value-type="float" office:value="5722249" calcext:value-type="float">
            <text:p>5722249</text:p>
          </table:table-cell>
          <table:table-cell office:value-type="float" office:value="7941067" calcext:value-type="float">
            <text:p>7941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Sara Lopes Tav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4:00" calcext:value-type="date">
            <text:p>1/1/2021 20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5:32.9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8" calcext:value-type="float">
            <text:p>7885098</text:p>
          </table:table-cell>
          <table:table-cell office:value-type="float" office:value="8112240" calcext:value-type="float">
            <text:p>8112240</text:p>
          </table:table-cell>
          <table:table-cell office:value-type="float" office:value="5722250" calcext:value-type="float">
            <text:p>5722250</text:p>
          </table:table-cell>
          <table:table-cell office:value-type="float" office:value="7941068" calcext:value-type="float">
            <text:p>79410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30922" calcext:value-type="float">
            <text:p>996430922</text:p>
          </table:table-cell>
          <table:table-cell office:value-type="string" calcext:value-type="string">
            <text:p>(62) 99643-0922</text:p>
          </table:table-cell>
          <table:table-cell office:value-type="string" calcext:value-type="string">
            <text:p>99643-09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3-0922&lt;/span&gt;</text:p>
          </table:table-cell>
          <table:table-cell office:value-type="string" calcext:value-type="string">
            <text:p>Sebastião Ferreira de Abreu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6:00" calcext:value-type="date">
            <text:p>1/1/2021 20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6:56.4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099" calcext:value-type="float">
            <text:p>7885099</text:p>
          </table:table-cell>
          <table:table-cell office:value-type="float" office:value="8112241" calcext:value-type="float">
            <text:p>8112241</text:p>
          </table:table-cell>
          <table:table-cell office:value-type="float" office:value="5722251" calcext:value-type="float">
            <text:p>5722251</text:p>
          </table:table-cell>
          <table:table-cell office:value-type="float" office:value="7941069" calcext:value-type="float">
            <text:p>794106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87382" calcext:value-type="float">
            <text:p>982387382</text:p>
          </table:table-cell>
          <table:table-cell office:value-type="string" calcext:value-type="string">
            <text:p>(62) 98238-7382</text:p>
          </table:table-cell>
          <table:table-cell office:value-type="string" calcext:value-type="string">
            <text:p>98238-73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8-7382&lt;/span&gt;</text:p>
          </table:table-cell>
          <table:table-cell office:value-type="string" calcext:value-type="string">
            <text:p>Suzana dos Santos Pi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7:00" calcext:value-type="date">
            <text:p>1/1/2021 20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8:30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0" calcext:value-type="float">
            <text:p>7885100</text:p>
          </table:table-cell>
          <table:table-cell office:value-type="float" office:value="8112242" calcext:value-type="float">
            <text:p>8112242</text:p>
          </table:table-cell>
          <table:table-cell office:value-type="float" office:value="5722252" calcext:value-type="float">
            <text:p>5722252</text:p>
          </table:table-cell>
          <table:table-cell office:value-type="float" office:value="7941070" calcext:value-type="float">
            <text:p>794107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317" calcext:value-type="float">
            <text:p>33396317</text:p>
          </table:table-cell>
          <table:table-cell office:value-type="string" calcext:value-type="string">
            <text:p>(62) 3339-6317</text:p>
          </table:table-cell>
          <table:table-cell office:value-type="string" calcext:value-type="string">
            <text:p>3339-63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317&lt;/span&gt;</text:p>
          </table:table-cell>
          <table:table-cell office:value-type="string" calcext:value-type="string">
            <text:p>Sueli Pereira Seab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09:00" calcext:value-type="date">
            <text:p>1/1/2021 2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09:44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1" calcext:value-type="float">
            <text:p>7885101</text:p>
          </table:table-cell>
          <table:table-cell office:value-type="float" office:value="8112243" calcext:value-type="float">
            <text:p>8112243</text:p>
          </table:table-cell>
          <table:table-cell office:value-type="float" office:value="5722253" calcext:value-type="float">
            <text:p>5722253</text:p>
          </table:table-cell>
          <table:table-cell office:value-type="float" office:value="7941071" calcext:value-type="float">
            <text:p>794107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0045" calcext:value-type="float">
            <text:p>981600045</text:p>
          </table:table-cell>
          <table:table-cell office:value-type="string" calcext:value-type="string">
            <text:p>(62) 98160-0045</text:p>
          </table:table-cell>
          <table:table-cell office:value-type="string" calcext:value-type="string">
            <text:p>98160-00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0045&lt;/span&gt;</text:p>
          </table:table-cell>
          <table:table-cell office:value-type="string" calcext:value-type="string">
            <text:p>Siderci Machado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0:00" calcext:value-type="date">
            <text:p>1/1/2021 2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24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2" calcext:value-type="float">
            <text:p>7885102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2" calcext:value-type="float">
            <text:p>794107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496" calcext:value-type="float">
            <text:p>33396496</text:p>
          </table:table-cell>
          <table:table-cell office:value-type="string" calcext:value-type="string">
            <text:p>(62) 3339-6496</text:p>
          </table:table-cell>
          <table:table-cell office:value-type="string" calcext:value-type="string">
            <text:p>3339-64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3339-6496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1:00" calcext:value-type="date">
            <text:p>1/1/2021 2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24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3" calcext:value-type="float">
            <text:p>7885103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3" calcext:value-type="float">
            <text:p>7941073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7220" calcext:value-type="float">
            <text:p>33397220</text:p>
          </table:table-cell>
          <table:table-cell office:value-type="string" calcext:value-type="string">
            <text:p>(62) 3339-7220</text:p>
          </table:table-cell>
          <table:table-cell office:value-type="string" calcext:value-type="string">
            <text:p>3339-7220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3339-7220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1:00" calcext:value-type="date">
            <text:p>1/1/2021 20:11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1:43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4" calcext:value-type="float">
            <text:p>7885104</text:p>
          </table:table-cell>
          <table:table-cell office:value-type="float" office:value="8112244" calcext:value-type="float">
            <text:p>8112244</text:p>
          </table:table-cell>
          <table:table-cell office:value-type="float" office:value="5722254" calcext:value-type="float">
            <text:p>5722254</text:p>
          </table:table-cell>
          <table:table-cell office:value-type="float" office:value="7941074" calcext:value-type="float">
            <text:p>794107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98" calcext:value-type="float">
            <text:p>33396198</text:p>
          </table:table-cell>
          <table:table-cell office:value-type="string" calcext:value-type="string">
            <text:p>(62) 3339-6198</text:p>
          </table:table-cell>
          <table:table-cell office:value-type="string" calcext:value-type="string">
            <text:p>3339-61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339-6198&lt;/span&gt;</text:p>
          </table:table-cell>
          <table:table-cell office:value-type="string" calcext:value-type="string">
            <text:p>Sebastiao Furtado Dini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2:00" calcext:value-type="date">
            <text:p>1/1/2021 2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4:15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5" calcext:value-type="float">
            <text:p>7885105</text:p>
          </table:table-cell>
          <table:table-cell office:value-type="float" office:value="8112245" calcext:value-type="float">
            <text:p>8112245</text:p>
          </table:table-cell>
          <table:table-cell office:value-type="float" office:value="5722255" calcext:value-type="float">
            <text:p>5722255</text:p>
          </table:table-cell>
          <table:table-cell office:value-type="float" office:value="7941075" calcext:value-type="float">
            <text:p>794107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8750" calcext:value-type="float">
            <text:p>982288750</text:p>
          </table:table-cell>
          <table:table-cell office:value-type="string" calcext:value-type="string">
            <text:p>(62) 98228-8750</text:p>
          </table:table-cell>
          <table:table-cell office:value-type="string" calcext:value-type="string">
            <text:p>98228-87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8750&lt;/span&gt;</text:p>
          </table:table-cell>
          <table:table-cell office:value-type="string" calcext:value-type="string">
            <text:p>Samara Azevedo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4:00" calcext:value-type="date">
            <text:p>1/1/2021 20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15:33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6" calcext:value-type="float">
            <text:p>7885106</text:p>
          </table:table-cell>
          <table:table-cell office:value-type="float" office:value="8112246" calcext:value-type="float">
            <text:p>8112246</text:p>
          </table:table-cell>
          <table:table-cell office:value-type="float" office:value="5722256" calcext:value-type="float">
            <text:p>5722256</text:p>
          </table:table-cell>
          <table:table-cell office:value-type="float" office:value="7941076" calcext:value-type="float">
            <text:p>794107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3679" calcext:value-type="float">
            <text:p>982033679</text:p>
          </table:table-cell>
          <table:table-cell office:value-type="string" calcext:value-type="string">
            <text:p>(62) 98203-3679</text:p>
          </table:table-cell>
          <table:table-cell office:value-type="string" calcext:value-type="string">
            <text:p>98203-367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3679&lt;/span&gt;</text:p>
          </table:table-cell>
          <table:table-cell office:value-type="string" calcext:value-type="string">
            <text:p>Sueni Pereir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1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16:00" calcext:value-type="date">
            <text:p>1/1/2021 20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20:30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7" calcext:value-type="float">
            <text:p>7885107</text:p>
          </table:table-cell>
          <table:table-cell office:value-type="float" office:value="8112248" calcext:value-type="float">
            <text:p>8112248</text:p>
          </table:table-cell>
          <table:table-cell office:value-type="float" office:value="5722258" calcext:value-type="float">
            <text:p>5722258</text:p>
          </table:table-cell>
          <table:table-cell office:value-type="float" office:value="7941077" calcext:value-type="float">
            <text:p>79410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46651" calcext:value-type="float">
            <text:p>981846651</text:p>
          </table:table-cell>
          <table:table-cell office:value-type="string" calcext:value-type="string">
            <text:p>(62) 98184-6651</text:p>
          </table:table-cell>
          <table:table-cell office:value-type="string" calcext:value-type="string">
            <text:p>98184-66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4-6651&lt;/span&gt;</text:p>
          </table:table-cell>
          <table:table-cell office:value-type="string" calcext:value-type="string">
            <text:p>Tomazia Joane Souz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2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21:00" calcext:value-type="date">
            <text:p>1/1/2021 2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39:10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09" calcext:value-type="float">
            <text:p>7885109</text:p>
          </table:table-cell>
          <table:table-cell office:value-type="float" office:value="8112250" calcext:value-type="float">
            <text:p>8112250</text:p>
          </table:table-cell>
          <table:table-cell office:value-type="float" office:value="5722260" calcext:value-type="float">
            <text:p>5722260</text:p>
          </table:table-cell>
          <table:table-cell office:value-type="float" office:value="7941079" calcext:value-type="float">
            <text:p>794107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554" calcext:value-type="float">
            <text:p>981398554</text:p>
          </table:table-cell>
          <table:table-cell office:value-type="string" calcext:value-type="string">
            <text:p>(62) 98139-8554</text:p>
          </table:table-cell>
          <table:table-cell office:value-type="string" calcext:value-type="string">
            <text:p>98139-85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554&lt;/span&gt;</text:p>
          </table:table-cell>
          <table:table-cell office:value-type="string" calcext:value-type="string">
            <text:p>Tânia Lopes dos Santos Jun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39:00" calcext:value-type="date">
            <text:p>1/1/2021 20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1:3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0" calcext:value-type="float">
            <text:p>7885110</text:p>
          </table:table-cell>
          <table:table-cell office:value-type="float" office:value="8112251" calcext:value-type="float">
            <text:p>8112251</text:p>
          </table:table-cell>
          <table:table-cell office:value-type="float" office:value="5722261" calcext:value-type="float">
            <text:p>5722261</text:p>
          </table:table-cell>
          <table:table-cell office:value-type="float" office:value="7941080" calcext:value-type="float">
            <text:p>794108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77652" calcext:value-type="float">
            <text:p>982277652</text:p>
          </table:table-cell>
          <table:table-cell office:value-type="string" calcext:value-type="string">
            <text:p>(62) 98227-7652</text:p>
          </table:table-cell>
          <table:table-cell office:value-type="string" calcext:value-type="string">
            <text:p>98227-76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7-7652&lt;/span&gt;</text:p>
          </table:table-cell>
          <table:table-cell office:value-type="string" calcext:value-type="string">
            <text:p>Tales Eduardo Gom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2:00" calcext:value-type="date">
            <text:p>1/1/2021 2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1:32.2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1" calcext:value-type="float">
            <text:p>7885111</text:p>
          </table:table-cell>
          <table:table-cell office:value-type="float" office:value="8112251" calcext:value-type="float">
            <text:p>8112251</text:p>
          </table:table-cell>
          <table:table-cell office:value-type="float" office:value="5722261" calcext:value-type="float">
            <text:p>5722261</text:p>
          </table:table-cell>
          <table:table-cell office:value-type="float" office:value="7941081" calcext:value-type="float">
            <text:p>7941081</text:p>
          </table:table-cell>
          <table:table-cell office:value-type="float" office:value="10" calcext:value-type="float">
            <text:p>10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91538" calcext:value-type="float">
            <text:p>982291538</text:p>
          </table:table-cell>
          <table:table-cell office:value-type="string" calcext:value-type="string">
            <text:p>(62) 98229-1538</text:p>
          </table:table-cell>
          <table:table-cell office:value-type="string" calcext:value-type="string">
            <text:p>98229-153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229-1538&lt;/span&gt;</text:p>
          </table:table-cell>
          <table:table-cell office:value-type="string" calcext:value-type="string">
            <text:p>Tales Eduardo Gom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2:00" calcext:value-type="date">
            <text:p>1/1/2021 20:42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2:54.3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2" calcext:value-type="float">
            <text:p>7885112</text:p>
          </table:table-cell>
          <table:table-cell office:value-type="float" office:value="8112252" calcext:value-type="float">
            <text:p>8112252</text:p>
          </table:table-cell>
          <table:table-cell office:value-type="float" office:value="5722262" calcext:value-type="float">
            <text:p>5722262</text:p>
          </table:table-cell>
          <table:table-cell office:value-type="float" office:value="7941082" calcext:value-type="float">
            <text:p>794108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77948" calcext:value-type="float">
            <text:p>983177948</text:p>
          </table:table-cell>
          <table:table-cell office:value-type="string" calcext:value-type="string">
            <text:p>(62) 98317-7948</text:p>
          </table:table-cell>
          <table:table-cell office:value-type="string" calcext:value-type="string">
            <text:p>98317-79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7-7948&lt;/span&gt;</text:p>
          </table:table-cell>
          <table:table-cell office:value-type="string" calcext:value-type="string">
            <text:p>Taynara Gomes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3:00" calcext:value-type="date">
            <text:p>1/1/2021 20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0:44:53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3" calcext:value-type="float">
            <text:p>7885113</text:p>
          </table:table-cell>
          <table:table-cell office:value-type="float" office:value="8112253" calcext:value-type="float">
            <text:p>8112253</text:p>
          </table:table-cell>
          <table:table-cell office:value-type="float" office:value="5722263" calcext:value-type="float">
            <text:p>5722263</text:p>
          </table:table-cell>
          <table:table-cell office:value-type="float" office:value="7941083" calcext:value-type="float">
            <text:p>794108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0345" calcext:value-type="float">
            <text:p>982400345</text:p>
          </table:table-cell>
          <table:table-cell office:value-type="string" calcext:value-type="string">
            <text:p>(62) 98240-0345</text:p>
          </table:table-cell>
          <table:table-cell office:value-type="string" calcext:value-type="string">
            <text:p>98240-03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0345&lt;/span&gt;</text:p>
          </table:table-cell>
          <table:table-cell office:value-type="string" calcext:value-type="string">
            <text:p>Thais Francyelle Silva D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0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0:45:00" calcext:value-type="date">
            <text:p>1/1/2021 20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15:25:19.8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79363" calcext:value-type="float">
            <text:p>15279363</text:p>
          </table:table-cell>
          <table:table-cell office:value-type="float" office:value="8112255" calcext:value-type="float">
            <text:p>8112255</text:p>
          </table:table-cell>
          <table:table-cell office:value-type="float" office:value="5722265" calcext:value-type="float">
            <text:p>5722265</text:p>
          </table:table-cell>
          <table:table-cell office:value-type="float" office:value="15178244" calcext:value-type="float">
            <text:p>151782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2931" calcext:value-type="float">
            <text:p>982582931</text:p>
          </table:table-cell>
          <table:table-cell office:value-type="string" calcext:value-type="string">
            <text:p>(62) 98258-2931</text:p>
          </table:table-cell>
          <table:table-cell office:value-type="string" calcext:value-type="string">
            <text:p>98258-29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58-2931&lt;/span&gt;</text:p>
          </table:table-cell>
          <table:table-cell office:value-type="string" calcext:value-type="string">
            <text:p>Terezinha Neta Batista Cord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15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15:25:00" calcext:value-type="date">
            <text:p>29/9/2022 15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1:24:59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5" calcext:value-type="float">
            <text:p>7885115</text:p>
          </table:table-cell>
          <table:table-cell office:value-type="float" office:value="8112256" calcext:value-type="float">
            <text:p>8112256</text:p>
          </table:table-cell>
          <table:table-cell office:value-type="float" office:value="5722266" calcext:value-type="float">
            <text:p>5722266</text:p>
          </table:table-cell>
          <table:table-cell office:value-type="float" office:value="7941085" calcext:value-type="float">
            <text:p>79410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74529" calcext:value-type="float">
            <text:p>999874529</text:p>
          </table:table-cell>
          <table:table-cell office:value-type="string" calcext:value-type="string">
            <text:p>(62) 99987-4529</text:p>
          </table:table-cell>
          <table:table-cell office:value-type="string" calcext:value-type="string">
            <text:p>99987-45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7-4529&lt;/span&gt;</text:p>
          </table:table-cell>
          <table:table-cell office:value-type="string" calcext:value-type="string">
            <text:p>Tallys da Silv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1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1:25:00" calcext:value-type="date">
            <text:p>1/1/2021 21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1 21:27:01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16" calcext:value-type="float">
            <text:p>7885116</text:p>
          </table:table-cell>
          <table:table-cell office:value-type="float" office:value="8112257" calcext:value-type="float">
            <text:p>8112257</text:p>
          </table:table-cell>
          <table:table-cell office:value-type="float" office:value="5722267" calcext:value-type="float">
            <text:p>5722267</text:p>
          </table:table-cell>
          <table:table-cell office:value-type="float" office:value="7941086" calcext:value-type="float">
            <text:p>79410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7355" calcext:value-type="float">
            <text:p>981857355</text:p>
          </table:table-cell>
          <table:table-cell office:value-type="string" calcext:value-type="string">
            <text:p>(62) 98185-7355</text:p>
          </table:table-cell>
          <table:table-cell office:value-type="string" calcext:value-type="string">
            <text:p>98185-73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7355&lt;/span&gt;</text:p>
          </table:table-cell>
          <table:table-cell office:value-type="string" calcext:value-type="string">
            <text:p>Taynara Ferreira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1/2021 21:2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1T21:27:00" calcext:value-type="date">
            <text:p>1/1/2021 21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8:13:11.8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5320" calcext:value-type="float">
            <text:p>12575320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12519514" calcext:value-type="float">
            <text:p>125195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6296" calcext:value-type="float">
            <text:p>981856296</text:p>
          </table:table-cell>
          <table:table-cell office:value-type="string" calcext:value-type="string">
            <text:p>(62) 98185-6296</text:p>
          </table:table-cell>
          <table:table-cell office:value-type="string" calcext:value-type="string">
            <text:p>98185-62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85-6296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8:13:11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5321" calcext:value-type="float">
            <text:p>12575321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12519515" calcext:value-type="float">
            <text:p>12519515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84" calcext:value-type="float">
            <text:p>33396184</text:p>
          </table:table-cell>
          <table:table-cell office:value-type="string" calcext:value-type="string">
            <text:p>(62) 3339-6184</text:p>
          </table:table-cell>
          <table:table-cell office:value-type="string" calcext:value-type="string">
            <text:p>3339-6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3339-6184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30 10:26:52.0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72767" calcext:value-type="float">
            <text:p>9972767</text:p>
          </table:table-cell>
          <table:table-cell office:value-type="float" office:value="9720043" calcext:value-type="float">
            <text:p>9720043</text:p>
          </table:table-cell>
          <table:table-cell office:value-type="float" office:value="7330053" calcext:value-type="float">
            <text:p>7330053</text:p>
          </table:table-cell>
          <table:table-cell office:value-type="float" office:value="9966868" calcext:value-type="float">
            <text:p>99668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8883" calcext:value-type="float">
            <text:p>982508883</text:p>
          </table:table-cell>
          <table:table-cell office:value-type="string" calcext:value-type="string">
            <text:p>(62) 98250-8883</text:p>
          </table:table-cell>
          <table:table-cell office:value-type="string" calcext:value-type="string">
            <text:p>98250-88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8883&lt;/span&gt;</text:p>
          </table:table-cell>
          <table:table-cell office:value-type="string" calcext:value-type="string">
            <text:p>Ernestina Machado de Azeve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7/2021 10:2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30T10:27:00" calcext:value-type="date">
            <text:p>30/7/2021 10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30 11:38:38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73104" calcext:value-type="float">
            <text:p>9973104</text:p>
          </table:table-cell>
          <table:table-cell office:value-type="float" office:value="9720367" calcext:value-type="float">
            <text:p>9720367</text:p>
          </table:table-cell>
          <table:table-cell office:value-type="float" office:value="7330377" calcext:value-type="float">
            <text:p>7330377</text:p>
          </table:table-cell>
          <table:table-cell office:value-type="float" office:value="9967200" calcext:value-type="float">
            <text:p>99672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422763" calcext:value-type="float">
            <text:p>983422763</text:p>
          </table:table-cell>
          <table:table-cell office:value-type="string" calcext:value-type="string">
            <text:p>(62) 98342-2763</text:p>
          </table:table-cell>
          <table:table-cell office:value-type="string" calcext:value-type="string">
            <text:p>98342-27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42-2763&lt;/span&gt;</text:p>
          </table:table-cell>
          <table:table-cell office:value-type="string" calcext:value-type="string">
            <text:p>Hyorrana Manuelly da Silva Feit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7/2021 11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30T11:39:00" calcext:value-type="date">
            <text:p>30/7/2021 11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09 08:18:06.8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14379" calcext:value-type="float">
            <text:p>10014379</text:p>
          </table:table-cell>
          <table:table-cell office:value-type="float" office:value="9753758" calcext:value-type="float">
            <text:p>9753758</text:p>
          </table:table-cell>
          <table:table-cell office:value-type="float" office:value="7363768" calcext:value-type="float">
            <text:p>7363768</text:p>
          </table:table-cell>
          <table:table-cell office:value-type="float" office:value="10008197" calcext:value-type="float">
            <text:p>1000819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46126" calcext:value-type="float">
            <text:p>996146126</text:p>
          </table:table-cell>
          <table:table-cell office:value-type="string" calcext:value-type="string">
            <text:p>(62) 99614-6126</text:p>
          </table:table-cell>
          <table:table-cell office:value-type="string" calcext:value-type="string">
            <text:p>99614-6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4-6126&lt;/span&gt;</text:p>
          </table:table-cell>
          <table:table-cell office:value-type="string" calcext:value-type="string">
            <text:p>Vanda Jacinta da Silva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1 08:1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09T08:18:00" calcext:value-type="date">
            <text:p>9/8/2021 08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0 15:08:30.2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43627" calcext:value-type="float">
            <text:p>10043627</text:p>
          </table:table-cell>
          <table:table-cell office:value-type="float" office:value="9772125" calcext:value-type="float">
            <text:p>9772125</text:p>
          </table:table-cell>
          <table:table-cell office:value-type="float" office:value="7382135" calcext:value-type="float">
            <text:p>7382135</text:p>
          </table:table-cell>
          <table:table-cell office:value-type="float" office:value="10037248" calcext:value-type="float">
            <text:p>100372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61575" calcext:value-type="float">
            <text:p>998161575</text:p>
          </table:table-cell>
          <table:table-cell office:value-type="string" calcext:value-type="string">
            <text:p>(62) 99816-1575</text:p>
          </table:table-cell>
          <table:table-cell office:value-type="string" calcext:value-type="string">
            <text:p>99816-15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6-1575&lt;/span&gt;</text:p>
          </table:table-cell>
          <table:table-cell office:value-type="string" calcext:value-type="string">
            <text:p>Sebastião Luiz Ferreir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8/2021 15:0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0T15:09:00" calcext:value-type="date">
            <text:p>10/8/2021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0 15:27:50.4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43763" calcext:value-type="float">
            <text:p>10043763</text:p>
          </table:table-cell>
          <table:table-cell office:value-type="float" office:value="9772255" calcext:value-type="float">
            <text:p>9772255</text:p>
          </table:table-cell>
          <table:table-cell office:value-type="float" office:value="7382265" calcext:value-type="float">
            <text:p>7382265</text:p>
          </table:table-cell>
          <table:table-cell office:value-type="float" office:value="10037383" calcext:value-type="float">
            <text:p>1003738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19299" calcext:value-type="float">
            <text:p>981819299</text:p>
          </table:table-cell>
          <table:table-cell office:value-type="string" calcext:value-type="string">
            <text:p>(62) 98181-9299</text:p>
          </table:table-cell>
          <table:table-cell office:value-type="string" calcext:value-type="string">
            <text:p>98181-9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1-9299&lt;/span&gt;</text:p>
          </table:table-cell>
          <table:table-cell office:value-type="string" calcext:value-type="string">
            <text:p>Zilma Ros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8/2021 15:2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0T15:28:00" calcext:value-type="date">
            <text:p>10/8/2021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1 08:28:20.6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4132" calcext:value-type="float">
            <text:p>10054132</text:p>
          </table:table-cell>
          <table:table-cell office:value-type="float" office:value="9779774" calcext:value-type="float">
            <text:p>9779774</text:p>
          </table:table-cell>
          <table:table-cell office:value-type="float" office:value="7389784" calcext:value-type="float">
            <text:p>7389784</text:p>
          </table:table-cell>
          <table:table-cell office:value-type="float" office:value="10046805" calcext:value-type="float">
            <text:p>1004680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1685008" calcext:value-type="float">
            <text:p>981685008</text:p>
          </table:table-cell>
          <table:table-cell office:value-type="string" calcext:value-type="string">
            <text:p>(61) 98168-5008</text:p>
          </table:table-cell>
          <table:table-cell office:value-type="string" calcext:value-type="string">
            <text:p>98168-50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168-5008&lt;/span&gt;</text:p>
          </table:table-cell>
          <table:table-cell office:value-type="string" calcext:value-type="string">
            <text:p>Maria Eduarda Pio de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8/2021 08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1T08:28:00" calcext:value-type="date">
            <text:p>11/8/2021 0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2 09:03:04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7646" calcext:value-type="float">
            <text:p>10057646</text:p>
          </table:table-cell>
          <table:table-cell office:value-type="float" office:value="9782997" calcext:value-type="float">
            <text:p>9782997</text:p>
          </table:table-cell>
          <table:table-cell office:value-type="float" office:value="7393007" calcext:value-type="float">
            <text:p>7393007</text:p>
          </table:table-cell>
          <table:table-cell office:value-type="float" office:value="10050284" calcext:value-type="float">
            <text:p>1005028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8883" calcext:value-type="float">
            <text:p>982508883</text:p>
          </table:table-cell>
          <table:table-cell office:value-type="string" calcext:value-type="string">
            <text:p>(62) 98250-8883</text:p>
          </table:table-cell>
          <table:table-cell office:value-type="string" calcext:value-type="string">
            <text:p>98250-88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8883&lt;/span&gt;</text:p>
          </table:table-cell>
          <table:table-cell office:value-type="string" calcext:value-type="string">
            <text:p>Jose Neto Soares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8/2021 09:0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2T09:03:00" calcext:value-type="date">
            <text:p>12/8/2021 09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2 09:35:23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057808" calcext:value-type="float">
            <text:p>10057808</text:p>
          </table:table-cell>
          <table:table-cell office:value-type="float" office:value="9783157" calcext:value-type="float">
            <text:p>9783157</text:p>
          </table:table-cell>
          <table:table-cell office:value-type="float" office:value="7393167" calcext:value-type="float">
            <text:p>7393167</text:p>
          </table:table-cell>
          <table:table-cell office:value-type="float" office:value="10050445" calcext:value-type="float">
            <text:p>1005044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9234" calcext:value-type="float">
            <text:p>982249234</text:p>
          </table:table-cell>
          <table:table-cell office:value-type="string" calcext:value-type="string">
            <text:p>(62) 98224-9234</text:p>
          </table:table-cell>
          <table:table-cell office:value-type="string" calcext:value-type="string">
            <text:p>98224-92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9234&lt;/span&gt;</text:p>
          </table:table-cell>
          <table:table-cell office:value-type="string" calcext:value-type="string">
            <text:p>Rosalina Carm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8/2021 09:3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2T09:35:00" calcext:value-type="date">
            <text:p>12/8/2021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6 14:52:42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21407" calcext:value-type="float">
            <text:p>10121407</text:p>
          </table:table-cell>
          <table:table-cell office:value-type="float" office:value="9842872" calcext:value-type="float">
            <text:p>9842872</text:p>
          </table:table-cell>
          <table:table-cell office:value-type="float" office:value="7452882" calcext:value-type="float">
            <text:p>7452882</text:p>
          </table:table-cell>
          <table:table-cell office:value-type="float" office:value="10113476" calcext:value-type="float">
            <text:p>10113476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Mell Beattriz Morae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8/2021 14:5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6T14:53:00" calcext:value-type="date">
            <text:p>16/8/2021 14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6 16:38:55.6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22116" calcext:value-type="float">
            <text:p>10122116</text:p>
          </table:table-cell>
          <table:table-cell office:value-type="float" office:value="9843551" calcext:value-type="float">
            <text:p>9843551</text:p>
          </table:table-cell>
          <table:table-cell office:value-type="float" office:value="7453561" calcext:value-type="float">
            <text:p>7453561</text:p>
          </table:table-cell>
          <table:table-cell office:value-type="float" office:value="10114179" calcext:value-type="float">
            <text:p>1011417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44062" calcext:value-type="float">
            <text:p>996744062</text:p>
          </table:table-cell>
          <table:table-cell office:value-type="string" calcext:value-type="string">
            <text:p>(62) 99674-4062</text:p>
          </table:table-cell>
          <table:table-cell office:value-type="string" calcext:value-type="string">
            <text:p>99674-40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4-4062&lt;/span&gt;</text:p>
          </table:table-cell>
          <table:table-cell office:value-type="string" calcext:value-type="string">
            <text:p>Hernando Manoel Rodrigues Ciel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8/2021 16:3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6T16:39:00" calcext:value-type="date">
            <text:p>16/8/2021 16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08:20:43.5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6441" calcext:value-type="float">
            <text:p>10176441</text:p>
          </table:table-cell>
          <table:table-cell office:value-type="float" office:value="9895359" calcext:value-type="float">
            <text:p>9895359</text:p>
          </table:table-cell>
          <table:table-cell office:value-type="float" office:value="7505369" calcext:value-type="float">
            <text:p>7505369</text:p>
          </table:table-cell>
          <table:table-cell office:value-type="float" office:value="10168467" calcext:value-type="float">
            <text:p>1016846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70213" calcext:value-type="float">
            <text:p>981870213</text:p>
          </table:table-cell>
          <table:table-cell office:value-type="string" calcext:value-type="string">
            <text:p>(62) 98187-0213</text:p>
          </table:table-cell>
          <table:table-cell office:value-type="string" calcext:value-type="string">
            <text:p>98187-02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7-0213&lt;/span&gt;</text:p>
          </table:table-cell>
          <table:table-cell office:value-type="string" calcext:value-type="string">
            <text:p>Deusdete Martins da Cu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08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08:21:00" calcext:value-type="date">
            <text:p>17/8/2021 08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11:20:29.0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7523" calcext:value-type="float">
            <text:p>10177523</text:p>
          </table:table-cell>
          <table:table-cell office:value-type="float" office:value="9896303" calcext:value-type="float">
            <text:p>9896303</text:p>
          </table:table-cell>
          <table:table-cell office:value-type="float" office:value="7506313" calcext:value-type="float">
            <text:p>7506313</text:p>
          </table:table-cell>
          <table:table-cell office:value-type="float" office:value="10169542" calcext:value-type="float">
            <text:p>1016954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185320" calcext:value-type="float">
            <text:p>986185320</text:p>
          </table:table-cell>
          <table:table-cell office:value-type="string" calcext:value-type="string">
            <text:p>(62) 98618-5320</text:p>
          </table:table-cell>
          <table:table-cell office:value-type="string" calcext:value-type="string">
            <text:p>98618-5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18-5320&lt;/span&gt;</text:p>
          </table:table-cell>
          <table:table-cell office:value-type="string" calcext:value-type="string">
            <text:p>Danilo Jose Lourenç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11:2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11:20:00" calcext:value-type="date">
            <text:p>17/8/2021 11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7 15:56:30.8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78872" calcext:value-type="float">
            <text:p>10178872</text:p>
          </table:table-cell>
          <table:table-cell office:value-type="float" office:value="9897522" calcext:value-type="float">
            <text:p>9897522</text:p>
          </table:table-cell>
          <table:table-cell office:value-type="float" office:value="7507532" calcext:value-type="float">
            <text:p>7507532</text:p>
          </table:table-cell>
          <table:table-cell office:value-type="float" office:value="10170882" calcext:value-type="float">
            <text:p>1017088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980524" calcext:value-type="float">
            <text:p>999980524</text:p>
          </table:table-cell>
          <table:table-cell office:value-type="string" calcext:value-type="string">
            <text:p>(62) 99998-0524</text:p>
          </table:table-cell>
          <table:table-cell office:value-type="string" calcext:value-type="string">
            <text:p>99998-05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98-0524&lt;/span&gt;</text:p>
          </table:table-cell>
          <table:table-cell office:value-type="string" calcext:value-type="string">
            <text:p>Giselly Ferreira Alve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1 15:5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7T15:57:00" calcext:value-type="date">
            <text:p>17/8/2021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8 09:35:17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180015" calcext:value-type="float">
            <text:p>10180015</text:p>
          </table:table-cell>
          <table:table-cell office:value-type="float" office:value="9898630" calcext:value-type="float">
            <text:p>9898630</text:p>
          </table:table-cell>
          <table:table-cell office:value-type="float" office:value="7508640" calcext:value-type="float">
            <text:p>7508640</text:p>
          </table:table-cell>
          <table:table-cell office:value-type="float" office:value="10172017" calcext:value-type="float">
            <text:p>1017201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69762" calcext:value-type="float">
            <text:p>985069762</text:p>
          </table:table-cell>
          <table:table-cell office:value-type="string" calcext:value-type="string">
            <text:p>(62) 98506-9762</text:p>
          </table:table-cell>
          <table:table-cell office:value-type="string" calcext:value-type="string">
            <text:p>98506-97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6-9762&lt;/span&gt;</text:p>
          </table:table-cell>
          <table:table-cell office:value-type="string" calcext:value-type="string">
            <text:p>Jozian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1 09:3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8T09:35:00" calcext:value-type="date">
            <text:p>18/8/2021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19 14:51:34.0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281772" calcext:value-type="float">
            <text:p>10281772</text:p>
          </table:table-cell>
          <table:table-cell office:value-type="float" office:value="9998040" calcext:value-type="float">
            <text:p>9998040</text:p>
          </table:table-cell>
          <table:table-cell office:value-type="float" office:value="7608051" calcext:value-type="float">
            <text:p>7608051</text:p>
          </table:table-cell>
          <table:table-cell office:value-type="float" office:value="10273709" calcext:value-type="float">
            <text:p>102737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3592" calcext:value-type="float">
            <text:p>981953592</text:p>
          </table:table-cell>
          <table:table-cell office:value-type="string" calcext:value-type="string">
            <text:p>(62) 98195-3592</text:p>
          </table:table-cell>
          <table:table-cell office:value-type="string" calcext:value-type="string">
            <text:p>98195-35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3592&lt;/span&gt;</text:p>
          </table:table-cell>
          <table:table-cell office:value-type="string" calcext:value-type="string">
            <text:p>Andrielly Cristina Caixet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8/2021 14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19T14:52:00" calcext:value-type="date">
            <text:p>19/8/2021 14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09:12:57.3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12440" calcext:value-type="float">
            <text:p>12312440</text:p>
          </table:table-cell>
          <table:table-cell office:value-type="float" office:value="10056821" calcext:value-type="float">
            <text:p>10056821</text:p>
          </table:table-cell>
          <table:table-cell office:value-type="float" office:value="7666832" calcext:value-type="float">
            <text:p>7666832</text:p>
          </table:table-cell>
          <table:table-cell office:value-type="float" office:value="12263917" calcext:value-type="float">
            <text:p>122639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86247" calcext:value-type="float">
            <text:p>81486247</text:p>
          </table:table-cell>
          <table:table-cell office:value-type="string" calcext:value-type="string">
            <text:p>(62) 8148-6247</text:p>
          </table:table-cell>
          <table:table-cell office:value-type="string" calcext:value-type="string">
            <text:p>8148-6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148-6247&lt;/span&gt;</text:p>
          </table:table-cell>
          <table:table-cell office:value-type="string" calcext:value-type="string">
            <text:p>Edivaldo da Silva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09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09:13:00" calcext:value-type="date">
            <text:p>23/3/2022 09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5:47:40.3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3591" calcext:value-type="float">
            <text:p>10403591</text:p>
          </table:table-cell>
          <table:table-cell office:value-type="float" office:value="10111110" calcext:value-type="float">
            <text:p>10111110</text:p>
          </table:table-cell>
          <table:table-cell office:value-type="float" office:value="7721121" calcext:value-type="float">
            <text:p>7721121</text:p>
          </table:table-cell>
          <table:table-cell office:value-type="float" office:value="10395481" calcext:value-type="float">
            <text:p>1039548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88215" calcext:value-type="float">
            <text:p>981788215</text:p>
          </table:table-cell>
          <table:table-cell office:value-type="string" calcext:value-type="string">
            <text:p>(62) 98178-8215</text:p>
          </table:table-cell>
          <table:table-cell office:value-type="string" calcext:value-type="string">
            <text:p>98178-82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8-8215&lt;/span&gt;</text:p>
          </table:table-cell>
          <table:table-cell office:value-type="string" calcext:value-type="string">
            <text:p>Fabricio Marinho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5:47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5:48:00" calcext:value-type="date">
            <text:p>23/8/2021 15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6:20:32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3803" calcext:value-type="float">
            <text:p>10403803</text:p>
          </table:table-cell>
          <table:table-cell office:value-type="float" office:value="10111322" calcext:value-type="float">
            <text:p>10111322</text:p>
          </table:table-cell>
          <table:table-cell office:value-type="float" office:value="7721333" calcext:value-type="float">
            <text:p>7721333</text:p>
          </table:table-cell>
          <table:table-cell office:value-type="float" office:value="10395693" calcext:value-type="float">
            <text:p>1039569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597215" calcext:value-type="float">
            <text:p>999597215</text:p>
          </table:table-cell>
          <table:table-cell office:value-type="string" calcext:value-type="string">
            <text:p>(62) 99959-7215</text:p>
          </table:table-cell>
          <table:table-cell office:value-type="string" calcext:value-type="string">
            <text:p>99959-72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59-7215&lt;/span&gt;</text:p>
          </table:table-cell>
          <table:table-cell office:value-type="string" calcext:value-type="string">
            <text:p>Sueli Ferreira Chag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6:20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6:21:00" calcext:value-type="date">
            <text:p>23/8/2021 16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3 19:25:43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04488" calcext:value-type="float">
            <text:p>10404488</text:p>
          </table:table-cell>
          <table:table-cell office:value-type="float" office:value="10111952" calcext:value-type="float">
            <text:p>10111952</text:p>
          </table:table-cell>
          <table:table-cell office:value-type="float" office:value="7721963" calcext:value-type="float">
            <text:p>7721963</text:p>
          </table:table-cell>
          <table:table-cell office:value-type="float" office:value="10396377" calcext:value-type="float">
            <text:p>103963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19299" calcext:value-type="float">
            <text:p>981819299</text:p>
          </table:table-cell>
          <table:table-cell office:value-type="string" calcext:value-type="string">
            <text:p>(62) 98181-9299</text:p>
          </table:table-cell>
          <table:table-cell office:value-type="string" calcext:value-type="string">
            <text:p>98181-92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1-9299&lt;/span&gt;</text:p>
          </table:table-cell>
          <table:table-cell office:value-type="string" calcext:value-type="string">
            <text:p>Jeova Alves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1 1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3T19:26:00" calcext:value-type="date">
            <text:p>23/8/2021 19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4 16:45:22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10565" calcext:value-type="float">
            <text:p>10410565</text:p>
          </table:table-cell>
          <table:table-cell office:value-type="float" office:value="10117279" calcext:value-type="float">
            <text:p>10117279</text:p>
          </table:table-cell>
          <table:table-cell office:value-type="float" office:value="7727290" calcext:value-type="float">
            <text:p>7727290</text:p>
          </table:table-cell>
          <table:table-cell office:value-type="float" office:value="10402427" calcext:value-type="float">
            <text:p>1040242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4808" calcext:value-type="float">
            <text:p>983044808</text:p>
          </table:table-cell>
          <table:table-cell office:value-type="string" calcext:value-type="string">
            <text:p>(62) 98304-4808</text:p>
          </table:table-cell>
          <table:table-cell office:value-type="string" calcext:value-type="string">
            <text:p>98304-48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4808&lt;/span&gt;</text:p>
          </table:table-cell>
          <table:table-cell office:value-type="string" calcext:value-type="string">
            <text:p>Tamile dos Santo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8/2021 16:4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4T16:45:00" calcext:value-type="date">
            <text:p>24/8/2021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6 10:40:05.8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30766" calcext:value-type="float">
            <text:p>10430766</text:p>
          </table:table-cell>
          <table:table-cell office:value-type="float" office:value="10132201" calcext:value-type="float">
            <text:p>10132201</text:p>
          </table:table-cell>
          <table:table-cell office:value-type="float" office:value="7742212" calcext:value-type="float">
            <text:p>7742212</text:p>
          </table:table-cell>
          <table:table-cell office:value-type="float" office:value="10422186" calcext:value-type="float">
            <text:p>1042218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433403" calcext:value-type="float">
            <text:p>983433403</text:p>
          </table:table-cell>
          <table:table-cell office:value-type="string" calcext:value-type="string">
            <text:p>(62) 98343-3403</text:p>
          </table:table-cell>
          <table:table-cell office:value-type="string" calcext:value-type="string">
            <text:p>98343-34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43-3403&lt;/span&gt;</text:p>
          </table:table-cell>
          <table:table-cell office:value-type="string" calcext:value-type="string">
            <text:p>Darlieides de Sousa Camp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1 10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6T10:40:00" calcext:value-type="date">
            <text:p>26/8/2021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26 13:55:16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431625" calcext:value-type="float">
            <text:p>10431625</text:p>
          </table:table-cell>
          <table:table-cell office:value-type="float" office:value="10133023" calcext:value-type="float">
            <text:p>10133023</text:p>
          </table:table-cell>
          <table:table-cell office:value-type="float" office:value="7743034" calcext:value-type="float">
            <text:p>7743034</text:p>
          </table:table-cell>
          <table:table-cell office:value-type="float" office:value="10423040" calcext:value-type="float">
            <text:p>1042304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89293" calcext:value-type="float">
            <text:p>981389293</text:p>
          </table:table-cell>
          <table:table-cell office:value-type="string" calcext:value-type="string">
            <text:p>(62) 98138-9293</text:p>
          </table:table-cell>
          <table:table-cell office:value-type="string" calcext:value-type="string">
            <text:p>98138-92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8-9293&lt;/span&gt;</text:p>
          </table:table-cell>
          <table:table-cell office:value-type="string" calcext:value-type="string">
            <text:p>Johnny Marqyes P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1 13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8-26T13:55:00" calcext:value-type="date">
            <text:p>26/8/2021 13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09:00:54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1957" calcext:value-type="float">
            <text:p>12731957</text:p>
          </table:table-cell>
          <table:table-cell office:value-type="float" office:value="10169154" calcext:value-type="float">
            <text:p>10169154</text:p>
          </table:table-cell>
          <table:table-cell office:value-type="float" office:value="7779165" calcext:value-type="float">
            <text:p>7779165</text:p>
          </table:table-cell>
          <table:table-cell office:value-type="float" office:value="12674238" calcext:value-type="float">
            <text:p>126742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468444" calcext:value-type="float">
            <text:p>82468444</text:p>
          </table:table-cell>
          <table:table-cell office:value-type="string" calcext:value-type="string">
            <text:p>(62) 8246-8444</text:p>
          </table:table-cell>
          <table:table-cell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46-8444&lt;/span&gt;</text:p>
          </table:table-cell>
          <table:table-cell office:value-type="string" calcext:value-type="string">
            <text:p>Nub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09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09:01:00" calcext:value-type="date">
            <text:p>6/5/2022 0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6 09:43:45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63060" calcext:value-type="float">
            <text:p>15663060</text:p>
          </table:table-cell>
          <table:table-cell office:value-type="float" office:value="10175110" calcext:value-type="float">
            <text:p>10175110</text:p>
          </table:table-cell>
          <table:table-cell office:value-type="float" office:value="7785121" calcext:value-type="float">
            <text:p>7785121</text:p>
          </table:table-cell>
          <table:table-cell office:value-type="float" office:value="15549277" calcext:value-type="float">
            <text:p>155492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064535" calcext:value-type="float">
            <text:p>984064535</text:p>
          </table:table-cell>
          <table:table-cell office:value-type="string" calcext:value-type="string">
            <text:p>(62) 98406-4535</text:p>
          </table:table-cell>
          <table:table-cell office:value-type="string" calcext:value-type="string">
            <text:p>98406-4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06-4535&lt;/span&gt;</text:p>
          </table:table-cell>
          <table:table-cell office:value-type="string" calcext:value-type="string">
            <text:p>Leodegario Caitano de Mel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1/2022 09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6T09:44:00" calcext:value-type="date">
            <text:p>16/11/2022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16:09:12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4217" calcext:value-type="float">
            <text:p>10584217</text:p>
          </table:table-cell>
          <table:table-cell office:value-type="float" office:value="10186271" calcext:value-type="float">
            <text:p>10186271</text:p>
          </table:table-cell>
          <table:table-cell office:value-type="float" office:value="7796282" calcext:value-type="float">
            <text:p>7796282</text:p>
          </table:table-cell>
          <table:table-cell office:value-type="float" office:value="10572523" calcext:value-type="float">
            <text:p>105725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02990" calcext:value-type="float">
            <text:p>983202990</text:p>
          </table:table-cell>
          <table:table-cell office:value-type="string" calcext:value-type="string">
            <text:p>(62) 98320-2990</text:p>
          </table:table-cell>
          <table:table-cell office:value-type="string" calcext:value-type="string">
            <text:p>98320-29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20-2990&lt;/span&gt;</text:p>
          </table:table-cell>
          <table:table-cell office:value-type="string" calcext:value-type="string">
            <text:p>Simones Rodrigues da Graç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16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16:09:00" calcext:value-type="date">
            <text:p>21/9/2021 16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8 15:43:28.7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15722" calcext:value-type="float">
            <text:p>10515722</text:p>
          </table:table-cell>
          <table:table-cell office:value-type="float" office:value="10200160" calcext:value-type="float">
            <text:p>10200160</text:p>
          </table:table-cell>
          <table:table-cell office:value-type="float" office:value="7810171" calcext:value-type="float">
            <text:p>7810171</text:p>
          </table:table-cell>
          <table:table-cell office:value-type="float" office:value="10504911" calcext:value-type="float">
            <text:p>105049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07907" calcext:value-type="float">
            <text:p>998407907</text:p>
          </table:table-cell>
          <table:table-cell office:value-type="string" calcext:value-type="string">
            <text:p>(62) 99840-7907</text:p>
          </table:table-cell>
          <table:table-cell office:value-type="string" calcext:value-type="string">
            <text:p>99840-79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0-7907&lt;/span&gt;</text:p>
          </table:table-cell>
          <table:table-cell office:value-type="string" calcext:value-type="string">
            <text:p>Raquel Silv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9/2021 15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8T15:43:00" calcext:value-type="date">
            <text:p>8/9/2021 15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7 08:05:48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456" calcext:value-type="float">
            <text:p>10574456</text:p>
          </table:table-cell>
          <table:table-cell office:value-type="float" office:value="10202485" calcext:value-type="float">
            <text:p>10202485</text:p>
          </table:table-cell>
          <table:table-cell office:value-type="float" office:value="7812496" calcext:value-type="float">
            <text:p>7812496</text:p>
          </table:table-cell>
          <table:table-cell office:value-type="float" office:value="10562814" calcext:value-type="float">
            <text:p>1056281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663403626" calcext:value-type="float">
            <text:p>663403626</text:p>
          </table:table-cell>
          <table:table-cell office:value-type="string" calcext:value-type="string">
            <text:p>(34) 66340-3626</text:p>
          </table:table-cell>
          <table:table-cell office:value-type="string" calcext:value-type="string">
            <text:p>66340-36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34) 66340-3626&lt;/span&gt;</text:p>
          </table:table-cell>
          <table:table-cell office:value-type="string" calcext:value-type="string">
            <text:p>vanessa da cruz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9/2021 08:0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7T08:06:00" calcext:value-type="date">
            <text:p>17/9/2021 08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09:37:04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0148" calcext:value-type="float">
            <text:p>10520148</text:p>
          </table:table-cell>
          <table:table-cell office:value-type="float" office:value="10202720" calcext:value-type="float">
            <text:p>10202720</text:p>
          </table:table-cell>
          <table:table-cell office:value-type="float" office:value="7812731" calcext:value-type="float">
            <text:p>7812731</text:p>
          </table:table-cell>
          <table:table-cell office:value-type="float" office:value="10508981" calcext:value-type="float">
            <text:p>105089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9886796" calcext:value-type="float">
            <text:p>99886796</text:p>
          </table:table-cell>
          <table:table-cell office:value-type="string" calcext:value-type="string">
            <text:p>(71) 9988-6796</text:p>
          </table:table-cell>
          <table:table-cell office:value-type="string" calcext:value-type="string">
            <text:p>9988-6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1) 9988-6796&lt;/span&gt;</text:p>
          </table:table-cell>
          <table:table-cell office:value-type="string" calcext:value-type="string">
            <text:p>Paulo Segio Marcelo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09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09:37:00" calcext:value-type="date">
            <text:p>9/9/2021 09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09:44:26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0201" calcext:value-type="float">
            <text:p>10520201</text:p>
          </table:table-cell>
          <table:table-cell office:value-type="float" office:value="10202767" calcext:value-type="float">
            <text:p>10202767</text:p>
          </table:table-cell>
          <table:table-cell office:value-type="float" office:value="7812778" calcext:value-type="float">
            <text:p>7812778</text:p>
          </table:table-cell>
          <table:table-cell office:value-type="float" office:value="10509034" calcext:value-type="float">
            <text:p>105090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97405285" calcext:value-type="float">
            <text:p>997405285</text:p>
          </table:table-cell>
          <table:table-cell office:value-type="string" calcext:value-type="string">
            <text:p>(71) 99740-5285</text:p>
          </table:table-cell>
          <table:table-cell office:value-type="string" calcext:value-type="string">
            <text:p>99740-52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1) 99740-5285&lt;/span&gt;</text:p>
          </table:table-cell>
          <table:table-cell office:value-type="string" calcext:value-type="string">
            <text:p>Joselito Santos Dias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09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09:44:00" calcext:value-type="date">
            <text:p>9/9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09 17:01:00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29360" calcext:value-type="float">
            <text:p>10529360</text:p>
          </table:table-cell>
          <table:table-cell office:value-type="float" office:value="10208044" calcext:value-type="float">
            <text:p>10208044</text:p>
          </table:table-cell>
          <table:table-cell office:value-type="float" office:value="7818055" calcext:value-type="float">
            <text:p>7818055</text:p>
          </table:table-cell>
          <table:table-cell office:value-type="float" office:value="10517931" calcext:value-type="float">
            <text:p>1051793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0905" calcext:value-type="float">
            <text:p>982890905</text:p>
          </table:table-cell>
          <table:table-cell office:value-type="string" calcext:value-type="string">
            <text:p>(62) 98289-0905</text:p>
          </table:table-cell>
          <table:table-cell office:value-type="string" calcext:value-type="string">
            <text:p>98289-09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9-0905&lt;/span&gt;</text:p>
          </table:table-cell>
          <table:table-cell office:value-type="string" calcext:value-type="string">
            <text:p>Ayllon Kristian de Castro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9/2021 17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09T17:01:00" calcext:value-type="date">
            <text:p>9/9/2021 17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3 08:32:39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39466" calcext:value-type="float">
            <text:p>10539466</text:p>
          </table:table-cell>
          <table:table-cell office:value-type="float" office:value="10216627" calcext:value-type="float">
            <text:p>10216627</text:p>
          </table:table-cell>
          <table:table-cell office:value-type="float" office:value="7826638" calcext:value-type="float">
            <text:p>7826638</text:p>
          </table:table-cell>
          <table:table-cell office:value-type="float" office:value="10527926" calcext:value-type="float">
            <text:p>1052792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10073" calcext:value-type="float">
            <text:p>983210073</text:p>
          </table:table-cell>
          <table:table-cell office:value-type="string" calcext:value-type="string">
            <text:p>(62) 98321-0073</text:p>
          </table:table-cell>
          <table:table-cell office:value-type="string" calcext:value-type="string">
            <text:p>98321-00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1-0073&lt;/span&gt;</text:p>
          </table:table-cell>
          <table:table-cell office:value-type="string" calcext:value-type="string">
            <text:p>Adineia Ramo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9/2021 08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3T08:33:00" calcext:value-type="date">
            <text:p>13/9/2021 08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3 15:53:15.3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41521" calcext:value-type="float">
            <text:p>10541521</text:p>
          </table:table-cell>
          <table:table-cell office:value-type="float" office:value="10218666" calcext:value-type="float">
            <text:p>10218666</text:p>
          </table:table-cell>
          <table:table-cell office:value-type="float" office:value="7828677" calcext:value-type="float">
            <text:p>7828677</text:p>
          </table:table-cell>
          <table:table-cell office:value-type="float" office:value="10529961" calcext:value-type="float">
            <text:p>1052996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1105" calcext:value-type="float">
            <text:p>981141105</text:p>
          </table:table-cell>
          <table:table-cell office:value-type="string" calcext:value-type="string">
            <text:p>(62) 98114-1105</text:p>
          </table:table-cell>
          <table:table-cell office:value-type="string" calcext:value-type="string">
            <text:p>98114-11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1105&lt;/span&gt;</text:p>
          </table:table-cell>
          <table:table-cell office:value-type="string" calcext:value-type="string">
            <text:p>Tatyelle de Lima Si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9/2021 15:5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3T15:53:00" calcext:value-type="date">
            <text:p>13/9/2021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20:35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633" calcext:value-type="float">
            <text:p>10558633</text:p>
          </table:table-cell>
          <table:table-cell office:value-type="float" office:value="10229759" calcext:value-type="float">
            <text:p>10229759</text:p>
          </table:table-cell>
          <table:table-cell office:value-type="float" office:value="7839770" calcext:value-type="float">
            <text:p>7839770</text:p>
          </table:table-cell>
          <table:table-cell office:value-type="float" office:value="10547057" calcext:value-type="float">
            <text:p>1054705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982181" calcext:value-type="float">
            <text:p>96982181</text:p>
          </table:table-cell>
          <table:table-cell office:value-type="string" calcext:value-type="string">
            <text:p>(62) 9698-2181</text:p>
          </table:table-cell>
          <table:table-cell office:value-type="string" calcext:value-type="string">
            <text:p>9698-21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98-2181&lt;/span&gt;</text:p>
          </table:table-cell>
          <table:table-cell office:value-type="string" calcext:value-type="string">
            <text:p>Thalita Ferreir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21:00" calcext:value-type="date">
            <text:p>14/9/2021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23:41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658" calcext:value-type="float">
            <text:p>10558658</text:p>
          </table:table-cell>
          <table:table-cell office:value-type="float" office:value="10229784" calcext:value-type="float">
            <text:p>10229784</text:p>
          </table:table-cell>
          <table:table-cell office:value-type="float" office:value="7839795" calcext:value-type="float">
            <text:p>7839795</text:p>
          </table:table-cell>
          <table:table-cell office:value-type="float" office:value="10547082" calcext:value-type="float">
            <text:p>105470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96130415" calcext:value-type="float">
            <text:p>996130415</text:p>
          </table:table-cell>
          <table:table-cell office:value-type="string" calcext:value-type="string">
            <text:p>(16) 99613-0415</text:p>
          </table:table-cell>
          <table:table-cell office:value-type="string" calcext:value-type="string">
            <text:p>99613-0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6) 99613-0415&lt;/span&gt;</text:p>
          </table:table-cell>
          <table:table-cell office:value-type="string" calcext:value-type="string">
            <text:p>Rodrigo Domingues Sérg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24:00" calcext:value-type="date">
            <text:p>14/9/2021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4 10:34:37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58743" calcext:value-type="float">
            <text:p>10558743</text:p>
          </table:table-cell>
          <table:table-cell office:value-type="float" office:value="10229863" calcext:value-type="float">
            <text:p>10229863</text:p>
          </table:table-cell>
          <table:table-cell office:value-type="float" office:value="7839874" calcext:value-type="float">
            <text:p>7839874</text:p>
          </table:table-cell>
          <table:table-cell office:value-type="float" office:value="10547167" calcext:value-type="float">
            <text:p>105471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996130415" calcext:value-type="float">
            <text:p>996130415</text:p>
          </table:table-cell>
          <table:table-cell office:value-type="string" calcext:value-type="string">
            <text:p>(16) 99613-0415</text:p>
          </table:table-cell>
          <table:table-cell office:value-type="string" calcext:value-type="string">
            <text:p>99613-04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6) 99613-0415&lt;/span&gt;</text:p>
          </table:table-cell>
          <table:table-cell office:value-type="string" calcext:value-type="string">
            <text:p>Rodrigo Domingues Sérg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9/2021 10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4T10:35:00" calcext:value-type="date">
            <text:p>14/9/2021 10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3:18:57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60017" calcext:value-type="float">
            <text:p>11260017</text:p>
          </table:table-cell>
          <table:table-cell office:value-type="float" office:value="10239416" calcext:value-type="float">
            <text:p>10239416</text:p>
          </table:table-cell>
          <table:table-cell office:value-type="float" office:value="7849427" calcext:value-type="float">
            <text:p>7849427</text:p>
          </table:table-cell>
          <table:table-cell office:value-type="float" office:value="11229184" calcext:value-type="float">
            <text:p>1122918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1178" calcext:value-type="float">
            <text:p>981091178</text:p>
          </table:table-cell>
          <table:table-cell office:value-type="string" calcext:value-type="string">
            <text:p>(62) 98109-1178</text:p>
          </table:table-cell>
          <table:table-cell office:value-type="string" calcext:value-type="string">
            <text:p>98109-11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09-1178&lt;/span&gt;</text:p>
          </table:table-cell>
          <table:table-cell office:value-type="string" calcext:value-type="string">
            <text:p>Orias Nott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2 13:1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6T13:19:00" calcext:value-type="date">
            <text:p>6/1/2022 13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09:12:20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1186" calcext:value-type="float">
            <text:p>10571186</text:p>
          </table:table-cell>
          <table:table-cell office:value-type="float" office:value="10239496" calcext:value-type="float">
            <text:p>10239496</text:p>
          </table:table-cell>
          <table:table-cell office:value-type="float" office:value="7849507" calcext:value-type="float">
            <text:p>7849507</text:p>
          </table:table-cell>
          <table:table-cell office:value-type="float" office:value="10559562" calcext:value-type="float">
            <text:p>1055956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25739" calcext:value-type="float">
            <text:p>985725739</text:p>
          </table:table-cell>
          <table:table-cell office:value-type="string" calcext:value-type="string">
            <text:p>(62) 98572-5739</text:p>
          </table:table-cell>
          <table:table-cell office:value-type="string" calcext:value-type="string">
            <text:p>98572-57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2-5739&lt;/span&gt;</text:p>
          </table:table-cell>
          <table:table-cell office:value-type="string" calcext:value-type="string">
            <text:p>Daniela Lobo Machado Sanch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09:1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09:12:00" calcext:value-type="date">
            <text:p>16/9/2021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16:33:54.7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3787" calcext:value-type="float">
            <text:p>10573787</text:p>
          </table:table-cell>
          <table:table-cell office:value-type="float" office:value="10241924" calcext:value-type="float">
            <text:p>10241924</text:p>
          </table:table-cell>
          <table:table-cell office:value-type="float" office:value="7851935" calcext:value-type="float">
            <text:p>7851935</text:p>
          </table:table-cell>
          <table:table-cell office:value-type="float" office:value="10562146" calcext:value-type="float">
            <text:p>1056214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22026" calcext:value-type="float">
            <text:p>998022026</text:p>
          </table:table-cell>
          <table:table-cell office:value-type="string" calcext:value-type="string">
            <text:p>(62) 99802-2026</text:p>
          </table:table-cell>
          <table:table-cell office:value-type="string" calcext:value-type="string">
            <text:p>99802-20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2-2026&lt;/span&gt;</text:p>
          </table:table-cell>
          <table:table-cell office:value-type="string" calcext:value-type="string">
            <text:p>Helena Barbosa Pereir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16:3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16:34:00" calcext:value-type="date">
            <text:p>16/9/2021 16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7:56:32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5756" calcext:value-type="float">
            <text:p>12805756</text:p>
          </table:table-cell>
          <table:table-cell office:value-type="float" office:value="10241924" calcext:value-type="float">
            <text:p>10241924</text:p>
          </table:table-cell>
          <table:table-cell office:value-type="float" office:value="7851935" calcext:value-type="float">
            <text:p>7851935</text:p>
          </table:table-cell>
          <table:table-cell office:value-type="float" office:value="12747300" calcext:value-type="float">
            <text:p>12747300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99370" calcext:value-type="float">
            <text:p>81099370</text:p>
          </table:table-cell>
          <table:table-cell office:value-type="string" calcext:value-type="string">
            <text:p>(62) 8109-9370</text:p>
          </table:table-cell>
          <table:table-cell office:value-type="string" calcext:value-type="string">
            <text:p>8109-93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8109-9370&lt;/span&gt;</text:p>
          </table:table-cell>
          <table:table-cell office:value-type="string" calcext:value-type="string">
            <text:p>Helena Barbosa Pereir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7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7:57:00" calcext:value-type="date">
            <text:p>24/5/2022 17:5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6 18:02:28.4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300" calcext:value-type="float">
            <text:p>10574300</text:p>
          </table:table-cell>
          <table:table-cell office:value-type="float" office:value="10242425" calcext:value-type="float">
            <text:p>10242425</text:p>
          </table:table-cell>
          <table:table-cell office:value-type="float" office:value="7852436" calcext:value-type="float">
            <text:p>7852436</text:p>
          </table:table-cell>
          <table:table-cell office:value-type="float" office:value="10562658" calcext:value-type="float">
            <text:p>105626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3375" calcext:value-type="float">
            <text:p>983083375</text:p>
          </table:table-cell>
          <table:table-cell office:value-type="string" calcext:value-type="string">
            <text:p>(62) 98308-3375</text:p>
          </table:table-cell>
          <table:table-cell office:value-type="string" calcext:value-type="string">
            <text:p>98308-33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3375&lt;/span&gt;</text:p>
          </table:table-cell>
          <table:table-cell office:value-type="string" calcext:value-type="string">
            <text:p>Fernanda Araujo Barr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9/2021 18:0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6T18:02:00" calcext:value-type="date">
            <text:p>16/9/2021 18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17 08:11:26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4464" calcext:value-type="float">
            <text:p>10574464</text:p>
          </table:table-cell>
          <table:table-cell office:value-type="float" office:value="10242583" calcext:value-type="float">
            <text:p>10242583</text:p>
          </table:table-cell>
          <table:table-cell office:value-type="float" office:value="7852594" calcext:value-type="float">
            <text:p>7852594</text:p>
          </table:table-cell>
          <table:table-cell office:value-type="float" office:value="10562822" calcext:value-type="float">
            <text:p>1056282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77399" calcext:value-type="float">
            <text:p>981577399</text:p>
          </table:table-cell>
          <table:table-cell office:value-type="string" calcext:value-type="string">
            <text:p>(62) 98157-7399</text:p>
          </table:table-cell>
          <table:table-cell office:value-type="string" calcext:value-type="string">
            <text:p>98157-73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7-7399&lt;/span&gt;</text:p>
          </table:table-cell>
          <table:table-cell office:value-type="string" calcext:value-type="string">
            <text:p>Marciano Ferreira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9/2021 08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17T08:11:00" calcext:value-type="date">
            <text:p>17/9/2021 08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0 09:42:42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78669" calcext:value-type="float">
            <text:p>10578669</text:p>
          </table:table-cell>
          <table:table-cell office:value-type="float" office:value="10246470" calcext:value-type="float">
            <text:p>10246470</text:p>
          </table:table-cell>
          <table:table-cell office:value-type="float" office:value="7856481" calcext:value-type="float">
            <text:p>7856481</text:p>
          </table:table-cell>
          <table:table-cell office:value-type="float" office:value="10567008" calcext:value-type="float">
            <text:p>1056700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914600" calcext:value-type="float">
            <text:p>991914600</text:p>
          </table:table-cell>
          <table:table-cell office:value-type="string" calcext:value-type="string">
            <text:p>(62) 99191-4600</text:p>
          </table:table-cell>
          <table:table-cell office:value-type="string" calcext:value-type="string">
            <text:p>99191-4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91-4600&lt;/span&gt;</text:p>
          </table:table-cell>
          <table:table-cell office:value-type="string" calcext:value-type="string">
            <text:p>Marcos Vinicius Avo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9/2021 09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0T09:43:00" calcext:value-type="date">
            <text:p>20/9/2021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09:12:25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1816" calcext:value-type="float">
            <text:p>10581816</text:p>
          </table:table-cell>
          <table:table-cell office:value-type="float" office:value="10249544" calcext:value-type="float">
            <text:p>10249544</text:p>
          </table:table-cell>
          <table:table-cell office:value-type="float" office:value="7859556" calcext:value-type="float">
            <text:p>7859556</text:p>
          </table:table-cell>
          <table:table-cell office:value-type="float" office:value="10570144" calcext:value-type="float">
            <text:p>105701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58819" calcext:value-type="float">
            <text:p>982658819</text:p>
          </table:table-cell>
          <table:table-cell office:value-type="string" calcext:value-type="string">
            <text:p>(62) 98265-8819</text:p>
          </table:table-cell>
          <table:table-cell office:value-type="string" calcext:value-type="string">
            <text:p>98265-88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65-8819&lt;/span&gt;</text:p>
          </table:table-cell>
          <table:table-cell office:value-type="string" calcext:value-type="string">
            <text:p>Creuza Abreu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09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09:12:00" calcext:value-type="date">
            <text:p>21/9/2021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1 15:59:58.2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584152" calcext:value-type="float">
            <text:p>10584152</text:p>
          </table:table-cell>
          <table:table-cell office:value-type="float" office:value="10251717" calcext:value-type="float">
            <text:p>10251717</text:p>
          </table:table-cell>
          <table:table-cell office:value-type="float" office:value="7861729" calcext:value-type="float">
            <text:p>7861729</text:p>
          </table:table-cell>
          <table:table-cell office:value-type="float" office:value="10572458" calcext:value-type="float">
            <text:p>1057245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76653" calcext:value-type="float">
            <text:p>982376653</text:p>
          </table:table-cell>
          <table:table-cell office:value-type="string" calcext:value-type="string">
            <text:p>(62) 98237-6653</text:p>
          </table:table-cell>
          <table:table-cell office:value-type="string" calcext:value-type="string">
            <text:p>98237-6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7-6653&lt;/span&gt;</text:p>
          </table:table-cell>
          <table:table-cell office:value-type="string" calcext:value-type="string">
            <text:p>Marcelo Souz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9/2021 15:59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1T16:00:00" calcext:value-type="date">
            <text:p>21/9/2021 16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2 16:11:13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05868" calcext:value-type="float">
            <text:p>10605868</text:p>
          </table:table-cell>
          <table:table-cell office:value-type="float" office:value="10267149" calcext:value-type="float">
            <text:p>10267149</text:p>
          </table:table-cell>
          <table:table-cell office:value-type="float" office:value="7877161" calcext:value-type="float">
            <text:p>7877161</text:p>
          </table:table-cell>
          <table:table-cell office:value-type="float" office:value="10593501" calcext:value-type="float">
            <text:p>1059350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814278" calcext:value-type="float">
            <text:p>981814278</text:p>
          </table:table-cell>
          <table:table-cell table:number-columns-repeated="2" office:value-type="string" calcext:value-type="string">
            <text:p>98181-42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98181-4278&lt;/span&gt;</text:p>
          </table:table-cell>
          <table:table-cell office:value-type="string" calcext:value-type="string">
            <text:p>Marcos Mendoça de Sol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9/2021 16:1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2T16:11:00" calcext:value-type="date">
            <text:p>22/9/2021 16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3 10:32:03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21738" calcext:value-type="float">
            <text:p>10621738</text:p>
          </table:table-cell>
          <table:table-cell office:value-type="float" office:value="10281753" calcext:value-type="float">
            <text:p>10281753</text:p>
          </table:table-cell>
          <table:table-cell office:value-type="float" office:value="7891766" calcext:value-type="float">
            <text:p>7891766</text:p>
          </table:table-cell>
          <table:table-cell office:value-type="float" office:value="10609355" calcext:value-type="float">
            <text:p>10609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787" calcext:value-type="float">
            <text:p>983140787</text:p>
          </table:table-cell>
          <table:table-cell office:value-type="string" calcext:value-type="string">
            <text:p>(62) 98314-0787</text:p>
          </table:table-cell>
          <table:table-cell office:value-type="string" calcext:value-type="string">
            <text:p>98314-07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787&lt;/span&gt;</text:p>
          </table:table-cell>
          <table:table-cell office:value-type="string" calcext:value-type="string">
            <text:p>Sheyla Pereira Mo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9/2021 10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3T10:32:00" calcext:value-type="date">
            <text:p>23/9/2021 10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3 14:49:58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22900" calcext:value-type="float">
            <text:p>10622900</text:p>
          </table:table-cell>
          <table:table-cell office:value-type="float" office:value="10282968" calcext:value-type="float">
            <text:p>10282968</text:p>
          </table:table-cell>
          <table:table-cell office:value-type="float" office:value="7892981" calcext:value-type="float">
            <text:p>7892981</text:p>
          </table:table-cell>
          <table:table-cell office:value-type="float" office:value="10610500" calcext:value-type="float">
            <text:p>106105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50206" calcext:value-type="float">
            <text:p>984950206</text:p>
          </table:table-cell>
          <table:table-cell office:value-type="string" calcext:value-type="string">
            <text:p>(62) 98495-0206</text:p>
          </table:table-cell>
          <table:table-cell office:value-type="string" calcext:value-type="string">
            <text:p>98495-02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5-0206&lt;/span&gt;</text:p>
          </table:table-cell>
          <table:table-cell office:value-type="string" calcext:value-type="string">
            <text:p>Patrícia Alves Mach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9/2021 14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3T14:50:00" calcext:value-type="date">
            <text:p>23/9/2021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3:37:24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9588" calcext:value-type="float">
            <text:p>15619588</text:p>
          </table:table-cell>
          <table:table-cell office:value-type="float" office:value="10314124" calcext:value-type="float">
            <text:p>10314124</text:p>
          </table:table-cell>
          <table:table-cell office:value-type="float" office:value="7924141" calcext:value-type="float">
            <text:p>7924141</text:p>
          </table:table-cell>
          <table:table-cell office:value-type="float" office:value="15506488" calcext:value-type="float">
            <text:p>1550648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1552965" calcext:value-type="float">
            <text:p>981552965</text:p>
          </table:table-cell>
          <table:table-cell office:value-type="string" calcext:value-type="string">
            <text:p>(63) 98155-2965</text:p>
          </table:table-cell>
          <table:table-cell office:value-type="string" calcext:value-type="string">
            <text:p>98155-29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3) 98155-2965&lt;/span&gt;</text:p>
          </table:table-cell>
          <table:table-cell office:value-type="string" calcext:value-type="string">
            <text:p>Marcos Mendonç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3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3:37:00" calcext:value-type="date">
            <text:p>7/11/2022 13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28 10:18:53.0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65390" calcext:value-type="float">
            <text:p>10665390</text:p>
          </table:table-cell>
          <table:table-cell office:value-type="float" office:value="10314353" calcext:value-type="float">
            <text:p>10314353</text:p>
          </table:table-cell>
          <table:table-cell office:value-type="float" office:value="7924370" calcext:value-type="float">
            <text:p>7924370</text:p>
          </table:table-cell>
          <table:table-cell office:value-type="float" office:value="10652041" calcext:value-type="float">
            <text:p>1065204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93021" calcext:value-type="float">
            <text:p>985293021</text:p>
          </table:table-cell>
          <table:table-cell office:value-type="string" calcext:value-type="string">
            <text:p>(62) 98529-3021</text:p>
          </table:table-cell>
          <table:table-cell office:value-type="string" calcext:value-type="string">
            <text:p>98529-30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9-3021&lt;/span&gt;</text:p>
          </table:table-cell>
          <table:table-cell office:value-type="string" calcext:value-type="string">
            <text:p>Marilia Bastos de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1 10:1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28T10:19:00" calcext:value-type="date">
            <text:p>28/9/2021 10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30 14:11:01.9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74905" calcext:value-type="float">
            <text:p>10674905</text:p>
          </table:table-cell>
          <table:table-cell office:value-type="float" office:value="10323309" calcext:value-type="float">
            <text:p>10323309</text:p>
          </table:table-cell>
          <table:table-cell office:value-type="float" office:value="7933326" calcext:value-type="float">
            <text:p>7933326</text:p>
          </table:table-cell>
          <table:table-cell office:value-type="float" office:value="10661466" calcext:value-type="float">
            <text:p>106614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5259464" calcext:value-type="float">
            <text:p>85259464</text:p>
          </table:table-cell>
          <table:table-cell table:number-columns-repeated="2" office:value-type="string" calcext:value-type="string">
            <text:p>8525-9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8525-9464&lt;/span&gt;</text:p>
          </table:table-cell>
          <table:table-cell office:value-type="string" calcext:value-type="string">
            <text:p>Gabriel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9/2021 14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30T14:11:00" calcext:value-type="date">
            <text:p>30/9/2021 14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9-30 14:18:01.5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674947" calcext:value-type="float">
            <text:p>10674947</text:p>
          </table:table-cell>
          <table:table-cell office:value-type="float" office:value="10323344" calcext:value-type="float">
            <text:p>10323344</text:p>
          </table:table-cell>
          <table:table-cell office:value-type="float" office:value="7933361" calcext:value-type="float">
            <text:p>7933361</text:p>
          </table:table-cell>
          <table:table-cell office:value-type="float" office:value="10661508" calcext:value-type="float">
            <text:p>106615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2426" calcext:value-type="float">
            <text:p>82912426</text:p>
          </table:table-cell>
          <table:table-cell office:value-type="string" calcext:value-type="string">
            <text:p>(62) 8291-2426</text:p>
          </table:table-cell>
          <table:table-cell office:value-type="string" calcext:value-type="string">
            <text:p>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1-2426&lt;/span&gt;</text:p>
          </table:table-cell>
          <table:table-cell office:value-type="string" calcext:value-type="string">
            <text:p>Karla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9/2021 14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9-30T14:18:00" calcext:value-type="date">
            <text:p>30/9/2021 14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04 10:36:38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02242" calcext:value-type="float">
            <text:p>10702242</text:p>
          </table:table-cell>
          <table:table-cell office:value-type="float" office:value="10350671" calcext:value-type="float">
            <text:p>10350671</text:p>
          </table:table-cell>
          <table:table-cell office:value-type="float" office:value="7960688" calcext:value-type="float">
            <text:p>7960688</text:p>
          </table:table-cell>
          <table:table-cell office:value-type="float" office:value="10688681" calcext:value-type="float">
            <text:p>106886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95789" calcext:value-type="float">
            <text:p>99395789</text:p>
          </table:table-cell>
          <table:table-cell office:value-type="string" calcext:value-type="string">
            <text:p>(62) 9939-5789</text:p>
          </table:table-cell>
          <table:table-cell office:value-type="string" calcext:value-type="string">
            <text:p>9939-57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9-5789&lt;/span&gt;</text:p>
          </table:table-cell>
          <table:table-cell office:value-type="string" calcext:value-type="string">
            <text:p>Ana Leide Car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0/2021 10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04T10:37:00" calcext:value-type="date">
            <text:p>4/10/2021 10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3 16:34:05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60458" calcext:value-type="float">
            <text:p>10760458</text:p>
          </table:table-cell>
          <table:table-cell office:value-type="float" office:value="10393655" calcext:value-type="float">
            <text:p>10393655</text:p>
          </table:table-cell>
          <table:table-cell office:value-type="float" office:value="8003676" calcext:value-type="float">
            <text:p>8003676</text:p>
          </table:table-cell>
          <table:table-cell office:value-type="float" office:value="10745144" calcext:value-type="float">
            <text:p>107451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3068" calcext:value-type="float">
            <text:p>983113068</text:p>
          </table:table-cell>
          <table:table-cell office:value-type="string" calcext:value-type="string">
            <text:p>(62) 98311-3068</text:p>
          </table:table-cell>
          <table:table-cell office:value-type="string" calcext:value-type="string">
            <text:p>98311-306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3068&lt;/span&gt;</text:p>
          </table:table-cell>
          <table:table-cell office:value-type="string" calcext:value-type="string">
            <text:p>Debora Camargo Gonç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1 16:3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3T16:34:00" calcext:value-type="date">
            <text:p>13/10/2021 16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5 09:40:53.7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70100" calcext:value-type="float">
            <text:p>10770100</text:p>
          </table:table-cell>
          <table:table-cell office:value-type="float" office:value="10404841" calcext:value-type="float">
            <text:p>10404841</text:p>
          </table:table-cell>
          <table:table-cell office:value-type="float" office:value="8014862" calcext:value-type="float">
            <text:p>8014862</text:p>
          </table:table-cell>
          <table:table-cell office:value-type="float" office:value="10754495" calcext:value-type="float">
            <text:p>1075449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826877" calcext:value-type="float">
            <text:p>82826877</text:p>
          </table:table-cell>
          <table:table-cell office:value-type="string" calcext:value-type="string">
            <text:p>(62) 8282-6877</text:p>
          </table:table-cell>
          <table:table-cell office:value-type="string" calcext:value-type="string">
            <text:p>8282-68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82-6877&lt;/span&gt;</text:p>
          </table:table-cell>
          <table:table-cell office:value-type="string" calcext:value-type="string">
            <text:p>Alynne Xavier Sou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0/2021 09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5T09:41:00" calcext:value-type="date">
            <text:p>15/10/2021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18 16:01:41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789285" calcext:value-type="float">
            <text:p>10789285</text:p>
          </table:table-cell>
          <table:table-cell office:value-type="float" office:value="10419017" calcext:value-type="float">
            <text:p>10419017</text:p>
          </table:table-cell>
          <table:table-cell office:value-type="float" office:value="8029038" calcext:value-type="float">
            <text:p>8029038</text:p>
          </table:table-cell>
          <table:table-cell office:value-type="float" office:value="10773624" calcext:value-type="float">
            <text:p>1077362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024133" calcext:value-type="float">
            <text:p>992024133</text:p>
          </table:table-cell>
          <table:table-cell office:value-type="string" calcext:value-type="string">
            <text:p>(62) 99202-4133</text:p>
          </table:table-cell>
          <table:table-cell office:value-type="string" calcext:value-type="string">
            <text:p>99202-41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02-4133&lt;/span&gt;</text:p>
          </table:table-cell>
          <table:table-cell office:value-type="string" calcext:value-type="string">
            <text:p>Ellen Jeymes Nunes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1 16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18T16:02:00" calcext:value-type="date">
            <text:p>18/10/2021 16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2:21:41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4405" calcext:value-type="float">
            <text:p>10804405</text:p>
          </table:table-cell>
          <table:table-cell office:value-type="float" office:value="10431333" calcext:value-type="float">
            <text:p>10431333</text:p>
          </table:table-cell>
          <table:table-cell office:value-type="float" office:value="8041354" calcext:value-type="float">
            <text:p>8041354</text:p>
          </table:table-cell>
          <table:table-cell office:value-type="float" office:value="10788203" calcext:value-type="float">
            <text:p>10788203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0814" calcext:value-type="float">
            <text:p>982050814</text:p>
          </table:table-cell>
          <table:table-cell office:value-type="string" calcext:value-type="string">
            <text:p>(62) 98205-0814</text:p>
          </table:table-cell>
          <table:table-cell office:value-type="string" calcext:value-type="string">
            <text:p>9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0814&lt;/span&gt;</text:p>
          </table:table-cell>
          <table:table-cell office:value-type="string" calcext:value-type="string">
            <text:p>Geronita Luiz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2:2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2:22:00" calcext:value-type="date">
            <text:p>20/10/2021 12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4:00:44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4856" calcext:value-type="float">
            <text:p>10804856</text:p>
          </table:table-cell>
          <table:table-cell office:value-type="float" office:value="10431640" calcext:value-type="float">
            <text:p>10431640</text:p>
          </table:table-cell>
          <table:table-cell office:value-type="float" office:value="8041661" calcext:value-type="float">
            <text:p>8041661</text:p>
          </table:table-cell>
          <table:table-cell office:value-type="float" office:value="10788517" calcext:value-type="float">
            <text:p>1078851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73848" calcext:value-type="float">
            <text:p>981173848</text:p>
          </table:table-cell>
          <table:table-cell office:value-type="string" calcext:value-type="string">
            <text:p>(62) 98117-3848</text:p>
          </table:table-cell>
          <table:table-cell office:value-type="string" calcext:value-type="string">
            <text:p>98117-3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7-3848&lt;/span&gt;</text:p>
          </table:table-cell>
          <table:table-cell office:value-type="string" calcext:value-type="string">
            <text:p>Dalila Pereira Silva Ferna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4:0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4:01:00" calcext:value-type="date">
            <text:p>20/10/2021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0-20 16:15:17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805829" calcext:value-type="float">
            <text:p>10805829</text:p>
          </table:table-cell>
          <table:table-cell office:value-type="float" office:value="10432526" calcext:value-type="float">
            <text:p>10432526</text:p>
          </table:table-cell>
          <table:table-cell office:value-type="float" office:value="8042547" calcext:value-type="float">
            <text:p>8042547</text:p>
          </table:table-cell>
          <table:table-cell office:value-type="float" office:value="10789487" calcext:value-type="float">
            <text:p>10789487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06317" calcext:value-type="float">
            <text:p>998606317</text:p>
          </table:table-cell>
          <table:table-cell office:value-type="string" calcext:value-type="string">
            <text:p>(62) 99860-6317</text:p>
          </table:table-cell>
          <table:table-cell office:value-type="string" calcext:value-type="string">
            <text:p>99860-63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0-6317&lt;/span&gt;</text:p>
          </table:table-cell>
          <table:table-cell office:value-type="string" calcext:value-type="string">
            <text:p>Sebastiana Nunes Moura Vi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1 16:15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0-20T16:15:00" calcext:value-type="date">
            <text:p>20/10/2021 16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1-25 08:51:42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57074" calcext:value-type="float">
            <text:p>10957074</text:p>
          </table:table-cell>
          <table:table-cell office:value-type="float" office:value="10558322" calcext:value-type="float">
            <text:p>10558322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10938321" calcext:value-type="float">
            <text:p>1093832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5120" calcext:value-type="float">
            <text:p>982895120</text:p>
          </table:table-cell>
          <table:table-cell office:value-type="string" calcext:value-type="string">
            <text:p>(62) 98289-5120</text:p>
          </table:table-cell>
          <table:table-cell office:value-type="string" calcext:value-type="string">
            <text:p>98289-51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9-5120&lt;/span&gt;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1 08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1-25T08:52:00" calcext:value-type="date">
            <text:p>25/11/2021 08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5 12:00:06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90500" calcext:value-type="float">
            <text:p>11090500</text:p>
          </table:table-cell>
          <table:table-cell office:value-type="float" office:value="10558322" calcext:value-type="float">
            <text:p>10558322</text:p>
          </table:table-cell>
          <table:table-cell office:value-type="float" office:value="8168351" calcext:value-type="float">
            <text:p>8168351</text:p>
          </table:table-cell>
          <table:table-cell office:value-type="float" office:value="11068671" calcext:value-type="float">
            <text:p>1106867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9512" calcext:value-type="float">
            <text:p>98289512</text:p>
          </table:table-cell>
          <table:table-cell office:value-type="string" calcext:value-type="string">
            <text:p>(62) 9828-9512</text:p>
          </table:table-cell>
          <table:table-cell office:value-type="string" calcext:value-type="string">
            <text:p>9828-95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28-9512&lt;/span&gt;</text:p>
          </table:table-cell>
          <table:table-cell office:value-type="string" calcext:value-type="string">
            <text:p>Leticia Vitori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1 12:0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5T12:00:00" calcext:value-type="date">
            <text:p>15/12/2021 12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31 10:02:35.5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59915" calcext:value-type="float">
            <text:p>14959915</text:p>
          </table:table-cell>
          <table:table-cell office:value-type="float" office:value="10566759" calcext:value-type="float">
            <text:p>10566759</text:p>
          </table:table-cell>
          <table:table-cell office:value-type="float" office:value="8176789" calcext:value-type="float">
            <text:p>8176789</text:p>
          </table:table-cell>
          <table:table-cell office:value-type="float" office:value="14868676" calcext:value-type="float">
            <text:p>148686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324270" calcext:value-type="float">
            <text:p>986324270</text:p>
          </table:table-cell>
          <table:table-cell office:value-type="string" calcext:value-type="string">
            <text:p>(62) 98632-4270</text:p>
          </table:table-cell>
          <table:table-cell office:value-type="string" calcext:value-type="string">
            <text:p>98632-4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32-4270&lt;/span&gt;</text:p>
          </table:table-cell>
          <table:table-cell office:value-type="string" calcext:value-type="string">
            <text:p>Jucelia Araujo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8/2022 10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31T10:03:00" calcext:value-type="date">
            <text:p>31/8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1 14:22:28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0991109" calcext:value-type="float">
            <text:p>10991109</text:p>
          </table:table-cell>
          <table:table-cell office:value-type="float" office:value="10575774" calcext:value-type="float">
            <text:p>10575774</text:p>
          </table:table-cell>
          <table:table-cell office:value-type="float" office:value="8185804" calcext:value-type="float">
            <text:p>8185804</text:p>
          </table:table-cell>
          <table:table-cell office:value-type="float" office:value="10972134" calcext:value-type="float">
            <text:p>1097213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22645" calcext:value-type="float">
            <text:p>982922645</text:p>
          </table:table-cell>
          <table:table-cell office:value-type="string" calcext:value-type="string">
            <text:p>(62) 98292-2645</text:p>
          </table:table-cell>
          <table:table-cell office:value-type="string" calcext:value-type="string">
            <text:p>98292-26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2-2645&lt;/span&gt;</text:p>
          </table:table-cell>
          <table:table-cell office:value-type="string" calcext:value-type="string">
            <text:p>Elisvando Amaral dos Re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2/2021 14:2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1T14:22:00" calcext:value-type="date">
            <text:p>1/12/2021 14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08:38:39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07006" calcext:value-type="float">
            <text:p>11007006</text:p>
          </table:table-cell>
          <table:table-cell office:value-type="float" office:value="10587183" calcext:value-type="float">
            <text:p>10587183</text:p>
          </table:table-cell>
          <table:table-cell office:value-type="float" office:value="8197213" calcext:value-type="float">
            <text:p>8197213</text:p>
          </table:table-cell>
          <table:table-cell office:value-type="float" office:value="10988019" calcext:value-type="float">
            <text:p>1098801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460794" calcext:value-type="float">
            <text:p>84460794</text:p>
          </table:table-cell>
          <table:table-cell office:value-type="string" calcext:value-type="string">
            <text:p>(62 ) 8446-0794</text:p>
          </table:table-cell>
          <table:table-cell office:value-type="string" calcext:value-type="string">
            <text:p>8446-07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446-0794&lt;/span&gt;</text:p>
          </table:table-cell>
          <table:table-cell office:value-type="string" calcext:value-type="string">
            <text:p>Lucileia Fernandes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08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08:39:00" calcext:value-type="date">
            <text:p>2/12/2021 08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2 15:17:29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15461" calcext:value-type="float">
            <text:p>11015461</text:p>
          </table:table-cell>
          <table:table-cell office:value-type="float" office:value="10592580" calcext:value-type="float">
            <text:p>10592580</text:p>
          </table:table-cell>
          <table:table-cell office:value-type="float" office:value="8202610" calcext:value-type="float">
            <text:p>8202610</text:p>
          </table:table-cell>
          <table:table-cell office:value-type="float" office:value="10996450" calcext:value-type="float">
            <text:p>1099645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66876" calcext:value-type="float">
            <text:p>996766876</text:p>
          </table:table-cell>
          <table:table-cell office:value-type="string" calcext:value-type="string">
            <text:p>(62) 99676-6876</text:p>
          </table:table-cell>
          <table:table-cell office:value-type="string" calcext:value-type="string">
            <text:p>99676-687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6-6876&lt;/span&gt;</text:p>
          </table:table-cell>
          <table:table-cell office:value-type="string" calcext:value-type="string">
            <text:p>Manoel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12/2021 15:1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2T15:17:00" calcext:value-type="date">
            <text:p>2/12/2021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9 09:09:30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68587" calcext:value-type="float">
            <text:p>11068587</text:p>
          </table:table-cell>
          <table:table-cell office:value-type="float" office:value="10626336" calcext:value-type="float">
            <text:p>10626336</text:p>
          </table:table-cell>
          <table:table-cell office:value-type="float" office:value="8236366" calcext:value-type="float">
            <text:p>8236366</text:p>
          </table:table-cell>
          <table:table-cell office:value-type="float" office:value="11047274" calcext:value-type="float">
            <text:p>110472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13438" calcext:value-type="float">
            <text:p>999313438</text:p>
          </table:table-cell>
          <table:table-cell office:value-type="string" calcext:value-type="string">
            <text:p>(62) 99931-3438</text:p>
          </table:table-cell>
          <table:table-cell office:value-type="string" calcext:value-type="string">
            <text:p>99931-34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1-3438&lt;/span&gt;</text:p>
          </table:table-cell>
          <table:table-cell office:value-type="string" calcext:value-type="string">
            <text:p>Flavia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1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9T09:10:00" calcext:value-type="date">
            <text:p>9/12/2021 0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09 14:54:28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70465" calcext:value-type="float">
            <text:p>11070465</text:p>
          </table:table-cell>
          <table:table-cell office:value-type="float" office:value="10627778" calcext:value-type="float">
            <text:p>10627778</text:p>
          </table:table-cell>
          <table:table-cell office:value-type="float" office:value="8237808" calcext:value-type="float">
            <text:p>8237808</text:p>
          </table:table-cell>
          <table:table-cell office:value-type="float" office:value="11049143" calcext:value-type="float">
            <text:p>1104914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047169" calcext:value-type="float">
            <text:p>83047169</text:p>
          </table:table-cell>
          <table:table-cell office:value-type="string" calcext:value-type="string">
            <text:p>(62) 8304-7169</text:p>
          </table:table-cell>
          <table:table-cell office:value-type="string" calcext:value-type="string">
            <text:p>8304-71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04-7169&lt;/span&gt;</text:p>
          </table:table-cell>
          <table:table-cell office:value-type="string" calcext:value-type="string">
            <text:p>Mara Emillya Marques Ant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1 14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09T14:54:00" calcext:value-type="date">
            <text:p>9/12/2021 14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5 10:55:38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089828" calcext:value-type="float">
            <text:p>11089828</text:p>
          </table:table-cell>
          <table:table-cell office:value-type="float" office:value="10643318" calcext:value-type="float">
            <text:p>10643318</text:p>
          </table:table-cell>
          <table:table-cell office:value-type="float" office:value="8253350" calcext:value-type="float">
            <text:p>8253350</text:p>
          </table:table-cell>
          <table:table-cell office:value-type="float" office:value="11068314" calcext:value-type="float">
            <text:p>1106831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651320" calcext:value-type="float">
            <text:p>82651320</text:p>
          </table:table-cell>
          <table:table-cell office:value-type="string" calcext:value-type="string">
            <text:p>(62) 8265-1320</text:p>
          </table:table-cell>
          <table:table-cell office:value-type="string" calcext:value-type="string">
            <text:p>8265-13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65-1320&lt;/span&gt;</text:p>
          </table:table-cell>
          <table:table-cell office:value-type="string" calcext:value-type="string">
            <text:p>Daniel Victor de Andrade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12/2021 10:5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5T10:56:00" calcext:value-type="date">
            <text:p>15/12/2021 10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6:36:58.9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02375" calcext:value-type="float">
            <text:p>11102375</text:p>
          </table:table-cell>
          <table:table-cell office:value-type="float" office:value="10649691" calcext:value-type="float">
            <text:p>10649691</text:p>
          </table:table-cell>
          <table:table-cell office:value-type="float" office:value="8259723" calcext:value-type="float">
            <text:p>8259723</text:p>
          </table:table-cell>
          <table:table-cell office:value-type="float" office:value="11076852" calcext:value-type="float">
            <text:p>1107685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78682" calcext:value-type="float">
            <text:p>985678682</text:p>
          </table:table-cell>
          <table:table-cell office:value-type="string" calcext:value-type="string">
            <text:p>(62) 98567-8682</text:p>
          </table:table-cell>
          <table:table-cell office:value-type="string" calcext:value-type="string">
            <text:p>98567-86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7-8682&lt;/span&gt;</text:p>
          </table:table-cell>
          <table:table-cell office:value-type="string" calcext:value-type="string">
            <text:p>Wilhan Barbos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12/2021 16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16T16:37:00" calcext:value-type="date">
            <text:p>16/12/2021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2 09:55:29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3426" calcext:value-type="float">
            <text:p>12843426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12784779" calcext:value-type="float">
            <text:p>1278477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7" calcext:value-type="float">
            <text:p>981300517</text:p>
          </table:table-cell>
          <table:table-cell office:value-type="string" calcext:value-type="string">
            <text:p>(62) 98130-0517</text:p>
          </table:table-cell>
          <table:table-cell office:value-type="string" calcext:value-type="string">
            <text:p>98130-0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0-0517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2 09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2T09:55:00" calcext:value-type="date">
            <text:p>2/6/2022 0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3 15:04:42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02391" calcext:value-type="float">
            <text:p>9802391</text:p>
          </table:table-cell>
          <table:table-cell office:value-type="float" office:value="9597239" calcext:value-type="float">
            <text:p>9597239</text:p>
          </table:table-cell>
          <table:table-cell office:value-type="float" office:value="7207249" calcext:value-type="float">
            <text:p>7207249</text:p>
          </table:table-cell>
          <table:table-cell office:value-type="float" office:value="9809491" calcext:value-type="float">
            <text:p>980949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29813" calcext:value-type="float">
            <text:p>981229813</text:p>
          </table:table-cell>
          <table:table-cell office:value-type="string" calcext:value-type="string">
            <text:p>(62) 98122-9813</text:p>
          </table:table-cell>
          <table:table-cell office:value-type="string" calcext:value-type="string">
            <text:p>98122-98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2-9813&lt;/span&gt;</text:p>
          </table:table-cell>
          <table:table-cell office:value-type="string" calcext:value-type="string">
            <text:p>Carlos Ribeiro d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1 15:0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3T15:05:00" calcext:value-type="date">
            <text:p>13/7/2021 15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09:43:40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15444" calcext:value-type="float">
            <text:p>9815444</text:p>
          </table:table-cell>
          <table:table-cell office:value-type="float" office:value="9604701" calcext:value-type="float">
            <text:p>9604701</text:p>
          </table:table-cell>
          <table:table-cell office:value-type="float" office:value="7214711" calcext:value-type="float">
            <text:p>7214711</text:p>
          </table:table-cell>
          <table:table-cell office:value-type="float" office:value="9818419" calcext:value-type="float">
            <text:p>9818419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15900" calcext:value-type="float">
            <text:p>982615900</text:p>
          </table:table-cell>
          <table:table-cell office:value-type="string" calcext:value-type="string">
            <text:p>(62) 98261-5900</text:p>
          </table:table-cell>
          <table:table-cell office:value-type="string" calcext:value-type="string">
            <text:p>98261-5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1-5900&lt;/span&gt;</text:p>
          </table:table-cell>
          <table:table-cell office:value-type="string" calcext:value-type="string">
            <text:p>Leonardo Gom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09:4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09:44:00" calcext:value-type="date">
            <text:p>15/7/2021 09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16:26:56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25221" calcext:value-type="float">
            <text:p>9825221</text:p>
          </table:table-cell>
          <table:table-cell office:value-type="float" office:value="9610897" calcext:value-type="float">
            <text:p>9610897</text:p>
          </table:table-cell>
          <table:table-cell office:value-type="float" office:value="7220907" calcext:value-type="float">
            <text:p>7220907</text:p>
          </table:table-cell>
          <table:table-cell office:value-type="float" office:value="9828182" calcext:value-type="float">
            <text:p>982818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845690" calcext:value-type="float">
            <text:p>984845690</text:p>
          </table:table-cell>
          <table:table-cell office:value-type="string" calcext:value-type="string">
            <text:p>(62) 98484-5690</text:p>
          </table:table-cell>
          <table:table-cell office:value-type="string" calcext:value-type="string">
            <text:p>98484-56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84-5690&lt;/span&gt;</text:p>
          </table:table-cell>
          <table:table-cell office:value-type="string" calcext:value-type="string">
            <text:p>Amelia Neve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16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16:27:00" calcext:value-type="date">
            <text:p>15/7/2021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5 16:28:02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25233" calcext:value-type="float">
            <text:p>9825233</text:p>
          </table:table-cell>
          <table:table-cell office:value-type="float" office:value="9610908" calcext:value-type="float">
            <text:p>9610908</text:p>
          </table:table-cell>
          <table:table-cell office:value-type="float" office:value="7220918" calcext:value-type="float">
            <text:p>7220918</text:p>
          </table:table-cell>
          <table:table-cell office:value-type="float" office:value="9828194" calcext:value-type="float">
            <text:p>982819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845690" calcext:value-type="float">
            <text:p>984845690</text:p>
          </table:table-cell>
          <table:table-cell office:value-type="string" calcext:value-type="string">
            <text:p>(62) 98484-5690</text:p>
          </table:table-cell>
          <table:table-cell office:value-type="string" calcext:value-type="string">
            <text:p>98484-56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84-5690&lt;/span&gt;</text:p>
          </table:table-cell>
          <table:table-cell office:value-type="string" calcext:value-type="string">
            <text:p>Jovino Machado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1 16:28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5T16:28:00" calcext:value-type="date">
            <text:p>15/7/2021 16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19 08:41:17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47118" calcext:value-type="float">
            <text:p>9847118</text:p>
          </table:table-cell>
          <table:table-cell office:value-type="float" office:value="9623960" calcext:value-type="float">
            <text:p>9623960</text:p>
          </table:table-cell>
          <table:table-cell office:value-type="float" office:value="7233970" calcext:value-type="float">
            <text:p>7233970</text:p>
          </table:table-cell>
          <table:table-cell office:value-type="float" office:value="9847692" calcext:value-type="float">
            <text:p>984769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4243" calcext:value-type="float">
            <text:p>981854243</text:p>
          </table:table-cell>
          <table:table-cell office:value-type="string" calcext:value-type="string">
            <text:p>(62) 98185-4243</text:p>
          </table:table-cell>
          <table:table-cell office:value-type="string" calcext:value-type="string">
            <text:p>98185-42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4243&lt;/span&gt;</text:p>
          </table:table-cell>
          <table:table-cell office:value-type="string" calcext:value-type="string">
            <text:p>Diego Xavier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1 08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19T08:41:00" calcext:value-type="date">
            <text:p>19/7/2021 0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09:14:21.3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58304" calcext:value-type="float">
            <text:p>9858304</text:p>
          </table:table-cell>
          <table:table-cell office:value-type="float" office:value="9633867" calcext:value-type="float">
            <text:p>9633867</text:p>
          </table:table-cell>
          <table:table-cell office:value-type="float" office:value="7243877" calcext:value-type="float">
            <text:p>7243877</text:p>
          </table:table-cell>
          <table:table-cell office:value-type="float" office:value="9858852" calcext:value-type="float">
            <text:p>985885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0162" calcext:value-type="float">
            <text:p>984930162</text:p>
          </table:table-cell>
          <table:table-cell office:value-type="string" calcext:value-type="string">
            <text:p>(62) 98493-0162</text:p>
          </table:table-cell>
          <table:table-cell office:value-type="string" calcext:value-type="string">
            <text:p>98493-01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93-0162&lt;/span&gt;</text:p>
          </table:table-cell>
          <table:table-cell office:value-type="string" calcext:value-type="string">
            <text:p>Edimar Viana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09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09:14:00" calcext:value-type="date">
            <text:p>20/7/2021 09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3:13:24.3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4643" calcext:value-type="float">
            <text:p>9874643</text:p>
          </table:table-cell>
          <table:table-cell office:value-type="float" office:value="9647429" calcext:value-type="float">
            <text:p>9647429</text:p>
          </table:table-cell>
          <table:table-cell office:value-type="float" office:value="7257439" calcext:value-type="float">
            <text:p>7257439</text:p>
          </table:table-cell>
          <table:table-cell office:value-type="float" office:value="9875041" calcext:value-type="float">
            <text:p>98750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50114" calcext:value-type="float">
            <text:p>981550114</text:p>
          </table:table-cell>
          <table:table-cell office:value-type="string" calcext:value-type="string">
            <text:p>(62) 98155-0114</text:p>
          </table:table-cell>
          <table:table-cell office:value-type="string" calcext:value-type="string">
            <text:p>98155-01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5-0114&lt;/span&gt;</text:p>
          </table:table-cell>
          <table:table-cell office:value-type="string" calcext:value-type="string">
            <text:p>Maysa Coutinho Lacer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3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3:13:00" calcext:value-type="date">
            <text:p>20/7/2021 13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6:24:53.2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5724" calcext:value-type="float">
            <text:p>9875724</text:p>
          </table:table-cell>
          <table:table-cell office:value-type="float" office:value="9648428" calcext:value-type="float">
            <text:p>9648428</text:p>
          </table:table-cell>
          <table:table-cell office:value-type="float" office:value="7258438" calcext:value-type="float">
            <text:p>7258438</text:p>
          </table:table-cell>
          <table:table-cell office:value-type="float" office:value="9876112" calcext:value-type="float">
            <text:p>987611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370" calcext:value-type="float">
            <text:p>981356370</text:p>
          </table:table-cell>
          <table:table-cell office:value-type="string" calcext:value-type="string">
            <text:p>(62) 98135-6370</text:p>
          </table:table-cell>
          <table:table-cell office:value-type="string" calcext:value-type="string">
            <text:p>98135-63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370&lt;/span&gt;</text:p>
          </table:table-cell>
          <table:table-cell office:value-type="string" calcext:value-type="string">
            <text:p>Vanda Per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6:2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6:25:00" calcext:value-type="date">
            <text:p>20/7/2021 16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0 16:26:16.4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75733" calcext:value-type="float">
            <text:p>9875733</text:p>
          </table:table-cell>
          <table:table-cell office:value-type="float" office:value="9648436" calcext:value-type="float">
            <text:p>9648436</text:p>
          </table:table-cell>
          <table:table-cell office:value-type="float" office:value="7258446" calcext:value-type="float">
            <text:p>7258446</text:p>
          </table:table-cell>
          <table:table-cell office:value-type="float" office:value="9876121" calcext:value-type="float">
            <text:p>9876121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370" calcext:value-type="float">
            <text:p>981356370</text:p>
          </table:table-cell>
          <table:table-cell office:value-type="string" calcext:value-type="string">
            <text:p>(62) 98135-6370</text:p>
          </table:table-cell>
          <table:table-cell office:value-type="string" calcext:value-type="string">
            <text:p>98135-63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370&lt;/span&gt;</text:p>
          </table:table-cell>
          <table:table-cell office:value-type="string" calcext:value-type="string">
            <text:p>Millena Pereira Concei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7/2021 16:26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0T16:26:00" calcext:value-type="date">
            <text:p>20/7/2021 16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2 16:41:00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899256" calcext:value-type="float">
            <text:p>9899256</text:p>
          </table:table-cell>
          <table:table-cell office:value-type="float" office:value="9668354" calcext:value-type="float">
            <text:p>9668354</text:p>
          </table:table-cell>
          <table:table-cell office:value-type="float" office:value="7278364" calcext:value-type="float">
            <text:p>7278364</text:p>
          </table:table-cell>
          <table:table-cell office:value-type="float" office:value="9897512" calcext:value-type="float">
            <text:p>9897512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96315" calcext:value-type="float">
            <text:p>982996315</text:p>
          </table:table-cell>
          <table:table-cell office:value-type="string" calcext:value-type="string">
            <text:p>(62) 98299-6315</text:p>
          </table:table-cell>
          <table:table-cell office:value-type="string" calcext:value-type="string">
            <text:p>98299-63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9-6315&lt;/span&gt;</text:p>
          </table:table-cell>
          <table:table-cell office:value-type="string" calcext:value-type="string">
            <text:p>Rosangela Mari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7/2021 16:41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2T16:41:00" calcext:value-type="date">
            <text:p>22/7/2021 16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6 10:02:55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32364" calcext:value-type="float">
            <text:p>9932364</text:p>
          </table:table-cell>
          <table:table-cell office:value-type="float" office:value="9694062" calcext:value-type="float">
            <text:p>9694062</text:p>
          </table:table-cell>
          <table:table-cell office:value-type="float" office:value="7304072" calcext:value-type="float">
            <text:p>7304072</text:p>
          </table:table-cell>
          <table:table-cell office:value-type="float" office:value="9930538" calcext:value-type="float">
            <text:p>993053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61002" calcext:value-type="float">
            <text:p>983261002</text:p>
          </table:table-cell>
          <table:table-cell office:value-type="string" calcext:value-type="string">
            <text:p>(62) 98326-1002</text:p>
          </table:table-cell>
          <table:table-cell office:value-type="string" calcext:value-type="string">
            <text:p>98326-10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6-1002&lt;/span&gt;</text:p>
          </table:table-cell>
          <table:table-cell office:value-type="string" calcext:value-type="string">
            <text:p>Ivanilda Ferreira da Cru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1 10:02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6T10:03:00" calcext:value-type="date">
            <text:p>26/7/2021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6 10:33:59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32580" calcext:value-type="float">
            <text:p>9932580</text:p>
          </table:table-cell>
          <table:table-cell office:value-type="float" office:value="9694260" calcext:value-type="float">
            <text:p>9694260</text:p>
          </table:table-cell>
          <table:table-cell office:value-type="float" office:value="7304270" calcext:value-type="float">
            <text:p>7304270</text:p>
          </table:table-cell>
          <table:table-cell office:value-type="float" office:value="9930748" calcext:value-type="float">
            <text:p>9930748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34846" calcext:value-type="float">
            <text:p>985834846</text:p>
          </table:table-cell>
          <table:table-cell office:value-type="string" calcext:value-type="string">
            <text:p>(62) 98583-4846</text:p>
          </table:table-cell>
          <table:table-cell office:value-type="string" calcext:value-type="string">
            <text:p>98583-48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3-4846&lt;/span&gt;</text:p>
          </table:table-cell>
          <table:table-cell office:value-type="string" calcext:value-type="string">
            <text:p>Kalita Rosa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1 10:33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6T10:34:00" calcext:value-type="date">
            <text:p>26/7/2021 10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7 15:14:32.5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952468" calcext:value-type="float">
            <text:p>9952468</text:p>
          </table:table-cell>
          <table:table-cell office:value-type="float" office:value="9705738" calcext:value-type="float">
            <text:p>9705738</text:p>
          </table:table-cell>
          <table:table-cell office:value-type="float" office:value="7315748" calcext:value-type="float">
            <text:p>7315748</text:p>
          </table:table-cell>
          <table:table-cell office:value-type="float" office:value="9948764" calcext:value-type="float">
            <text:p>9948764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1394" calcext:value-type="float">
            <text:p>983341394</text:p>
          </table:table-cell>
          <table:table-cell office:value-type="string" calcext:value-type="string">
            <text:p>(62) 98334-1394</text:p>
          </table:table-cell>
          <table:table-cell office:value-type="string" calcext:value-type="string">
            <text:p>98334-13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1394&lt;/span&gt;</text:p>
          </table:table-cell>
          <table:table-cell office:value-type="string" calcext:value-type="string">
            <text:p>Antonio Bertold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7/2021 15:14 - Michelle 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7-27T15:15:00" calcext:value-type="date">
            <text:p>27/7/2021 15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5 16:13:33.8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49132" calcext:value-type="float">
            <text:p>14049132</text:p>
          </table:table-cell>
          <table:table-cell office:value-type="float" office:value="10682929" calcext:value-type="float">
            <text:p>10682929</text:p>
          </table:table-cell>
          <table:table-cell office:value-type="float" office:value="8292961" calcext:value-type="float">
            <text:p>8292961</text:p>
          </table:table-cell>
          <table:table-cell office:value-type="float" office:value="13966178" calcext:value-type="float">
            <text:p>139661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31585" calcext:value-type="float">
            <text:p>998631585</text:p>
          </table:table-cell>
          <table:table-cell office:value-type="string" calcext:value-type="string">
            <text:p>(62) 99863-1585</text:p>
          </table:table-cell>
          <table:table-cell office:value-type="string" calcext:value-type="string">
            <text:p>99863-15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3-1585&lt;/span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8/2022 16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5T16:14:00" calcext:value-type="date">
            <text:p>5/8/2022 16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1 08:36:42.4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55831" calcext:value-type="float">
            <text:p>11155831</text:p>
          </table:table-cell>
          <table:table-cell office:value-type="float" office:value="10685411" calcext:value-type="float">
            <text:p>10685411</text:p>
          </table:table-cell>
          <table:table-cell office:value-type="float" office:value="8295443" calcext:value-type="float">
            <text:p>8295443</text:p>
          </table:table-cell>
          <table:table-cell office:value-type="float" office:value="11128842" calcext:value-type="float">
            <text:p>111288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468444" calcext:value-type="float">
            <text:p>82468444</text:p>
          </table:table-cell>
          <table:table-cell office:value-type="string" calcext:value-type="string">
            <text:p>(62) 8246-8444</text:p>
          </table:table-cell>
          <table:table-cell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46-8444&lt;/span&gt;</text:p>
          </table:table-cell>
          <table:table-cell office:value-type="string" calcext:value-type="string">
            <text:p>Geovane Rodrigue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1 08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1T08:37:00" calcext:value-type="date">
            <text:p>21/12/2021 08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1 17:34:22.1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166078" calcext:value-type="float">
            <text:p>11166078</text:p>
          </table:table-cell>
          <table:table-cell office:value-type="float" office:value="10693189" calcext:value-type="float">
            <text:p>10693189</text:p>
          </table:table-cell>
          <table:table-cell office:value-type="float" office:value="8303221" calcext:value-type="float">
            <text:p>8303221</text:p>
          </table:table-cell>
          <table:table-cell office:value-type="float" office:value="11138337" calcext:value-type="float">
            <text:p>111383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63450" calcext:value-type="float">
            <text:p>81763450</text:p>
          </table:table-cell>
          <table:table-cell office:value-type="string" calcext:value-type="string">
            <text:p>(62) 8176-3450</text:p>
          </table:table-cell>
          <table:table-cell office:value-type="string" calcext:value-type="string">
            <text:p>8176-3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6-3450&lt;/span&gt;</text:p>
          </table:table-cell>
          <table:table-cell office:value-type="string" calcext:value-type="string">
            <text:p>Junio Francisco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1 17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12-21T17:34:00" calcext:value-type="date">
            <text:p>21/12/2021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3 14:44:31.5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5465" calcext:value-type="float">
            <text:p>11225465</text:p>
          </table:table-cell>
          <table:table-cell office:value-type="float" office:value="10737406" calcext:value-type="float">
            <text:p>10737406</text:p>
          </table:table-cell>
          <table:table-cell office:value-type="float" office:value="8347440" calcext:value-type="float">
            <text:p>8347440</text:p>
          </table:table-cell>
          <table:table-cell office:value-type="float" office:value="11195762" calcext:value-type="float">
            <text:p>1119576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825795" calcext:value-type="float">
            <text:p>81825795</text:p>
          </table:table-cell>
          <table:table-cell office:value-type="string" calcext:value-type="string">
            <text:p>(62) 8182-5795</text:p>
          </table:table-cell>
          <table:table-cell office:value-type="string" calcext:value-type="string">
            <text:p>8182-57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82-5795&lt;/span&gt;</text:p>
          </table:table-cell>
          <table:table-cell office:value-type="string" calcext:value-type="string">
            <text:p>Lucivane Valentim Barcel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1/2022 14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3T14:45:00" calcext:value-type="date">
            <text:p>3/1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09:56:38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18" calcext:value-type="float">
            <text:p>11226618</text:p>
          </table:table-cell>
          <table:table-cell office:value-type="float" office:value="10738459" calcext:value-type="float">
            <text:p>10738459</text:p>
          </table:table-cell>
          <table:table-cell office:value-type="float" office:value="8348493" calcext:value-type="float">
            <text:p>8348493</text:p>
          </table:table-cell>
          <table:table-cell office:value-type="float" office:value="11196896" calcext:value-type="float">
            <text:p>111968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20227" calcext:value-type="float">
            <text:p>85320227</text:p>
          </table:table-cell>
          <table:table-cell office:value-type="string" calcext:value-type="string">
            <text:p>(62) 8532-0227</text:p>
          </table:table-cell>
          <table:table-cell office:value-type="string" calcext:value-type="string">
            <text:p>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2-0227&lt;/span&gt;</text:p>
          </table:table-cell>
          <table:table-cell office:value-type="string" calcext:value-type="string">
            <text:p>Kayo Gabriel Lacerda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09:57:00" calcext:value-type="date">
            <text:p>4/1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09:58:00.0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21" calcext:value-type="float">
            <text:p>11226621</text:p>
          </table:table-cell>
          <table:table-cell office:value-type="float" office:value="10738462" calcext:value-type="float">
            <text:p>10738462</text:p>
          </table:table-cell>
          <table:table-cell office:value-type="float" office:value="8348496" calcext:value-type="float">
            <text:p>8348496</text:p>
          </table:table-cell>
          <table:table-cell office:value-type="float" office:value="11196899" calcext:value-type="float">
            <text:p>111968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20227" calcext:value-type="float">
            <text:p>85320227</text:p>
          </table:table-cell>
          <table:table-cell office:value-type="string" calcext:value-type="string">
            <text:p>(62) 8532-0227</text:p>
          </table:table-cell>
          <table:table-cell office:value-type="string" calcext:value-type="string">
            <text:p>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2-0227&lt;/span&gt;</text:p>
          </table:table-cell>
          <table:table-cell office:value-type="string" calcext:value-type="string">
            <text:p>Isabelle Lacerda de Me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09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09:58:00" calcext:value-type="date">
            <text:p>4/1/2022 09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0:03:29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26645" calcext:value-type="float">
            <text:p>11226645</text:p>
          </table:table-cell>
          <table:table-cell office:value-type="float" office:value="10738484" calcext:value-type="float">
            <text:p>10738484</text:p>
          </table:table-cell>
          <table:table-cell office:value-type="float" office:value="8348518" calcext:value-type="float">
            <text:p>8348518</text:p>
          </table:table-cell>
          <table:table-cell office:value-type="float" office:value="11196922" calcext:value-type="float">
            <text:p>1119692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433997" calcext:value-type="float">
            <text:p>83433997</text:p>
          </table:table-cell>
          <table:table-cell office:value-type="string" calcext:value-type="string">
            <text:p>(62) 8343-3997</text:p>
          </table:table-cell>
          <table:table-cell office:value-type="string" calcext:value-type="string">
            <text:p>8343-39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43-3997&lt;/span&gt;</text:p>
          </table:table-cell>
          <table:table-cell office:value-type="string" calcext:value-type="string">
            <text:p>Wagner Pereira de Lima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0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0:03:00" calcext:value-type="date">
            <text:p>4/1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15:35:53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44914" calcext:value-type="float">
            <text:p>12344914</text:p>
          </table:table-cell>
          <table:table-cell office:value-type="float" office:value="10742359" calcext:value-type="float">
            <text:p>10742359</text:p>
          </table:table-cell>
          <table:table-cell office:value-type="float" office:value="8352393" calcext:value-type="float">
            <text:p>8352393</text:p>
          </table:table-cell>
          <table:table-cell office:value-type="float" office:value="12296370" calcext:value-type="float">
            <text:p>122963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500674" calcext:value-type="float">
            <text:p>99500674</text:p>
          </table:table-cell>
          <table:table-cell office:value-type="string" calcext:value-type="string">
            <text:p>(62) 9950-0674</text:p>
          </table:table-cell>
          <table:table-cell office:value-type="string" calcext:value-type="string">
            <text:p>9950-06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50-0674&lt;/span&gt;</text:p>
          </table:table-cell>
          <table:table-cell office:value-type="string" calcext:value-type="string">
            <text:p>LIVIA MARIA FE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15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15:36:00" calcext:value-type="date">
            <text:p>23/3/2022 15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5:28:05.3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32548" calcext:value-type="float">
            <text:p>11232548</text:p>
          </table:table-cell>
          <table:table-cell office:value-type="float" office:value="10742461" calcext:value-type="float">
            <text:p>10742461</text:p>
          </table:table-cell>
          <table:table-cell office:value-type="float" office:value="8352495" calcext:value-type="float">
            <text:p>8352495</text:p>
          </table:table-cell>
          <table:table-cell office:value-type="float" office:value="11202794" calcext:value-type="float">
            <text:p>1120279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74532295" calcext:value-type="float">
            <text:p>74532295</text:p>
          </table:table-cell>
          <table:table-cell office:value-type="string" calcext:value-type="string">
            <text:p>(33) 7453-2295</text:p>
          </table:table-cell>
          <table:table-cell office:value-type="string" calcext:value-type="string">
            <text:p>7453-22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3) 7453-2295&lt;/span&gt;</text:p>
          </table:table-cell>
          <table:table-cell office:value-type="string" calcext:value-type="string">
            <text:p>KAMILA GUELPINA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5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5:28:00" calcext:value-type="date">
            <text:p>4/1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4 17:08:42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32990" calcext:value-type="float">
            <text:p>11232990</text:p>
          </table:table-cell>
          <table:table-cell office:value-type="float" office:value="10742817" calcext:value-type="float">
            <text:p>10742817</text:p>
          </table:table-cell>
          <table:table-cell office:value-type="float" office:value="8352851" calcext:value-type="float">
            <text:p>8352851</text:p>
          </table:table-cell>
          <table:table-cell office:value-type="float" office:value="11203216" calcext:value-type="float">
            <text:p>1120321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45020" calcext:value-type="float">
            <text:p>81345020</text:p>
          </table:table-cell>
          <table:table-cell office:value-type="string" calcext:value-type="string">
            <text:p>(62) 8134-5020</text:p>
          </table:table-cell>
          <table:table-cell office:value-type="string" calcext:value-type="string">
            <text:p>8134-50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4-5020&lt;/span&gt;</text:p>
          </table:table-cell>
          <table:table-cell office:value-type="string" calcext:value-type="string">
            <text:p>Dhiogenes Venâncio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1/2022 17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4T17:09:00" calcext:value-type="date">
            <text:p>4/1/2022 17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1:01:17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59618" calcext:value-type="float">
            <text:p>11259618</text:p>
          </table:table-cell>
          <table:table-cell office:value-type="float" office:value="10763625" calcext:value-type="float">
            <text:p>10763625</text:p>
          </table:table-cell>
          <table:table-cell office:value-type="float" office:value="8373659" calcext:value-type="float">
            <text:p>8373659</text:p>
          </table:table-cell>
          <table:table-cell office:value-type="float" office:value="11228798" calcext:value-type="float">
            <text:p>1122879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613517" calcext:value-type="float">
            <text:p>81613517</text:p>
          </table:table-cell>
          <table:table-cell office:value-type="string" calcext:value-type="string">
            <text:p>(62 ) 8161-3517</text:p>
          </table:table-cell>
          <table:table-cell office:value-type="string" calcext:value-type="string">
            <text:p>8161-35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161-3517&lt;/span&gt;</text:p>
          </table:table-cell>
          <table:table-cell office:value-type="string" calcext:value-type="string">
            <text:p>Nayara Soares Vê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2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06T11:01:00" calcext:value-type="date">
            <text:p>6/1/2022 11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09:36:05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4981" calcext:value-type="float">
            <text:p>11294981</text:p>
          </table:table-cell>
          <table:table-cell office:value-type="float" office:value="10790765" calcext:value-type="float">
            <text:p>10790765</text:p>
          </table:table-cell>
          <table:table-cell office:value-type="float" office:value="8400800" calcext:value-type="float">
            <text:p>8400800</text:p>
          </table:table-cell>
          <table:table-cell office:value-type="float" office:value="11262310" calcext:value-type="float">
            <text:p>112623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57639" calcext:value-type="float">
            <text:p>82957639</text:p>
          </table:table-cell>
          <table:table-cell office:value-type="string" calcext:value-type="string">
            <text:p>(62) 8295-7639</text:p>
          </table:table-cell>
          <table:table-cell office:value-type="string" calcext:value-type="string">
            <text:p>8295-76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5-7639&lt;/span&gt;</text:p>
          </table:table-cell>
          <table:table-cell office:value-type="string" calcext:value-type="string">
            <text:p>Amanda Alves Andra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2 09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7T09:36:00" calcext:value-type="date">
            <text:p>17/1/2022 09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14:04:50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296460" calcext:value-type="float">
            <text:p>11296460</text:p>
          </table:table-cell>
          <table:table-cell office:value-type="float" office:value="10791980" calcext:value-type="float">
            <text:p>10791980</text:p>
          </table:table-cell>
          <table:table-cell office:value-type="float" office:value="8402018" calcext:value-type="float">
            <text:p>8402018</text:p>
          </table:table-cell>
          <table:table-cell office:value-type="float" office:value="11263776" calcext:value-type="float">
            <text:p>11263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81558" calcext:value-type="float">
            <text:p>81381558</text:p>
          </table:table-cell>
          <table:table-cell office:value-type="string" calcext:value-type="string">
            <text:p>(62) 8138-1558</text:p>
          </table:table-cell>
          <table:table-cell office:value-type="string" calcext:value-type="string">
            <text:p>8138-15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8-1558&lt;/span&gt;</text:p>
          </table:table-cell>
          <table:table-cell office:value-type="string" calcext:value-type="string">
            <text:p>Helloane Lin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2 14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7T14:05:00" calcext:value-type="date">
            <text:p>17/1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5:28:22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205" calcext:value-type="float">
            <text:p>15374205</text:p>
          </table:table-cell>
          <table:table-cell office:value-type="float" office:value="10793384" calcext:value-type="float">
            <text:p>10793384</text:p>
          </table:table-cell>
          <table:table-cell office:value-type="float" office:value="8403429" calcext:value-type="float">
            <text:p>8403429</text:p>
          </table:table-cell>
          <table:table-cell office:value-type="float" office:value="15269258" calcext:value-type="float">
            <text:p>152692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03816" calcext:value-type="float">
            <text:p>984203816</text:p>
          </table:table-cell>
          <table:table-cell office:value-type="string" calcext:value-type="string">
            <text:p>(62) 98420-3816</text:p>
          </table:table-cell>
          <table:table-cell office:value-type="string" calcext:value-type="string">
            <text:p>98420-3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0-3816&lt;/span&gt;</text:p>
          </table:table-cell>
          <table:table-cell office:value-type="string" calcext:value-type="string">
            <text:p>Uanderson Marques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5:28:00" calcext:value-type="date">
            <text:p>7/10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8 16:42:19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01270" calcext:value-type="float">
            <text:p>11301270</text:p>
          </table:table-cell>
          <table:table-cell office:value-type="float" office:value="10796103" calcext:value-type="float">
            <text:p>10796103</text:p>
          </table:table-cell>
          <table:table-cell office:value-type="float" office:value="8406167" calcext:value-type="float">
            <text:p>8406167</text:p>
          </table:table-cell>
          <table:table-cell office:value-type="float" office:value="11268519" calcext:value-type="float">
            <text:p>1126851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0155" calcext:value-type="float">
            <text:p>982140155</text:p>
          </table:table-cell>
          <table:table-cell office:value-type="string" calcext:value-type="string">
            <text:p>(62) 98214-0155</text:p>
          </table:table-cell>
          <table:table-cell office:value-type="string" calcext:value-type="string">
            <text:p>98214-01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4-0155&lt;/span&gt;</text:p>
          </table:table-cell>
          <table:table-cell office:value-type="string" calcext:value-type="string">
            <text:p>Valeri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1/2022 16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18T16:42:00" calcext:value-type="date">
            <text:p>18/1/2022 16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7 11:18:58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42915" calcext:value-type="float">
            <text:p>12242915</text:p>
          </table:table-cell>
          <table:table-cell office:value-type="float" office:value="10801757" calcext:value-type="float">
            <text:p>10801757</text:p>
          </table:table-cell>
          <table:table-cell office:value-type="float" office:value="8411826" calcext:value-type="float">
            <text:p>8411826</text:p>
          </table:table-cell>
          <table:table-cell office:value-type="float" office:value="12195868" calcext:value-type="float">
            <text:p>12195868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4476" calcext:value-type="float">
            <text:p>981494476</text:p>
          </table:table-cell>
          <table:table-cell office:value-type="string" calcext:value-type="string">
            <text:p>(62) 98149-4476</text:p>
          </table:table-cell>
          <table:table-cell office:value-type="string" calcext:value-type="string">
            <text:p>98149-44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149-4476&lt;/span&gt;</text:p>
          </table:table-cell>
          <table:table-cell office:value-type="string" calcext:value-type="string">
            <text:p>Thawan Fer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2 11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7T11:19:00" calcext:value-type="date">
            <text:p>17/3/2022 11:19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7 11:18:58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42914" calcext:value-type="float">
            <text:p>12242914</text:p>
          </table:table-cell>
          <table:table-cell office:value-type="float" office:value="10801757" calcext:value-type="float">
            <text:p>10801757</text:p>
          </table:table-cell>
          <table:table-cell office:value-type="float" office:value="8411826" calcext:value-type="float">
            <text:p>8411826</text:p>
          </table:table-cell>
          <table:table-cell office:value-type="float" office:value="12195867" calcext:value-type="float">
            <text:p>121958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1081" calcext:value-type="float">
            <text:p>983071081</text:p>
          </table:table-cell>
          <table:table-cell office:value-type="string" calcext:value-type="string">
            <text:p>(62) 98307-1081</text:p>
          </table:table-cell>
          <table:table-cell office:value-type="string" calcext:value-type="string">
            <text:p>98307-10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07-1081&lt;/span&gt;</text:p>
          </table:table-cell>
          <table:table-cell office:value-type="string" calcext:value-type="string">
            <text:p>Thawan Fer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2 11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7T11:19:00" calcext:value-type="date">
            <text:p>17/3/2022 11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0 15:09:00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07737" calcext:value-type="float">
            <text:p>11307737</text:p>
          </table:table-cell>
          <table:table-cell office:value-type="float" office:value="10801836" calcext:value-type="float">
            <text:p>10801836</text:p>
          </table:table-cell>
          <table:table-cell office:value-type="float" office:value="8411905" calcext:value-type="float">
            <text:p>8411905</text:p>
          </table:table-cell>
          <table:table-cell office:value-type="float" office:value="11274911" calcext:value-type="float">
            <text:p>1127491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203526" calcext:value-type="float">
            <text:p>985203526</text:p>
          </table:table-cell>
          <table:table-cell office:value-type="string" calcext:value-type="string">
            <text:p>(62) 98520-3526</text:p>
          </table:table-cell>
          <table:table-cell office:value-type="string" calcext:value-type="string">
            <text:p>98520-35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20-3526&lt;/span&gt;</text:p>
          </table:table-cell>
          <table:table-cell office:value-type="string" calcext:value-type="string">
            <text:p>Lorraine Cesari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2 15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0T15:09:00" calcext:value-type="date">
            <text:p>20/1/2022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08:43:35.8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3100" calcext:value-type="float">
            <text:p>11313100</text:p>
          </table:table-cell>
          <table:table-cell office:value-type="float" office:value="10806491" calcext:value-type="float">
            <text:p>10806491</text:p>
          </table:table-cell>
          <table:table-cell office:value-type="float" office:value="8416561" calcext:value-type="float">
            <text:p>8416561</text:p>
          </table:table-cell>
          <table:table-cell office:value-type="float" office:value="11280199" calcext:value-type="float">
            <text:p>112801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7928" calcext:value-type="float">
            <text:p>981857928</text:p>
          </table:table-cell>
          <table:table-cell office:value-type="string" calcext:value-type="string">
            <text:p>(62) 98185-7928</text:p>
          </table:table-cell>
          <table:table-cell office:value-type="string" calcext:value-type="string">
            <text:p>98185-79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7928&lt;/span&gt;</text:p>
          </table:table-cell>
          <table:table-cell office:value-type="string" calcext:value-type="string">
            <text:p>Lorena Xavier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0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08:44:00" calcext:value-type="date">
            <text:p>24/1/2022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3:29:47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4635" calcext:value-type="float">
            <text:p>11314635</text:p>
          </table:table-cell>
          <table:table-cell office:value-type="float" office:value="10807628" calcext:value-type="float">
            <text:p>10807628</text:p>
          </table:table-cell>
          <table:table-cell office:value-type="float" office:value="8417698" calcext:value-type="float">
            <text:p>8417698</text:p>
          </table:table-cell>
          <table:table-cell office:value-type="float" office:value="11281716" calcext:value-type="float">
            <text:p>1128171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26773" calcext:value-type="float">
            <text:p>999126773</text:p>
          </table:table-cell>
          <table:table-cell office:value-type="string" calcext:value-type="string">
            <text:p>(62) 99912-6773</text:p>
          </table:table-cell>
          <table:table-cell office:value-type="string" calcext:value-type="string">
            <text:p>99912-67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2-6773&lt;/span&gt;</text:p>
          </table:table-cell>
          <table:table-cell office:value-type="string" calcext:value-type="string">
            <text:p>Carlos Antonio Barbos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3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3:30:00" calcext:value-type="date">
            <text:p>24/1/2022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4:52:22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5158" calcext:value-type="float">
            <text:p>11315158</text:p>
          </table:table-cell>
          <table:table-cell office:value-type="float" office:value="10808062" calcext:value-type="float">
            <text:p>10808062</text:p>
          </table:table-cell>
          <table:table-cell office:value-type="float" office:value="8418132" calcext:value-type="float">
            <text:p>8418132</text:p>
          </table:table-cell>
          <table:table-cell office:value-type="float" office:value="11282234" calcext:value-type="float">
            <text:p>1128223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860016" calcext:value-type="float">
            <text:p>85860016</text:p>
          </table:table-cell>
          <table:table-cell office:value-type="string" calcext:value-type="string">
            <text:p>(62) 8586-0016</text:p>
          </table:table-cell>
          <table:table-cell office:value-type="string" calcext:value-type="string">
            <text:p>8586-00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8586-0016&lt;/span&gt;</text:p>
          </table:table-cell>
          <table:table-cell office:value-type="string" calcext:value-type="string">
            <text:p>Eliane Lima Venanci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4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4:52:00" calcext:value-type="date">
            <text:p>24/1/2022 14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4 15:23:11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15371" calcext:value-type="float">
            <text:p>11315371</text:p>
          </table:table-cell>
          <table:table-cell office:value-type="float" office:value="10808259" calcext:value-type="float">
            <text:p>10808259</text:p>
          </table:table-cell>
          <table:table-cell office:value-type="float" office:value="8418329" calcext:value-type="float">
            <text:p>8418329</text:p>
          </table:table-cell>
          <table:table-cell office:value-type="float" office:value="11282441" calcext:value-type="float">
            <text:p>112824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31901" calcext:value-type="float">
            <text:p>82731901</text:p>
          </table:table-cell>
          <table:table-cell office:value-type="string" calcext:value-type="string">
            <text:p>(62) 8273-1901</text:p>
          </table:table-cell>
          <table:table-cell office:value-type="string" calcext:value-type="string">
            <text:p>8273-19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3-1901&lt;/span&gt;</text:p>
          </table:table-cell>
          <table:table-cell office:value-type="string" calcext:value-type="string">
            <text:p>Joadson Almeid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2 15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4T15:23:00" calcext:value-type="date">
            <text:p>24/1/2022 15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5 15:34:52.0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46632" calcext:value-type="float">
            <text:p>11346632</text:p>
          </table:table-cell>
          <table:table-cell office:value-type="float" office:value="10827011" calcext:value-type="float">
            <text:p>10827011</text:p>
          </table:table-cell>
          <table:table-cell office:value-type="float" office:value="8437091" calcext:value-type="float">
            <text:p>8437091</text:p>
          </table:table-cell>
          <table:table-cell office:value-type="float" office:value="11311502" calcext:value-type="float">
            <text:p>113115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080414" calcext:value-type="float">
            <text:p>98080414</text:p>
          </table:table-cell>
          <table:table-cell office:value-type="string" calcext:value-type="string">
            <text:p>(62) 9808-0414</text:p>
          </table:table-cell>
          <table:table-cell office:value-type="string" calcext:value-type="string">
            <text:p>9808-04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08-0414&lt;/span&gt;</text:p>
          </table:table-cell>
          <table:table-cell office:value-type="string" calcext:value-type="string">
            <text:p>Wander Braz Aguiar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1/2022 15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5T15:35:00" calcext:value-type="date">
            <text:p>25/1/2022 15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7 13:55:24.3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375994" calcext:value-type="float">
            <text:p>11375994</text:p>
          </table:table-cell>
          <table:table-cell office:value-type="float" office:value="10848710" calcext:value-type="float">
            <text:p>10848710</text:p>
          </table:table-cell>
          <table:table-cell office:value-type="float" office:value="8458793" calcext:value-type="float">
            <text:p>8458793</text:p>
          </table:table-cell>
          <table:table-cell office:value-type="float" office:value="11339568" calcext:value-type="float">
            <text:p>113395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655998" calcext:value-type="float">
            <text:p>85655998</text:p>
          </table:table-cell>
          <table:table-cell office:value-type="string" calcext:value-type="string">
            <text:p>(62) 8565-5998</text:p>
          </table:table-cell>
          <table:table-cell office:value-type="string" calcext:value-type="string">
            <text:p>8565-599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65-5998&lt;/span&gt;</text:p>
          </table:table-cell>
          <table:table-cell office:value-type="string" calcext:value-type="string">
            <text:p>Welisson Dornelio Sil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1/2022 13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1-27T13:55:00" calcext:value-type="date">
            <text:p>27/1/2022 13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18:41:33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18" calcext:value-type="float">
            <text:p>12759918</text:p>
          </table:table-cell>
          <table:table-cell office:value-type="float" office:value="10852463" calcext:value-type="float">
            <text:p>10852463</text:p>
          </table:table-cell>
          <table:table-cell office:value-type="float" office:value="8462546" calcext:value-type="float">
            <text:p>8462546</text:p>
          </table:table-cell>
          <table:table-cell office:value-type="float" office:value="12701832" calcext:value-type="float">
            <text:p>127018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59130" calcext:value-type="float">
            <text:p>985359130</text:p>
          </table:table-cell>
          <table:table-cell office:value-type="string" calcext:value-type="string">
            <text:p>(62) 98535-9130</text:p>
          </table:table-cell>
          <table:table-cell office:value-type="string" calcext:value-type="string">
            <text:p>98535-91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35-9130&lt;/span&gt;</text:p>
          </table:table-cell>
          <table:table-cell office:value-type="string" calcext:value-type="string">
            <text:p>Wagno Jose N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1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18:42:00" calcext:value-type="date">
            <text:p>14/5/2022 1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6 13:16:29.7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55361" calcext:value-type="float">
            <text:p>11555361</text:p>
          </table:table-cell>
          <table:table-cell office:value-type="float" office:value="10865456" calcext:value-type="float">
            <text:p>10865456</text:p>
          </table:table-cell>
          <table:table-cell office:value-type="float" office:value="8475544" calcext:value-type="float">
            <text:p>8475544</text:p>
          </table:table-cell>
          <table:table-cell office:value-type="float" office:value="11515593" calcext:value-type="float">
            <text:p>115155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7126" calcext:value-type="float">
            <text:p>981407126</text:p>
          </table:table-cell>
          <table:table-cell office:value-type="string" calcext:value-type="string">
            <text:p>(62) 98140-7126</text:p>
          </table:table-cell>
          <table:table-cell office:value-type="string" calcext:value-type="string">
            <text:p>9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7126&lt;/span&gt;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2 13:1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6T13:16:00" calcext:value-type="date">
            <text:p>16/2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2 14:09:38.2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409625" calcext:value-type="float">
            <text:p>11409625</text:p>
          </table:table-cell>
          <table:table-cell office:value-type="float" office:value="10873119" calcext:value-type="float">
            <text:p>10873119</text:p>
          </table:table-cell>
          <table:table-cell office:value-type="float" office:value="8483208" calcext:value-type="float">
            <text:p>8483208</text:p>
          </table:table-cell>
          <table:table-cell office:value-type="float" office:value="11371072" calcext:value-type="float">
            <text:p>113710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69283" calcext:value-type="float">
            <text:p>996669283</text:p>
          </table:table-cell>
          <table:table-cell office:value-type="string" calcext:value-type="string">
            <text:p>(62) 99666-9283</text:p>
          </table:table-cell>
          <table:table-cell office:value-type="string" calcext:value-type="string">
            <text:p>99666-92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6-9283&lt;/span&gt;</text:p>
          </table:table-cell>
          <table:table-cell office:value-type="string" calcext:value-type="string">
            <text:p>Rita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2 14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2T14:10:00" calcext:value-type="date">
            <text:p>2/2/2022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3 10:23:31.1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419041" calcext:value-type="float">
            <text:p>11419041</text:p>
          </table:table-cell>
          <table:table-cell office:value-type="float" office:value="10881459" calcext:value-type="float">
            <text:p>10881459</text:p>
          </table:table-cell>
          <table:table-cell office:value-type="float" office:value="8491549" calcext:value-type="float">
            <text:p>8491549</text:p>
          </table:table-cell>
          <table:table-cell office:value-type="float" office:value="11380458" calcext:value-type="float">
            <text:p>113804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81728" calcext:value-type="float">
            <text:p>982481728</text:p>
          </table:table-cell>
          <table:table-cell office:value-type="string" calcext:value-type="string">
            <text:p>(62) 98248-1728</text:p>
          </table:table-cell>
          <table:table-cell office:value-type="string" calcext:value-type="string">
            <text:p>98248-17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8-1728&lt;/span&gt;</text:p>
          </table:table-cell>
          <table:table-cell office:value-type="string" calcext:value-type="string">
            <text:p>Thays Monica Lim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2/2022 10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3T10:24:00" calcext:value-type="date">
            <text:p>3/2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9 13:33:07.8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07328" calcext:value-type="float">
            <text:p>11507328</text:p>
          </table:table-cell>
          <table:table-cell office:value-type="float" office:value="10956225" calcext:value-type="float">
            <text:p>10956225</text:p>
          </table:table-cell>
          <table:table-cell office:value-type="float" office:value="8566342" calcext:value-type="float">
            <text:p>8566342</text:p>
          </table:table-cell>
          <table:table-cell office:value-type="float" office:value="11468435" calcext:value-type="float">
            <text:p>114684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958553" calcext:value-type="float">
            <text:p>997958553</text:p>
          </table:table-cell>
          <table:table-cell office:value-type="string" calcext:value-type="string">
            <text:p>(62) 99795-8553</text:p>
          </table:table-cell>
          <table:table-cell office:value-type="string" calcext:value-type="string">
            <text:p>99795-85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795-8553&lt;/span&gt;</text:p>
          </table:table-cell>
          <table:table-cell office:value-type="string" calcext:value-type="string">
            <text:p>Francisco Bento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2 13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09T13:33:00" calcext:value-type="date">
            <text:p>9/2/2022 13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6:44:20.5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638" calcext:value-type="float">
            <text:p>11548638</text:p>
          </table:table-cell>
          <table:table-cell office:value-type="float" office:value="10987026" calcext:value-type="float">
            <text:p>10987026</text:p>
          </table:table-cell>
          <table:table-cell office:value-type="float" office:value="8597152" calcext:value-type="float">
            <text:p>8597152</text:p>
          </table:table-cell>
          <table:table-cell office:value-type="float" office:value="11508924" calcext:value-type="float">
            <text:p>1150892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17146" calcext:value-type="float">
            <text:p>982417146</text:p>
          </table:table-cell>
          <table:table-cell office:value-type="string" calcext:value-type="string">
            <text:p>(62) 98241-7146</text:p>
          </table:table-cell>
          <table:table-cell office:value-type="string" calcext:value-type="string">
            <text:p>98241-71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1-7146&lt;/span&gt;</text:p>
          </table:table-cell>
          <table:table-cell office:value-type="string" calcext:value-type="string">
            <text:p>Vitoria Luan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6:44:00" calcext:value-type="date">
            <text:p>14/2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4 16:44:39.7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8646" calcext:value-type="float">
            <text:p>11548646</text:p>
          </table:table-cell>
          <table:table-cell office:value-type="float" office:value="10987026" calcext:value-type="float">
            <text:p>10987026</text:p>
          </table:table-cell>
          <table:table-cell office:value-type="float" office:value="8597152" calcext:value-type="float">
            <text:p>8597152</text:p>
          </table:table-cell>
          <table:table-cell office:value-type="float" office:value="11508932" calcext:value-type="float">
            <text:p>1150893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1081" calcext:value-type="float">
            <text:p>82911081</text:p>
          </table:table-cell>
          <table:table-cell office:value-type="string" calcext:value-type="string">
            <text:p>(62) 8291-1081</text:p>
          </table:table-cell>
          <table:table-cell office:value-type="string" calcext:value-type="string">
            <text:p>8291-10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8291-1081&lt;/span&gt;</text:p>
          </table:table-cell>
          <table:table-cell office:value-type="string" calcext:value-type="string">
            <text:p>Vitoria Luan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2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4T16:45:00" calcext:value-type="date">
            <text:p>14/2/2022 16:45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7:43:46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345" calcext:value-type="float">
            <text:p>11549345</text:p>
          </table:table-cell>
          <table:table-cell office:value-type="float" office:value="10987614" calcext:value-type="float">
            <text:p>10987614</text:p>
          </table:table-cell>
          <table:table-cell office:value-type="float" office:value="8597741" calcext:value-type="float">
            <text:p>8597741</text:p>
          </table:table-cell>
          <table:table-cell office:value-type="float" office:value="11509627" calcext:value-type="float">
            <text:p>115096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80891" calcext:value-type="float">
            <text:p>81080891</text:p>
          </table:table-cell>
          <table:table-cell office:value-type="string" calcext:value-type="string">
            <text:p>(62) 8108-0891</text:p>
          </table:table-cell>
          <table:table-cell office:value-type="string" calcext:value-type="string">
            <text:p>8108-08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08-0891&lt;/span&gt;</text:p>
          </table:table-cell>
          <table:table-cell office:value-type="string" calcext:value-type="string">
            <text:p>Alef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7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7:44:00" calcext:value-type="date">
            <text:p>15/2/2022 0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8:13:13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401" calcext:value-type="float">
            <text:p>11549401</text:p>
          </table:table-cell>
          <table:table-cell office:value-type="float" office:value="10987655" calcext:value-type="float">
            <text:p>10987655</text:p>
          </table:table-cell>
          <table:table-cell office:value-type="float" office:value="8597782" calcext:value-type="float">
            <text:p>8597782</text:p>
          </table:table-cell>
          <table:table-cell office:value-type="float" office:value="11509683" calcext:value-type="float">
            <text:p>115096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82974" calcext:value-type="float">
            <text:p>82782974</text:p>
          </table:table-cell>
          <table:table-cell office:value-type="string" calcext:value-type="string">
            <text:p>(62) 8278-2974</text:p>
          </table:table-cell>
          <table:table-cell office:value-type="string" calcext:value-type="string">
            <text:p>8278-29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8-2974&lt;/span&gt;</text:p>
          </table:table-cell>
          <table:table-cell office:value-type="string" calcext:value-type="string">
            <text:p>Francisco de Assis Carolin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8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8:13:00" calcext:value-type="date">
            <text:p>15/2/2022 0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09:34:30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49836" calcext:value-type="float">
            <text:p>11549836</text:p>
          </table:table-cell>
          <table:table-cell office:value-type="float" office:value="10988016" calcext:value-type="float">
            <text:p>10988016</text:p>
          </table:table-cell>
          <table:table-cell office:value-type="float" office:value="8598143" calcext:value-type="float">
            <text:p>8598143</text:p>
          </table:table-cell>
          <table:table-cell office:value-type="float" office:value="11510113" calcext:value-type="float">
            <text:p>1151011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339609" calcext:value-type="float">
            <text:p>83339609</text:p>
          </table:table-cell>
          <table:table-cell office:value-type="string" calcext:value-type="string">
            <text:p>(62) 8333-9609</text:p>
          </table:table-cell>
          <table:table-cell office:value-type="string" calcext:value-type="string">
            <text:p>8333-9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33-9609&lt;/span&gt;</text:p>
          </table:table-cell>
          <table:table-cell office:value-type="string" calcext:value-type="string">
            <text:p>Maria Antonia Rosa Bra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09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09:35:00" calcext:value-type="date">
            <text:p>15/2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15 10:25:11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550194" calcext:value-type="float">
            <text:p>11550194</text:p>
          </table:table-cell>
          <table:table-cell office:value-type="float" office:value="10988319" calcext:value-type="float">
            <text:p>10988319</text:p>
          </table:table-cell>
          <table:table-cell office:value-type="float" office:value="8598446" calcext:value-type="float">
            <text:p>8598446</text:p>
          </table:table-cell>
          <table:table-cell office:value-type="float" office:value="11510469" calcext:value-type="float">
            <text:p>1151046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56834" calcext:value-type="float">
            <text:p>982556834</text:p>
          </table:table-cell>
          <table:table-cell office:value-type="string" calcext:value-type="string">
            <text:p>(62) 98255-6834</text:p>
          </table:table-cell>
          <table:table-cell office:value-type="string" calcext:value-type="string">
            <text:p>98255-6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5-6834&lt;/span&gt;</text:p>
          </table:table-cell>
          <table:table-cell office:value-type="string" calcext:value-type="string">
            <text:p>Riglival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2/2022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15T10:25:00" calcext:value-type="date">
            <text:p>15/2/2022 10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21 14:04:31.7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1601643" calcext:value-type="float">
            <text:p>11601643</text:p>
          </table:table-cell>
          <table:table-cell office:value-type="float" office:value="11024743" calcext:value-type="float">
            <text:p>11024743</text:p>
          </table:table-cell>
          <table:table-cell office:value-type="float" office:value="8634878" calcext:value-type="float">
            <text:p>8634878</text:p>
          </table:table-cell>
          <table:table-cell office:value-type="float" office:value="11561209" calcext:value-type="float">
            <text:p>115612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3535" calcext:value-type="float">
            <text:p>986243535</text:p>
          </table:table-cell>
          <table:table-cell office:value-type="string" calcext:value-type="string">
            <text:p>(62) 98624-3535</text:p>
          </table:table-cell>
          <table:table-cell office:value-type="string" calcext:value-type="string">
            <text:p>98624-35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3535&lt;/span&gt;</text:p>
          </table:table-cell>
          <table:table-cell office:value-type="string" calcext:value-type="string">
            <text:p>Andre Henrique Ros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2/2022 14:0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2-21T14:05:00" calcext:value-type="date">
            <text:p>21/2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4 14:45:02.5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06701" calcext:value-type="float">
            <text:p>12406701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8802887" calcext:value-type="float">
            <text:p>8802887</text:p>
          </table:table-cell>
          <table:table-cell office:value-type="float" office:value="12357795" calcext:value-type="float">
            <text:p>1235779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2840" calcext:value-type="float">
            <text:p>98172840</text:p>
          </table:table-cell>
          <table:table-cell office:value-type="string" calcext:value-type="string">
            <text:p>(62) 9817-2840</text:p>
          </table:table-cell>
          <table:table-cell office:value-type="string" calcext:value-type="string">
            <text:p>9817-28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-2840&lt;/span&gt;</text:p>
          </table:table-cell>
          <table:table-cell office:value-type="string" calcext:value-type="string">
            <text:p>Valdeir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4/2022 14:4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4T14:45:00" calcext:value-type="date">
            <text:p>4/4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8 16:50:59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678786" calcext:value-type="float">
            <text:p>13678786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5722320" calcext:value-type="float">
            <text:p>5722320</text:p>
          </table:table-cell>
          <table:table-cell office:value-type="float" office:value="13598060" calcext:value-type="float">
            <text:p>135980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34260" calcext:value-type="float">
            <text:p>985734260</text:p>
          </table:table-cell>
          <table:table-cell office:value-type="string" calcext:value-type="string">
            <text:p>(62) 98573-4260</text:p>
          </table:table-cell>
          <table:table-cell office:value-type="string" calcext:value-type="string">
            <text:p>98573-42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3-4260&lt;/span&gt;</text:p>
          </table:table-cell>
          <table:table-cell office:value-type="string" calcext:value-type="string">
            <text:p>Vânia Teodoro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7/2022 16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8T16:51:00" calcext:value-type="date">
            <text:p>28/7/2022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40:30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1" calcext:value-type="float">
            <text:p>7885171</text:p>
          </table:table-cell>
          <table:table-cell office:value-type="float" office:value="8112312" calcext:value-type="float">
            <text:p>8112312</text:p>
          </table:table-cell>
          <table:table-cell office:value-type="float" office:value="5722322" calcext:value-type="float">
            <text:p>5722322</text:p>
          </table:table-cell>
          <table:table-cell office:value-type="float" office:value="7941141" calcext:value-type="float">
            <text:p>79411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859760" calcext:value-type="float">
            <text:p>982859760</text:p>
          </table:table-cell>
          <table:table-cell office:value-type="string" calcext:value-type="string">
            <text:p>(62) 98285-9760</text:p>
          </table:table-cell>
          <table:table-cell office:value-type="string" calcext:value-type="string">
            <text:p>98285-97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85-9760&lt;/span&gt;</text:p>
          </table:table-cell>
          <table:table-cell office:value-type="string" calcext:value-type="string">
            <text:p>Valdete Pereira Venanci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4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41:00" calcext:value-type="date">
            <text:p>2/1/2021 13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49:19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3" calcext:value-type="float">
            <text:p>7885173</text:p>
          </table:table-cell>
          <table:table-cell office:value-type="float" office:value="8112319" calcext:value-type="float">
            <text:p>8112319</text:p>
          </table:table-cell>
          <table:table-cell office:value-type="float" office:value="5722329" calcext:value-type="float">
            <text:p>5722329</text:p>
          </table:table-cell>
          <table:table-cell office:value-type="float" office:value="7941143" calcext:value-type="float">
            <text:p>794114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99653" calcext:value-type="float">
            <text:p>981099653</text:p>
          </table:table-cell>
          <table:table-cell office:value-type="string" calcext:value-type="string">
            <text:p>(62) 98109-9653</text:p>
          </table:table-cell>
          <table:table-cell office:value-type="string" calcext:value-type="string">
            <text:p>98109-96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9-9653&lt;/span&gt;</text:p>
          </table:table-cell>
          <table:table-cell office:value-type="string" calcext:value-type="string">
            <text:p>Valdeci Vieira de Amor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4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49:00" calcext:value-type="date">
            <text:p>2/1/2021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0:48.8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7885174" calcext:value-type="float">
            <text:p>7885174</text:p>
          </table:table-cell>
          <table:table-cell office:value-type="float" office:value="8112320" calcext:value-type="float">
            <text:p>8112320</text:p>
          </table:table-cell>
          <table:table-cell office:value-type="float" office:value="5722330" calcext:value-type="float">
            <text:p>5722330</text:p>
          </table:table-cell>
          <table:table-cell office:value-type="float" office:value="7941144" calcext:value-type="float">
            <text:p>79411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0920" calcext:value-type="float">
            <text:p>981950920</text:p>
          </table:table-cell>
          <table:table-cell office:value-type="string" calcext:value-type="string">
            <text:p>(62) 98195-0920</text:p>
          </table:table-cell>
          <table:table-cell office:value-type="string" calcext:value-type="string">
            <text:p>98195-09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5-0920&lt;/span&gt;</text:p>
          </table:table-cell>
          <table:table-cell office:value-type="string" calcext:value-type="string">
            <text:p>Valdirene de Melo Pissar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1 13:5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1-01-02T13:51:00" calcext:value-type="date">
            <text:p>2/1/2021 13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6 17:51:25.9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33415" calcext:value-type="float">
            <text:p>12233415</text:p>
          </table:table-cell>
          <table:table-cell office:value-type="float" office:value="11192835" calcext:value-type="float">
            <text:p>11192835</text:p>
          </table:table-cell>
          <table:table-cell office:value-type="float" office:value="8802970" calcext:value-type="float">
            <text:p>8802970</text:p>
          </table:table-cell>
          <table:table-cell office:value-type="float" office:value="12186378" calcext:value-type="float">
            <text:p>1218637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320227" calcext:value-type="float">
            <text:p>985320227</text:p>
          </table:table-cell>
          <table:table-cell office:value-type="string" calcext:value-type="string">
            <text:p>(62) 98532-0227</text:p>
          </table:table-cell>
          <table:table-cell office:value-type="string" calcext:value-type="string">
            <text:p>98532-02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32-0227&lt;/span&gt;</text:p>
          </table:table-cell>
          <table:table-cell office:value-type="string" calcext:value-type="string">
            <text:p>Leticia Rodrigues Lacer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3/2022 17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6T17:51:00" calcext:value-type="date">
            <text:p>16/3/2022 17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8:23:45.8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3041" calcext:value-type="float">
            <text:p>12253041</text:p>
          </table:table-cell>
          <table:table-cell office:value-type="float" office:value="11204862" calcext:value-type="float">
            <text:p>11204862</text:p>
          </table:table-cell>
          <table:table-cell office:value-type="float" office:value="8814997" calcext:value-type="float">
            <text:p>8814997</text:p>
          </table:table-cell>
          <table:table-cell office:value-type="float" office:value="12205333" calcext:value-type="float">
            <text:p>122053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826457" calcext:value-type="float">
            <text:p>999826457</text:p>
          </table:table-cell>
          <table:table-cell office:value-type="string" calcext:value-type="string">
            <text:p>(62) 99982-6457</text:p>
          </table:table-cell>
          <table:table-cell office:value-type="string" calcext:value-type="string">
            <text:p>99982-64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82-6457&lt;/span&gt;</text:p>
          </table:table-cell>
          <table:table-cell office:value-type="string" calcext:value-type="string">
            <text:p>Elson Manoel de Jesus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8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8:24:00" calcext:value-type="date">
            <text:p>18/3/2022 08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9:22:46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3800" calcext:value-type="float">
            <text:p>12253800</text:p>
          </table:table-cell>
          <table:table-cell office:value-type="float" office:value="11205111" calcext:value-type="float">
            <text:p>11205111</text:p>
          </table:table-cell>
          <table:table-cell office:value-type="float" office:value="8815246" calcext:value-type="float">
            <text:p>8815246</text:p>
          </table:table-cell>
          <table:table-cell office:value-type="float" office:value="12206092" calcext:value-type="float">
            <text:p>122060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87099" calcext:value-type="float">
            <text:p>982587099</text:p>
          </table:table-cell>
          <table:table-cell office:value-type="string" calcext:value-type="string">
            <text:p>(62) 98258-7099</text:p>
          </table:table-cell>
          <table:table-cell office:value-type="string" calcext:value-type="string">
            <text:p>98258-70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8-7099&lt;/span&gt;</text:p>
          </table:table-cell>
          <table:table-cell office:value-type="string" calcext:value-type="string">
            <text:p>Odair Pereir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9:23:00" calcext:value-type="date">
            <text:p>18/3/2022 09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8 09:59:17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54353" calcext:value-type="float">
            <text:p>12254353</text:p>
          </table:table-cell>
          <table:table-cell office:value-type="float" office:value="11205325" calcext:value-type="float">
            <text:p>11205325</text:p>
          </table:table-cell>
          <table:table-cell office:value-type="float" office:value="8815460" calcext:value-type="float">
            <text:p>8815460</text:p>
          </table:table-cell>
          <table:table-cell office:value-type="float" office:value="12206644" calcext:value-type="float">
            <text:p>12206644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63734" calcext:value-type="float">
            <text:p>985663734</text:p>
          </table:table-cell>
          <table:table-cell office:value-type="string" calcext:value-type="string">
            <text:p>(62) 98566-3734</text:p>
          </table:table-cell>
          <table:table-cell office:value-type="string" calcext:value-type="string">
            <text:p>98566-37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6-3734&lt;/span&gt;</text:p>
          </table:table-cell>
          <table:table-cell office:value-type="string" calcext:value-type="string">
            <text:p>Lindomar Pereira de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3/2022 09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18T09:59:00" calcext:value-type="date">
            <text:p>18/3/2022 09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0:29:22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285067" calcext:value-type="float">
            <text:p>12285067</text:p>
          </table:table-cell>
          <table:table-cell office:value-type="float" office:value="11229136" calcext:value-type="float">
            <text:p>11229136</text:p>
          </table:table-cell>
          <table:table-cell office:value-type="float" office:value="8839271" calcext:value-type="float">
            <text:p>8839271</text:p>
          </table:table-cell>
          <table:table-cell office:value-type="float" office:value="12237276" calcext:value-type="float">
            <text:p>122372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55927" calcext:value-type="float">
            <text:p>85355927</text:p>
          </table:table-cell>
          <table:table-cell office:value-type="string" calcext:value-type="string">
            <text:p>(62) 8535-5927</text:p>
          </table:table-cell>
          <table:table-cell office:value-type="string" calcext:value-type="string">
            <text:p>8535-59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5-5927&lt;/span&gt;</text:p>
          </table:table-cell>
          <table:table-cell office:value-type="string" calcext:value-type="string">
            <text:p>Adriana Dornel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10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10:29:00" calcext:value-type="date">
            <text:p>22/3/2022 10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1 14:01:32.5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33116" calcext:value-type="float">
            <text:p>12833116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8839511" calcext:value-type="float">
            <text:p>8839511</text:p>
          </table:table-cell>
          <table:table-cell office:value-type="float" office:value="12774492" calcext:value-type="float">
            <text:p>1277449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4291" calcext:value-type="float">
            <text:p>99804291</text:p>
          </table:table-cell>
          <table:table-cell office:value-type="string" calcext:value-type="string">
            <text:p>(62) 9980-4291</text:p>
          </table:table-cell>
          <table:table-cell office:value-type="string" calcext:value-type="string">
            <text:p>9980-42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-4291&lt;/span&gt;</text:p>
          </table:table-cell>
          <table:table-cell office:value-type="string" calcext:value-type="string">
            <text:p>Erica da Silva Queiro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6/2022 14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1T14:02:00" calcext:value-type="date">
            <text:p>1/6/2022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3:11:34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07290" calcext:value-type="float">
            <text:p>12307290</text:p>
          </table:table-cell>
          <table:table-cell office:value-type="float" office:value="11240988" calcext:value-type="float">
            <text:p>11240988</text:p>
          </table:table-cell>
          <table:table-cell office:value-type="float" office:value="8851123" calcext:value-type="float">
            <text:p>8851123</text:p>
          </table:table-cell>
          <table:table-cell office:value-type="float" office:value="12259490" calcext:value-type="float">
            <text:p>1225949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31834" calcext:value-type="float">
            <text:p>85331834</text:p>
          </table:table-cell>
          <table:table-cell office:value-type="string" calcext:value-type="string">
            <text:p>(62) 8533-1834</text:p>
          </table:table-cell>
          <table:table-cell office:value-type="string" calcext:value-type="string">
            <text:p>8533-1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3-1834&lt;/span&gt;</text:p>
          </table:table-cell>
          <table:table-cell office:value-type="string" calcext:value-type="string">
            <text:p>Stéphane Victór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2 13:1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2T13:12:00" calcext:value-type="date">
            <text:p>22/3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3 15:26:46.8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44775" calcext:value-type="float">
            <text:p>12344775</text:p>
          </table:table-cell>
          <table:table-cell office:value-type="float" office:value="11263013" calcext:value-type="float">
            <text:p>11263013</text:p>
          </table:table-cell>
          <table:table-cell office:value-type="float" office:value="8873148" calcext:value-type="float">
            <text:p>8873148</text:p>
          </table:table-cell>
          <table:table-cell office:value-type="float" office:value="12296232" calcext:value-type="float">
            <text:p>122962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050814" calcext:value-type="float">
            <text:p>82050814</text:p>
          </table:table-cell>
          <table:table-cell office:value-type="string" calcext:value-type="string">
            <text:p>(62) 8205-0814</text:p>
          </table:table-cell>
          <table:table-cell office:value-type="string" calcext:value-type="string">
            <text:p>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05-0814&lt;/span&gt;</text:p>
          </table:table-cell>
          <table:table-cell office:value-type="string" calcext:value-type="string">
            <text:p>Jullio Luiz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2 15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3T15:27:00" calcext:value-type="date">
            <text:p>23/3/2022 15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3:06:10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3300" calcext:value-type="float">
            <text:p>12353300</text:p>
          </table:table-cell>
          <table:table-cell office:value-type="float" office:value="11268638" calcext:value-type="float">
            <text:p>11268638</text:p>
          </table:table-cell>
          <table:table-cell office:value-type="float" office:value="8878773" calcext:value-type="float">
            <text:p>8878773</text:p>
          </table:table-cell>
          <table:table-cell office:value-type="float" office:value="12304725" calcext:value-type="float">
            <text:p>123047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119911" calcext:value-type="float">
            <text:p>96119911</text:p>
          </table:table-cell>
          <table:table-cell office:value-type="string" calcext:value-type="string">
            <text:p>(62) 9611-9911</text:p>
          </table:table-cell>
          <table:table-cell office:value-type="string" calcext:value-type="string">
            <text:p>9611-9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11-9911&lt;/span&gt;</text:p>
          </table:table-cell>
          <table:table-cell office:value-type="string" calcext:value-type="string">
            <text:p>Wanny Kellen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3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3:06:00" calcext:value-type="date">
            <text:p>24/3/2022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7:44:28.1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6161" calcext:value-type="float">
            <text:p>12356161</text:p>
          </table:table-cell>
          <table:table-cell office:value-type="float" office:value="11270199" calcext:value-type="float">
            <text:p>11270199</text:p>
          </table:table-cell>
          <table:table-cell office:value-type="float" office:value="8880334" calcext:value-type="float">
            <text:p>8880334</text:p>
          </table:table-cell>
          <table:table-cell office:value-type="float" office:value="12307568" calcext:value-type="float">
            <text:p>123075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79633" calcext:value-type="float">
            <text:p>81779633</text:p>
          </table:table-cell>
          <table:table-cell office:value-type="string" calcext:value-type="string">
            <text:p>(62) 8177-9633</text:p>
          </table:table-cell>
          <table:table-cell office:value-type="string" calcext:value-type="string">
            <text:p>8177-96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7-9633&lt;/span&gt;</text:p>
          </table:table-cell>
          <table:table-cell office:value-type="string" calcext:value-type="string">
            <text:p>Alessandro Francisco Da Co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7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7:44:00" calcext:value-type="date">
            <text:p>24/3/2022 17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4 17:54:34.5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56224" calcext:value-type="float">
            <text:p>12356224</text:p>
          </table:table-cell>
          <table:table-cell office:value-type="float" office:value="11270233" calcext:value-type="float">
            <text:p>11270233</text:p>
          </table:table-cell>
          <table:table-cell office:value-type="float" office:value="8880368" calcext:value-type="float">
            <text:p>8880368</text:p>
          </table:table-cell>
          <table:table-cell office:value-type="float" office:value="12307631" calcext:value-type="float">
            <text:p>123076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207804" calcext:value-type="float">
            <text:p>81207804</text:p>
          </table:table-cell>
          <table:table-cell office:value-type="string" calcext:value-type="string">
            <text:p>(62) 8120-7804</text:p>
          </table:table-cell>
          <table:table-cell office:value-type="string" calcext:value-type="string">
            <text:p>8120-78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20-7804&lt;/span&gt;</text:p>
          </table:table-cell>
          <table:table-cell office:value-type="string" calcext:value-type="string">
            <text:p>Elissanda Rosa Fernandez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2 17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4T17:55:00" calcext:value-type="date">
            <text:p>24/3/2022 17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8 15:41:39.0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2899" calcext:value-type="float">
            <text:p>12372899</text:p>
          </table:table-cell>
          <table:table-cell office:value-type="float" office:value="11281135" calcext:value-type="float">
            <text:p>11281135</text:p>
          </table:table-cell>
          <table:table-cell office:value-type="float" office:value="8891270" calcext:value-type="float">
            <text:p>8891270</text:p>
          </table:table-cell>
          <table:table-cell office:value-type="float" office:value="12324170" calcext:value-type="float">
            <text:p>123241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699086" calcext:value-type="float">
            <text:p>81699086</text:p>
          </table:table-cell>
          <table:table-cell office:value-type="string" calcext:value-type="string">
            <text:p>(62) 8169-9086</text:p>
          </table:table-cell>
          <table:table-cell office:value-type="string" calcext:value-type="string">
            <text:p>8169-90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69-9086&lt;/span&gt;</text:p>
          </table:table-cell>
          <table:table-cell office:value-type="string" calcext:value-type="string">
            <text:p>Hector Dos Reis Pr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2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8T15:42:00" calcext:value-type="date">
            <text:p>28/3/2022 15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9 13:14:05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7199" calcext:value-type="float">
            <text:p>12377199</text:p>
          </table:table-cell>
          <table:table-cell office:value-type="float" office:value="11283542" calcext:value-type="float">
            <text:p>11283542</text:p>
          </table:table-cell>
          <table:table-cell office:value-type="float" office:value="8893677" calcext:value-type="float">
            <text:p>8893677</text:p>
          </table:table-cell>
          <table:table-cell office:value-type="float" office:value="12328445" calcext:value-type="float">
            <text:p>123284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431201" calcext:value-type="float">
            <text:p>84431201</text:p>
          </table:table-cell>
          <table:table-cell office:value-type="string" calcext:value-type="string">
            <text:p>(62) 8443-1201</text:p>
          </table:table-cell>
          <table:table-cell office:value-type="string" calcext:value-type="string">
            <text:p>8443-120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443-1201&lt;/span&gt;</text:p>
          </table:table-cell>
          <table:table-cell office:value-type="string" calcext:value-type="string">
            <text:p>Adelaide Rocha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3/2022 13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9T13:14:00" calcext:value-type="date">
            <text:p>29/3/2022 13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9 16:44:15.0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79337" calcext:value-type="float">
            <text:p>12379337</text:p>
          </table:table-cell>
          <table:table-cell office:value-type="float" office:value="11284877" calcext:value-type="float">
            <text:p>11284877</text:p>
          </table:table-cell>
          <table:table-cell office:value-type="float" office:value="8895012" calcext:value-type="float">
            <text:p>8895012</text:p>
          </table:table-cell>
          <table:table-cell office:value-type="float" office:value="12330561" calcext:value-type="float">
            <text:p>123305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50814" calcext:value-type="float">
            <text:p>982050814</text:p>
          </table:table-cell>
          <table:table-cell office:value-type="string" calcext:value-type="string">
            <text:p>(62) 98205-0814</text:p>
          </table:table-cell>
          <table:table-cell office:value-type="string" calcext:value-type="string">
            <text:p>98205-08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5-0814&lt;/span&gt;</text:p>
          </table:table-cell>
          <table:table-cell office:value-type="string" calcext:value-type="string">
            <text:p>Júlio Luiz de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3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29T16:44:00" calcext:value-type="date">
            <text:p>29/3/2022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0 09:54:29.1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81211" calcext:value-type="float">
            <text:p>12381211</text:p>
          </table:table-cell>
          <table:table-cell office:value-type="float" office:value="11285910" calcext:value-type="float">
            <text:p>11285910</text:p>
          </table:table-cell>
          <table:table-cell office:value-type="float" office:value="8896045" calcext:value-type="float">
            <text:p>8896045</text:p>
          </table:table-cell>
          <table:table-cell office:value-type="float" office:value="12332433" calcext:value-type="float">
            <text:p>123324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348308" calcext:value-type="float">
            <text:p>83348308</text:p>
          </table:table-cell>
          <table:table-cell office:value-type="string" calcext:value-type="string">
            <text:p>(62) 8334-8308</text:p>
          </table:table-cell>
          <table:table-cell office:value-type="string" calcext:value-type="string">
            <text:p>8334-8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34-8308&lt;/span&gt;</text:p>
          </table:table-cell>
          <table:table-cell office:value-type="string" calcext:value-type="string">
            <text:p>Elloa Honorio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3/2022 09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30T09:54:00" calcext:value-type="date">
            <text:p>30/3/2022 09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1 09:56:40.6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86662" calcext:value-type="float">
            <text:p>12386662</text:p>
          </table:table-cell>
          <table:table-cell office:value-type="float" office:value="11289175" calcext:value-type="float">
            <text:p>11289175</text:p>
          </table:table-cell>
          <table:table-cell office:value-type="float" office:value="8899310" calcext:value-type="float">
            <text:p>8899310</text:p>
          </table:table-cell>
          <table:table-cell office:value-type="float" office:value="12337854" calcext:value-type="float">
            <text:p>123378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90563" calcext:value-type="float">
            <text:p>983190563</text:p>
          </table:table-cell>
          <table:table-cell office:value-type="string" calcext:value-type="string">
            <text:p>(62) 98319-0563</text:p>
          </table:table-cell>
          <table:table-cell office:value-type="string" calcext:value-type="string">
            <text:p>98319-05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9-0563&lt;/span&gt;</text:p>
          </table:table-cell>
          <table:table-cell office:value-type="string" calcext:value-type="string">
            <text:p>Nicole Fernandes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3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3-31T09:57:00" calcext:value-type="date">
            <text:p>31/3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1 13:16:16.0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23183" calcext:value-type="float">
            <text:p>12523183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472072" calcext:value-type="float">
            <text:p>1247207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9020497" calcext:value-type="float">
            <text:p>99020497</text:p>
          </table:table-cell>
          <table:table-cell table:number-columns-repeated="2" office:value-type="string" calcext:value-type="string">
            <text:p>9902-049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9902-0497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4/2022 13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1 13:16:16.0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23182" calcext:value-type="float">
            <text:p>12523182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472071" calcext:value-type="float">
            <text:p>124720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630085" calcext:value-type="float">
            <text:p>85630085</text:p>
          </table:table-cell>
          <table:table-cell office:value-type="string" calcext:value-type="string">
            <text:p>(62) 8563-0085</text:p>
          </table:table-cell>
          <table:table-cell office:value-type="string" calcext:value-type="string">
            <text:p>8563-00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63-0085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4/2022 13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3 13:11:34.5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8341" calcext:value-type="float">
            <text:p>13278341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056512" calcext:value-type="float">
            <text:p>9056512</text:p>
          </table:table-cell>
          <table:table-cell office:value-type="float" office:value="13205910" calcext:value-type="float">
            <text:p>132059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56861" calcext:value-type="float">
            <text:p>99856861</text:p>
          </table:table-cell>
          <table:table-cell office:value-type="string" calcext:value-type="string">
            <text:p>(62) 9985-6861</text:p>
          </table:table-cell>
          <table:table-cell office:value-type="string" calcext:value-type="string">
            <text:p>9985-68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5-6861&lt;/span&gt;</text:p>
          </table:table-cell>
          <table:table-cell office:value-type="string" calcext:value-type="string">
            <text:p>Fabiana Francisc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2 13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3T13:12:00" calcext:value-type="date">
            <text:p>13/7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8:31:17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4796" calcext:value-type="float">
            <text:p>12614796</text:p>
          </table:table-cell>
          <table:table-cell office:value-type="float" office:value="11446401" calcext:value-type="float">
            <text:p>11446401</text:p>
          </table:table-cell>
          <table:table-cell office:value-type="float" office:value="9056537" calcext:value-type="float">
            <text:p>9056537</text:p>
          </table:table-cell>
          <table:table-cell office:value-type="float" office:value="12558874" calcext:value-type="float">
            <text:p>125588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8211" calcext:value-type="float">
            <text:p>981318211</text:p>
          </table:table-cell>
          <table:table-cell office:value-type="string" calcext:value-type="string">
            <text:p>(62) 98131-8211</text:p>
          </table:table-cell>
          <table:table-cell office:value-type="string" calcext:value-type="string">
            <text:p>98131-82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8211&lt;/span&gt;</text:p>
          </table:table-cell>
          <table:table-cell office:value-type="string" calcext:value-type="string">
            <text:p>Rafael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8:3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8:31:00" calcext:value-type="date">
            <text:p>25/4/2022 18:3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7 08:42:09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37930" calcext:value-type="float">
            <text:p>12637930</text:p>
          </table:table-cell>
          <table:table-cell office:value-type="float" office:value="11462062" calcext:value-type="float">
            <text:p>11462062</text:p>
          </table:table-cell>
          <table:table-cell office:value-type="float" office:value="9072198" calcext:value-type="float">
            <text:p>9072198</text:p>
          </table:table-cell>
          <table:table-cell office:value-type="float" office:value="12581973" calcext:value-type="float">
            <text:p>1258197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639691" calcext:value-type="float">
            <text:p>96639691</text:p>
          </table:table-cell>
          <table:table-cell office:value-type="string" calcext:value-type="string">
            <text:p>(62) 9663-9691</text:p>
          </table:table-cell>
          <table:table-cell office:value-type="string" calcext:value-type="string">
            <text:p>9663-96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63-9691&lt;/span&gt;</text:p>
          </table:table-cell>
          <table:table-cell office:value-type="string" calcext:value-type="string">
            <text:p>Emanuelly Amaral Camarg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4/2022 08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7T08:42:00" calcext:value-type="date">
            <text:p>27/4/2022 0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8 09:11:25.7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42602" calcext:value-type="float">
            <text:p>12642602</text:p>
          </table:table-cell>
          <table:table-cell office:value-type="float" office:value="11465123" calcext:value-type="float">
            <text:p>11465123</text:p>
          </table:table-cell>
          <table:table-cell office:value-type="float" office:value="9075259" calcext:value-type="float">
            <text:p>9075259</text:p>
          </table:table-cell>
          <table:table-cell office:value-type="float" office:value="12586631" calcext:value-type="float">
            <text:p>125866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2825" calcext:value-type="float">
            <text:p>982912825</text:p>
          </table:table-cell>
          <table:table-cell office:value-type="string" calcext:value-type="string">
            <text:p>(62) 98291-2825</text:p>
          </table:table-cell>
          <table:table-cell office:value-type="string" calcext:value-type="string">
            <text:p>98291-28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2825&lt;/span&gt;</text:p>
          </table:table-cell>
          <table:table-cell office:value-type="string" calcext:value-type="string">
            <text:p>Marcela Dornelas Peixoto Coutin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4/2022 09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8T09:11:00" calcext:value-type="date">
            <text:p>28/4/2022 09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1:06:50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169" calcext:value-type="float">
            <text:p>12668169</text:p>
          </table:table-cell>
          <table:table-cell office:value-type="float" office:value="11482222" calcext:value-type="float">
            <text:p>11482222</text:p>
          </table:table-cell>
          <table:table-cell office:value-type="float" office:value="9092358" calcext:value-type="float">
            <text:p>9092358</text:p>
          </table:table-cell>
          <table:table-cell office:value-type="float" office:value="12610799" calcext:value-type="float">
            <text:p>1261079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500674" calcext:value-type="float">
            <text:p>99500674</text:p>
          </table:table-cell>
          <table:table-cell office:value-type="string" calcext:value-type="string">
            <text:p>(62) 9950-0674</text:p>
          </table:table-cell>
          <table:table-cell office:value-type="string" calcext:value-type="string">
            <text:p>9950-0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50-0674&lt;/span&gt;</text:p>
          </table:table-cell>
          <table:table-cell office:value-type="string" calcext:value-type="string">
            <text:p>Adriano Martins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1:0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1:07:00" calcext:value-type="date">
            <text:p>2/5/2022 11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1:10:30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185" calcext:value-type="float">
            <text:p>12668185</text:p>
          </table:table-cell>
          <table:table-cell office:value-type="float" office:value="11482232" calcext:value-type="float">
            <text:p>11482232</text:p>
          </table:table-cell>
          <table:table-cell office:value-type="float" office:value="9092368" calcext:value-type="float">
            <text:p>9092368</text:p>
          </table:table-cell>
          <table:table-cell office:value-type="float" office:value="12610815" calcext:value-type="float">
            <text:p>126108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318211" calcext:value-type="float">
            <text:p>81318211</text:p>
          </table:table-cell>
          <table:table-cell office:value-type="string" calcext:value-type="string">
            <text:p>(62) 8131-8211</text:p>
          </table:table-cell>
          <table:table-cell office:value-type="string" calcext:value-type="string">
            <text:p>8131-82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31-8211&lt;/span&gt;</text:p>
          </table:table-cell>
          <table:table-cell office:value-type="string" calcext:value-type="string">
            <text:p>Rafael Junior Antunes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1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1:11:00" calcext:value-type="date">
            <text:p>2/5/2022 11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2 13:14:11.5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68836" calcext:value-type="float">
            <text:p>12668836</text:p>
          </table:table-cell>
          <table:table-cell office:value-type="float" office:value="11482653" calcext:value-type="float">
            <text:p>11482653</text:p>
          </table:table-cell>
          <table:table-cell office:value-type="float" office:value="9092789" calcext:value-type="float">
            <text:p>9092789</text:p>
          </table:table-cell>
          <table:table-cell office:value-type="float" office:value="12611466" calcext:value-type="float">
            <text:p>126114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056737" calcext:value-type="float">
            <text:p>83056737</text:p>
          </table:table-cell>
          <table:table-cell office:value-type="string" calcext:value-type="string">
            <text:p>(62 ) 8305-6737</text:p>
          </table:table-cell>
          <table:table-cell office:value-type="string" calcext:value-type="string">
            <text:p>8305-673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 ) 8305-6737&lt;/span&gt;</text:p>
          </table:table-cell>
          <table:table-cell office:value-type="string" calcext:value-type="string">
            <text:p>Maria Eduarda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5/2022 13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2T13:14:00" calcext:value-type="date">
            <text:p>2/5/2022 13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8:50:55.2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626" calcext:value-type="float">
            <text:p>12671626</text:p>
          </table:table-cell>
          <table:table-cell office:value-type="float" office:value="11484573" calcext:value-type="float">
            <text:p>11484573</text:p>
          </table:table-cell>
          <table:table-cell office:value-type="float" office:value="9094709" calcext:value-type="float">
            <text:p>9094709</text:p>
          </table:table-cell>
          <table:table-cell office:value-type="float" office:value="12614233" calcext:value-type="float">
            <text:p>126142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6796" calcext:value-type="float">
            <text:p>982786796</text:p>
          </table:table-cell>
          <table:table-cell office:value-type="string" calcext:value-type="string">
            <text:p>(62) 98278-6796</text:p>
          </table:table-cell>
          <table:table-cell office:value-type="string" calcext:value-type="string">
            <text:p>98278-6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6796&lt;/span&gt;</text:p>
          </table:table-cell>
          <table:table-cell office:value-type="string" calcext:value-type="string">
            <text:p>Verediano Dias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8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8:51:00" calcext:value-type="date">
            <text:p>3/5/2022 08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8:59:24.8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698" calcext:value-type="float">
            <text:p>12671698</text:p>
          </table:table-cell>
          <table:table-cell office:value-type="float" office:value="11484610" calcext:value-type="float">
            <text:p>11484610</text:p>
          </table:table-cell>
          <table:table-cell office:value-type="float" office:value="9094746" calcext:value-type="float">
            <text:p>9094746</text:p>
          </table:table-cell>
          <table:table-cell office:value-type="float" office:value="12614305" calcext:value-type="float">
            <text:p>126143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40938" calcext:value-type="float">
            <text:p>981640938</text:p>
          </table:table-cell>
          <table:table-cell office:value-type="string" calcext:value-type="string">
            <text:p>(62) 98164-0938</text:p>
          </table:table-cell>
          <table:table-cell office:value-type="string" calcext:value-type="string">
            <text:p>98164-09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4-0938&lt;/span&gt;</text:p>
          </table:table-cell>
          <table:table-cell office:value-type="string" calcext:value-type="string">
            <text:p>Marcelo Roberto 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8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8:59:00" calcext:value-type="date">
            <text:p>3/5/2022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3 09:08:21.6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71773" calcext:value-type="float">
            <text:p>12671773</text:p>
          </table:table-cell>
          <table:table-cell office:value-type="float" office:value="11484651" calcext:value-type="float">
            <text:p>11484651</text:p>
          </table:table-cell>
          <table:table-cell office:value-type="float" office:value="9094787" calcext:value-type="float">
            <text:p>9094787</text:p>
          </table:table-cell>
          <table:table-cell office:value-type="float" office:value="12614380" calcext:value-type="float">
            <text:p>126143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39193" calcext:value-type="float">
            <text:p>982139193</text:p>
          </table:table-cell>
          <table:table-cell office:value-type="string" calcext:value-type="string">
            <text:p>(62) 98213-9193</text:p>
          </table:table-cell>
          <table:table-cell office:value-type="string" calcext:value-type="string">
            <text:p>98213-91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3-9193&lt;/span&gt;</text:p>
          </table:table-cell>
          <table:table-cell office:value-type="string" calcext:value-type="string">
            <text:p>Gabriel Ferreira Cun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5/2022 09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3T09:08:00" calcext:value-type="date">
            <text:p>3/5/2022 09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4 09:40:33.1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82166" calcext:value-type="float">
            <text:p>12682166</text:p>
          </table:table-cell>
          <table:table-cell office:value-type="float" office:value="11491495" calcext:value-type="float">
            <text:p>11491495</text:p>
          </table:table-cell>
          <table:table-cell office:value-type="float" office:value="9101631" calcext:value-type="float">
            <text:p>9101631</text:p>
          </table:table-cell>
          <table:table-cell office:value-type="float" office:value="12624742" calcext:value-type="float">
            <text:p>126247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06161" calcext:value-type="float">
            <text:p>982106161</text:p>
          </table:table-cell>
          <table:table-cell office:value-type="string" calcext:value-type="string">
            <text:p>(62) 98210-6161</text:p>
          </table:table-cell>
          <table:table-cell office:value-type="string" calcext:value-type="string">
            <text:p>98210-616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0-6161&lt;/span&gt;</text:p>
          </table:table-cell>
          <table:table-cell office:value-type="string" calcext:value-type="string">
            <text:p>Thaynara Santos Vilas Bo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5/2022 09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4T09:41:00" calcext:value-type="date">
            <text:p>4/5/2022 09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10:16:46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2514" calcext:value-type="float">
            <text:p>12732514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9139517" calcext:value-type="float">
            <text:p>9139517</text:p>
          </table:table-cell>
          <table:table-cell office:value-type="float" office:value="12674792" calcext:value-type="float">
            <text:p>126747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952" calcext:value-type="float">
            <text:p>98222952</text:p>
          </table:table-cell>
          <table:table-cell office:value-type="string" calcext:value-type="string">
            <text:p>(62) 9822-2952</text:p>
          </table:table-cell>
          <table:table-cell office:value-type="string" calcext:value-type="string">
            <text:p>9822-295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-2952&lt;/span&gt;</text:p>
          </table:table-cell>
          <table:table-cell office:value-type="string" calcext:value-type="string">
            <text:p>Ruth Fernando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10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10:17:00" calcext:value-type="date">
            <text:p>6/5/2022 10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6 10:16:46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2515" calcext:value-type="float">
            <text:p>12732515</text:p>
          </table:table-cell>
          <table:table-cell office:value-type="float" office:value="11529381" calcext:value-type="float">
            <text:p>11529381</text:p>
          </table:table-cell>
          <table:table-cell office:value-type="float" office:value="9139517" calcext:value-type="float">
            <text:p>9139517</text:p>
          </table:table-cell>
          <table:table-cell office:value-type="float" office:value="12674793" calcext:value-type="float">
            <text:p>12674793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577978" calcext:value-type="float">
            <text:p>985577978</text:p>
          </table:table-cell>
          <table:table-cell office:value-type="string" calcext:value-type="string">
            <text:p>(62) 98557-7978</text:p>
          </table:table-cell>
          <table:table-cell office:value-type="string" calcext:value-type="string">
            <text:p>98557-7978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8557-7978&lt;/span&gt;</text:p>
          </table:table-cell>
          <table:table-cell office:value-type="string" calcext:value-type="string">
            <text:p>Ruth Fernando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5/2022 10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6T10:17:00" calcext:value-type="date">
            <text:p>6/5/2022 10:17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9 16:48:13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9841" calcext:value-type="float">
            <text:p>12739841</text:p>
          </table:table-cell>
          <table:table-cell office:value-type="float" office:value="11534313" calcext:value-type="float">
            <text:p>11534313</text:p>
          </table:table-cell>
          <table:table-cell office:value-type="float" office:value="9144449" calcext:value-type="float">
            <text:p>9144449</text:p>
          </table:table-cell>
          <table:table-cell office:value-type="float" office:value="12682065" calcext:value-type="float">
            <text:p>126820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92545" calcext:value-type="float">
            <text:p>984692545</text:p>
          </table:table-cell>
          <table:table-cell office:value-type="string" calcext:value-type="string">
            <text:p>(62) 98469-2545</text:p>
          </table:table-cell>
          <table:table-cell office:value-type="string" calcext:value-type="string">
            <text:p>98469-25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9-2545&lt;/span&gt;</text:p>
          </table:table-cell>
          <table:table-cell office:value-type="string" calcext:value-type="string">
            <text:p>Erik Ramos de Araujo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5/2022 16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9T16:48:00" calcext:value-type="date">
            <text:p>9/5/2022 16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09 16:51:57.1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39882" calcext:value-type="float">
            <text:p>12739882</text:p>
          </table:table-cell>
          <table:table-cell office:value-type="float" office:value="11534338" calcext:value-type="float">
            <text:p>11534338</text:p>
          </table:table-cell>
          <table:table-cell office:value-type="float" office:value="9144474" calcext:value-type="float">
            <text:p>9144474</text:p>
          </table:table-cell>
          <table:table-cell office:value-type="float" office:value="12682105" calcext:value-type="float">
            <text:p>126821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28046" calcext:value-type="float">
            <text:p>82928046</text:p>
          </table:table-cell>
          <table:table-cell office:value-type="string" calcext:value-type="string">
            <text:p>(62) 8292-8046</text:p>
          </table:table-cell>
          <table:table-cell office:value-type="string" calcext:value-type="string">
            <text:p>8292-80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2-8046&lt;/span&gt;</text:p>
          </table:table-cell>
          <table:table-cell office:value-type="string" calcext:value-type="string">
            <text:p>Any Beatriz Cordeiro de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5/2022 16:5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09T16:52:00" calcext:value-type="date">
            <text:p>9/5/2022 16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0 15:19:23.5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45150" calcext:value-type="float">
            <text:p>12745150</text:p>
          </table:table-cell>
          <table:table-cell office:value-type="float" office:value="11537832" calcext:value-type="float">
            <text:p>11537832</text:p>
          </table:table-cell>
          <table:table-cell office:value-type="float" office:value="9147968" calcext:value-type="float">
            <text:p>9147968</text:p>
          </table:table-cell>
          <table:table-cell office:value-type="float" office:value="12687337" calcext:value-type="float">
            <text:p>126873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62516" calcext:value-type="float">
            <text:p>982162516</text:p>
          </table:table-cell>
          <table:table-cell office:value-type="string" calcext:value-type="string">
            <text:p>(62) 98216-2516</text:p>
          </table:table-cell>
          <table:table-cell office:value-type="string" calcext:value-type="string">
            <text:p>98216-25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6-2516&lt;/span&gt;</text:p>
          </table:table-cell>
          <table:table-cell office:value-type="string" calcext:value-type="string">
            <text:p>Weliton Xavier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5/2022 15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0T15:19:00" calcext:value-type="date">
            <text:p>10/5/2022 15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0 15:28:52.9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45233" calcext:value-type="float">
            <text:p>12745233</text:p>
          </table:table-cell>
          <table:table-cell office:value-type="float" office:value="11537888" calcext:value-type="float">
            <text:p>11537888</text:p>
          </table:table-cell>
          <table:table-cell office:value-type="float" office:value="9148024" calcext:value-type="float">
            <text:p>9148024</text:p>
          </table:table-cell>
          <table:table-cell office:value-type="float" office:value="12687418" calcext:value-type="float">
            <text:p>126874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85746" calcext:value-type="float">
            <text:p>983085746</text:p>
          </table:table-cell>
          <table:table-cell office:value-type="string" calcext:value-type="string">
            <text:p>(62) 98308-5746</text:p>
          </table:table-cell>
          <table:table-cell office:value-type="string" calcext:value-type="string">
            <text:p>98308-57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8-5746&lt;/span&gt;</text:p>
          </table:table-cell>
          <table:table-cell office:value-type="string" calcext:value-type="string">
            <text:p>Marcus Vinicius Rodrigu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5/2022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0T15:29:00" calcext:value-type="date">
            <text:p>10/5/2022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2 14:32:11.9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3517" calcext:value-type="float">
            <text:p>12753517</text:p>
          </table:table-cell>
          <table:table-cell office:value-type="float" office:value="11543310" calcext:value-type="float">
            <text:p>11543310</text:p>
          </table:table-cell>
          <table:table-cell office:value-type="float" office:value="9153448" calcext:value-type="float">
            <text:p>9153448</text:p>
          </table:table-cell>
          <table:table-cell office:value-type="float" office:value="12695459" calcext:value-type="float">
            <text:p>126954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80608" calcext:value-type="float">
            <text:p>981880608</text:p>
          </table:table-cell>
          <table:table-cell office:value-type="string" calcext:value-type="string">
            <text:p>(62) 98188-0608</text:p>
          </table:table-cell>
          <table:table-cell office:value-type="string" calcext:value-type="string">
            <text:p>98188-06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8-0608&lt;/span&gt;</text:p>
          </table:table-cell>
          <table:table-cell office:value-type="string" calcext:value-type="string">
            <text:p>Beatriz Cot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5/2022 14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2T14:32:00" calcext:value-type="date">
            <text:p>12/5/2022 14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3 18:36:00.6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8970" calcext:value-type="float">
            <text:p>12758970</text:p>
          </table:table-cell>
          <table:table-cell office:value-type="float" office:value="11547179" calcext:value-type="float">
            <text:p>11547179</text:p>
          </table:table-cell>
          <table:table-cell office:value-type="float" office:value="9157317" calcext:value-type="float">
            <text:p>9157317</text:p>
          </table:table-cell>
          <table:table-cell office:value-type="float" office:value="12700890" calcext:value-type="float">
            <text:p>127008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742284" calcext:value-type="float">
            <text:p>81742284</text:p>
          </table:table-cell>
          <table:table-cell office:value-type="string" calcext:value-type="string">
            <text:p>(62) 8174-2284</text:p>
          </table:table-cell>
          <table:table-cell office:value-type="string" calcext:value-type="string">
            <text:p>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74-2284&lt;/span&gt;</text:p>
          </table:table-cell>
          <table:table-cell office:value-type="string" calcext:value-type="string">
            <text:p>Maria De Lourdes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5/2022 18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3T18:36:00" calcext:value-type="date">
            <text:p>13/5/2022 18:3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20:07:41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22" calcext:value-type="float">
            <text:p>12759922</text:p>
          </table:table-cell>
          <table:table-cell office:value-type="float" office:value="11547948" calcext:value-type="float">
            <text:p>11547948</text:p>
          </table:table-cell>
          <table:table-cell office:value-type="float" office:value="9158086" calcext:value-type="float">
            <text:p>9158086</text:p>
          </table:table-cell>
          <table:table-cell office:value-type="float" office:value="12701836" calcext:value-type="float">
            <text:p>127018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73848" calcext:value-type="float">
            <text:p>981173848</text:p>
          </table:table-cell>
          <table:table-cell office:value-type="string" calcext:value-type="string">
            <text:p>(62) 98117-3848</text:p>
          </table:table-cell>
          <table:table-cell office:value-type="string" calcext:value-type="string">
            <text:p>98117-38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7-3848&lt;/span&gt;</text:p>
          </table:table-cell>
          <table:table-cell office:value-type="string" calcext:value-type="string">
            <text:p>Ana Laura Fernandes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20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20:08:00" calcext:value-type="date">
            <text:p>14/5/2022 2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4 20:17:40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59923" calcext:value-type="float">
            <text:p>12759923</text:p>
          </table:table-cell>
          <table:table-cell office:value-type="float" office:value="11547949" calcext:value-type="float">
            <text:p>11547949</text:p>
          </table:table-cell>
          <table:table-cell office:value-type="float" office:value="9158087" calcext:value-type="float">
            <text:p>9158087</text:p>
          </table:table-cell>
          <table:table-cell office:value-type="float" office:value="12701837" calcext:value-type="float">
            <text:p>127018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067630" calcext:value-type="float">
            <text:p>81067630</text:p>
          </table:table-cell>
          <table:table-cell office:value-type="string" calcext:value-type="string">
            <text:p>(62) 8106-7630</text:p>
          </table:table-cell>
          <table:table-cell office:value-type="string" calcext:value-type="string">
            <text:p>8106-76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06-7630&lt;/span&gt;</text:p>
          </table:table-cell>
          <table:table-cell office:value-type="string" calcext:value-type="string">
            <text:p>Dione Ribeir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5/2022 20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4T20:18:00" calcext:value-type="date">
            <text:p>14/5/2022 2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0:23:47.2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79867" calcext:value-type="float">
            <text:p>12779867</text:p>
          </table:table-cell>
          <table:table-cell office:value-type="float" office:value="11561038" calcext:value-type="float">
            <text:p>11561038</text:p>
          </table:table-cell>
          <table:table-cell office:value-type="float" office:value="9171176" calcext:value-type="float">
            <text:p>9171176</text:p>
          </table:table-cell>
          <table:table-cell office:value-type="float" office:value="12721605" calcext:value-type="float">
            <text:p>1272160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107975" calcext:value-type="float">
            <text:p>81107975</text:p>
          </table:table-cell>
          <table:table-cell office:value-type="string" calcext:value-type="string">
            <text:p>(62) 8110-7975</text:p>
          </table:table-cell>
          <table:table-cell office:value-type="string" calcext:value-type="string">
            <text:p>8110-79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10-7975&lt;/span&gt;</text:p>
          </table:table-cell>
          <table:table-cell office:value-type="string" calcext:value-type="string">
            <text:p>Matheus Vieira Xavier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5/2022 10:2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7T10:24:00" calcext:value-type="date">
            <text:p>17/5/2022 10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4:33:25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2023" calcext:value-type="float">
            <text:p>13292023</text:p>
          </table:table-cell>
          <table:table-cell office:value-type="float" office:value="11564636" calcext:value-type="float">
            <text:p>11564636</text:p>
          </table:table-cell>
          <table:table-cell office:value-type="float" office:value="9174774" calcext:value-type="float">
            <text:p>9174774</text:p>
          </table:table-cell>
          <table:table-cell office:value-type="float" office:value="13218495" calcext:value-type="float">
            <text:p>1321849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07308" calcext:value-type="float">
            <text:p>998307308</text:p>
          </table:table-cell>
          <table:table-cell office:value-type="string" calcext:value-type="string">
            <text:p>(62) 99830-7308</text:p>
          </table:table-cell>
          <table:table-cell office:value-type="string" calcext:value-type="string">
            <text:p>99830-7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9830-7308&lt;/span&gt;</text:p>
          </table:table-cell>
          <table:table-cell office:value-type="string" calcext:value-type="string">
            <text:p>Jhoikelinny da Silva Pi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4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33:00" calcext:value-type="date">
            <text:p>14/7/2022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4:45:48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5712" calcext:value-type="float">
            <text:p>12785712</text:p>
          </table:table-cell>
          <table:table-cell office:value-type="float" office:value="11565030" calcext:value-type="float">
            <text:p>11565030</text:p>
          </table:table-cell>
          <table:table-cell office:value-type="float" office:value="9175168" calcext:value-type="float">
            <text:p>9175168</text:p>
          </table:table-cell>
          <table:table-cell office:value-type="float" office:value="12727360" calcext:value-type="float">
            <text:p>127273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39086" calcext:value-type="float">
            <text:p>983239086</text:p>
          </table:table-cell>
          <table:table-cell office:value-type="string" calcext:value-type="string">
            <text:p>(62) 98323-9086</text:p>
          </table:table-cell>
          <table:table-cell office:value-type="string" calcext:value-type="string">
            <text:p>98323-908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3-9086&lt;/span&gt;</text:p>
          </table:table-cell>
          <table:table-cell office:value-type="string" calcext:value-type="string">
            <text:p>Luzia Maria Neves De Paul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4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4:46:00" calcext:value-type="date">
            <text:p>18/5/2022 14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9 08:38:15.6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7658" calcext:value-type="float">
            <text:p>12787658</text:p>
          </table:table-cell>
          <table:table-cell office:value-type="float" office:value="11566421" calcext:value-type="float">
            <text:p>11566421</text:p>
          </table:table-cell>
          <table:table-cell office:value-type="float" office:value="9176559" calcext:value-type="float">
            <text:p>9176559</text:p>
          </table:table-cell>
          <table:table-cell office:value-type="float" office:value="12729293" calcext:value-type="float">
            <text:p>127292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6354967" calcext:value-type="float">
            <text:p>86354967</text:p>
          </table:table-cell>
          <table:table-cell office:value-type="string" calcext:value-type="string">
            <text:p>(62) 8635-4967</text:p>
          </table:table-cell>
          <table:table-cell office:value-type="string" calcext:value-type="string">
            <text:p>8635-49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635-4967&lt;/span&gt;</text:p>
          </table:table-cell>
          <table:table-cell office:value-type="string" calcext:value-type="string">
            <text:p>Jenes Luiz De Mou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5/2022 08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9T08:38:00" calcext:value-type="date">
            <text:p>19/5/2022 08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0 08:41:22.2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91534" calcext:value-type="float">
            <text:p>12791534</text:p>
          </table:table-cell>
          <table:table-cell office:value-type="float" office:value="11569050" calcext:value-type="float">
            <text:p>11569050</text:p>
          </table:table-cell>
          <table:table-cell office:value-type="float" office:value="9179188" calcext:value-type="float">
            <text:p>9179188</text:p>
          </table:table-cell>
          <table:table-cell office:value-type="float" office:value="12733147" calcext:value-type="float">
            <text:p>127331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241251" calcext:value-type="float">
            <text:p>82241251</text:p>
          </table:table-cell>
          <table:table-cell office:value-type="string" calcext:value-type="string">
            <text:p>(62) 8224-1251</text:p>
          </table:table-cell>
          <table:table-cell office:value-type="string" calcext:value-type="string">
            <text:p>8224-125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24-1251&lt;/span&gt;</text:p>
          </table:table-cell>
          <table:table-cell office:value-type="string" calcext:value-type="string">
            <text:p>Davi Dias Roc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5/2022 0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0T08:41:00" calcext:value-type="date">
            <text:p>20/5/2022 08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4 13:32:02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03681" calcext:value-type="float">
            <text:p>12803681</text:p>
          </table:table-cell>
          <table:table-cell office:value-type="float" office:value="11577136" calcext:value-type="float">
            <text:p>11577136</text:p>
          </table:table-cell>
          <table:table-cell office:value-type="float" office:value="9187274" calcext:value-type="float">
            <text:p>9187274</text:p>
          </table:table-cell>
          <table:table-cell office:value-type="float" office:value="12745236" calcext:value-type="float">
            <text:p>12745236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77233" calcext:value-type="float">
            <text:p>983377233</text:p>
          </table:table-cell>
          <table:table-cell office:value-type="string" calcext:value-type="string">
            <text:p>(62) 98337-7233</text:p>
          </table:table-cell>
          <table:table-cell office:value-type="string" calcext:value-type="string">
            <text:p>98337-72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7-7233&lt;/span&gt;</text:p>
          </table:table-cell>
          <table:table-cell office:value-type="string" calcext:value-type="string">
            <text:p>Fabiana Vieira de Arau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5/2022 13:3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4T13:32:00" calcext:value-type="date">
            <text:p>24/5/2022 13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6 19:27:51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14280" calcext:value-type="float">
            <text:p>12814280</text:p>
          </table:table-cell>
          <table:table-cell office:value-type="float" office:value="11584762" calcext:value-type="float">
            <text:p>11584762</text:p>
          </table:table-cell>
          <table:table-cell office:value-type="float" office:value="9194912" calcext:value-type="float">
            <text:p>9194912</text:p>
          </table:table-cell>
          <table:table-cell office:value-type="float" office:value="12755758" calcext:value-type="float">
            <text:p>127557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61354" calcext:value-type="float">
            <text:p>981361354</text:p>
          </table:table-cell>
          <table:table-cell office:value-type="string" calcext:value-type="string">
            <text:p>(62) 98136-1354</text:p>
          </table:table-cell>
          <table:table-cell office:value-type="string" calcext:value-type="string">
            <text:p>98136-13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6-1354&lt;/span&gt;</text:p>
          </table:table-cell>
          <table:table-cell office:value-type="string" calcext:value-type="string">
            <text:p>Guilherme Verissim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5/2022 19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26T19:28:00" calcext:value-type="date">
            <text:p>26/5/2022 19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0 13:19:57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4490" calcext:value-type="float">
            <text:p>12824490</text:p>
          </table:table-cell>
          <table:table-cell office:value-type="float" office:value="11595507" calcext:value-type="float">
            <text:p>11595507</text:p>
          </table:table-cell>
          <table:table-cell office:value-type="float" office:value="9205657" calcext:value-type="float">
            <text:p>9205657</text:p>
          </table:table-cell>
          <table:table-cell office:value-type="float" office:value="12765925" calcext:value-type="float">
            <text:p>1276592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0" calcext:value-type="float">
            <text:p>99975460</text:p>
          </table:table-cell>
          <table:table-cell office:value-type="string" calcext:value-type="string">
            <text:p>(62) 9997-5460</text:p>
          </table:table-cell>
          <table:table-cell office:value-type="string" calcext:value-type="string">
            <text:p>9997-54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-5460&lt;/span&gt;</text:p>
          </table:table-cell>
          <table:table-cell office:value-type="string" calcext:value-type="string">
            <text:p>Cleyton Barbos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5/2022 13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0T13:20:00" calcext:value-type="date">
            <text:p>30/5/2022 13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08:39:32.2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7142" calcext:value-type="float">
            <text:p>12827142</text:p>
          </table:table-cell>
          <table:table-cell office:value-type="float" office:value="11597454" calcext:value-type="float">
            <text:p>11597454</text:p>
          </table:table-cell>
          <table:table-cell office:value-type="float" office:value="9207604" calcext:value-type="float">
            <text:p>9207604</text:p>
          </table:table-cell>
          <table:table-cell office:value-type="float" office:value="12768553" calcext:value-type="float">
            <text:p>1276855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Weliton Silva Fagu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08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08:40:00" calcext:value-type="date">
            <text:p>31/5/2022 08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13:56:46.6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9070" calcext:value-type="float">
            <text:p>12829070</text:p>
          </table:table-cell>
          <table:table-cell office:value-type="float" office:value="11598850" calcext:value-type="float">
            <text:p>11598850</text:p>
          </table:table-cell>
          <table:table-cell office:value-type="float" office:value="9209000" calcext:value-type="float">
            <text:p>9209000</text:p>
          </table:table-cell>
          <table:table-cell office:value-type="float" office:value="12770467" calcext:value-type="float">
            <text:p>1277046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58940" calcext:value-type="float">
            <text:p>985058940</text:p>
          </table:table-cell>
          <table:table-cell office:value-type="string" calcext:value-type="string">
            <text:p>(62) 98505-8940</text:p>
          </table:table-cell>
          <table:table-cell office:value-type="string" calcext:value-type="string">
            <text:p>98505-89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5-8940&lt;/span&gt;</text:p>
          </table:table-cell>
          <table:table-cell office:value-type="string" calcext:value-type="string">
            <text:p>Elena Vieira Fagu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13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13:57:00" calcext:value-type="date">
            <text:p>31/5/2022 13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31 14:43:21.3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29433" calcext:value-type="float">
            <text:p>12829433</text:p>
          </table:table-cell>
          <table:table-cell office:value-type="float" office:value="11599128" calcext:value-type="float">
            <text:p>11599128</text:p>
          </table:table-cell>
          <table:table-cell office:value-type="float" office:value="9209278" calcext:value-type="float">
            <text:p>9209278</text:p>
          </table:table-cell>
          <table:table-cell office:value-type="float" office:value="12770827" calcext:value-type="float">
            <text:p>1277082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5102" calcext:value-type="float">
            <text:p>98335102</text:p>
          </table:table-cell>
          <table:table-cell office:value-type="string" calcext:value-type="string">
            <text:p>(62) 9833-5102</text:p>
          </table:table-cell>
          <table:table-cell office:value-type="string" calcext:value-type="string">
            <text:p>9833-51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-5102&lt;/span&gt;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5/2022 14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31T14:43:00" calcext:value-type="date">
            <text:p>31/5/2022 14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2 18:28:2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6381" calcext:value-type="float">
            <text:p>12846381</text:p>
          </table:table-cell>
          <table:table-cell office:value-type="float" office:value="11613014" calcext:value-type="float">
            <text:p>11613014</text:p>
          </table:table-cell>
          <table:table-cell office:value-type="float" office:value="9223164" calcext:value-type="float">
            <text:p>9223164</text:p>
          </table:table-cell>
          <table:table-cell office:value-type="float" office:value="12787702" calcext:value-type="float">
            <text:p>127877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5147" calcext:value-type="float">
            <text:p>981335147</text:p>
          </table:table-cell>
          <table:table-cell office:value-type="string" calcext:value-type="string">
            <text:p>(62) 98133-5147</text:p>
          </table:table-cell>
          <table:table-cell office:value-type="string" calcext:value-type="string">
            <text:p>98133-5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5147&lt;/span&gt;</text:p>
          </table:table-cell>
          <table:table-cell office:value-type="string" calcext:value-type="string">
            <text:p>Ana Júlia Lopes Tavares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6/2022 18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2T18:28:00" calcext:value-type="date">
            <text:p>2/6/2022 1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03 17:28:15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849510" calcext:value-type="float">
            <text:p>12849510</text:p>
          </table:table-cell>
          <table:table-cell office:value-type="float" office:value="11615187" calcext:value-type="float">
            <text:p>11615187</text:p>
          </table:table-cell>
          <table:table-cell office:value-type="float" office:value="9225337" calcext:value-type="float">
            <text:p>9225337</text:p>
          </table:table-cell>
          <table:table-cell office:value-type="float" office:value="12790787" calcext:value-type="float">
            <text:p>127907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197381" calcext:value-type="float">
            <text:p>81197381</text:p>
          </table:table-cell>
          <table:table-cell office:value-type="string" calcext:value-type="string">
            <text:p>(62) 8119-7381</text:p>
          </table:table-cell>
          <table:table-cell office:value-type="string" calcext:value-type="string">
            <text:p>8119-73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19-7381&lt;/span&gt;</text:p>
          </table:table-cell>
          <table:table-cell office:value-type="string" calcext:value-type="string">
            <text:p>Iara Franco de Lim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/06/2022 17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03T17:28:00" calcext:value-type="date">
            <text:p>3/6/2022 17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14 16:40:02.3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04680" calcext:value-type="float">
            <text:p>13004680</text:p>
          </table:table-cell>
          <table:table-cell office:value-type="float" office:value="11736886" calcext:value-type="float">
            <text:p>11736886</text:p>
          </table:table-cell>
          <table:table-cell office:value-type="float" office:value="9347036" calcext:value-type="float">
            <text:p>9347036</text:p>
          </table:table-cell>
          <table:table-cell office:value-type="float" office:value="12943015" calcext:value-type="float">
            <text:p>129430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07064" calcext:value-type="float">
            <text:p>981807064</text:p>
          </table:table-cell>
          <table:table-cell office:value-type="string" calcext:value-type="string">
            <text:p>(62) 98180-7064</text:p>
          </table:table-cell>
          <table:table-cell office:value-type="string" calcext:value-type="string">
            <text:p>98180-70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0-7064&lt;/span&gt;</text:p>
          </table:table-cell>
          <table:table-cell office:value-type="string" calcext:value-type="string">
            <text:p>Isabella Carolina de Araujo Barre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6/2022 16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14T16:40:00" calcext:value-type="date">
            <text:p>14/6/2022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0 16:05:14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1068" calcext:value-type="float">
            <text:p>13031068</text:p>
          </table:table-cell>
          <table:table-cell office:value-type="float" office:value="11761223" calcext:value-type="float">
            <text:p>11761223</text:p>
          </table:table-cell>
          <table:table-cell office:value-type="float" office:value="9371373" calcext:value-type="float">
            <text:p>9371373</text:p>
          </table:table-cell>
          <table:table-cell office:value-type="float" office:value="12968993" calcext:value-type="float">
            <text:p>129689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55494" calcext:value-type="float">
            <text:p>996255494</text:p>
          </table:table-cell>
          <table:table-cell office:value-type="string" calcext:value-type="string">
            <text:p>(62) 99625-5494</text:p>
          </table:table-cell>
          <table:table-cell office:value-type="string" calcext:value-type="string">
            <text:p>99625-5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25-5494&lt;/span&gt;</text:p>
          </table:table-cell>
          <table:table-cell office:value-type="string" calcext:value-type="string">
            <text:p>Iracilda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6/2022 16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0T16:05:00" calcext:value-type="date">
            <text:p>20/6/2022 16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0 16:56:34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31490" calcext:value-type="float">
            <text:p>13031490</text:p>
          </table:table-cell>
          <table:table-cell office:value-type="float" office:value="11761594" calcext:value-type="float">
            <text:p>11761594</text:p>
          </table:table-cell>
          <table:table-cell office:value-type="float" office:value="9371744" calcext:value-type="float">
            <text:p>9371744</text:p>
          </table:table-cell>
          <table:table-cell office:value-type="float" office:value="12969409" calcext:value-type="float">
            <text:p>129694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8308" calcext:value-type="float">
            <text:p>983348308</text:p>
          </table:table-cell>
          <table:table-cell office:value-type="string" calcext:value-type="string">
            <text:p>(62) 98334-8308</text:p>
          </table:table-cell>
          <table:table-cell office:value-type="string" calcext:value-type="string">
            <text:p>98334-8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8308&lt;/span&gt;</text:p>
          </table:table-cell>
          <table:table-cell office:value-type="string" calcext:value-type="string">
            <text:p>Deusi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6/2022 16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0T16:57:00" calcext:value-type="date">
            <text:p>20/6/2022 16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2 16:26:51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56439" calcext:value-type="float">
            <text:p>13056439</text:p>
          </table:table-cell>
          <table:table-cell office:value-type="float" office:value="11779930" calcext:value-type="float">
            <text:p>11779930</text:p>
          </table:table-cell>
          <table:table-cell office:value-type="float" office:value="9390080" calcext:value-type="float">
            <text:p>9390080</text:p>
          </table:table-cell>
          <table:table-cell office:value-type="float" office:value="12991218" calcext:value-type="float">
            <text:p>129912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60148" calcext:value-type="float">
            <text:p>985160148</text:p>
          </table:table-cell>
          <table:table-cell office:value-type="string" calcext:value-type="string">
            <text:p>(62) 98516-0148</text:p>
          </table:table-cell>
          <table:table-cell office:value-type="string" calcext:value-type="string">
            <text:p>98516-01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6-0148&lt;/span&gt;</text:p>
          </table:table-cell>
          <table:table-cell office:value-type="string" calcext:value-type="string">
            <text:p>Tully Barbosa Ehler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6/2022 16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2T16:27:00" calcext:value-type="date">
            <text:p>22/6/2022 16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3 11:19:16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58128" calcext:value-type="float">
            <text:p>13058128</text:p>
          </table:table-cell>
          <table:table-cell office:value-type="float" office:value="11781448" calcext:value-type="float">
            <text:p>11781448</text:p>
          </table:table-cell>
          <table:table-cell office:value-type="float" office:value="9391598" calcext:value-type="float">
            <text:p>9391598</text:p>
          </table:table-cell>
          <table:table-cell office:value-type="float" office:value="12992902" calcext:value-type="float">
            <text:p>1299290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2611" calcext:value-type="float">
            <text:p>981352611</text:p>
          </table:table-cell>
          <table:table-cell office:value-type="string" calcext:value-type="string">
            <text:p>(62) 98135-2611</text:p>
          </table:table-cell>
          <table:table-cell office:value-type="string" calcext:value-type="string">
            <text:p>98135-26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2611&lt;/span&gt;</text:p>
          </table:table-cell>
          <table:table-cell office:value-type="string" calcext:value-type="string">
            <text:p>Valéri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6/2022 11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3T11:19:00" calcext:value-type="date">
            <text:p>23/6/2022 11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08:24:08.4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192" calcext:value-type="float">
            <text:p>13063192</text:p>
          </table:table-cell>
          <table:table-cell office:value-type="float" office:value="11786077" calcext:value-type="float">
            <text:p>11786077</text:p>
          </table:table-cell>
          <table:table-cell office:value-type="float" office:value="9396227" calcext:value-type="float">
            <text:p>9396227</text:p>
          </table:table-cell>
          <table:table-cell office:value-type="float" office:value="12997925" calcext:value-type="float">
            <text:p>1299792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608982" calcext:value-type="float">
            <text:p>996608982</text:p>
          </table:table-cell>
          <table:table-cell office:value-type="string" calcext:value-type="string">
            <text:p>(62) 99660-8982</text:p>
          </table:table-cell>
          <table:table-cell office:value-type="string" calcext:value-type="string">
            <text:p>99660-898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60-8982&lt;/span&gt;</text:p>
          </table:table-cell>
          <table:table-cell office:value-type="string" calcext:value-type="string">
            <text:p>Elivelton Bernardes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08:2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08:24:00" calcext:value-type="date">
            <text:p>27/6/2022 08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7 10:11:59.5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63886" calcext:value-type="float">
            <text:p>13063886</text:p>
          </table:table-cell>
          <table:table-cell office:value-type="float" office:value="11786661" calcext:value-type="float">
            <text:p>11786661</text:p>
          </table:table-cell>
          <table:table-cell office:value-type="float" office:value="9396811" calcext:value-type="float">
            <text:p>9396811</text:p>
          </table:table-cell>
          <table:table-cell office:value-type="float" office:value="12998614" calcext:value-type="float">
            <text:p>1299861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3-9609&lt;/span&gt;</text:p>
          </table:table-cell>
          <table:table-cell office:value-type="string" calcext:value-type="string">
            <text:p>Zaion Braga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6/2022 10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7T10:12:00" calcext:value-type="date">
            <text:p>27/6/2022 1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2 15:54:41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0057" calcext:value-type="float">
            <text:p>13270057</text:p>
          </table:table-cell>
          <table:table-cell office:value-type="float" office:value="11792280" calcext:value-type="float">
            <text:p>11792280</text:p>
          </table:table-cell>
          <table:table-cell office:value-type="float" office:value="9402430" calcext:value-type="float">
            <text:p>9402430</text:p>
          </table:table-cell>
          <table:table-cell office:value-type="float" office:value="13197748" calcext:value-type="float">
            <text:p>1319774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2355" calcext:value-type="float">
            <text:p>981332355</text:p>
          </table:table-cell>
          <table:table-cell office:value-type="string" calcext:value-type="string">
            <text:p>(62) 98133-2355</text:p>
          </table:table-cell>
          <table:table-cell office:value-type="string" calcext:value-type="string">
            <text:p>98133-23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2355&lt;/span&gt;</text:p>
          </table:table-cell>
          <table:table-cell office:value-type="string" calcext:value-type="string">
            <text:p>Cleiton Pereira dos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2 15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2T15:55:00" calcext:value-type="date">
            <text:p>1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8 14:05:11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72903" calcext:value-type="float">
            <text:p>13072903</text:p>
          </table:table-cell>
          <table:table-cell office:value-type="float" office:value="11793571" calcext:value-type="float">
            <text:p>11793571</text:p>
          </table:table-cell>
          <table:table-cell office:value-type="float" office:value="9403721" calcext:value-type="float">
            <text:p>9403721</text:p>
          </table:table-cell>
          <table:table-cell office:value-type="float" office:value="13006990" calcext:value-type="float">
            <text:p>13006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92545" calcext:value-type="float">
            <text:p>984692545</text:p>
          </table:table-cell>
          <table:table-cell office:value-type="string" calcext:value-type="string">
            <text:p>(62) 98469-2545</text:p>
          </table:table-cell>
          <table:table-cell office:value-type="string" calcext:value-type="string">
            <text:p>98469-254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9-2545&lt;/span&gt;</text:p>
          </table:table-cell>
          <table:table-cell office:value-type="string" calcext:value-type="string">
            <text:p>Deborah Eduarda Silva S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6/2022 14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28T14:05:00" calcext:value-type="date">
            <text:p>28/6/2022 14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30 09:05:52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094308" calcext:value-type="float">
            <text:p>13094308</text:p>
          </table:table-cell>
          <table:table-cell office:value-type="float" office:value="11808918" calcext:value-type="float">
            <text:p>11808918</text:p>
          </table:table-cell>
          <table:table-cell office:value-type="float" office:value="9419068" calcext:value-type="float">
            <text:p>9419068</text:p>
          </table:table-cell>
          <table:table-cell office:value-type="float" office:value="13027046" calcext:value-type="float">
            <text:p>1302704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9785" calcext:value-type="float">
            <text:p>981319785</text:p>
          </table:table-cell>
          <table:table-cell office:value-type="string" calcext:value-type="string">
            <text:p>(62) 98131-9785</text:p>
          </table:table-cell>
          <table:table-cell office:value-type="string" calcext:value-type="string">
            <text:p>98131-978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9785&lt;/span&gt;</text:p>
          </table:table-cell>
          <table:table-cell office:value-type="string" calcext:value-type="string">
            <text:p>Lorena Borges de R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06/2022 09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6-30T09:06:00" calcext:value-type="date">
            <text:p>30/6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06 14:58:30.5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170397" calcext:value-type="float">
            <text:p>13170397</text:p>
          </table:table-cell>
          <table:table-cell office:value-type="float" office:value="11876016" calcext:value-type="float">
            <text:p>11876016</text:p>
          </table:table-cell>
          <table:table-cell office:value-type="float" office:value="9486166" calcext:value-type="float">
            <text:p>9486166</text:p>
          </table:table-cell>
          <table:table-cell office:value-type="float" office:value="13100963" calcext:value-type="float">
            <text:p>13100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140" calcext:value-type="float">
            <text:p>981398140</text:p>
          </table:table-cell>
          <table:table-cell office:value-type="string" calcext:value-type="string">
            <text:p>(62) 98139-8140</text:p>
          </table:table-cell>
          <table:table-cell office:value-type="string" calcext:value-type="string">
            <text:p>98139-8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140&lt;/span&gt;</text:p>
          </table:table-cell>
          <table:table-cell office:value-type="string" calcext:value-type="string">
            <text:p>Valdeci Borges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7/2022 14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06T14:59:00" calcext:value-type="date">
            <text:p>6/7/2022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10:09:45.1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1266" calcext:value-type="float">
            <text:p>13241266</text:p>
          </table:table-cell>
          <table:table-cell office:value-type="float" office:value="11930554" calcext:value-type="float">
            <text:p>11930554</text:p>
          </table:table-cell>
          <table:table-cell office:value-type="float" office:value="9540704" calcext:value-type="float">
            <text:p>9540704</text:p>
          </table:table-cell>
          <table:table-cell office:value-type="float" office:value="13169531" calcext:value-type="float">
            <text:p>131695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Wandesson Silva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10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10:10:00" calcext:value-type="date">
            <text:p>11/7/2022 10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1 16:44:31.3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46895" calcext:value-type="float">
            <text:p>13246895</text:p>
          </table:table-cell>
          <table:table-cell office:value-type="float" office:value="11934463" calcext:value-type="float">
            <text:p>11934463</text:p>
          </table:table-cell>
          <table:table-cell office:value-type="float" office:value="9544613" calcext:value-type="float">
            <text:p>9544613</text:p>
          </table:table-cell>
          <table:table-cell office:value-type="float" office:value="13174633" calcext:value-type="float">
            <text:p>131746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15390" calcext:value-type="float">
            <text:p>981415390</text:p>
          </table:table-cell>
          <table:table-cell office:value-type="string" calcext:value-type="string">
            <text:p>(62) 98141-5390</text:p>
          </table:table-cell>
          <table:table-cell office:value-type="string" calcext:value-type="string">
            <text:p>98141-539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1-5390&lt;/span&gt;</text:p>
          </table:table-cell>
          <table:table-cell office:value-type="string" calcext:value-type="string">
            <text:p>Manuela Menezes Guimarã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7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1T16:45:00" calcext:value-type="date">
            <text:p>11/7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2 14:41:08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69537" calcext:value-type="float">
            <text:p>13269537</text:p>
          </table:table-cell>
          <table:table-cell office:value-type="float" office:value="11960558" calcext:value-type="float">
            <text:p>11960558</text:p>
          </table:table-cell>
          <table:table-cell office:value-type="float" office:value="9570708" calcext:value-type="float">
            <text:p>9570708</text:p>
          </table:table-cell>
          <table:table-cell office:value-type="float" office:value="13197228" calcext:value-type="float">
            <text:p>1319722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15830" calcext:value-type="float">
            <text:p>981315830</text:p>
          </table:table-cell>
          <table:table-cell office:value-type="string" calcext:value-type="string">
            <text:p>(62) 98131-5830</text:p>
          </table:table-cell>
          <table:table-cell office:value-type="string" calcext:value-type="string">
            <text:p>98131-58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1-5830&lt;/span&gt;</text:p>
          </table:table-cell>
          <table:table-cell office:value-type="string" calcext:value-type="string">
            <text:p>Nathalia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7/2022 14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2T14:41:00" calcext:value-type="date">
            <text:p>12/7/2022 14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3 16:44:46.9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79848" calcext:value-type="float">
            <text:p>13279848</text:p>
          </table:table-cell>
          <table:table-cell office:value-type="float" office:value="11968284" calcext:value-type="float">
            <text:p>11968284</text:p>
          </table:table-cell>
          <table:table-cell office:value-type="float" office:value="9578434" calcext:value-type="float">
            <text:p>9578434</text:p>
          </table:table-cell>
          <table:table-cell office:value-type="float" office:value="13207397" calcext:value-type="float">
            <text:p>1320739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55755" calcext:value-type="float">
            <text:p>983355755</text:p>
          </table:table-cell>
          <table:table-cell office:value-type="string" calcext:value-type="string">
            <text:p>(62) 98335-5755</text:p>
          </table:table-cell>
          <table:table-cell office:value-type="string" calcext:value-type="string">
            <text:p>98335-575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5-5755&lt;/span&gt;</text:p>
          </table:table-cell>
          <table:table-cell office:value-type="string" calcext:value-type="string">
            <text:p>Adriely Badaro de Franc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7/2022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3T16:45:00" calcext:value-type="date">
            <text:p>13/7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4 13:59:36.3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1795" calcext:value-type="float">
            <text:p>13291795</text:p>
          </table:table-cell>
          <table:table-cell office:value-type="float" office:value="11976528" calcext:value-type="float">
            <text:p>11976528</text:p>
          </table:table-cell>
          <table:table-cell office:value-type="float" office:value="9586678" calcext:value-type="float">
            <text:p>9586678</text:p>
          </table:table-cell>
          <table:table-cell office:value-type="float" office:value="13218270" calcext:value-type="float">
            <text:p>132182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284" calcext:value-type="float">
            <text:p>981742284</text:p>
          </table:table-cell>
          <table:table-cell office:value-type="string" calcext:value-type="string">
            <text:p>(62) 98174-2284</text:p>
          </table:table-cell>
          <table:table-cell office:value-type="string" calcext:value-type="string">
            <text:p>98174-22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4-2284&lt;/span&gt;</text:p>
          </table:table-cell>
          <table:table-cell office:value-type="string" calcext:value-type="string">
            <text:p>Tatiana Gonçalv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7/2022 13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4T14:00:00" calcext:value-type="date">
            <text:p>14/7/2022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5 16:33:28.7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297126" calcext:value-type="float">
            <text:p>13297126</text:p>
          </table:table-cell>
          <table:table-cell office:value-type="float" office:value="11981468" calcext:value-type="float">
            <text:p>11981468</text:p>
          </table:table-cell>
          <table:table-cell office:value-type="float" office:value="9591618" calcext:value-type="float">
            <text:p>9591618</text:p>
          </table:table-cell>
          <table:table-cell office:value-type="float" office:value="13223535" calcext:value-type="float">
            <text:p>132235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1103" calcext:value-type="float">
            <text:p>982501103</text:p>
          </table:table-cell>
          <table:table-cell office:value-type="string" calcext:value-type="string">
            <text:p>(62) 98250-1103</text:p>
          </table:table-cell>
          <table:table-cell office:value-type="string" calcext:value-type="string">
            <text:p>98250-11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1103&lt;/span&gt;</text:p>
          </table:table-cell>
          <table:table-cell office:value-type="string" calcext:value-type="string">
            <text:p>Glaucia Cost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7/2022 16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5T16:33:00" calcext:value-type="date">
            <text:p>15/7/2022 16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08:55:11.7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17192" calcext:value-type="float">
            <text:p>13317192</text:p>
          </table:table-cell>
          <table:table-cell office:value-type="float" office:value="11996055" calcext:value-type="float">
            <text:p>11996055</text:p>
          </table:table-cell>
          <table:table-cell office:value-type="float" office:value="9606205" calcext:value-type="float">
            <text:p>9606205</text:p>
          </table:table-cell>
          <table:table-cell office:value-type="float" office:value="13240887" calcext:value-type="float">
            <text:p>1324088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7104" calcext:value-type="float">
            <text:p>982507104</text:p>
          </table:table-cell>
          <table:table-cell office:value-type="string" calcext:value-type="string">
            <text:p>(62) 98250-7104</text:p>
          </table:table-cell>
          <table:table-cell office:value-type="string" calcext:value-type="string">
            <text:p>98250-71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7104&lt;/span&gt;</text:p>
          </table:table-cell>
          <table:table-cell office:value-type="string" calcext:value-type="string">
            <text:p>Gabriel Silva Fagund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08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08:55:00" calcext:value-type="date">
            <text:p>19/7/2022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32:07.9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575" calcext:value-type="float">
            <text:p>13326575</text:p>
          </table:table-cell>
          <table:table-cell office:value-type="float" office:value="12003971" calcext:value-type="float">
            <text:p>12003971</text:p>
          </table:table-cell>
          <table:table-cell office:value-type="float" office:value="9614121" calcext:value-type="float">
            <text:p>9614121</text:p>
          </table:table-cell>
          <table:table-cell office:value-type="float" office:value="13250233" calcext:value-type="float">
            <text:p>132502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991089549" calcext:value-type="float">
            <text:p>991089549</text:p>
          </table:table-cell>
          <table:table-cell office:value-type="string" calcext:value-type="string">
            <text:p>(043) 99108-9549</text:p>
          </table:table-cell>
          <table:table-cell office:value-type="string" calcext:value-type="string">
            <text:p>99108-95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043) 99108-9549&lt;/span&gt;</text:p>
          </table:table-cell>
          <table:table-cell office:value-type="string" calcext:value-type="string">
            <text:p>Linei Ribeir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32:00" calcext:value-type="date">
            <text:p>19/7/2022 15:3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38:59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641" calcext:value-type="float">
            <text:p>13326641</text:p>
          </table:table-cell>
          <table:table-cell office:value-type="float" office:value="12004027" calcext:value-type="float">
            <text:p>12004027</text:p>
          </table:table-cell>
          <table:table-cell office:value-type="float" office:value="9614177" calcext:value-type="float">
            <text:p>9614177</text:p>
          </table:table-cell>
          <table:table-cell office:value-type="float" office:value="13250297" calcext:value-type="float">
            <text:p>1325029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61575" calcext:value-type="float">
            <text:p>998161575</text:p>
          </table:table-cell>
          <table:table-cell office:value-type="string" calcext:value-type="string">
            <text:p>(62) 99816-1575</text:p>
          </table:table-cell>
          <table:table-cell office:value-type="string" calcext:value-type="string">
            <text:p>99816-15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6-1575&lt;/span&gt;</text:p>
          </table:table-cell>
          <table:table-cell office:value-type="string" calcext:value-type="string">
            <text:p>Sebastião Luiz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39:00" calcext:value-type="date">
            <text:p>19/7/2022 15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19 15:40:41.1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26661" calcext:value-type="float">
            <text:p>13326661</text:p>
          </table:table-cell>
          <table:table-cell office:value-type="float" office:value="12004044" calcext:value-type="float">
            <text:p>12004044</text:p>
          </table:table-cell>
          <table:table-cell office:value-type="float" office:value="9614194" calcext:value-type="float">
            <text:p>9614194</text:p>
          </table:table-cell>
          <table:table-cell office:value-type="float" office:value="13250317" calcext:value-type="float">
            <text:p>132503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5905" calcext:value-type="float">
            <text:p>981445905</text:p>
          </table:table-cell>
          <table:table-cell office:value-type="string" calcext:value-type="string">
            <text:p>(62) 98144-5905</text:p>
          </table:table-cell>
          <table:table-cell office:value-type="string" calcext:value-type="string">
            <text:p>98144-59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5905&lt;/span&gt;</text:p>
          </table:table-cell>
          <table:table-cell office:value-type="string" calcext:value-type="string">
            <text:p>Estephany Ferreir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7/2022 15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19T15:41:00" calcext:value-type="date">
            <text:p>19/7/2022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1 13:09:39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51021" calcext:value-type="float">
            <text:p>13351021</text:p>
          </table:table-cell>
          <table:table-cell office:value-type="float" office:value="12020393" calcext:value-type="float">
            <text:p>12020393</text:p>
          </table:table-cell>
          <table:table-cell office:value-type="float" office:value="9630543" calcext:value-type="float">
            <text:p>9630543</text:p>
          </table:table-cell>
          <table:table-cell office:value-type="float" office:value="13273605" calcext:value-type="float">
            <text:p>1327360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56841" calcext:value-type="float">
            <text:p>981356841</text:p>
          </table:table-cell>
          <table:table-cell office:value-type="string" calcext:value-type="string">
            <text:p>(62) 98135-6841</text:p>
          </table:table-cell>
          <table:table-cell office:value-type="string" calcext:value-type="string">
            <text:p>98135-68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5-6841&lt;/span&gt;</text:p>
          </table:table-cell>
          <table:table-cell office:value-type="string" calcext:value-type="string">
            <text:p>Elaine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7/2022 13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1T13:10:00" calcext:value-type="date">
            <text:p>21/7/2022 13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5 15:22:31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79522" calcext:value-type="float">
            <text:p>13379522</text:p>
          </table:table-cell>
          <table:table-cell office:value-type="float" office:value="12042042" calcext:value-type="float">
            <text:p>12042042</text:p>
          </table:table-cell>
          <table:table-cell office:value-type="float" office:value="9652192" calcext:value-type="float">
            <text:p>9652192</text:p>
          </table:table-cell>
          <table:table-cell office:value-type="float" office:value="13301306" calcext:value-type="float">
            <text:p>1330130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1621" calcext:value-type="float">
            <text:p>983111621</text:p>
          </table:table-cell>
          <table:table-cell office:value-type="string" calcext:value-type="string">
            <text:p>(62) 98311-1621</text:p>
          </table:table-cell>
          <table:table-cell office:value-type="string" calcext:value-type="string">
            <text:p>98311-1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1621&lt;/span&gt;</text:p>
          </table:table-cell>
          <table:table-cell office:value-type="string" calcext:value-type="string">
            <text:p>Graldo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7/2022 15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5T15:23:00" calcext:value-type="date">
            <text:p>25/7/2022 15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5 16:07:45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399393" calcext:value-type="float">
            <text:p>13399393</text:p>
          </table:table-cell>
          <table:table-cell office:value-type="float" office:value="12051195" calcext:value-type="float">
            <text:p>12051195</text:p>
          </table:table-cell>
          <table:table-cell office:value-type="float" office:value="9661345" calcext:value-type="float">
            <text:p>9661345</text:p>
          </table:table-cell>
          <table:table-cell office:value-type="float" office:value="13321166" calcext:value-type="float">
            <text:p>1332116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56296" calcext:value-type="float">
            <text:p>981856296</text:p>
          </table:table-cell>
          <table:table-cell office:value-type="string" calcext:value-type="string">
            <text:p>(62) 98185-6296</text:p>
          </table:table-cell>
          <table:table-cell office:value-type="string" calcext:value-type="string">
            <text:p>98185-62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5-6296&lt;/span&gt;</text:p>
          </table:table-cell>
          <table:table-cell office:value-type="string" calcext:value-type="string">
            <text:p>Sielei Silva Cab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7/2022 16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5T16:08:00" calcext:value-type="date">
            <text:p>25/7/2022 16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17:34:20.8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9663" calcext:value-type="float">
            <text:p>15449663</text:p>
          </table:table-cell>
          <table:table-cell office:value-type="float" office:value="12052600" calcext:value-type="float">
            <text:p>12052600</text:p>
          </table:table-cell>
          <table:table-cell office:value-type="float" office:value="9662750" calcext:value-type="float">
            <text:p>9662750</text:p>
          </table:table-cell>
          <table:table-cell office:value-type="float" office:value="15341021" calcext:value-type="float">
            <text:p>153410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97395" calcext:value-type="float">
            <text:p>983297395</text:p>
          </table:table-cell>
          <table:table-cell office:value-type="string" calcext:value-type="string">
            <text:p>(62) 98329-7395</text:p>
          </table:table-cell>
          <table:table-cell office:value-type="string" calcext:value-type="string">
            <text:p>98329-73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9-7395&lt;/span&gt;</text:p>
          </table:table-cell>
          <table:table-cell office:value-type="string" calcext:value-type="string">
            <text:p>Joabe Araujo dos San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0/2022 17:3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4T17:34:00" calcext:value-type="date">
            <text:p>14/10/2022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14:07:14.5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4367" calcext:value-type="float">
            <text:p>14844367</text:p>
          </table:table-cell>
          <table:table-cell office:value-type="float" office:value="12248161" calcext:value-type="float">
            <text:p>12248161</text:p>
          </table:table-cell>
          <table:table-cell office:value-type="float" office:value="9858311" calcext:value-type="float">
            <text:p>9858311</text:p>
          </table:table-cell>
          <table:table-cell office:value-type="float" office:value="14756205" calcext:value-type="float">
            <text:p>1475620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04471" calcext:value-type="float">
            <text:p>996404471</text:p>
          </table:table-cell>
          <table:table-cell office:value-type="string" calcext:value-type="string">
            <text:p>(62) 99640-4471</text:p>
          </table:table-cell>
          <table:table-cell office:value-type="string" calcext:value-type="string">
            <text:p>99640-44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40-4471&lt;/span&gt;</text:p>
          </table:table-cell>
          <table:table-cell office:value-type="string" calcext:value-type="string">
            <text:p>Victor Monteiro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14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14:07:00" calcext:value-type="date">
            <text:p>18/8/2022 14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2 10:52:05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1552" calcext:value-type="float">
            <text:p>14861552</text:p>
          </table:table-cell>
          <table:table-cell office:value-type="float" office:value="12261069" calcext:value-type="float">
            <text:p>12261069</text:p>
          </table:table-cell>
          <table:table-cell office:value-type="float" office:value="9871219" calcext:value-type="float">
            <text:p>9871219</text:p>
          </table:table-cell>
          <table:table-cell office:value-type="float" office:value="14773333" calcext:value-type="float">
            <text:p>1477333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30332" calcext:value-type="float">
            <text:p>984530332</text:p>
          </table:table-cell>
          <table:table-cell office:value-type="string" calcext:value-type="string">
            <text:p>(62) 98453-0332</text:p>
          </table:table-cell>
          <table:table-cell office:value-type="string" calcext:value-type="string">
            <text:p>98453-033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3-0332&lt;/span&gt;</text:p>
          </table:table-cell>
          <table:table-cell office:value-type="string" calcext:value-type="string">
            <text:p>Gilzane Costa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8/2022 10:5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2T10:52:00" calcext:value-type="date">
            <text:p>22/8/2022 10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2 13:52:51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2272" calcext:value-type="float">
            <text:p>14862272</text:p>
          </table:table-cell>
          <table:table-cell office:value-type="float" office:value="12261704" calcext:value-type="float">
            <text:p>12261704</text:p>
          </table:table-cell>
          <table:table-cell office:value-type="float" office:value="9871854" calcext:value-type="float">
            <text:p>9871854</text:p>
          </table:table-cell>
          <table:table-cell office:value-type="float" office:value="14774033" calcext:value-type="float">
            <text:p>147740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20547" calcext:value-type="float">
            <text:p>982220547</text:p>
          </table:table-cell>
          <table:table-cell office:value-type="string" calcext:value-type="string">
            <text:p>(62) 98222-0547</text:p>
          </table:table-cell>
          <table:table-cell office:value-type="string" calcext:value-type="string">
            <text:p>98222-05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2-0547&lt;/span&gt;</text:p>
          </table:table-cell>
          <table:table-cell office:value-type="string" calcext:value-type="string">
            <text:p>Kaike Rainnyr Alv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8/2022 13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2T13:53:00" calcext:value-type="date">
            <text:p>22/8/2022 13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3 13:23:36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65803" calcext:value-type="float">
            <text:p>14865803</text:p>
          </table:table-cell>
          <table:table-cell office:value-type="float" office:value="12264818" calcext:value-type="float">
            <text:p>12264818</text:p>
          </table:table-cell>
          <table:table-cell office:value-type="float" office:value="9874968" calcext:value-type="float">
            <text:p>9874968</text:p>
          </table:table-cell>
          <table:table-cell office:value-type="float" office:value="14777531" calcext:value-type="float">
            <text:p>147775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632404" calcext:value-type="float">
            <text:p>998632404</text:p>
          </table:table-cell>
          <table:table-cell office:value-type="string" calcext:value-type="string">
            <text:p>(62) 99863-2404</text:p>
          </table:table-cell>
          <table:table-cell office:value-type="string" calcext:value-type="string">
            <text:p>99863-240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63-2404&lt;/span&gt;</text:p>
          </table:table-cell>
          <table:table-cell office:value-type="string" calcext:value-type="string">
            <text:p>Mateus Emanue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8/2022 13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3T13:24:00" calcext:value-type="date">
            <text:p>23/8/2022 13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4 13:56:05.1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70552" calcext:value-type="float">
            <text:p>14870552</text:p>
          </table:table-cell>
          <table:table-cell office:value-type="float" office:value="12268847" calcext:value-type="float">
            <text:p>12268847</text:p>
          </table:table-cell>
          <table:table-cell office:value-type="float" office:value="9878997" calcext:value-type="float">
            <text:p>9878997</text:p>
          </table:table-cell>
          <table:table-cell office:value-type="float" office:value="14782259" calcext:value-type="float">
            <text:p>147822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06917" calcext:value-type="float">
            <text:p>996906917</text:p>
          </table:table-cell>
          <table:table-cell office:value-type="string" calcext:value-type="string">
            <text:p>(62) 99690-6917</text:p>
          </table:table-cell>
          <table:table-cell office:value-type="string" calcext:value-type="string">
            <text:p>99690-691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0-6917&lt;/span&gt;</text:p>
          </table:table-cell>
          <table:table-cell office:value-type="string" calcext:value-type="string">
            <text:p>Cesar Carlos Santana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8/2022 13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4T13:56:00" calcext:value-type="date">
            <text:p>24/8/2022 13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6 14:10:02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09542" calcext:value-type="float">
            <text:p>14909542</text:p>
          </table:table-cell>
          <table:table-cell office:value-type="float" office:value="12296338" calcext:value-type="float">
            <text:p>12296338</text:p>
          </table:table-cell>
          <table:table-cell office:value-type="float" office:value="9906488" calcext:value-type="float">
            <text:p>9906488</text:p>
          </table:table-cell>
          <table:table-cell office:value-type="float" office:value="14820231" calcext:value-type="float">
            <text:p>1482023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72584" calcext:value-type="float">
            <text:p>981572584</text:p>
          </table:table-cell>
          <table:table-cell office:value-type="string" calcext:value-type="string">
            <text:p>(62) 98157-2584</text:p>
          </table:table-cell>
          <table:table-cell office:value-type="string" calcext:value-type="string">
            <text:p>98157-2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7-2584&lt;/span&gt;</text:p>
          </table:table-cell>
          <table:table-cell office:value-type="string" calcext:value-type="string">
            <text:p>Naiane Coutinh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8/2022 14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6T14:10:00" calcext:value-type="date">
            <text:p>26/8/2022 14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29 10:03:13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17094" calcext:value-type="float">
            <text:p>14917094</text:p>
          </table:table-cell>
          <table:table-cell office:value-type="float" office:value="12303068" calcext:value-type="float">
            <text:p>12303068</text:p>
          </table:table-cell>
          <table:table-cell office:value-type="float" office:value="9913218" calcext:value-type="float">
            <text:p>9913218</text:p>
          </table:table-cell>
          <table:table-cell office:value-type="float" office:value="14827747" calcext:value-type="float">
            <text:p>148277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6994" calcext:value-type="float">
            <text:p>982216994</text:p>
          </table:table-cell>
          <table:table-cell office:value-type="string" calcext:value-type="string">
            <text:p>(62) 98221-6994</text:p>
          </table:table-cell>
          <table:table-cell office:value-type="string" calcext:value-type="string">
            <text:p>98221-69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6994&lt;/span&gt;</text:p>
          </table:table-cell>
          <table:table-cell office:value-type="string" calcext:value-type="string">
            <text:p>Pauliana Gomes Port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8/2022 10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29T10:03:00" calcext:value-type="date">
            <text:p>29/8/2022 10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31 10:12:02.7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959972" calcext:value-type="float">
            <text:p>14959972</text:p>
          </table:table-cell>
          <table:table-cell office:value-type="float" office:value="12339831" calcext:value-type="float">
            <text:p>12339831</text:p>
          </table:table-cell>
          <table:table-cell office:value-type="float" office:value="9949981" calcext:value-type="float">
            <text:p>9949981</text:p>
          </table:table-cell>
          <table:table-cell office:value-type="float" office:value="14868730" calcext:value-type="float">
            <text:p>148687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89256" calcext:value-type="float">
            <text:p>981289256</text:p>
          </table:table-cell>
          <table:table-cell office:value-type="string" calcext:value-type="string">
            <text:p>(62) 98128-9256</text:p>
          </table:table-cell>
          <table:table-cell office:value-type="string" calcext:value-type="string">
            <text:p>98128-92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8-9256&lt;/span&gt;</text:p>
          </table:table-cell>
          <table:table-cell office:value-type="string" calcext:value-type="string">
            <text:p>Elivanio Antonio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8/2022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31T10:12:00" calcext:value-type="date">
            <text:p>31/8/2022 10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6 10:40:00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20007" calcext:value-type="float">
            <text:p>15020007</text:p>
          </table:table-cell>
          <table:table-cell office:value-type="float" office:value="12381069" calcext:value-type="float">
            <text:p>12381069</text:p>
          </table:table-cell>
          <table:table-cell office:value-type="float" office:value="9991219" calcext:value-type="float">
            <text:p>9991219</text:p>
          </table:table-cell>
          <table:table-cell office:value-type="float" office:value="14927013" calcext:value-type="float">
            <text:p>1492701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47477" calcext:value-type="float">
            <text:p>986247477</text:p>
          </table:table-cell>
          <table:table-cell office:value-type="string" calcext:value-type="string">
            <text:p>(62) 98624-7477</text:p>
          </table:table-cell>
          <table:table-cell office:value-type="string" calcext:value-type="string">
            <text:p>98624-74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4-7477&lt;/span&gt;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9/2022 10:4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6T10:40:00" calcext:value-type="date">
            <text:p>6/9/2022 10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6 10:48:46.1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25017" calcext:value-type="float">
            <text:p>15025017</text:p>
          </table:table-cell>
          <table:table-cell office:value-type="float" office:value="12386644" calcext:value-type="float">
            <text:p>12386644</text:p>
          </table:table-cell>
          <table:table-cell office:value-type="float" office:value="9996794" calcext:value-type="float">
            <text:p>9996794</text:p>
          </table:table-cell>
          <table:table-cell office:value-type="float" office:value="14932023" calcext:value-type="float">
            <text:p>149320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2909" calcext:value-type="float">
            <text:p>981892909</text:p>
          </table:table-cell>
          <table:table-cell office:value-type="string" calcext:value-type="string">
            <text:p>(62) 98189-2909</text:p>
          </table:table-cell>
          <table:table-cell office:value-type="string" calcext:value-type="string">
            <text:p>98189-29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2909&lt;/span&gt;</text:p>
          </table:table-cell>
          <table:table-cell office:value-type="string" calcext:value-type="string">
            <text:p>Silvio Francisco Ros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9/2022 10:4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6T10:49:00" calcext:value-type="date">
            <text:p>6/9/2022 10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07 09:16:03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044708" calcext:value-type="float">
            <text:p>15044708</text:p>
          </table:table-cell>
          <table:table-cell office:value-type="float" office:value="12399174" calcext:value-type="float">
            <text:p>12399174</text:p>
          </table:table-cell>
          <table:table-cell office:value-type="float" office:value="10009324" calcext:value-type="float">
            <text:p>10009324</text:p>
          </table:table-cell>
          <table:table-cell office:value-type="float" office:value="14950283" calcext:value-type="float">
            <text:p>149502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74838" calcext:value-type="float">
            <text:p>984674838</text:p>
          </table:table-cell>
          <table:table-cell office:value-type="string" calcext:value-type="string">
            <text:p>(62) 98467-4838</text:p>
          </table:table-cell>
          <table:table-cell office:value-type="string" calcext:value-type="string">
            <text:p>98467-483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7-4838&lt;/span&gt;</text:p>
          </table:table-cell>
          <table:table-cell office:value-type="string" calcext:value-type="string">
            <text:p>Samar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09/2022 09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07T09:16:00" calcext:value-type="date">
            <text:p>7/9/2022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6 16:45:18.8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0846" calcext:value-type="float">
            <text:p>15240846</text:p>
          </table:table-cell>
          <table:table-cell office:value-type="float" office:value="12552120" calcext:value-type="float">
            <text:p>12552120</text:p>
          </table:table-cell>
          <table:table-cell office:value-type="float" office:value="10162270" calcext:value-type="float">
            <text:p>10162270</text:p>
          </table:table-cell>
          <table:table-cell office:value-type="float" office:value="15140658" calcext:value-type="float">
            <text:p>151406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43478" calcext:value-type="float">
            <text:p>98443478</text:p>
          </table:table-cell>
          <table:table-cell office:value-type="string" calcext:value-type="string">
            <text:p>(62) 9844-3478</text:p>
          </table:table-cell>
          <table:table-cell office:value-type="string" calcext:value-type="string">
            <text:p>9844-3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4-3478&lt;/span&gt;</text:p>
          </table:table-cell>
          <table:table-cell office:value-type="string" calcext:value-type="string">
            <text:p>Bruna Layene Moraes Fer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9/2022 16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6T16:45:00" calcext:value-type="date">
            <text:p>26/9/2022 16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3:59:14.8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3095" calcext:value-type="float">
            <text:p>15243095</text:p>
          </table:table-cell>
          <table:table-cell office:value-type="float" office:value="12554160" calcext:value-type="float">
            <text:p>12554160</text:p>
          </table:table-cell>
          <table:table-cell office:value-type="float" office:value="10164310" calcext:value-type="float">
            <text:p>10164310</text:p>
          </table:table-cell>
          <table:table-cell office:value-type="float" office:value="15142893" calcext:value-type="float">
            <text:p>1514289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528" calcext:value-type="float">
            <text:p>982034528</text:p>
          </table:table-cell>
          <table:table-cell office:value-type="string" calcext:value-type="string">
            <text:p>(62) 98203-4528</text:p>
          </table:table-cell>
          <table:table-cell office:value-type="string" calcext:value-type="string">
            <text:p>98203-452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528&lt;/span&gt;</text:p>
          </table:table-cell>
          <table:table-cell office:value-type="string" calcext:value-type="string">
            <text:p>Marineides nNe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3:5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3:59:00" calcext:value-type="date">
            <text:p>27/9/2022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03:29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401" calcext:value-type="float">
            <text:p>15244401</text:p>
          </table:table-cell>
          <table:table-cell office:value-type="float" office:value="12555364" calcext:value-type="float">
            <text:p>12555364</text:p>
          </table:table-cell>
          <table:table-cell office:value-type="float" office:value="10165514" calcext:value-type="float">
            <text:p>10165514</text:p>
          </table:table-cell>
          <table:table-cell office:value-type="float" office:value="15144193" calcext:value-type="float">
            <text:p>1514419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5044" calcext:value-type="float">
            <text:p>982215044</text:p>
          </table:table-cell>
          <table:table-cell office:value-type="string" calcext:value-type="string">
            <text:p>(62) 98221-5044</text:p>
          </table:table-cell>
          <table:table-cell office:value-type="string" calcext:value-type="string">
            <text:p>98221-50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5044&lt;/span&gt;</text:p>
          </table:table-cell>
          <table:table-cell office:value-type="string" calcext:value-type="string">
            <text:p>Luciene de Souza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03:00" calcext:value-type="date">
            <text:p>27/9/2022 17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16:33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504" calcext:value-type="float">
            <text:p>15244504</text:p>
          </table:table-cell>
          <table:table-cell office:value-type="float" office:value="12555458" calcext:value-type="float">
            <text:p>12555458</text:p>
          </table:table-cell>
          <table:table-cell office:value-type="float" office:value="10165608" calcext:value-type="float">
            <text:p>10165608</text:p>
          </table:table-cell>
          <table:table-cell office:value-type="float" office:value="15144296" calcext:value-type="float">
            <text:p>1514429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05584" calcext:value-type="float">
            <text:p>982005584</text:p>
          </table:table-cell>
          <table:table-cell office:value-type="string" calcext:value-type="string">
            <text:p>(62) 98200-5584</text:p>
          </table:table-cell>
          <table:table-cell office:value-type="string" calcext:value-type="string">
            <text:p>98200-558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0-5584&lt;/span&gt;</text:p>
          </table:table-cell>
          <table:table-cell office:value-type="string" calcext:value-type="string">
            <text:p>Sophia Lacerda Félix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17:00" calcext:value-type="date">
            <text:p>27/9/2022 17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7 17:21:07.5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4533" calcext:value-type="float">
            <text:p>15244533</text:p>
          </table:table-cell>
          <table:table-cell office:value-type="float" office:value="12555481" calcext:value-type="float">
            <text:p>12555481</text:p>
          </table:table-cell>
          <table:table-cell office:value-type="float" office:value="10165631" calcext:value-type="float">
            <text:p>10165631</text:p>
          </table:table-cell>
          <table:table-cell office:value-type="float" office:value="15144325" calcext:value-type="float">
            <text:p>1514432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7126" calcext:value-type="float">
            <text:p>981407126</text:p>
          </table:table-cell>
          <table:table-cell office:value-type="string" calcext:value-type="string">
            <text:p>(62) 98140-7126</text:p>
          </table:table-cell>
          <table:table-cell office:value-type="string" calcext:value-type="string">
            <text:p>9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7126&lt;/span&gt;</text:p>
          </table:table-cell>
          <table:table-cell office:value-type="string" calcext:value-type="string">
            <text:p>Kely Cristinna Ribeiro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9/2022 17:2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7T17:21:00" calcext:value-type="date">
            <text:p>27/9/2022 17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22:08.1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226" calcext:value-type="float">
            <text:p>15245226</text:p>
          </table:table-cell>
          <table:table-cell office:value-type="float" office:value="12556090" calcext:value-type="float">
            <text:p>12556090</text:p>
          </table:table-cell>
          <table:table-cell office:value-type="float" office:value="10166240" calcext:value-type="float">
            <text:p>10166240</text:p>
          </table:table-cell>
          <table:table-cell office:value-type="float" office:value="15145009" calcext:value-type="float">
            <text:p>151450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273935" calcext:value-type="float">
            <text:p>96273935</text:p>
          </table:table-cell>
          <table:table-cell office:value-type="string" calcext:value-type="string">
            <text:p>(62) 9627-3935</text:p>
          </table:table-cell>
          <table:table-cell office:value-type="string" calcext:value-type="string">
            <text:p>9627-3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27-3935&lt;/span&gt;</text:p>
          </table:table-cell>
          <table:table-cell office:value-type="string" calcext:value-type="string">
            <text:p>Esdras Dias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22:00" calcext:value-type="date">
            <text:p>28/9/2022 09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47:50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372" calcext:value-type="float">
            <text:p>15245372</text:p>
          </table:table-cell>
          <table:table-cell office:value-type="float" office:value="12556214" calcext:value-type="float">
            <text:p>12556214</text:p>
          </table:table-cell>
          <table:table-cell office:value-type="float" office:value="10166364" calcext:value-type="float">
            <text:p>10166364</text:p>
          </table:table-cell>
          <table:table-cell office:value-type="float" office:value="15145155" calcext:value-type="float">
            <text:p>151451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64674" calcext:value-type="float">
            <text:p>982664674</text:p>
          </table:table-cell>
          <table:table-cell office:value-type="string" calcext:value-type="string">
            <text:p>(62) 98266-4674</text:p>
          </table:table-cell>
          <table:table-cell office:value-type="string" calcext:value-type="string">
            <text:p>98266-467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6-4674&lt;/span&gt;</text:p>
          </table:table-cell>
          <table:table-cell office:value-type="string" calcext:value-type="string">
            <text:p>Beatriz de Brit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48:00" calcext:value-type="date">
            <text:p>28/9/2022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8 09:49:56.5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45389" calcext:value-type="float">
            <text:p>15245389</text:p>
          </table:table-cell>
          <table:table-cell office:value-type="float" office:value="12556224" calcext:value-type="float">
            <text:p>12556224</text:p>
          </table:table-cell>
          <table:table-cell office:value-type="float" office:value="10166374" calcext:value-type="float">
            <text:p>10166374</text:p>
          </table:table-cell>
          <table:table-cell office:value-type="float" office:value="15145171" calcext:value-type="float">
            <text:p>15145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443478" calcext:value-type="float">
            <text:p>986443478</text:p>
          </table:table-cell>
          <table:table-cell office:value-type="string" calcext:value-type="string">
            <text:p>(62) 98644-3478</text:p>
          </table:table-cell>
          <table:table-cell office:value-type="string" calcext:value-type="string">
            <text:p>98644-34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44-3478&lt;/span&gt;</text:p>
          </table:table-cell>
          <table:table-cell office:value-type="string" calcext:value-type="string">
            <text:p>Elaine Alves Ferreira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9/2022 09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8T09:50:00" calcext:value-type="date">
            <text:p>28/9/2022 09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08:54:30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66030" calcext:value-type="float">
            <text:p>15266030</text:p>
          </table:table-cell>
          <table:table-cell office:value-type="float" office:value="12571410" calcext:value-type="float">
            <text:p>12571410</text:p>
          </table:table-cell>
          <table:table-cell office:value-type="float" office:value="10181560" calcext:value-type="float">
            <text:p>10181560</text:p>
          </table:table-cell>
          <table:table-cell office:value-type="float" office:value="15165281" calcext:value-type="float">
            <text:p>151652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46491" calcext:value-type="float">
            <text:p>985046491</text:p>
          </table:table-cell>
          <table:table-cell office:value-type="string" calcext:value-type="string">
            <text:p>(62) 98504-6491</text:p>
          </table:table-cell>
          <table:table-cell office:value-type="string" calcext:value-type="string">
            <text:p>98504-6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4-6491&lt;/span&gt;</text:p>
          </table:table-cell>
          <table:table-cell office:value-type="string" calcext:value-type="string">
            <text:p>Maybe Bernado Pe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08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08:55:00" calcext:value-type="date">
            <text:p>29/9/2022 08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09:04:49.8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66084" calcext:value-type="float">
            <text:p>15266084</text:p>
          </table:table-cell>
          <table:table-cell office:value-type="float" office:value="12571457" calcext:value-type="float">
            <text:p>12571457</text:p>
          </table:table-cell>
          <table:table-cell office:value-type="float" office:value="10181607" calcext:value-type="float">
            <text:p>10181607</text:p>
          </table:table-cell>
          <table:table-cell office:value-type="float" office:value="15165335" calcext:value-type="float">
            <text:p>151653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6033" calcext:value-type="float">
            <text:p>981896033</text:p>
          </table:table-cell>
          <table:table-cell office:value-type="string" calcext:value-type="string">
            <text:p>(62) 98189-6033</text:p>
          </table:table-cell>
          <table:table-cell office:value-type="string" calcext:value-type="string">
            <text:p>98189-60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6033&lt;/span&gt;</text:p>
          </table:table-cell>
          <table:table-cell office:value-type="string" calcext:value-type="string">
            <text:p>Gleiciele de Assis Lob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09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09:05:00" calcext:value-type="date">
            <text:p>29/9/2022 09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9-29 16:29:41.2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281151" calcext:value-type="float">
            <text:p>15281151</text:p>
          </table:table-cell>
          <table:table-cell office:value-type="float" office:value="12585763" calcext:value-type="float">
            <text:p>12585763</text:p>
          </table:table-cell>
          <table:table-cell office:value-type="float" office:value="10195913" calcext:value-type="float">
            <text:p>10195913</text:p>
          </table:table-cell>
          <table:table-cell office:value-type="float" office:value="15179449" calcext:value-type="float">
            <text:p>1517944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860016" calcext:value-type="float">
            <text:p>985860016</text:p>
          </table:table-cell>
          <table:table-cell office:value-type="string" calcext:value-type="string">
            <text:p>(62) 98586-0016</text:p>
          </table:table-cell>
          <table:table-cell office:value-type="string" calcext:value-type="string">
            <text:p>98586-00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86-0016&lt;/span&gt;</text:p>
          </table:table-cell>
          <table:table-cell office:value-type="string" calcext:value-type="string">
            <text:p>Ariane Nascimen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09/2022 16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9-29T16:30:00" calcext:value-type="date">
            <text:p>29/9/2022 16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5:25:58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184" calcext:value-type="float">
            <text:p>15374184</text:p>
          </table:table-cell>
          <table:table-cell office:value-type="float" office:value="12649079" calcext:value-type="float">
            <text:p>12649079</text:p>
          </table:table-cell>
          <table:table-cell office:value-type="float" office:value="10259229" calcext:value-type="float">
            <text:p>10259229</text:p>
          </table:table-cell>
          <table:table-cell office:value-type="float" office:value="15269237" calcext:value-type="float">
            <text:p>152692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197767" calcext:value-type="float">
            <text:p>998197767</text:p>
          </table:table-cell>
          <table:table-cell office:value-type="string" calcext:value-type="string">
            <text:p>(62) 99819-7767</text:p>
          </table:table-cell>
          <table:table-cell office:value-type="string" calcext:value-type="string">
            <text:p>99819-776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19-7767&lt;/span&gt;</text:p>
          </table:table-cell>
          <table:table-cell office:value-type="string" calcext:value-type="string">
            <text:p>Stéphane Victória Lima Mo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5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5:26:00" calcext:value-type="date">
            <text:p>7/10/2022 15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23:57.4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20" calcext:value-type="float">
            <text:p>15374520</text:p>
          </table:table-cell>
          <table:table-cell office:value-type="float" office:value="12649443" calcext:value-type="float">
            <text:p>12649443</text:p>
          </table:table-cell>
          <table:table-cell office:value-type="float" office:value="10259593" calcext:value-type="float">
            <text:p>10259593</text:p>
          </table:table-cell>
          <table:table-cell office:value-type="float" office:value="15269570" calcext:value-type="float">
            <text:p>152695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0447" calcext:value-type="float">
            <text:p>982280447</text:p>
          </table:table-cell>
          <table:table-cell office:value-type="string" calcext:value-type="string">
            <text:p>(62) 98228-0447</text:p>
          </table:table-cell>
          <table:table-cell office:value-type="string" calcext:value-type="string">
            <text:p>98228-0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0447&lt;/span&gt;</text:p>
          </table:table-cell>
          <table:table-cell office:value-type="string" calcext:value-type="string">
            <text:p>Juameire Moreir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24:00" calcext:value-type="date">
            <text:p>7/10/2022 16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26:14.1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36" calcext:value-type="float">
            <text:p>15374536</text:p>
          </table:table-cell>
          <table:table-cell office:value-type="float" office:value="12649459" calcext:value-type="float">
            <text:p>12649459</text:p>
          </table:table-cell>
          <table:table-cell office:value-type="float" office:value="10259609" calcext:value-type="float">
            <text:p>10259609</text:p>
          </table:table-cell>
          <table:table-cell office:value-type="float" office:value="15269586" calcext:value-type="float">
            <text:p>152695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80447" calcext:value-type="float">
            <text:p>982280447</text:p>
          </table:table-cell>
          <table:table-cell office:value-type="string" calcext:value-type="string">
            <text:p>(62) 98228-0447</text:p>
          </table:table-cell>
          <table:table-cell office:value-type="string" calcext:value-type="string">
            <text:p>98228-04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8-0447&lt;/span&gt;</text:p>
          </table:table-cell>
          <table:table-cell office:value-type="string" calcext:value-type="string">
            <text:p>Priscyla Lorrany Bailo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2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26:00" calcext:value-type="date">
            <text:p>7/10/2022 16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07 16:32:32.0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374567" calcext:value-type="float">
            <text:p>15374567</text:p>
          </table:table-cell>
          <table:table-cell office:value-type="float" office:value="12649489" calcext:value-type="float">
            <text:p>12649489</text:p>
          </table:table-cell>
          <table:table-cell office:value-type="float" office:value="10259639" calcext:value-type="float">
            <text:p>10259639</text:p>
          </table:table-cell>
          <table:table-cell office:value-type="float" office:value="15269617" calcext:value-type="float">
            <text:p>1526961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4247" calcext:value-type="float">
            <text:p>982774247</text:p>
          </table:table-cell>
          <table:table-cell office:value-type="string" calcext:value-type="string">
            <text:p>(62) 98277-4247</text:p>
          </table:table-cell>
          <table:table-cell office:value-type="string" calcext:value-type="string">
            <text:p>98277-42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4247&lt;/span&gt;</text:p>
          </table:table-cell>
          <table:table-cell office:value-type="string" calcext:value-type="string">
            <text:p>Valdimar Silva Camp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0/2022 16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07T16:33:00" calcext:value-type="date">
            <text:p>7/10/2022 16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0 15:42:11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05008" calcext:value-type="float">
            <text:p>15405008</text:p>
          </table:table-cell>
          <table:table-cell office:value-type="float" office:value="12677351" calcext:value-type="float">
            <text:p>12677351</text:p>
          </table:table-cell>
          <table:table-cell office:value-type="float" office:value="10287501" calcext:value-type="float">
            <text:p>10287501</text:p>
          </table:table-cell>
          <table:table-cell office:value-type="float" office:value="15299752" calcext:value-type="float">
            <text:p>152997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38707" calcext:value-type="float">
            <text:p>981638707</text:p>
          </table:table-cell>
          <table:table-cell office:value-type="string" calcext:value-type="string">
            <text:p>(62) 98163-8707</text:p>
          </table:table-cell>
          <table:table-cell office:value-type="string" calcext:value-type="string">
            <text:p>98163-870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3-8707&lt;/span&gt;</text:p>
          </table:table-cell>
          <table:table-cell office:value-type="string" calcext:value-type="string">
            <text:p>Rogerio Silva Sant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0/2022 15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0T15:42:00" calcext:value-type="date">
            <text:p>10/10/2022 15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0 15:44:47.6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05032" calcext:value-type="float">
            <text:p>15405032</text:p>
          </table:table-cell>
          <table:table-cell office:value-type="float" office:value="12677374" calcext:value-type="float">
            <text:p>12677374</text:p>
          </table:table-cell>
          <table:table-cell office:value-type="float" office:value="10287524" calcext:value-type="float">
            <text:p>10287524</text:p>
          </table:table-cell>
          <table:table-cell office:value-type="float" office:value="15299776" calcext:value-type="float">
            <text:p>15299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0903" calcext:value-type="float">
            <text:p>982420903</text:p>
          </table:table-cell>
          <table:table-cell office:value-type="string" calcext:value-type="string">
            <text:p>(62) 98242-0903</text:p>
          </table:table-cell>
          <table:table-cell office:value-type="string" calcext:value-type="string">
            <text:p>98242-09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0903&lt;/span&gt;</text:p>
          </table:table-cell>
          <table:table-cell office:value-type="string" calcext:value-type="string">
            <text:p>Rogerio Santos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0/2022 15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0T15:45:00" calcext:value-type="date">
            <text:p>10/10/2022 15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8:41:39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19903" calcext:value-type="float">
            <text:p>15419903</text:p>
          </table:table-cell>
          <table:table-cell office:value-type="float" office:value="12685909" calcext:value-type="float">
            <text:p>12685909</text:p>
          </table:table-cell>
          <table:table-cell office:value-type="float" office:value="10296059" calcext:value-type="float">
            <text:p>10296059</text:p>
          </table:table-cell>
          <table:table-cell office:value-type="float" office:value="15312404" calcext:value-type="float">
            <text:p>153124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138141" calcext:value-type="float">
            <text:p>996138141</text:p>
          </table:table-cell>
          <table:table-cell office:value-type="string" calcext:value-type="string">
            <text:p>(62) 99613-8141</text:p>
          </table:table-cell>
          <table:table-cell office:value-type="string" calcext:value-type="string">
            <text:p>99613-814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13-8141&lt;/span&gt;</text:p>
          </table:table-cell>
          <table:table-cell office:value-type="string" calcext:value-type="string">
            <text:p>Luciano Barbosa de Almei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8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8:42:00" calcext:value-type="date">
            <text:p>11/10/2022 08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9:16:11.8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22001" calcext:value-type="float">
            <text:p>15422001</text:p>
          </table:table-cell>
          <table:table-cell office:value-type="float" office:value="12687237" calcext:value-type="float">
            <text:p>12687237</text:p>
          </table:table-cell>
          <table:table-cell office:value-type="float" office:value="10297387" calcext:value-type="float">
            <text:p>10297387</text:p>
          </table:table-cell>
          <table:table-cell office:value-type="float" office:value="15314500" calcext:value-type="float">
            <text:p>153145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703624" calcext:value-type="float">
            <text:p>985703624</text:p>
          </table:table-cell>
          <table:table-cell office:value-type="string" calcext:value-type="string">
            <text:p>(62) 98570-3624</text:p>
          </table:table-cell>
          <table:table-cell office:value-type="string" calcext:value-type="string">
            <text:p>98570-36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70-3624&lt;/span&gt;</text:p>
          </table:table-cell>
          <table:table-cell office:value-type="string" calcext:value-type="string">
            <text:p>Yasmin Fer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9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9:16:00" calcext:value-type="date">
            <text:p>11/10/2022 09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09:29:58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22069" calcext:value-type="float">
            <text:p>15422069</text:p>
          </table:table-cell>
          <table:table-cell office:value-type="float" office:value="12687292" calcext:value-type="float">
            <text:p>12687292</text:p>
          </table:table-cell>
          <table:table-cell office:value-type="float" office:value="10297442" calcext:value-type="float">
            <text:p>10297442</text:p>
          </table:table-cell>
          <table:table-cell office:value-type="float" office:value="15314568" calcext:value-type="float">
            <text:p>1531456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6665" calcext:value-type="float">
            <text:p>981046665</text:p>
          </table:table-cell>
          <table:table-cell office:value-type="string" calcext:value-type="string">
            <text:p>(62) 98104-6665</text:p>
          </table:table-cell>
          <table:table-cell office:value-type="string" calcext:value-type="string">
            <text:p>98104-66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6665&lt;/span&gt;</text:p>
          </table:table-cell>
          <table:table-cell office:value-type="string" calcext:value-type="string">
            <text:p>Claudia Alves Martins Milhome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09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09:30:00" calcext:value-type="date">
            <text:p>11/10/2022 09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16:38:12.8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4248" calcext:value-type="float">
            <text:p>15434248</text:p>
          </table:table-cell>
          <table:table-cell office:value-type="float" office:value="12694690" calcext:value-type="float">
            <text:p>12694690</text:p>
          </table:table-cell>
          <table:table-cell office:value-type="float" office:value="10304840" calcext:value-type="float">
            <text:p>10304840</text:p>
          </table:table-cell>
          <table:table-cell office:value-type="float" office:value="15325690" calcext:value-type="float">
            <text:p>1532569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66279499" calcext:value-type="float">
            <text:p>466279499</text:p>
          </table:table-cell>
          <table:table-cell office:value-type="string" calcext:value-type="string">
            <text:p>(32) 46627-9499</text:p>
          </table:table-cell>
          <table:table-cell office:value-type="string" calcext:value-type="string">
            <text:p>46627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2) 46627-9499&lt;/span&gt;</text:p>
          </table:table-cell>
          <table:table-cell office:value-type="string" calcext:value-type="string">
            <text:p>Wallas Franklin Martins Nun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16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16:38:00" calcext:value-type="date">
            <text:p>11/10/2022 16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1 16:39:49.7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4258" calcext:value-type="float">
            <text:p>15434258</text:p>
          </table:table-cell>
          <table:table-cell office:value-type="float" office:value="12694698" calcext:value-type="float">
            <text:p>12694698</text:p>
          </table:table-cell>
          <table:table-cell office:value-type="float" office:value="10304848" calcext:value-type="float">
            <text:p>10304848</text:p>
          </table:table-cell>
          <table:table-cell office:value-type="float" office:value="15325700" calcext:value-type="float">
            <text:p>1532570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66279499" calcext:value-type="float">
            <text:p>466279499</text:p>
          </table:table-cell>
          <table:table-cell office:value-type="string" calcext:value-type="string">
            <text:p>(32) 46627-9499</text:p>
          </table:table-cell>
          <table:table-cell office:value-type="string" calcext:value-type="string">
            <text:p>46627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2) 46627-9499&lt;/span&gt;</text:p>
          </table:table-cell>
          <table:table-cell office:value-type="string" calcext:value-type="string">
            <text:p>Fernanda Caroline da Silva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10/2022 16:3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1T16:40:00" calcext:value-type="date">
            <text:p>11/10/2022 16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3 11:01:30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36846" calcext:value-type="float">
            <text:p>15436846</text:p>
          </table:table-cell>
          <table:table-cell office:value-type="float" office:value="12696933" calcext:value-type="float">
            <text:p>12696933</text:p>
          </table:table-cell>
          <table:table-cell office:value-type="float" office:value="10307083" calcext:value-type="float">
            <text:p>10307083</text:p>
          </table:table-cell>
          <table:table-cell office:value-type="float" office:value="15328251" calcext:value-type="float">
            <text:p>153282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273935" calcext:value-type="float">
            <text:p>996273935</text:p>
          </table:table-cell>
          <table:table-cell office:value-type="string" calcext:value-type="string">
            <text:p>(62) 99627-3935</text:p>
          </table:table-cell>
          <table:table-cell office:value-type="string" calcext:value-type="string">
            <text:p>99627-3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27-3935&lt;/span&gt;</text:p>
          </table:table-cell>
          <table:table-cell office:value-type="string" calcext:value-type="string">
            <text:p>Lucio Charly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2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3T11:02:00" calcext:value-type="date">
            <text:p>13/10/2022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3 15:25:06.4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5683" calcext:value-type="float">
            <text:p>15445683</text:p>
          </table:table-cell>
          <table:table-cell office:value-type="float" office:value="12704193" calcext:value-type="float">
            <text:p>12704193</text:p>
          </table:table-cell>
          <table:table-cell office:value-type="float" office:value="10314343" calcext:value-type="float">
            <text:p>10314343</text:p>
          </table:table-cell>
          <table:table-cell office:value-type="float" office:value="15337081" calcext:value-type="float">
            <text:p>1533708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47169" calcext:value-type="float">
            <text:p>983047169</text:p>
          </table:table-cell>
          <table:table-cell office:value-type="string" calcext:value-type="string">
            <text:p>(62) 98304-7169</text:p>
          </table:table-cell>
          <table:table-cell office:value-type="string" calcext:value-type="string">
            <text:p>98304-716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4-7169&lt;/span&gt;</text:p>
          </table:table-cell>
          <table:table-cell office:value-type="string" calcext:value-type="string">
            <text:p>Marcos Vinicios Marques Antun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0/2022 15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3T15:25:00" calcext:value-type="date">
            <text:p>13/10/2022 15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7 14:15:32.6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35224" calcext:value-type="float">
            <text:p>17035224</text:p>
          </table:table-cell>
          <table:table-cell office:value-type="float" office:value="12705527" calcext:value-type="float">
            <text:p>12705527</text:p>
          </table:table-cell>
          <table:table-cell office:value-type="float" office:value="10315677" calcext:value-type="float">
            <text:p>10315677</text:p>
          </table:table-cell>
          <table:table-cell office:value-type="float" office:value="16870511" calcext:value-type="float">
            <text:p>1687051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16137" calcext:value-type="float">
            <text:p>982516137</text:p>
          </table:table-cell>
          <table:table-cell office:value-type="string" calcext:value-type="string">
            <text:p>(62) 98251-6137</text:p>
          </table:table-cell>
          <table:table-cell office:value-type="string" calcext:value-type="string">
            <text:p>98251-613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1-6137&lt;/span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3/2023 14:1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7T14:16:00" calcext:value-type="date">
            <text:p>17/3/2023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09:57:21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541095" calcext:value-type="float">
            <text:p>13541095</text:p>
          </table:table-cell>
          <table:table-cell office:value-type="float" office:value="12052611" calcext:value-type="float">
            <text:p>12052611</text:p>
          </table:table-cell>
          <table:table-cell office:value-type="float" office:value="9662761" calcext:value-type="float">
            <text:p>9662761</text:p>
          </table:table-cell>
          <table:table-cell office:value-type="float" office:value="13461232" calcext:value-type="float">
            <text:p>134612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3946" calcext:value-type="float">
            <text:p>981333946</text:p>
          </table:table-cell>
          <table:table-cell office:value-type="string" calcext:value-type="string">
            <text:p>(62) 98133-3946</text:p>
          </table:table-cell>
          <table:table-cell office:value-type="string" calcext:value-type="string">
            <text:p>98133-39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3946&lt;/span&gt;</text:p>
          </table:table-cell>
          <table:table-cell office:value-type="string" calcext:value-type="string">
            <text:p>Rosinete Araujo dos Santos Pass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09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09:57:00" calcext:value-type="date">
            <text:p>26/7/2022 09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10:37:53.3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544815" calcext:value-type="float">
            <text:p>13544815</text:p>
          </table:table-cell>
          <table:table-cell office:value-type="float" office:value="12053023" calcext:value-type="float">
            <text:p>12053023</text:p>
          </table:table-cell>
          <table:table-cell office:value-type="float" office:value="9663173" calcext:value-type="float">
            <text:p>9663173</text:p>
          </table:table-cell>
          <table:table-cell office:value-type="float" office:value="13464947" calcext:value-type="float">
            <text:p>1346494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1533" calcext:value-type="float">
            <text:p>981991533</text:p>
          </table:table-cell>
          <table:table-cell office:value-type="string" calcext:value-type="string">
            <text:p>(62) 98199-1533</text:p>
          </table:table-cell>
          <table:table-cell office:value-type="string" calcext:value-type="string">
            <text:p>98199-15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1533&lt;/span&gt;</text:p>
          </table:table-cell>
          <table:table-cell office:value-type="string" calcext:value-type="string">
            <text:p>Maria Suelita Ferreira Lop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10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10:38:00" calcext:value-type="date">
            <text:p>26/7/2022 10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15:29:27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604532" calcext:value-type="float">
            <text:p>13604532</text:p>
          </table:table-cell>
          <table:table-cell office:value-type="float" office:value="12064096" calcext:value-type="float">
            <text:p>12064096</text:p>
          </table:table-cell>
          <table:table-cell office:value-type="float" office:value="9674246" calcext:value-type="float">
            <text:p>9674246</text:p>
          </table:table-cell>
          <table:table-cell office:value-type="float" office:value="13524615" calcext:value-type="float">
            <text:p>135246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04808" calcext:value-type="float">
            <text:p>982504808</text:p>
          </table:table-cell>
          <table:table-cell office:value-type="string" calcext:value-type="string">
            <text:p>(62) 98250-4808</text:p>
          </table:table-cell>
          <table:table-cell office:value-type="string" calcext:value-type="string">
            <text:p>98250-48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0-4808&lt;/span&gt;</text:p>
          </table:table-cell>
          <table:table-cell office:value-type="string" calcext:value-type="string">
            <text:p>Elisangela Borges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07/2022 15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7-26T15:29:00" calcext:value-type="date">
            <text:p>26/7/2022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09:06:22.3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0885" calcext:value-type="float">
            <text:p>13800885</text:p>
          </table:table-cell>
          <table:table-cell office:value-type="float" office:value="12102524" calcext:value-type="float">
            <text:p>12102524</text:p>
          </table:table-cell>
          <table:table-cell office:value-type="float" office:value="9712674" calcext:value-type="float">
            <text:p>9712674</text:p>
          </table:table-cell>
          <table:table-cell office:value-type="float" office:value="13719555" calcext:value-type="float">
            <text:p>137195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256610" calcext:value-type="float">
            <text:p>983256610</text:p>
          </table:table-cell>
          <table:table-cell office:value-type="string" calcext:value-type="string">
            <text:p>(62) 98325-6610</text:p>
          </table:table-cell>
          <table:table-cell office:value-type="string" calcext:value-type="string">
            <text:p>98325-661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25-6610&lt;/span&gt;</text:p>
          </table:table-cell>
          <table:table-cell office:value-type="string" calcext:value-type="string">
            <text:p>Julio Cesa Lopes da Cost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09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09:06:00" calcext:value-type="date">
            <text:p>1/8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0:01:14.7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801266" calcext:value-type="float">
            <text:p>13801266</text:p>
          </table:table-cell>
          <table:table-cell office:value-type="float" office:value="12102866" calcext:value-type="float">
            <text:p>12102866</text:p>
          </table:table-cell>
          <table:table-cell office:value-type="float" office:value="9713016" calcext:value-type="float">
            <text:p>9713016</text:p>
          </table:table-cell>
          <table:table-cell office:value-type="float" office:value="13719933" calcext:value-type="float">
            <text:p>1371993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8140" calcext:value-type="float">
            <text:p>981398140</text:p>
          </table:table-cell>
          <table:table-cell office:value-type="string" calcext:value-type="string">
            <text:p>(62) 98139-8140</text:p>
          </table:table-cell>
          <table:table-cell office:value-type="string" calcext:value-type="string">
            <text:p>98139-8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8140&lt;/span&gt;</text:p>
          </table:table-cell>
          <table:table-cell office:value-type="string" calcext:value-type="string">
            <text:p>Leocy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0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0:01:00" calcext:value-type="date">
            <text:p>1/8/2022 10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1 15:53:19.0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915742" calcext:value-type="float">
            <text:p>13915742</text:p>
          </table:table-cell>
          <table:table-cell office:value-type="float" office:value="12111116" calcext:value-type="float">
            <text:p>12111116</text:p>
          </table:table-cell>
          <table:table-cell office:value-type="float" office:value="9721266" calcext:value-type="float">
            <text:p>9721266</text:p>
          </table:table-cell>
          <table:table-cell office:value-type="float" office:value="13834355" calcext:value-type="float">
            <text:p>138343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5048" calcext:value-type="float">
            <text:p>99825048</text:p>
          </table:table-cell>
          <table:table-cell office:value-type="string" calcext:value-type="string">
            <text:p>(62) 9982-5048</text:p>
          </table:table-cell>
          <table:table-cell office:value-type="string" calcext:value-type="string">
            <text:p>9982-50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-5048&lt;/span&gt;</text:p>
          </table:table-cell>
          <table:table-cell office:value-type="string" calcext:value-type="string">
            <text:p>Sammyra Nathieli Borges de Li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8/2022 15:5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1T15:53:00" calcext:value-type="date">
            <text:p>1/8/2022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2 10:18:28.6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3969818" calcext:value-type="float">
            <text:p>13969818</text:p>
          </table:table-cell>
          <table:table-cell office:value-type="float" office:value="12114112" calcext:value-type="float">
            <text:p>12114112</text:p>
          </table:table-cell>
          <table:table-cell office:value-type="float" office:value="9724262" calcext:value-type="float">
            <text:p>9724262</text:p>
          </table:table-cell>
          <table:table-cell office:value-type="float" office:value="13888399" calcext:value-type="float">
            <text:p>138883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43600" calcext:value-type="float">
            <text:p>981543600</text:p>
          </table:table-cell>
          <table:table-cell office:value-type="string" calcext:value-type="string">
            <text:p>(62) 98154-3600</text:p>
          </table:table-cell>
          <table:table-cell office:value-type="string" calcext:value-type="string">
            <text:p>98154-36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4-3600&lt;/span&gt;</text:p>
          </table:table-cell>
          <table:table-cell office:value-type="string" calcext:value-type="string">
            <text:p>Ana Paula Gomes Porte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8/2022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2T10:18:00" calcext:value-type="date">
            <text:p>2/8/2022 1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0:20:52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3617" calcext:value-type="float">
            <text:p>14033617</text:p>
          </table:table-cell>
          <table:table-cell office:value-type="float" office:value="12131817" calcext:value-type="float">
            <text:p>12131817</text:p>
          </table:table-cell>
          <table:table-cell office:value-type="float" office:value="9741967" calcext:value-type="float">
            <text:p>9741967</text:p>
          </table:table-cell>
          <table:table-cell office:value-type="float" office:value="13952112" calcext:value-type="float">
            <text:p>1395211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76983" calcext:value-type="float">
            <text:p>981276983</text:p>
          </table:table-cell>
          <table:table-cell office:value-type="string" calcext:value-type="string">
            <text:p>(62) 98127-6983</text:p>
          </table:table-cell>
          <table:table-cell office:value-type="string" calcext:value-type="string">
            <text:p>98127-6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7-6983&lt;/span&gt;</text:p>
          </table:table-cell>
          <table:table-cell office:value-type="string" calcext:value-type="string">
            <text:p>Jhennyfer Araujo dos Santos Linhar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0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0:21:00" calcext:value-type="date">
            <text:p>4/8/2022 10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4:25:06.2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6220" calcext:value-type="float">
            <text:p>14036220</text:p>
          </table:table-cell>
          <table:table-cell office:value-type="float" office:value="12132923" calcext:value-type="float">
            <text:p>12132923</text:p>
          </table:table-cell>
          <table:table-cell office:value-type="float" office:value="9743073" calcext:value-type="float">
            <text:p>9743073</text:p>
          </table:table-cell>
          <table:table-cell office:value-type="float" office:value="13953294" calcext:value-type="float">
            <text:p>139532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7609" calcext:value-type="float">
            <text:p>981337609</text:p>
          </table:table-cell>
          <table:table-cell office:value-type="string" calcext:value-type="string">
            <text:p>(62) 98133-7609</text:p>
          </table:table-cell>
          <table:table-cell office:value-type="string" calcext:value-type="string">
            <text:p>98133-76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3-7609&lt;/span&gt;</text:p>
          </table:table-cell>
          <table:table-cell office:value-type="string" calcext:value-type="string">
            <text:p>Ronan do Carmo Borg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4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4:25:00" calcext:value-type="date">
            <text:p>4/8/2022 14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4 15:02:45.7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036528" calcext:value-type="float">
            <text:p>14036528</text:p>
          </table:table-cell>
          <table:table-cell office:value-type="float" office:value="12133221" calcext:value-type="float">
            <text:p>12133221</text:p>
          </table:table-cell>
          <table:table-cell office:value-type="float" office:value="9743371" calcext:value-type="float">
            <text:p>9743371</text:p>
          </table:table-cell>
          <table:table-cell office:value-type="float" office:value="13953601" calcext:value-type="float">
            <text:p>1395360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60148" calcext:value-type="float">
            <text:p>985160148</text:p>
          </table:table-cell>
          <table:table-cell office:value-type="string" calcext:value-type="string">
            <text:p>(62) 98516-0148</text:p>
          </table:table-cell>
          <table:table-cell office:value-type="string" calcext:value-type="string">
            <text:p>98516-01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6-0148&lt;/span&gt;</text:p>
          </table:table-cell>
          <table:table-cell office:value-type="string" calcext:value-type="string">
            <text:p>Miguel Ehler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8/2022 15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4T15:03:00" calcext:value-type="date">
            <text:p>4/8/2022 15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9 09:35:09.4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131472" calcext:value-type="float">
            <text:p>14131472</text:p>
          </table:table-cell>
          <table:table-cell office:value-type="float" office:value="12148592" calcext:value-type="float">
            <text:p>12148592</text:p>
          </table:table-cell>
          <table:table-cell office:value-type="float" office:value="9758742" calcext:value-type="float">
            <text:p>9758742</text:p>
          </table:table-cell>
          <table:table-cell office:value-type="float" office:value="14047786" calcext:value-type="float">
            <text:p>1404778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48147" calcext:value-type="float">
            <text:p>981048147</text:p>
          </table:table-cell>
          <table:table-cell office:value-type="string" calcext:value-type="string">
            <text:p>(62) 98104-8147</text:p>
          </table:table-cell>
          <table:table-cell office:value-type="string" calcext:value-type="string">
            <text:p>98104-814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4-8147&lt;/span&gt;</text:p>
          </table:table-cell>
          <table:table-cell office:value-type="string" calcext:value-type="string">
            <text:p>Carlos Eduardo Oliveira Xavie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2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9T09:35:00" calcext:value-type="date">
            <text:p>9/8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09 09:47:44.7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131585" calcext:value-type="float">
            <text:p>14131585</text:p>
          </table:table-cell>
          <table:table-cell office:value-type="float" office:value="12148689" calcext:value-type="float">
            <text:p>12148689</text:p>
          </table:table-cell>
          <table:table-cell office:value-type="float" office:value="9758839" calcext:value-type="float">
            <text:p>9758839</text:p>
          </table:table-cell>
          <table:table-cell office:value-type="float" office:value="14047899" calcext:value-type="float">
            <text:p>140478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20993" calcext:value-type="float">
            <text:p>982420993</text:p>
          </table:table-cell>
          <table:table-cell office:value-type="string" calcext:value-type="string">
            <text:p>(62) 98242-0993</text:p>
          </table:table-cell>
          <table:table-cell office:value-type="string" calcext:value-type="string">
            <text:p>98242-09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2-0993&lt;/span&gt;</text:p>
          </table:table-cell>
          <table:table-cell office:value-type="string" calcext:value-type="string">
            <text:p>Géssica Batista Na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8/2022 09:4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09T09:48:00" calcext:value-type="date">
            <text:p>9/8/2022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09:04:29.9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00629" calcext:value-type="float">
            <text:p>14800629</text:p>
          </table:table-cell>
          <table:table-cell office:value-type="float" office:value="12228866" calcext:value-type="float">
            <text:p>12228866</text:p>
          </table:table-cell>
          <table:table-cell office:value-type="float" office:value="9839016" calcext:value-type="float">
            <text:p>9839016</text:p>
          </table:table-cell>
          <table:table-cell office:value-type="float" office:value="14713499" calcext:value-type="float">
            <text:p>14713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93977" calcext:value-type="float">
            <text:p>99293977</text:p>
          </table:table-cell>
          <table:table-cell office:value-type="string" calcext:value-type="string">
            <text:p>(62) 9929-3977</text:p>
          </table:table-cell>
          <table:table-cell office:value-type="string" calcext:value-type="string">
            <text:p>9929-397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9-3977&lt;/span&gt;</text:p>
          </table:table-cell>
          <table:table-cell office:value-type="string" calcext:value-type="string">
            <text:p>Ester do Carmo Rezende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09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09:04:00" calcext:value-type="date">
            <text:p>15/8/2022 09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09:18:24.9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00706" calcext:value-type="float">
            <text:p>14800706</text:p>
          </table:table-cell>
          <table:table-cell office:value-type="float" office:value="12228930" calcext:value-type="float">
            <text:p>12228930</text:p>
          </table:table-cell>
          <table:table-cell office:value-type="float" office:value="9839080" calcext:value-type="float">
            <text:p>9839080</text:p>
          </table:table-cell>
          <table:table-cell office:value-type="float" office:value="14713576" calcext:value-type="float">
            <text:p>147135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896521" calcext:value-type="float">
            <text:p>981896521</text:p>
          </table:table-cell>
          <table:table-cell office:value-type="string" calcext:value-type="string">
            <text:p>(62) 98189-6521</text:p>
          </table:table-cell>
          <table:table-cell office:value-type="string" calcext:value-type="string">
            <text:p>98189-65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89-6521&lt;/span&gt;</text:p>
          </table:table-cell>
          <table:table-cell office:value-type="string" calcext:value-type="string">
            <text:p>Geralda Pereira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09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09:18:00" calcext:value-type="date">
            <text:p>15/8/2022 09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5 17:12:27.2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28743" calcext:value-type="float">
            <text:p>14828743</text:p>
          </table:table-cell>
          <table:table-cell office:value-type="float" office:value="12237169" calcext:value-type="float">
            <text:p>12237169</text:p>
          </table:table-cell>
          <table:table-cell office:value-type="float" office:value="9847319" calcext:value-type="float">
            <text:p>9847319</text:p>
          </table:table-cell>
          <table:table-cell office:value-type="float" office:value="14740983" calcext:value-type="float">
            <text:p>1474098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658035" calcext:value-type="float">
            <text:p>999658035</text:p>
          </table:table-cell>
          <table:table-cell office:value-type="string" calcext:value-type="string">
            <text:p>(62) 99965-8035</text:p>
          </table:table-cell>
          <table:table-cell office:value-type="string" calcext:value-type="string">
            <text:p>99965-80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65-8035&lt;/span&gt;</text:p>
          </table:table-cell>
          <table:table-cell office:value-type="string" calcext:value-type="string">
            <text:p>Josete Martins da Penh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8/2022 17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5T17:12:00" calcext:value-type="date">
            <text:p>15/8/2022 17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7 08:50:59.4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39356" calcext:value-type="float">
            <text:p>14839356</text:p>
          </table:table-cell>
          <table:table-cell office:value-type="float" office:value="12243720" calcext:value-type="float">
            <text:p>12243720</text:p>
          </table:table-cell>
          <table:table-cell office:value-type="float" office:value="9853870" calcext:value-type="float">
            <text:p>9853870</text:p>
          </table:table-cell>
          <table:table-cell office:value-type="float" office:value="14751238" calcext:value-type="float">
            <text:p>1475123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97189" calcext:value-type="float">
            <text:p>981797189</text:p>
          </table:table-cell>
          <table:table-cell office:value-type="string" calcext:value-type="string">
            <text:p>(62) 98179-7189</text:p>
          </table:table-cell>
          <table:table-cell office:value-type="string" calcext:value-type="string">
            <text:p>98179-71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9-7189&lt;/span&gt;</text:p>
          </table:table-cell>
          <table:table-cell office:value-type="string" calcext:value-type="string">
            <text:p>Divina Márcia Dias Sou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8/2022 08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7T08:51:00" calcext:value-type="date">
            <text:p>17/8/2022 08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09:06:44.8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4842956" calcext:value-type="float">
            <text:p>14842956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857071" calcext:value-type="float">
            <text:p>9857071</text:p>
          </table:table-cell>
          <table:table-cell office:value-type="float" office:value="14754808" calcext:value-type="float">
            <text:p>1475480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58229" calcext:value-type="float">
            <text:p>999358229</text:p>
          </table:table-cell>
          <table:table-cell office:value-type="string" calcext:value-type="string">
            <text:p>(62) 99935-8229</text:p>
          </table:table-cell>
          <table:table-cell office:value-type="string" calcext:value-type="string">
            <text:p>99935-82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35-8229&lt;/span&gt;</text:p>
          </table:table-cell>
          <table:table-cell office:value-type="string" calcext:value-type="string">
            <text:p>Grazielly Alves Borges Lacer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8/2022 09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8-18T09:07:00" calcext:value-type="date">
            <text:p>18/8/2022 09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1 09:56:19.2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391454" calcext:value-type="float">
            <text:p>12391454</text:p>
          </table:table-cell>
          <table:table-cell office:value-type="float" office:value="11291977" calcext:value-type="float">
            <text:p>11291977</text:p>
          </table:table-cell>
          <table:table-cell office:value-type="float" office:value="8902112" calcext:value-type="float">
            <text:p>8902112</text:p>
          </table:table-cell>
          <table:table-cell office:value-type="float" office:value="12342615" calcext:value-type="float">
            <text:p>123426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3106423" calcext:value-type="float">
            <text:p>83106423</text:p>
          </table:table-cell>
          <table:table-cell office:value-type="string" calcext:value-type="string">
            <text:p>(62) 8310-6423</text:p>
          </table:table-cell>
          <table:table-cell office:value-type="string" calcext:value-type="string">
            <text:p>8310-64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310-6423&lt;/span&gt;</text:p>
          </table:table-cell>
          <table:table-cell office:value-type="string" calcext:value-type="string">
            <text:p>Evanda Moreira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4/2022 09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1T09:56:00" calcext:value-type="date">
            <text:p>1/4/2022 09:5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4 10:13:37.0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04591" calcext:value-type="float">
            <text:p>12404591</text:p>
          </table:table-cell>
          <table:table-cell office:value-type="float" office:value="11301801" calcext:value-type="float">
            <text:p>11301801</text:p>
          </table:table-cell>
          <table:table-cell office:value-type="float" office:value="8911936" calcext:value-type="float">
            <text:p>8911936</text:p>
          </table:table-cell>
          <table:table-cell office:value-type="float" office:value="12355700" calcext:value-type="float">
            <text:p>1235570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738963" calcext:value-type="float">
            <text:p>82738963</text:p>
          </table:table-cell>
          <table:table-cell office:value-type="string" calcext:value-type="string">
            <text:p>(62) 8273-8963</text:p>
          </table:table-cell>
          <table:table-cell office:value-type="string" calcext:value-type="string">
            <text:p>8273-89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73-8963&lt;/span&gt;</text:p>
          </table:table-cell>
          <table:table-cell office:value-type="string" calcext:value-type="string">
            <text:p>José Carlos Correi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04/2022 10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4T10:14:00" calcext:value-type="date">
            <text:p>4/4/2022 10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5 16:01:22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30755" calcext:value-type="float">
            <text:p>12430755</text:p>
          </table:table-cell>
          <table:table-cell office:value-type="float" office:value="11301801" calcext:value-type="float">
            <text:p>11301801</text:p>
          </table:table-cell>
          <table:table-cell office:value-type="float" office:value="8911936" calcext:value-type="float">
            <text:p>8911936</text:p>
          </table:table-cell>
          <table:table-cell office:value-type="float" office:value="12381798" calcext:value-type="float">
            <text:p>1238179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55959" calcext:value-type="float">
            <text:p>981955959</text:p>
          </table:table-cell>
          <table:table-cell office:value-type="string" calcext:value-type="string">
            <text:p>(62) 98195-5959</text:p>
          </table:table-cell>
          <table:table-cell office:value-type="string" calcext:value-type="string">
            <text:p>98195-59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95-5959&lt;/span&gt;</text:p>
          </table:table-cell>
          <table:table-cell office:value-type="string" calcext:value-type="string">
            <text:p>José Carlos Correia Mirand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4/2022 16:0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5T16:01:00" calcext:value-type="date">
            <text:p>5/4/2022 16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6 08:43:37.5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32322" calcext:value-type="float">
            <text:p>12432322</text:p>
          </table:table-cell>
          <table:table-cell office:value-type="float" office:value="11319571" calcext:value-type="float">
            <text:p>11319571</text:p>
          </table:table-cell>
          <table:table-cell office:value-type="float" office:value="8929707" calcext:value-type="float">
            <text:p>8929707</text:p>
          </table:table-cell>
          <table:table-cell office:value-type="float" office:value="12383355" calcext:value-type="float">
            <text:p>1238335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768980" calcext:value-type="float">
            <text:p>99768980</text:p>
          </table:table-cell>
          <table:table-cell office:value-type="string" calcext:value-type="string">
            <text:p>(62) 9976-8980</text:p>
          </table:table-cell>
          <table:table-cell office:value-type="string" calcext:value-type="string">
            <text:p>9976-89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76-8980&lt;/span&gt;</text:p>
          </table:table-cell>
          <table:table-cell office:value-type="string" calcext:value-type="string">
            <text:p>Isabela Cristina Ribeiro Soar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2 08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6T08:44:00" calcext:value-type="date">
            <text:p>6/4/2022 08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6 13:21:07.3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444764" calcext:value-type="float">
            <text:p>12444764</text:p>
          </table:table-cell>
          <table:table-cell office:value-type="float" office:value="11332886" calcext:value-type="float">
            <text:p>11332886</text:p>
          </table:table-cell>
          <table:table-cell office:value-type="float" office:value="8943022" calcext:value-type="float">
            <text:p>8943022</text:p>
          </table:table-cell>
          <table:table-cell office:value-type="float" office:value="12395785" calcext:value-type="float">
            <text:p>123957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4588400" calcext:value-type="float">
            <text:p>984588400</text:p>
          </table:table-cell>
          <table:table-cell office:value-type="string" calcext:value-type="string">
            <text:p>(63) 98458-8400</text:p>
          </table:table-cell>
          <table:table-cell office:value-type="string" calcext:value-type="string">
            <text:p>98458-84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8458-8400&lt;/span&gt;</text:p>
          </table:table-cell>
          <table:table-cell office:value-type="string" calcext:value-type="string">
            <text:p>Jean Gue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4/2022 13:2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6T13:21:00" calcext:value-type="date">
            <text:p>6/4/2022 13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08 16:36:33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00015" calcext:value-type="float">
            <text:p>12500015</text:p>
          </table:table-cell>
          <table:table-cell office:value-type="float" office:value="11373235" calcext:value-type="float">
            <text:p>11373235</text:p>
          </table:table-cell>
          <table:table-cell office:value-type="float" office:value="8983371" calcext:value-type="float">
            <text:p>8983371</text:p>
          </table:table-cell>
          <table:table-cell office:value-type="float" office:value="12450221" calcext:value-type="float">
            <text:p>1245022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355927" calcext:value-type="float">
            <text:p>85355927</text:p>
          </table:table-cell>
          <table:table-cell office:value-type="string" calcext:value-type="string">
            <text:p>(62) 8535-5927</text:p>
          </table:table-cell>
          <table:table-cell office:value-type="string" calcext:value-type="string">
            <text:p>8535-592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35-5927&lt;/span&gt;</text:p>
          </table:table-cell>
          <table:table-cell office:value-type="string" calcext:value-type="string">
            <text:p>Cleiton da Silv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4/2022 16:3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08T16:37:00" calcext:value-type="date">
            <text:p>8/4/2022 16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2 10:22:59.8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0699" calcext:value-type="float">
            <text:p>12540699</text:p>
          </table:table-cell>
          <table:table-cell office:value-type="float" office:value="11397724" calcext:value-type="float">
            <text:p>11397724</text:p>
          </table:table-cell>
          <table:table-cell office:value-type="float" office:value="9007860" calcext:value-type="float">
            <text:p>9007860</text:p>
          </table:table-cell>
          <table:table-cell office:value-type="float" office:value="12488171" calcext:value-type="float">
            <text:p>12488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1105" calcext:value-type="float">
            <text:p>981141105</text:p>
          </table:table-cell>
          <table:table-cell office:value-type="string" calcext:value-type="string">
            <text:p>(62) 98114-1105</text:p>
          </table:table-cell>
          <table:table-cell office:value-type="string" calcext:value-type="string">
            <text:p>98114-110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1105&lt;/span&gt;</text:p>
          </table:table-cell>
          <table:table-cell office:value-type="string" calcext:value-type="string">
            <text:p>Tatyelle Lima Siqu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2 10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2T10:23:00" calcext:value-type="date">
            <text:p>12/4/2022 10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2 15:30:21.5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4339" calcext:value-type="float">
            <text:p>12544339</text:p>
          </table:table-cell>
          <table:table-cell office:value-type="float" office:value="11399157" calcext:value-type="float">
            <text:p>11399157</text:p>
          </table:table-cell>
          <table:table-cell office:value-type="float" office:value="9009293" calcext:value-type="float">
            <text:p>9009293</text:p>
          </table:table-cell>
          <table:table-cell office:value-type="float" office:value="12490477" calcext:value-type="float">
            <text:p>1249047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026834" calcext:value-type="float">
            <text:p>82026834</text:p>
          </table:table-cell>
          <table:table-cell office:value-type="string" calcext:value-type="string">
            <text:p>(62) 8202-6834</text:p>
          </table:table-cell>
          <table:table-cell office:value-type="string" calcext:value-type="string">
            <text:p>8202-68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02-6834&lt;/span&gt;</text:p>
          </table:table-cell>
          <table:table-cell office:value-type="string" calcext:value-type="string">
            <text:p>Sávio José Xavier 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4/2022 15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2T15:30:00" calcext:value-type="date">
            <text:p>12/4/2022 15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3 10:28:52.6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47110" calcext:value-type="float">
            <text:p>12547110</text:p>
          </table:table-cell>
          <table:table-cell office:value-type="float" office:value="11400945" calcext:value-type="float">
            <text:p>11400945</text:p>
          </table:table-cell>
          <table:table-cell office:value-type="float" office:value="9011081" calcext:value-type="float">
            <text:p>9011081</text:p>
          </table:table-cell>
          <table:table-cell office:value-type="float" office:value="12493235" calcext:value-type="float">
            <text:p>1249323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95789" calcext:value-type="float">
            <text:p>99395789</text:p>
          </table:table-cell>
          <table:table-cell office:value-type="string" calcext:value-type="string">
            <text:p>(62) 9939-5789</text:p>
          </table:table-cell>
          <table:table-cell office:value-type="string" calcext:value-type="string">
            <text:p>9939-57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9-5789&lt;/span&gt;</text:p>
          </table:table-cell>
          <table:table-cell office:value-type="string" calcext:value-type="string">
            <text:p>Ana Leide Carla Da Silva Cardoso Damascen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4/2022 10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3T10:29:00" calcext:value-type="date">
            <text:p>13/4/2022 10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08:14:36.1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68399" calcext:value-type="float">
            <text:p>12568399</text:p>
          </table:table-cell>
          <table:table-cell office:value-type="float" office:value="11414661" calcext:value-type="float">
            <text:p>11414661</text:p>
          </table:table-cell>
          <table:table-cell office:value-type="float" office:value="9024797" calcext:value-type="float">
            <text:p>9024797</text:p>
          </table:table-cell>
          <table:table-cell office:value-type="float" office:value="12512636" calcext:value-type="float">
            <text:p>125126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76983" calcext:value-type="float">
            <text:p>981276983</text:p>
          </table:table-cell>
          <table:table-cell office:value-type="string" calcext:value-type="string">
            <text:p>(62) 98127-6983</text:p>
          </table:table-cell>
          <table:table-cell office:value-type="string" calcext:value-type="string">
            <text:p>98127-698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7-6983&lt;/span&gt;</text:p>
          </table:table-cell>
          <table:table-cell office:value-type="string" calcext:value-type="string">
            <text:p>Vilson Araujo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08:1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08:15:00" calcext:value-type="date">
            <text:p>18/4/2022 08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18 13:09:11.7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572829" calcext:value-type="float">
            <text:p>12572829</text:p>
          </table:table-cell>
          <table:table-cell office:value-type="float" office:value="11417319" calcext:value-type="float">
            <text:p>11417319</text:p>
          </table:table-cell>
          <table:table-cell office:value-type="float" office:value="9027455" calcext:value-type="float">
            <text:p>9027455</text:p>
          </table:table-cell>
          <table:table-cell office:value-type="float" office:value="12517041" calcext:value-type="float">
            <text:p>1251704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91902" calcext:value-type="float">
            <text:p>984791902</text:p>
          </table:table-cell>
          <table:table-cell office:value-type="string" calcext:value-type="string">
            <text:p>(62) 98479-1902</text:p>
          </table:table-cell>
          <table:table-cell office:value-type="string" calcext:value-type="string">
            <text:p>98479-1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9-1902&lt;/span&gt;</text:p>
          </table:table-cell>
          <table:table-cell office:value-type="string" calcext:value-type="string">
            <text:p>Marcio Pereira de Lima 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4/2022 13:0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18T13:09:00" calcext:value-type="date">
            <text:p>18/4/2022 13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2 14:50:14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07925" calcext:value-type="float">
            <text:p>12607925</text:p>
          </table:table-cell>
          <table:table-cell office:value-type="float" office:value="11441778" calcext:value-type="float">
            <text:p>11441778</text:p>
          </table:table-cell>
          <table:table-cell office:value-type="float" office:value="9051914" calcext:value-type="float">
            <text:p>9051914</text:p>
          </table:table-cell>
          <table:table-cell office:value-type="float" office:value="12552049" calcext:value-type="float">
            <text:p>1255204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1330" calcext:value-type="float">
            <text:p>981031330</text:p>
          </table:table-cell>
          <table:table-cell office:value-type="string" calcext:value-type="string">
            <text:p>(62) 98103-1330</text:p>
          </table:table-cell>
          <table:table-cell office:value-type="string" calcext:value-type="string">
            <text:p>98103-13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1330&lt;/span&gt;</text:p>
          </table:table-cell>
          <table:table-cell office:value-type="string" calcext:value-type="string">
            <text:p>Cindy Ketlen de Freitas Barbos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4/2022 14:5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2T14:50:00" calcext:value-type="date">
            <text:p>22/4/2022 14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0:30:27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1077" calcext:value-type="float">
            <text:p>12611077</text:p>
          </table:table-cell>
          <table:table-cell office:value-type="float" office:value="11443916" calcext:value-type="float">
            <text:p>11443916</text:p>
          </table:table-cell>
          <table:table-cell office:value-type="float" office:value="9054052" calcext:value-type="float">
            <text:p>9054052</text:p>
          </table:table-cell>
          <table:table-cell office:value-type="float" office:value="12555171" calcext:value-type="float">
            <text:p>1255517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58797" calcext:value-type="float">
            <text:p>998358797</text:p>
          </table:table-cell>
          <table:table-cell office:value-type="string" calcext:value-type="string">
            <text:p>(62) 99835-8797</text:p>
          </table:table-cell>
          <table:table-cell office:value-type="string" calcext:value-type="string">
            <text:p>99835-87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5-8797&lt;/span&gt;</text:p>
          </table:table-cell>
          <table:table-cell office:value-type="string" calcext:value-type="string">
            <text:p>Isabela Cristina Machado da Costa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0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0:30:00" calcext:value-type="date">
            <text:p>25/4/2022 10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6:28:36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613904" calcext:value-type="float">
            <text:p>12613904</text:p>
          </table:table-cell>
          <table:table-cell office:value-type="float" office:value="11445797" calcext:value-type="float">
            <text:p>11445797</text:p>
          </table:table-cell>
          <table:table-cell office:value-type="float" office:value="9055933" calcext:value-type="float">
            <text:p>9055933</text:p>
          </table:table-cell>
          <table:table-cell office:value-type="float" office:value="12557992" calcext:value-type="float">
            <text:p>1255799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89209" calcext:value-type="float">
            <text:p>981389209</text:p>
          </table:table-cell>
          <table:table-cell office:value-type="string" calcext:value-type="string">
            <text:p>(62) 98138-9209</text:p>
          </table:table-cell>
          <table:table-cell office:value-type="string" calcext:value-type="string">
            <text:p>98138-920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8-9209&lt;/span&gt;</text:p>
          </table:table-cell>
          <table:table-cell office:value-type="string" calcext:value-type="string">
            <text:p>Antonio Xavier Rodo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04/2022 16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4-25T16:29:00" calcext:value-type="date">
            <text:p>25/4/2022 16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09:05:34.5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47113" calcext:value-type="float">
            <text:p>15447113</text:p>
          </table:table-cell>
          <table:table-cell office:value-type="float" office:value="12705546" calcext:value-type="float">
            <text:p>12705546</text:p>
          </table:table-cell>
          <table:table-cell office:value-type="float" office:value="10315696" calcext:value-type="float">
            <text:p>10315696</text:p>
          </table:table-cell>
          <table:table-cell office:value-type="float" office:value="15338499" calcext:value-type="float">
            <text:p>15338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1171" calcext:value-type="float">
            <text:p>982781171</text:p>
          </table:table-cell>
          <table:table-cell office:value-type="string" calcext:value-type="string">
            <text:p>(62) 98278-1171</text:p>
          </table:table-cell>
          <table:table-cell office:value-type="string" calcext:value-type="string">
            <text:p>98278-11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1171&lt;/span&gt;</text:p>
          </table:table-cell>
          <table:table-cell office:value-type="string" calcext:value-type="string">
            <text:p>Lorenna Ranna Bailon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0/2022 09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4T09:06:00" calcext:value-type="date">
            <text:p>14/10/2022 09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7 09:11:44.26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50798" calcext:value-type="float">
            <text:p>15450798</text:p>
          </table:table-cell>
          <table:table-cell office:value-type="float" office:value="12708964" calcext:value-type="float">
            <text:p>12708964</text:p>
          </table:table-cell>
          <table:table-cell office:value-type="float" office:value="10319114" calcext:value-type="float">
            <text:p>10319114</text:p>
          </table:table-cell>
          <table:table-cell office:value-type="float" office:value="15342143" calcext:value-type="float">
            <text:p>1534214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0534" calcext:value-type="float">
            <text:p>981700534</text:p>
          </table:table-cell>
          <table:table-cell office:value-type="string" calcext:value-type="string">
            <text:p>(62) 98170-0534</text:p>
          </table:table-cell>
          <table:table-cell office:value-type="string" calcext:value-type="string">
            <text:p>98170-053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0534&lt;/span&gt;</text:p>
          </table:table-cell>
          <table:table-cell office:value-type="string" calcext:value-type="string">
            <text:p>Bianca de Brito Gonçalv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0/2022 09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7T09:12:00" calcext:value-type="date">
            <text:p>17/10/2022 09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7 17:42:27.1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57701" calcext:value-type="float">
            <text:p>15457701</text:p>
          </table:table-cell>
          <table:table-cell office:value-type="float" office:value="12714160" calcext:value-type="float">
            <text:p>12714160</text:p>
          </table:table-cell>
          <table:table-cell office:value-type="float" office:value="10324310" calcext:value-type="float">
            <text:p>10324310</text:p>
          </table:table-cell>
          <table:table-cell office:value-type="float" office:value="15349032" calcext:value-type="float">
            <text:p>153490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5054" calcext:value-type="float">
            <text:p>981675054</text:p>
          </table:table-cell>
          <table:table-cell office:value-type="string" calcext:value-type="string">
            <text:p>(62) 98167-5054</text:p>
          </table:table-cell>
          <table:table-cell office:value-type="string" calcext:value-type="string">
            <text:p>98167-505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5054&lt;/span&gt;</text:p>
          </table:table-cell>
          <table:table-cell office:value-type="string" calcext:value-type="string">
            <text:p>Carlos Eduardo Rodrigu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0/2022 17:4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7T17:42:00" calcext:value-type="date">
            <text:p>17/10/2022 17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8 17:17:43.0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468521" calcext:value-type="float">
            <text:p>15468521</text:p>
          </table:table-cell>
          <table:table-cell office:value-type="float" office:value="12721748" calcext:value-type="float">
            <text:p>12721748</text:p>
          </table:table-cell>
          <table:table-cell office:value-type="float" office:value="10331898" calcext:value-type="float">
            <text:p>10331898</text:p>
          </table:table-cell>
          <table:table-cell office:value-type="float" office:value="15358880" calcext:value-type="float">
            <text:p>1535888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0930" calcext:value-type="float">
            <text:p>981670930</text:p>
          </table:table-cell>
          <table:table-cell office:value-type="string" calcext:value-type="string">
            <text:p>(62) 98167-0930</text:p>
          </table:table-cell>
          <table:table-cell office:value-type="string" calcext:value-type="string">
            <text:p>98167-093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0930&lt;/span&gt;</text:p>
          </table:table-cell>
          <table:table-cell office:value-type="string" calcext:value-type="string">
            <text:p>Priscila Cruz Correa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0/2022 17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18T17:18:00" calcext:value-type="date">
            <text:p>18/10/2022 17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0 10:08:02.8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02935" calcext:value-type="float">
            <text:p>15502935</text:p>
          </table:table-cell>
          <table:table-cell office:value-type="float" office:value="12747148" calcext:value-type="float">
            <text:p>12747148</text:p>
          </table:table-cell>
          <table:table-cell office:value-type="float" office:value="10357298" calcext:value-type="float">
            <text:p>10357298</text:p>
          </table:table-cell>
          <table:table-cell office:value-type="float" office:value="15393265" calcext:value-type="float">
            <text:p>1539326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902" calcext:value-type="float">
            <text:p>982604902</text:p>
          </table:table-cell>
          <table:table-cell office:value-type="string" calcext:value-type="string">
            <text:p>(62) 98260-4902</text:p>
          </table:table-cell>
          <table:table-cell office:value-type="string" calcext:value-type="string">
            <text:p>98260-4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902&lt;/span&gt;</text:p>
          </table:table-cell>
          <table:table-cell office:value-type="string" calcext:value-type="string">
            <text:p>Ruan Deigo Santos Trindad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10/2022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0T10:08:00" calcext:value-type="date">
            <text:p>20/10/2022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5 14:00:11.9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31220" calcext:value-type="float">
            <text:p>15531220</text:p>
          </table:table-cell>
          <table:table-cell office:value-type="float" office:value="12770320" calcext:value-type="float">
            <text:p>12770320</text:p>
          </table:table-cell>
          <table:table-cell office:value-type="float" office:value="10380470" calcext:value-type="float">
            <text:p>10380470</text:p>
          </table:table-cell>
          <table:table-cell office:value-type="float" office:value="15421254" calcext:value-type="float">
            <text:p>154212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23618" calcext:value-type="float">
            <text:p>981323618</text:p>
          </table:table-cell>
          <table:table-cell office:value-type="string" calcext:value-type="string">
            <text:p>(62) 98132-3618</text:p>
          </table:table-cell>
          <table:table-cell office:value-type="string" calcext:value-type="string">
            <text:p>98132-36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2-3618&lt;/span&gt;</text:p>
          </table:table-cell>
          <table:table-cell office:value-type="string" calcext:value-type="string">
            <text:p>Pedro Henrique Tavares Diniz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0/2022 14:0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5T14:00:00" calcext:value-type="date">
            <text:p>25/10/2022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6 16:49:56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65889" calcext:value-type="float">
            <text:p>15565889</text:p>
          </table:table-cell>
          <table:table-cell office:value-type="float" office:value="12793530" calcext:value-type="float">
            <text:p>12793530</text:p>
          </table:table-cell>
          <table:table-cell office:value-type="float" office:value="10403680" calcext:value-type="float">
            <text:p>10403680</text:p>
          </table:table-cell>
          <table:table-cell office:value-type="float" office:value="15455860" calcext:value-type="float">
            <text:p>154558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94694" calcext:value-type="float">
            <text:p>981994694</text:p>
          </table:table-cell>
          <table:table-cell office:value-type="string" calcext:value-type="string">
            <text:p>(62) 98199-4694</text:p>
          </table:table-cell>
          <table:table-cell office:value-type="string" calcext:value-type="string">
            <text:p>98199-46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9-4694&lt;/span&gt;</text:p>
          </table:table-cell>
          <table:table-cell office:value-type="string" calcext:value-type="string">
            <text:p>Cleiton Alves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10/2022 16:4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6T16:50:00" calcext:value-type="date">
            <text:p>26/10/2022 16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6 18:08:29.0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67740" calcext:value-type="float">
            <text:p>15567740</text:p>
          </table:table-cell>
          <table:table-cell office:value-type="float" office:value="12793867" calcext:value-type="float">
            <text:p>12793867</text:p>
          </table:table-cell>
          <table:table-cell office:value-type="float" office:value="10404017" calcext:value-type="float">
            <text:p>10404017</text:p>
          </table:table-cell>
          <table:table-cell office:value-type="float" office:value="15456256" calcext:value-type="float">
            <text:p>1545625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463249" calcext:value-type="float">
            <text:p>998463249</text:p>
          </table:table-cell>
          <table:table-cell office:value-type="string" calcext:value-type="string">
            <text:p>(62) 99846-3249</text:p>
          </table:table-cell>
          <table:table-cell office:value-type="string" calcext:value-type="string">
            <text:p>99846-32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46-3249&lt;/span&gt;</text:p>
          </table:table-cell>
          <table:table-cell office:value-type="string" calcext:value-type="string">
            <text:p>Eduarda da Silva Batist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6/10/2022 18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6T18:08:00" calcext:value-type="date">
            <text:p>26/10/2022 18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41:22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712" calcext:value-type="float">
            <text:p>16447712</text:p>
          </table:table-cell>
          <table:table-cell office:value-type="float" office:value="12812488" calcext:value-type="float">
            <text:p>12812488</text:p>
          </table:table-cell>
          <table:table-cell office:value-type="float" office:value="10422638" calcext:value-type="float">
            <text:p>10422638</text:p>
          </table:table-cell>
          <table:table-cell office:value-type="float" office:value="16306298" calcext:value-type="float">
            <text:p>1630629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82016491" calcext:value-type="float">
            <text:p>982016491</text:p>
          </table:table-cell>
          <table:table-cell office:value-type="string" calcext:value-type="string">
            <text:p>(63) 98201-6491</text:p>
          </table:table-cell>
          <table:table-cell office:value-type="string" calcext:value-type="string">
            <text:p>98201-6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8201-6491&lt;/span&gt;</text:p>
          </table:table-cell>
          <table:table-cell office:value-type="string" calcext:value-type="string">
            <text:p>Veivilaine Tavares dos Anj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41:00" calcext:value-type="date">
            <text:p>8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08:32:34.9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1520" calcext:value-type="float">
            <text:p>15591520</text:p>
          </table:table-cell>
          <table:table-cell office:value-type="float" office:value="12812493" calcext:value-type="float">
            <text:p>12812493</text:p>
          </table:table-cell>
          <table:table-cell office:value-type="float" office:value="10422643" calcext:value-type="float">
            <text:p>10422643</text:p>
          </table:table-cell>
          <table:table-cell office:value-type="float" office:value="15479137" calcext:value-type="float">
            <text:p>154791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0164" calcext:value-type="float">
            <text:p>99820164</text:p>
          </table:table-cell>
          <table:table-cell office:value-type="string" calcext:value-type="string">
            <text:p>(62) 9982-0164</text:p>
          </table:table-cell>
          <table:table-cell office:value-type="string" calcext:value-type="string">
            <text:p>9982-01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-0164&lt;/span&gt;</text:p>
          </table:table-cell>
          <table:table-cell office:value-type="string" calcext:value-type="string">
            <text:p>Vitor Tavares Diniz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08:3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08:33:00" calcext:value-type="date">
            <text:p>28/10/2022 08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14:07:44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3044" calcext:value-type="float">
            <text:p>15593044</text:p>
          </table:table-cell>
          <table:table-cell office:value-type="float" office:value="12813730" calcext:value-type="float">
            <text:p>12813730</text:p>
          </table:table-cell>
          <table:table-cell office:value-type="float" office:value="10423880" calcext:value-type="float">
            <text:p>10423880</text:p>
          </table:table-cell>
          <table:table-cell office:value-type="float" office:value="15480653" calcext:value-type="float">
            <text:p>1548065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6193" calcext:value-type="float">
            <text:p>981406193</text:p>
          </table:table-cell>
          <table:table-cell office:value-type="string" calcext:value-type="string">
            <text:p>(62) 98140-6193</text:p>
          </table:table-cell>
          <table:table-cell office:value-type="string" calcext:value-type="string">
            <text:p>98140-619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6193&lt;/span&gt;</text:p>
          </table:table-cell>
          <table:table-cell office:value-type="string" calcext:value-type="string">
            <text:p>Manoela Lopes de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14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14:08:00" calcext:value-type="date">
            <text:p>28/10/2022 14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15:07:58.4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3356" calcext:value-type="float">
            <text:p>15593356</text:p>
          </table:table-cell>
          <table:table-cell office:value-type="float" office:value="12814000" calcext:value-type="float">
            <text:p>12814000</text:p>
          </table:table-cell>
          <table:table-cell office:value-type="float" office:value="10424150" calcext:value-type="float">
            <text:p>10424150</text:p>
          </table:table-cell>
          <table:table-cell office:value-type="float" office:value="15480963" calcext:value-type="float">
            <text:p>154809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6712" calcext:value-type="float">
            <text:p>981116712</text:p>
          </table:table-cell>
          <table:table-cell office:value-type="string" calcext:value-type="string">
            <text:p>(62) 98111-6712</text:p>
          </table:table-cell>
          <table:table-cell office:value-type="string" calcext:value-type="string">
            <text:p>98111-67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6712&lt;/span&gt;</text:p>
          </table:table-cell>
          <table:table-cell office:value-type="string" calcext:value-type="string">
            <text:p>Fernanda Luiz de Agui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0/2022 15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28T15:08:00" calcext:value-type="date">
            <text:p>28/10/2022 15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09:57:44.8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5694" calcext:value-type="float">
            <text:p>15595694</text:p>
          </table:table-cell>
          <table:table-cell office:value-type="float" office:value="12815858" calcext:value-type="float">
            <text:p>12815858</text:p>
          </table:table-cell>
          <table:table-cell office:value-type="float" office:value="10426008" calcext:value-type="float">
            <text:p>10426008</text:p>
          </table:table-cell>
          <table:table-cell office:value-type="float" office:value="15482990" calcext:value-type="float">
            <text:p>1548299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75411" calcext:value-type="float">
            <text:p>981775411</text:p>
          </table:table-cell>
          <table:table-cell office:value-type="string" calcext:value-type="string">
            <text:p>(62) 98177-5411</text:p>
          </table:table-cell>
          <table:table-cell office:value-type="string" calcext:value-type="string">
            <text:p>98177-54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7-5411&lt;/span&gt;</text:p>
          </table:table-cell>
          <table:table-cell office:value-type="string" calcext:value-type="string">
            <text:p>Silvan Rodrigues Per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09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09:58:00" calcext:value-type="date">
            <text:p>31/10/2022 09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10:46:01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5960" calcext:value-type="float">
            <text:p>15595960</text:p>
          </table:table-cell>
          <table:table-cell office:value-type="float" office:value="12816080" calcext:value-type="float">
            <text:p>12816080</text:p>
          </table:table-cell>
          <table:table-cell office:value-type="float" office:value="10426230" calcext:value-type="float">
            <text:p>10426230</text:p>
          </table:table-cell>
          <table:table-cell office:value-type="float" office:value="15483255" calcext:value-type="float">
            <text:p>154832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240939" calcext:value-type="float">
            <text:p>981240939</text:p>
          </table:table-cell>
          <table:table-cell office:value-type="string" calcext:value-type="string">
            <text:p>(62) 98124-0939</text:p>
          </table:table-cell>
          <table:table-cell office:value-type="string" calcext:value-type="string">
            <text:p>98124-093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24-0939&lt;/span&gt;</text:p>
          </table:table-cell>
          <table:table-cell office:value-type="string" calcext:value-type="string">
            <text:p>Erika Lorranny Rocha Chaga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10:4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10:46:00" calcext:value-type="date">
            <text:p>31/10/2022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31 13:05:53.4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596500" calcext:value-type="float">
            <text:p>15596500</text:p>
          </table:table-cell>
          <table:table-cell office:value-type="float" office:value="12816538" calcext:value-type="float">
            <text:p>12816538</text:p>
          </table:table-cell>
          <table:table-cell office:value-type="float" office:value="10426688" calcext:value-type="float">
            <text:p>10426688</text:p>
          </table:table-cell>
          <table:table-cell office:value-type="float" office:value="15483785" calcext:value-type="float">
            <text:p>1548378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90935" calcext:value-type="float">
            <text:p>981390935</text:p>
          </table:table-cell>
          <table:table-cell office:value-type="string" calcext:value-type="string">
            <text:p>(62) 98139-0935</text:p>
          </table:table-cell>
          <table:table-cell office:value-type="string" calcext:value-type="string">
            <text:p>98139-093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39-0935&lt;/span&gt;</text:p>
          </table:table-cell>
          <table:table-cell office:value-type="string" calcext:value-type="string">
            <text:p>Heloisa Mend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10/2022 13:0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0-31T13:06:00" calcext:value-type="date">
            <text:p>31/10/2022 13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1 11:10:24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04519" calcext:value-type="float">
            <text:p>15604519</text:p>
          </table:table-cell>
          <table:table-cell office:value-type="float" office:value="12822206" calcext:value-type="float">
            <text:p>12822206</text:p>
          </table:table-cell>
          <table:table-cell office:value-type="float" office:value="10432356" calcext:value-type="float">
            <text:p>10432356</text:p>
          </table:table-cell>
          <table:table-cell office:value-type="float" office:value="15491530" calcext:value-type="float">
            <text:p>154915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39518" calcext:value-type="float">
            <text:p>984139518</text:p>
          </table:table-cell>
          <table:table-cell office:value-type="string" calcext:value-type="string">
            <text:p>(62) 98413-9518</text:p>
          </table:table-cell>
          <table:table-cell office:value-type="string" calcext:value-type="string">
            <text:p>98413-95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3-9518&lt;/span&gt;</text:p>
          </table:table-cell>
          <table:table-cell office:value-type="string" calcext:value-type="string">
            <text:p>Dagmar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1/2022 11:10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1T11:10:00" calcext:value-type="date">
            <text:p>1/11/2022 11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1 18:39:47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06550" calcext:value-type="float">
            <text:p>15606550</text:p>
          </table:table-cell>
          <table:table-cell office:value-type="float" office:value="12824035" calcext:value-type="float">
            <text:p>12824035</text:p>
          </table:table-cell>
          <table:table-cell office:value-type="float" office:value="10434185" calcext:value-type="float">
            <text:p>10434185</text:p>
          </table:table-cell>
          <table:table-cell office:value-type="float" office:value="15493537" calcext:value-type="float">
            <text:p>154935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2053" calcext:value-type="float">
            <text:p>983072053</text:p>
          </table:table-cell>
          <table:table-cell office:value-type="string" calcext:value-type="string">
            <text:p>(62) 98307-2053</text:p>
          </table:table-cell>
          <table:table-cell office:value-type="string" calcext:value-type="string">
            <text:p>98307-205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07-2053&lt;/span&gt;</text:p>
          </table:table-cell>
          <table:table-cell office:value-type="string" calcext:value-type="string">
            <text:p>Stéphane Lorrany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11/2022 18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1T18:40:00" calcext:value-type="date">
            <text:p>1/11/2022 18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4 09:20:38.3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4321" calcext:value-type="float">
            <text:p>15614321</text:p>
          </table:table-cell>
          <table:table-cell office:value-type="float" office:value="12829382" calcext:value-type="float">
            <text:p>12829382</text:p>
          </table:table-cell>
          <table:table-cell office:value-type="float" office:value="10439532" calcext:value-type="float">
            <text:p>10439532</text:p>
          </table:table-cell>
          <table:table-cell office:value-type="float" office:value="15501275" calcext:value-type="float">
            <text:p>15501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139518" calcext:value-type="float">
            <text:p>984139518</text:p>
          </table:table-cell>
          <table:table-cell office:value-type="string" calcext:value-type="string">
            <text:p>(62) 98413-9518</text:p>
          </table:table-cell>
          <table:table-cell office:value-type="string" calcext:value-type="string">
            <text:p>98413-951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13-9518&lt;/span&gt;</text:p>
          </table:table-cell>
          <table:table-cell office:value-type="string" calcext:value-type="string">
            <text:p>Dagmar Martins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1/2022 09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4T09:21:00" calcext:value-type="date">
            <text:p>4/11/2022 09:2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4 13:58:40.91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5664" calcext:value-type="float">
            <text:p>15615664</text:p>
          </table:table-cell>
          <table:table-cell office:value-type="float" office:value="12830509" calcext:value-type="float">
            <text:p>12830509</text:p>
          </table:table-cell>
          <table:table-cell office:value-type="float" office:value="10440659" calcext:value-type="float">
            <text:p>10440659</text:p>
          </table:table-cell>
          <table:table-cell office:value-type="float" office:value="15502609" calcext:value-type="float">
            <text:p>155026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529381" calcext:value-type="float">
            <text:p>999529381</text:p>
          </table:table-cell>
          <table:table-cell office:value-type="string" calcext:value-type="string">
            <text:p>(62) 99952-9381</text:p>
          </table:table-cell>
          <table:table-cell office:value-type="string" calcext:value-type="string">
            <text:p>99952-938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52-9381&lt;/span&gt;</text:p>
          </table:table-cell>
          <table:table-cell office:value-type="string" calcext:value-type="string">
            <text:p>Patricia Gom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/11/2022 13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4T13:59:00" calcext:value-type="date">
            <text:p>4/11/2022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3:28:52.1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19544" calcext:value-type="float">
            <text:p>15619544</text:p>
          </table:table-cell>
          <table:table-cell office:value-type="float" office:value="12833821" calcext:value-type="float">
            <text:p>12833821</text:p>
          </table:table-cell>
          <table:table-cell office:value-type="float" office:value="10443971" calcext:value-type="float">
            <text:p>10443971</text:p>
          </table:table-cell>
          <table:table-cell office:value-type="float" office:value="15506444" calcext:value-type="float">
            <text:p>1550644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52965" calcext:value-type="float">
            <text:p>981552965</text:p>
          </table:table-cell>
          <table:table-cell office:value-type="string" calcext:value-type="string">
            <text:p>(62) 98155-2965</text:p>
          </table:table-cell>
          <table:table-cell office:value-type="string" calcext:value-type="string">
            <text:p>98155-29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5-2965&lt;/span&gt;</text:p>
          </table:table-cell>
          <table:table-cell office:value-type="string" calcext:value-type="string">
            <text:p>Cleidyane Lacer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3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3:29:00" calcext:value-type="date">
            <text:p>7/11/2022 13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07 15:52:48.0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20601" calcext:value-type="float">
            <text:p>15620601</text:p>
          </table:table-cell>
          <table:table-cell office:value-type="float" office:value="12834743" calcext:value-type="float">
            <text:p>12834743</text:p>
          </table:table-cell>
          <table:table-cell office:value-type="float" office:value="10444893" calcext:value-type="float">
            <text:p>10444893</text:p>
          </table:table-cell>
          <table:table-cell office:value-type="float" office:value="15507499" calcext:value-type="float">
            <text:p>155074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89494" calcext:value-type="float">
            <text:p>998389494</text:p>
          </table:table-cell>
          <table:table-cell office:value-type="string" calcext:value-type="string">
            <text:p>(62) 99838-9494</text:p>
          </table:table-cell>
          <table:table-cell office:value-type="string" calcext:value-type="string">
            <text:p>99838-949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8-9494&lt;/span&gt;</text:p>
          </table:table-cell>
          <table:table-cell office:value-type="string" calcext:value-type="string">
            <text:p>Flanciely de Lima Rib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7/11/2022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07T15:53:00" calcext:value-type="date">
            <text:p>7/11/2022 15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0 13:45:40.8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45802" calcext:value-type="float">
            <text:p>15645802</text:p>
          </table:table-cell>
          <table:table-cell office:value-type="float" office:value="12855277" calcext:value-type="float">
            <text:p>12855277</text:p>
          </table:table-cell>
          <table:table-cell office:value-type="float" office:value="10465427" calcext:value-type="float">
            <text:p>10465427</text:p>
          </table:table-cell>
          <table:table-cell office:value-type="float" office:value="15532104" calcext:value-type="float">
            <text:p>1553210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195572" calcext:value-type="float">
            <text:p>985195572</text:p>
          </table:table-cell>
          <table:table-cell office:value-type="string" calcext:value-type="string">
            <text:p>(62) 98519-5572</text:p>
          </table:table-cell>
          <table:table-cell office:value-type="string" calcext:value-type="string">
            <text:p>98519-557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19-5572&lt;/span&gt;</text:p>
          </table:table-cell>
          <table:table-cell office:value-type="string" calcext:value-type="string">
            <text:p>José Mateus Mirand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11/2022 13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0T13:46:00" calcext:value-type="date">
            <text:p>10/11/2022 13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4 09:19:55.0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54835" calcext:value-type="float">
            <text:p>15654835</text:p>
          </table:table-cell>
          <table:table-cell office:value-type="float" office:value="12862822" calcext:value-type="float">
            <text:p>12862822</text:p>
          </table:table-cell>
          <table:table-cell office:value-type="float" office:value="10472972" calcext:value-type="float">
            <text:p>10472972</text:p>
          </table:table-cell>
          <table:table-cell office:value-type="float" office:value="15541103" calcext:value-type="float">
            <text:p>1554110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3796" calcext:value-type="float">
            <text:p>982403796</text:p>
          </table:table-cell>
          <table:table-cell office:value-type="string" calcext:value-type="string">
            <text:p>(62) 98240-3796</text:p>
          </table:table-cell>
          <table:table-cell office:value-type="string" calcext:value-type="string">
            <text:p>98240-3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3796&lt;/span&gt;</text:p>
          </table:table-cell>
          <table:table-cell office:value-type="string" calcext:value-type="string">
            <text:p>Edivania Alves de Morai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11/2022 09:1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4T09:20:00" calcext:value-type="date">
            <text:p>14/11/2022 09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7 15:39:58.6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79841" calcext:value-type="float">
            <text:p>15679841</text:p>
          </table:table-cell>
          <table:table-cell office:value-type="float" office:value="12880385" calcext:value-type="float">
            <text:p>12880385</text:p>
          </table:table-cell>
          <table:table-cell office:value-type="float" office:value="10490535" calcext:value-type="float">
            <text:p>10490535</text:p>
          </table:table-cell>
          <table:table-cell office:value-type="float" office:value="15565632" calcext:value-type="float">
            <text:p>1556563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250675" calcext:value-type="float">
            <text:p>984250675</text:p>
          </table:table-cell>
          <table:table-cell office:value-type="string" calcext:value-type="string">
            <text:p>(62) 98425-0675</text:p>
          </table:table-cell>
          <table:table-cell office:value-type="string" calcext:value-type="string">
            <text:p>98425-067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25-0675&lt;/span&gt;</text:p>
          </table:table-cell>
          <table:table-cell office:value-type="string" calcext:value-type="string">
            <text:p>Josino Gomes Oliv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11/2022 15:3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7T15:40:00" calcext:value-type="date">
            <text:p>17/11/2022 15:4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18 15:17:38.4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686543" calcext:value-type="float">
            <text:p>15686543</text:p>
          </table:table-cell>
          <table:table-cell office:value-type="float" office:value="12884685" calcext:value-type="float">
            <text:p>12884685</text:p>
          </table:table-cell>
          <table:table-cell office:value-type="float" office:value="10494835" calcext:value-type="float">
            <text:p>10494835</text:p>
          </table:table-cell>
          <table:table-cell office:value-type="float" office:value="15571482" calcext:value-type="float">
            <text:p>155714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1457822" calcext:value-type="float">
            <text:p>991457822</text:p>
          </table:table-cell>
          <table:table-cell office:value-type="string" calcext:value-type="string">
            <text:p>(62) 99145-7822</text:p>
          </table:table-cell>
          <table:table-cell office:value-type="string" calcext:value-type="string">
            <text:p>99145-782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145-7822&lt;/span&gt;</text:p>
          </table:table-cell>
          <table:table-cell office:value-type="string" calcext:value-type="string">
            <text:p>Luís Carlo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11/2022 15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18T15:18:00" calcext:value-type="date">
            <text:p>18/11/2022 15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2 09:35:11.9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1691" calcext:value-type="float">
            <text:p>15721691</text:p>
          </table:table-cell>
          <table:table-cell office:value-type="float" office:value="12907999" calcext:value-type="float">
            <text:p>12907999</text:p>
          </table:table-cell>
          <table:table-cell office:value-type="float" office:value="10518149" calcext:value-type="float">
            <text:p>10518149</text:p>
          </table:table-cell>
          <table:table-cell office:value-type="float" office:value="15603930" calcext:value-type="float">
            <text:p>1560393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307308" calcext:value-type="float">
            <text:p>998307308</text:p>
          </table:table-cell>
          <table:table-cell office:value-type="string" calcext:value-type="string">
            <text:p>(62) 99830-7308</text:p>
          </table:table-cell>
          <table:table-cell office:value-type="string" calcext:value-type="string">
            <text:p>99830-73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30-7308&lt;/span&gt;</text:p>
          </table:table-cell>
          <table:table-cell office:value-type="string" calcext:value-type="string">
            <text:p>Sérgio Augus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1/2022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2T09:35:00" calcext:value-type="date">
            <text:p>22/11/2022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2 09:43:13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1755" calcext:value-type="float">
            <text:p>15721755</text:p>
          </table:table-cell>
          <table:table-cell office:value-type="float" office:value="12908046" calcext:value-type="float">
            <text:p>12908046</text:p>
          </table:table-cell>
          <table:table-cell office:value-type="float" office:value="10518196" calcext:value-type="float">
            <text:p>10518196</text:p>
          </table:table-cell>
          <table:table-cell office:value-type="float" office:value="15603994" calcext:value-type="float">
            <text:p>156039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04902" calcext:value-type="float">
            <text:p>982604902</text:p>
          </table:table-cell>
          <table:table-cell office:value-type="string" calcext:value-type="string">
            <text:p>(62) 98260-4902</text:p>
          </table:table-cell>
          <table:table-cell office:value-type="string" calcext:value-type="string">
            <text:p>98260-49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0-4902&lt;/span&gt;</text:p>
          </table:table-cell>
          <table:table-cell office:value-type="string" calcext:value-type="string">
            <text:p>Ludimilla Xavier Camil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1/2022 09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2T09:43:00" calcext:value-type="date">
            <text:p>22/11/2022 09:4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3 17:14:42.5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729770" calcext:value-type="float">
            <text:p>15729770</text:p>
          </table:table-cell>
          <table:table-cell office:value-type="float" office:value="12914380" calcext:value-type="float">
            <text:p>12914380</text:p>
          </table:table-cell>
          <table:table-cell office:value-type="float" office:value="10524530" calcext:value-type="float">
            <text:p>10524530</text:p>
          </table:table-cell>
          <table:table-cell office:value-type="float" office:value="15611703" calcext:value-type="float">
            <text:p>1561170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32287" calcext:value-type="float">
            <text:p>981932287</text:p>
          </table:table-cell>
          <table:table-cell office:value-type="string" calcext:value-type="string">
            <text:p>(62) 98193-2287</text:p>
          </table:table-cell>
          <table:table-cell office:value-type="string" calcext:value-type="string">
            <text:p>98193-2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3-2287&lt;/span&gt;</text:p>
          </table:table-cell>
          <table:table-cell office:value-type="string" calcext:value-type="string">
            <text:p>Gilberto Barbosa de Lim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11/2022 17:1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3T17:15:00" calcext:value-type="date">
            <text:p>23/11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5 08:27:51.38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10397" calcext:value-type="float">
            <text:p>15810397</text:p>
          </table:table-cell>
          <table:table-cell office:value-type="float" office:value="12959680" calcext:value-type="float">
            <text:p>12959680</text:p>
          </table:table-cell>
          <table:table-cell office:value-type="float" office:value="10569830" calcext:value-type="float">
            <text:p>10569830</text:p>
          </table:table-cell>
          <table:table-cell office:value-type="float" office:value="15692307" calcext:value-type="float">
            <text:p>1569230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71521" calcext:value-type="float">
            <text:p>985471521</text:p>
          </table:table-cell>
          <table:table-cell office:value-type="string" calcext:value-type="string">
            <text:p>(62) 98547-1521</text:p>
          </table:table-cell>
          <table:table-cell office:value-type="string" calcext:value-type="string">
            <text:p>98547-15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47-1521&lt;/span&gt;</text:p>
          </table:table-cell>
          <table:table-cell office:value-type="string" calcext:value-type="string">
            <text:p>Gabrielly Fernanda Mont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2 08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5T08:28:00" calcext:value-type="date">
            <text:p>25/11/2022 08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5 13:38:14.96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20007" calcext:value-type="float">
            <text:p>15820007</text:p>
          </table:table-cell>
          <table:table-cell office:value-type="float" office:value="12965279" calcext:value-type="float">
            <text:p>12965279</text:p>
          </table:table-cell>
          <table:table-cell office:value-type="float" office:value="10575429" calcext:value-type="float">
            <text:p>10575429</text:p>
          </table:table-cell>
          <table:table-cell office:value-type="float" office:value="15701410" calcext:value-type="float">
            <text:p>15701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78548" calcext:value-type="float">
            <text:p>985078548</text:p>
          </table:table-cell>
          <table:table-cell office:value-type="string" calcext:value-type="string">
            <text:p>(62) 98507-8548</text:p>
          </table:table-cell>
          <table:table-cell office:value-type="string" calcext:value-type="string">
            <text:p>98507-8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7-8548&lt;/span&gt;</text:p>
          </table:table-cell>
          <table:table-cell office:value-type="string" calcext:value-type="string">
            <text:p>Ana Lúcia Correia de Lima Balbin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5/11/2022 13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5T13:38:00" calcext:value-type="date">
            <text:p>25/11/2022 13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3:23:06.1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1922" calcext:value-type="float">
            <text:p>15831922</text:p>
          </table:table-cell>
          <table:table-cell office:value-type="float" office:value="12974660" calcext:value-type="float">
            <text:p>12974660</text:p>
          </table:table-cell>
          <table:table-cell office:value-type="float" office:value="10584810" calcext:value-type="float">
            <text:p>10584810</text:p>
          </table:table-cell>
          <table:table-cell office:value-type="float" office:value="15712461" calcext:value-type="float">
            <text:p>1571246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7900" calcext:value-type="float">
            <text:p>982777900</text:p>
          </table:table-cell>
          <table:table-cell office:value-type="string" calcext:value-type="string">
            <text:p>(62) 98277-7900</text:p>
          </table:table-cell>
          <table:table-cell office:value-type="string" calcext:value-type="string">
            <text:p>98277-7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7900&lt;/span&gt;</text:p>
          </table:table-cell>
          <table:table-cell office:value-type="string" calcext:value-type="string">
            <text:p>Gabriela Borges do Carm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3:2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3:23:00" calcext:value-type="date">
            <text:p>29/11/2022 13:2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3:25:23.6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1931" calcext:value-type="float">
            <text:p>15831931</text:p>
          </table:table-cell>
          <table:table-cell office:value-type="float" office:value="12974668" calcext:value-type="float">
            <text:p>12974668</text:p>
          </table:table-cell>
          <table:table-cell office:value-type="float" office:value="10584818" calcext:value-type="float">
            <text:p>10584818</text:p>
          </table:table-cell>
          <table:table-cell office:value-type="float" office:value="15712470" calcext:value-type="float">
            <text:p>1571247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77900" calcext:value-type="float">
            <text:p>982777900</text:p>
          </table:table-cell>
          <table:table-cell office:value-type="string" calcext:value-type="string">
            <text:p>(62) 98277-7900</text:p>
          </table:table-cell>
          <table:table-cell office:value-type="string" calcext:value-type="string">
            <text:p>98277-790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7-7900&lt;/span&gt;</text:p>
          </table:table-cell>
          <table:table-cell office:value-type="string" calcext:value-type="string">
            <text:p>Guilherme Henrique Rocha Chag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3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3:25:00" calcext:value-type="date">
            <text:p>29/11/2022 13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1-29 16:25:09.61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33837" calcext:value-type="float">
            <text:p>15833837</text:p>
          </table:table-cell>
          <table:table-cell office:value-type="float" office:value="12976310" calcext:value-type="float">
            <text:p>12976310</text:p>
          </table:table-cell>
          <table:table-cell office:value-type="float" office:value="10586460" calcext:value-type="float">
            <text:p>10586460</text:p>
          </table:table-cell>
          <table:table-cell office:value-type="float" office:value="15714363" calcext:value-type="float">
            <text:p>157143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11621" calcext:value-type="float">
            <text:p>983111621</text:p>
          </table:table-cell>
          <table:table-cell office:value-type="string" calcext:value-type="string">
            <text:p>(62) 98311-1621</text:p>
          </table:table-cell>
          <table:table-cell office:value-type="string" calcext:value-type="string">
            <text:p>98311-1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1-1621&lt;/span&gt;</text:p>
          </table:table-cell>
          <table:table-cell office:value-type="string" calcext:value-type="string">
            <text:p>Geraldo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1/2022 16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1-29T16:25:00" calcext:value-type="date">
            <text:p>29/11/2022 16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05 14:25:30.4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57991" calcext:value-type="float">
            <text:p>15857991</text:p>
          </table:table-cell>
          <table:table-cell office:value-type="float" office:value="12997149" calcext:value-type="float">
            <text:p>12997149</text:p>
          </table:table-cell>
          <table:table-cell office:value-type="float" office:value="10607299" calcext:value-type="float">
            <text:p>10607299</text:p>
          </table:table-cell>
          <table:table-cell office:value-type="float" office:value="15738358" calcext:value-type="float">
            <text:p>1573835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41025" calcext:value-type="float">
            <text:p>983341025</text:p>
          </table:table-cell>
          <table:table-cell office:value-type="string" calcext:value-type="string">
            <text:p>(62) 98334-1025</text:p>
          </table:table-cell>
          <table:table-cell office:value-type="string" calcext:value-type="string">
            <text:p>98334-102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4-1025&lt;/span&gt;</text:p>
          </table:table-cell>
          <table:table-cell office:value-type="string" calcext:value-type="string">
            <text:p>Sebastiana Martins Camarg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12/2022 14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05T14:26:00" calcext:value-type="date">
            <text:p>5/12/2022 14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2 11:44:25.07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891450" calcext:value-type="float">
            <text:p>15891450</text:p>
          </table:table-cell>
          <table:table-cell office:value-type="float" office:value="13020346" calcext:value-type="float">
            <text:p>13020346</text:p>
          </table:table-cell>
          <table:table-cell office:value-type="float" office:value="10630496" calcext:value-type="float">
            <text:p>10630496</text:p>
          </table:table-cell>
          <table:table-cell office:value-type="float" office:value="15770428" calcext:value-type="float">
            <text:p>1577042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9450" calcext:value-type="float">
            <text:p>981689450</text:p>
          </table:table-cell>
          <table:table-cell office:value-type="string" calcext:value-type="string">
            <text:p>(62) 98168-9450</text:p>
          </table:table-cell>
          <table:table-cell office:value-type="string" calcext:value-type="string">
            <text:p>98168-9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9450&lt;/span&gt;</text:p>
          </table:table-cell>
          <table:table-cell office:value-type="string" calcext:value-type="string">
            <text:p>Rafaella Rizzia Santana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12/2022 11:4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2T11:44:00" calcext:value-type="date">
            <text:p>12/12/2022 11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13 13:13:24.6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06825" calcext:value-type="float">
            <text:p>15906825</text:p>
          </table:table-cell>
          <table:table-cell office:value-type="float" office:value="13032959" calcext:value-type="float">
            <text:p>13032959</text:p>
          </table:table-cell>
          <table:table-cell office:value-type="float" office:value="10643109" calcext:value-type="float">
            <text:p>10643109</text:p>
          </table:table-cell>
          <table:table-cell office:value-type="float" office:value="15785551" calcext:value-type="float">
            <text:p>15785551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75764" calcext:value-type="float">
            <text:p>996975764</text:p>
          </table:table-cell>
          <table:table-cell office:value-type="string" calcext:value-type="string">
            <text:p>(62) 99697-5764</text:p>
          </table:table-cell>
          <table:table-cell office:value-type="string" calcext:value-type="string">
            <text:p>99697-57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7-5764&lt;/span&gt;</text:p>
          </table:table-cell>
          <table:table-cell office:value-type="string" calcext:value-type="string">
            <text:p>Míria Alves Feitosa Mascarenh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12/2022 13:1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13T13:13:00" calcext:value-type="date">
            <text:p>13/12/2022 13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21 09:09:57.08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5987345" calcext:value-type="float">
            <text:p>15987345</text:p>
          </table:table-cell>
          <table:table-cell office:value-type="float" office:value="13094438" calcext:value-type="float">
            <text:p>13094438</text:p>
          </table:table-cell>
          <table:table-cell office:value-type="float" office:value="10704588" calcext:value-type="float">
            <text:p>10704588</text:p>
          </table:table-cell>
          <table:table-cell office:value-type="float" office:value="15861309" calcext:value-type="float">
            <text:p>1586130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15671" calcext:value-type="float">
            <text:p>981115671</text:p>
          </table:table-cell>
          <table:table-cell office:value-type="string" calcext:value-type="string">
            <text:p>(62) 98111-5671</text:p>
          </table:table-cell>
          <table:table-cell office:value-type="string" calcext:value-type="string">
            <text:p>98111-56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1-5671&lt;/span&gt;</text:p>
          </table:table-cell>
          <table:table-cell office:value-type="string" calcext:value-type="string">
            <text:p>Jessica Tauana Ribeir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12/2022 09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21T09:10:00" calcext:value-type="date">
            <text:p>21/12/2022 09:1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28 15:54:10.4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46941" calcext:value-type="float">
            <text:p>16046941</text:p>
          </table:table-cell>
          <table:table-cell office:value-type="float" office:value="13137082" calcext:value-type="float">
            <text:p>13137082</text:p>
          </table:table-cell>
          <table:table-cell office:value-type="float" office:value="10747232" calcext:value-type="float">
            <text:p>10747232</text:p>
          </table:table-cell>
          <table:table-cell office:value-type="float" office:value="15916917" calcext:value-type="float">
            <text:p>1591691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059464" calcext:value-type="float">
            <text:p>999059464</text:p>
          </table:table-cell>
          <table:table-cell office:value-type="string" calcext:value-type="string">
            <text:p>(62) 99905-9464</text:p>
          </table:table-cell>
          <table:table-cell office:value-type="string" calcext:value-type="string">
            <text:p>99905-94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05-9464&lt;/span&gt;</text:p>
          </table:table-cell>
          <table:table-cell office:value-type="string" calcext:value-type="string">
            <text:p>Elton da Luz Peixo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12/2022 15:54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28T15:54:00" calcext:value-type="date">
            <text:p>28/12/2022 15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2-30 14:19:16.0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56129" calcext:value-type="float">
            <text:p>16056129</text:p>
          </table:table-cell>
          <table:table-cell office:value-type="float" office:value="13151549" calcext:value-type="float">
            <text:p>13151549</text:p>
          </table:table-cell>
          <table:table-cell office:value-type="float" office:value="10761699" calcext:value-type="float">
            <text:p>10761699</text:p>
          </table:table-cell>
          <table:table-cell office:value-type="float" office:value="15925777" calcext:value-type="float">
            <text:p>1592577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981638111" calcext:value-type="float">
            <text:p>981638111</text:p>
          </table:table-cell>
          <table:table-cell office:value-type="string" calcext:value-type="string">
            <text:p>(52) 98163-8111</text:p>
          </table:table-cell>
          <table:table-cell office:value-type="string" calcext:value-type="string">
            <text:p>98163-81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52) 98163-8111&lt;/span&gt;</text:p>
          </table:table-cell>
          <table:table-cell office:value-type="string" calcext:value-type="string">
            <text:p>Valdirene Almeida Araujo Alvaren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0/12/2022 14:1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12-30T14:19:00" calcext:value-type="date">
            <text:p>30/12/2022 14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2 13:59:43.8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57133" calcext:value-type="float">
            <text:p>16057133</text:p>
          </table:table-cell>
          <table:table-cell office:value-type="float" office:value="13152459" calcext:value-type="float">
            <text:p>13152459</text:p>
          </table:table-cell>
          <table:table-cell office:value-type="float" office:value="10762609" calcext:value-type="float">
            <text:p>10762609</text:p>
          </table:table-cell>
          <table:table-cell office:value-type="float" office:value="15926762" calcext:value-type="float">
            <text:p>1592676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83139252" calcext:value-type="float">
            <text:p>983139252</text:p>
          </table:table-cell>
          <table:table-cell office:value-type="string" calcext:value-type="string">
            <text:p>(+55) 98313-9252</text:p>
          </table:table-cell>
          <table:table-cell office:value-type="string" calcext:value-type="string">
            <text:p>98313-9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+55) 98313-9252&lt;/span&gt;</text:p>
          </table:table-cell>
          <table:table-cell office:value-type="string" calcext:value-type="string">
            <text:p>Ariane da Silv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1/2023 13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2T14:00:00" calcext:value-type="date">
            <text:p>2/1/2023 14:0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09:13:13.3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78866" calcext:value-type="float">
            <text:p>16078866</text:p>
          </table:table-cell>
          <table:table-cell office:value-type="float" office:value="13166519" calcext:value-type="float">
            <text:p>13166519</text:p>
          </table:table-cell>
          <table:table-cell office:value-type="float" office:value="10776669" calcext:value-type="float">
            <text:p>10776669</text:p>
          </table:table-cell>
          <table:table-cell office:value-type="float" office:value="15947759" calcext:value-type="float">
            <text:p>159477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81883840" calcext:value-type="float">
            <text:p>981883840</text:p>
          </table:table-cell>
          <table:table-cell office:value-type="string" calcext:value-type="string">
            <text:p>(+55 ) 98188-3840</text:p>
          </table:table-cell>
          <table:table-cell office:value-type="string" calcext:value-type="string">
            <text:p>98188-38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+55 ) 98188-3840&lt;/span&gt;</text:p>
          </table:table-cell>
          <table:table-cell office:value-type="string" calcext:value-type="string">
            <text:p>Maria Elenice de Oliveira Le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09:1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09:13:00" calcext:value-type="date">
            <text:p>5/1/2023 09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3:58:3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79927" calcext:value-type="float">
            <text:p>16079927</text:p>
          </table:table-cell>
          <table:table-cell office:value-type="float" office:value="13167430" calcext:value-type="float">
            <text:p>13167430</text:p>
          </table:table-cell>
          <table:table-cell office:value-type="float" office:value="10777580" calcext:value-type="float">
            <text:p>10777580</text:p>
          </table:table-cell>
          <table:table-cell office:value-type="float" office:value="15948811" calcext:value-type="float">
            <text:p>1594881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689450" calcext:value-type="float">
            <text:p>981689450</text:p>
          </table:table-cell>
          <table:table-cell table:number-columns-repeated="2" office:value-type="string" calcext:value-type="string">
            <text:p>98168-94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98168-9450&lt;/span&gt;</text:p>
          </table:table-cell>
          <table:table-cell office:value-type="string" calcext:value-type="string">
            <text:p>Rafae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3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3:59:00" calcext:value-type="date">
            <text:p>5/1/2023 13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4:37:28.1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107" calcext:value-type="float">
            <text:p>16080107</text:p>
          </table:table-cell>
          <table:table-cell office:value-type="float" office:value="13167578" calcext:value-type="float">
            <text:p>13167578</text:p>
          </table:table-cell>
          <table:table-cell office:value-type="float" office:value="10777728" calcext:value-type="float">
            <text:p>10777728</text:p>
          </table:table-cell>
          <table:table-cell office:value-type="float" office:value="15948989" calcext:value-type="float">
            <text:p>1594898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34040" calcext:value-type="float">
            <text:p>985634040</text:p>
          </table:table-cell>
          <table:table-cell office:value-type="string" calcext:value-type="string">
            <text:p>(62) 98563-4040</text:p>
          </table:table-cell>
          <table:table-cell office:value-type="string" calcext:value-type="string">
            <text:p>98563-40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3-4040&lt;/span&gt;</text:p>
          </table:table-cell>
          <table:table-cell office:value-type="string" calcext:value-type="string">
            <text:p>Andersson Moreira Basto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4:37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4:37:00" calcext:value-type="date">
            <text:p>5/1/2023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4:38:47.0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116" calcext:value-type="float">
            <text:p>16080116</text:p>
          </table:table-cell>
          <table:table-cell office:value-type="float" office:value="13167588" calcext:value-type="float">
            <text:p>13167588</text:p>
          </table:table-cell>
          <table:table-cell office:value-type="float" office:value="10777738" calcext:value-type="float">
            <text:p>10777738</text:p>
          </table:table-cell>
          <table:table-cell office:value-type="float" office:value="15948998" calcext:value-type="float">
            <text:p>1594899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634040" calcext:value-type="float">
            <text:p>985634040</text:p>
          </table:table-cell>
          <table:table-cell office:value-type="string" calcext:value-type="string">
            <text:p>(62) 98563-4040</text:p>
          </table:table-cell>
          <table:table-cell office:value-type="string" calcext:value-type="string">
            <text:p>98563-40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63-4040&lt;/span&gt;</text:p>
          </table:table-cell>
          <table:table-cell office:value-type="string" calcext:value-type="string">
            <text:p>Angela Alves Pitalug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4:3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4:39:00" calcext:value-type="date">
            <text:p>5/1/2023 14:3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5 15:28:57.7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0352" calcext:value-type="float">
            <text:p>16080352</text:p>
          </table:table-cell>
          <table:table-cell office:value-type="float" office:value="13167788" calcext:value-type="float">
            <text:p>13167788</text:p>
          </table:table-cell>
          <table:table-cell office:value-type="float" office:value="10777938" calcext:value-type="float">
            <text:p>10777938</text:p>
          </table:table-cell>
          <table:table-cell office:value-type="float" office:value="15949230" calcext:value-type="float">
            <text:p>1594923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78548" calcext:value-type="float">
            <text:p>985078548</text:p>
          </table:table-cell>
          <table:table-cell office:value-type="string" calcext:value-type="string">
            <text:p>(62) 98507-8548</text:p>
          </table:table-cell>
          <table:table-cell office:value-type="string" calcext:value-type="string">
            <text:p>98507-8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7-8548&lt;/span&gt;</text:p>
          </table:table-cell>
          <table:table-cell office:value-type="string" calcext:value-type="string">
            <text:p>Silvânio Balbino de Araúj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/01/2023 15:2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5T15:29:00" calcext:value-type="date">
            <text:p>5/1/2023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6 10:51:18.1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084547" calcext:value-type="float">
            <text:p>16084547</text:p>
          </table:table-cell>
          <table:table-cell office:value-type="float" office:value="13170580" calcext:value-type="float">
            <text:p>13170580</text:p>
          </table:table-cell>
          <table:table-cell office:value-type="float" office:value="10780730" calcext:value-type="float">
            <text:p>10780730</text:p>
          </table:table-cell>
          <table:table-cell office:value-type="float" office:value="15953409" calcext:value-type="float">
            <text:p>15953409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89450" calcext:value-type="float">
            <text:p>981689450</text:p>
          </table:table-cell>
          <table:table-cell office:value-type="string" calcext:value-type="string">
            <text:p>(62) 98168-9450</text:p>
          </table:table-cell>
          <table:table-cell office:value-type="string" calcext:value-type="string">
            <text:p>98168-945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8-9450&lt;/span&gt;</text:p>
          </table:table-cell>
          <table:table-cell office:value-type="string" calcext:value-type="string">
            <text:p>Marcio Jose Amaral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6/01/2023 10:51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6T10:51:00" calcext:value-type="date">
            <text:p>6/1/2023 10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4:36:40.1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074" calcext:value-type="float">
            <text:p>16112074</text:p>
          </table:table-cell>
          <table:table-cell office:value-type="float" office:value="13185123" calcext:value-type="float">
            <text:p>13185123</text:p>
          </table:table-cell>
          <table:table-cell office:value-type="float" office:value="10795273" calcext:value-type="float">
            <text:p>10795273</text:p>
          </table:table-cell>
          <table:table-cell office:value-type="float" office:value="15978358" calcext:value-type="float">
            <text:p>1597835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41220" calcext:value-type="float">
            <text:p>981941220</text:p>
          </table:table-cell>
          <table:table-cell office:value-type="string" calcext:value-type="string">
            <text:p>(62) 98194-1220</text:p>
          </table:table-cell>
          <table:table-cell office:value-type="string" calcext:value-type="string">
            <text:p>98194-12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4-1220&lt;/span&gt;</text:p>
          </table:table-cell>
          <table:table-cell office:value-type="string" calcext:value-type="string">
            <text:p>Adão Marian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4:36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4:37:00" calcext:value-type="date">
            <text:p>9/1/2023 14:3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4:58:44.3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254" calcext:value-type="float">
            <text:p>16112254</text:p>
          </table:table-cell>
          <table:table-cell office:value-type="float" office:value="13185280" calcext:value-type="float">
            <text:p>13185280</text:p>
          </table:table-cell>
          <table:table-cell office:value-type="float" office:value="10795430" calcext:value-type="float">
            <text:p>10795430</text:p>
          </table:table-cell>
          <table:table-cell office:value-type="float" office:value="15978538" calcext:value-type="float">
            <text:p>1597853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677073" calcext:value-type="float">
            <text:p>982677073</text:p>
          </table:table-cell>
          <table:table-cell office:value-type="string" calcext:value-type="string">
            <text:p>(62) 98267-7073</text:p>
          </table:table-cell>
          <table:table-cell office:value-type="string" calcext:value-type="string">
            <text:p>98267-707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67-7073&lt;/span&gt;</text:p>
          </table:table-cell>
          <table:table-cell office:value-type="string" calcext:value-type="string">
            <text:p>Adirson Soare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4:58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4:59:00" calcext:value-type="date">
            <text:p>9/1/2023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5:28:21.9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460" calcext:value-type="float">
            <text:p>16112460</text:p>
          </table:table-cell>
          <table:table-cell office:value-type="float" office:value="13185467" calcext:value-type="float">
            <text:p>13185467</text:p>
          </table:table-cell>
          <table:table-cell office:value-type="float" office:value="10795617" calcext:value-type="float">
            <text:p>10795617</text:p>
          </table:table-cell>
          <table:table-cell office:value-type="float" office:value="15978741" calcext:value-type="float">
            <text:p>159787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99199" calcext:value-type="float">
            <text:p>985099199</text:p>
          </table:table-cell>
          <table:table-cell office:value-type="string" calcext:value-type="string">
            <text:p>(62) 98509-9199</text:p>
          </table:table-cell>
          <table:table-cell office:value-type="string" calcext:value-type="string">
            <text:p>98509-91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09-9199&lt;/span&gt;</text:p>
          </table:table-cell>
          <table:table-cell office:value-type="string" calcext:value-type="string">
            <text:p>Bruna Oliveira Santiag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5:28:00" calcext:value-type="date">
            <text:p>9/1/2023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09 15:29:08.0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12468" calcext:value-type="float">
            <text:p>16112468</text:p>
          </table:table-cell>
          <table:table-cell office:value-type="float" office:value="13185475" calcext:value-type="float">
            <text:p>13185475</text:p>
          </table:table-cell>
          <table:table-cell office:value-type="float" office:value="10795625" calcext:value-type="float">
            <text:p>10795625</text:p>
          </table:table-cell>
          <table:table-cell office:value-type="float" office:value="15978748" calcext:value-type="float">
            <text:p>1597874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989196" calcext:value-type="float">
            <text:p>996989196</text:p>
          </table:table-cell>
          <table:table-cell office:value-type="string" calcext:value-type="string">
            <text:p>(62) 99698-9196</text:p>
          </table:table-cell>
          <table:table-cell office:value-type="string" calcext:value-type="string">
            <text:p>99698-91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98-9196&lt;/span&gt;</text:p>
          </table:table-cell>
          <table:table-cell office:value-type="string" calcext:value-type="string">
            <text:p>Adriel Moreira Macha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1/2023 15:29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09T15:29:00" calcext:value-type="date">
            <text:p>9/1/2023 15:2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0 15:08:44.1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0156" calcext:value-type="float">
            <text:p>16120156</text:p>
          </table:table-cell>
          <table:table-cell office:value-type="float" office:value="13190812" calcext:value-type="float">
            <text:p>13190812</text:p>
          </table:table-cell>
          <table:table-cell office:value-type="float" office:value="10800962" calcext:value-type="float">
            <text:p>10800962</text:p>
          </table:table-cell>
          <table:table-cell office:value-type="float" office:value="15985559" calcext:value-type="float">
            <text:p>159855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45502" calcext:value-type="float">
            <text:p>98545502</text:p>
          </table:table-cell>
          <table:table-cell office:value-type="string" calcext:value-type="string">
            <text:p>(62) 9854-5502</text:p>
          </table:table-cell>
          <table:table-cell office:value-type="string" calcext:value-type="string">
            <text:p>9854-55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4-5502&lt;/span&gt;</text:p>
          </table:table-cell>
          <table:table-cell office:value-type="string" calcext:value-type="string">
            <text:p>Geovana Mendes De Abreu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1/2023 15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0T15:09:00" calcext:value-type="date">
            <text:p>10/1/2023 15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1 10:18:07.9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3707" calcext:value-type="float">
            <text:p>16123707</text:p>
          </table:table-cell>
          <table:table-cell office:value-type="float" office:value="13194655" calcext:value-type="float">
            <text:p>13194655</text:p>
          </table:table-cell>
          <table:table-cell office:value-type="float" office:value="10804805" calcext:value-type="float">
            <text:p>10804805</text:p>
          </table:table-cell>
          <table:table-cell office:value-type="float" office:value="15989089" calcext:value-type="float">
            <text:p>159890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64143" calcext:value-type="float">
            <text:p>986264143</text:p>
          </table:table-cell>
          <table:table-cell office:value-type="string" calcext:value-type="string">
            <text:p>(62) 98626-4143</text:p>
          </table:table-cell>
          <table:table-cell office:value-type="string" calcext:value-type="string">
            <text:p>98626-41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26-4143&lt;/span&gt;</text:p>
          </table:table-cell>
          <table:table-cell office:value-type="string" calcext:value-type="string">
            <text:p>Darivam De Oliveira Aran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3 10:1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1T10:18:00" calcext:value-type="date">
            <text:p>11/1/2023 10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1 10:43:37.78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23895" calcext:value-type="float">
            <text:p>16123895</text:p>
          </table:table-cell>
          <table:table-cell office:value-type="float" office:value="13194825" calcext:value-type="float">
            <text:p>13194825</text:p>
          </table:table-cell>
          <table:table-cell office:value-type="float" office:value="10804975" calcext:value-type="float">
            <text:p>10804975</text:p>
          </table:table-cell>
          <table:table-cell office:value-type="float" office:value="15989275" calcext:value-type="float">
            <text:p>15989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0156" calcext:value-type="float">
            <text:p>983140156</text:p>
          </table:table-cell>
          <table:table-cell office:value-type="string" calcext:value-type="string">
            <text:p>(62) 98314-0156</text:p>
          </table:table-cell>
          <table:table-cell office:value-type="string" calcext:value-type="string">
            <text:p>98314-015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4-0156&lt;/span&gt;</text:p>
          </table:table-cell>
          <table:table-cell office:value-type="string" calcext:value-type="string">
            <text:p>Selma Souza Fonsec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1/01/2023 10:4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1T10:44:00" calcext:value-type="date">
            <text:p>11/1/2023 10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2 09:35:25.5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36930" calcext:value-type="float">
            <text:p>16136930</text:p>
          </table:table-cell>
          <table:table-cell office:value-type="float" office:value="13203354" calcext:value-type="float">
            <text:p>13203354</text:p>
          </table:table-cell>
          <table:table-cell office:value-type="float" office:value="10813504" calcext:value-type="float">
            <text:p>10813504</text:p>
          </table:table-cell>
          <table:table-cell office:value-type="float" office:value="16002240" calcext:value-type="float">
            <text:p>160022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966224" calcext:value-type="float">
            <text:p>981966224</text:p>
          </table:table-cell>
          <table:table-cell office:value-type="string" calcext:value-type="string">
            <text:p>(62) 98196-6224</text:p>
          </table:table-cell>
          <table:table-cell office:value-type="string" calcext:value-type="string">
            <text:p>98196-622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96-6224&lt;/span&gt;</text:p>
          </table:table-cell>
          <table:table-cell office:value-type="string" calcext:value-type="string">
            <text:p>Francisco Mont Alverme de Mesquita Franc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2/01/2023 09:3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2T09:35:00" calcext:value-type="date">
            <text:p>12/1/2023 09:3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3 14:38:25.0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65600" calcext:value-type="float">
            <text:p>16165600</text:p>
          </table:table-cell>
          <table:table-cell office:value-type="float" office:value="13225782" calcext:value-type="float">
            <text:p>13225782</text:p>
          </table:table-cell>
          <table:table-cell office:value-type="float" office:value="10835932" calcext:value-type="float">
            <text:p>10835932</text:p>
          </table:table-cell>
          <table:table-cell office:value-type="float" office:value="16030615" calcext:value-type="float">
            <text:p>160306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389095" calcext:value-type="float">
            <text:p>82389095</text:p>
          </table:table-cell>
          <table:table-cell office:value-type="string" calcext:value-type="string">
            <text:p>(62) 8238-9095</text:p>
          </table:table-cell>
          <table:table-cell office:value-type="string" calcext:value-type="string">
            <text:p>8238-90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38-9095&lt;/span&gt;</text:p>
          </table:table-cell>
          <table:table-cell office:value-type="string" calcext:value-type="string">
            <text:p>Cleverson Carlos Bueno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1/2023 14:3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3T14:38:00" calcext:value-type="date">
            <text:p>13/1/2023 14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3 15:28:17.5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65944" calcext:value-type="float">
            <text:p>16165944</text:p>
          </table:table-cell>
          <table:table-cell office:value-type="float" office:value="13226091" calcext:value-type="float">
            <text:p>13226091</text:p>
          </table:table-cell>
          <table:table-cell office:value-type="float" office:value="10836241" calcext:value-type="float">
            <text:p>10836241</text:p>
          </table:table-cell>
          <table:table-cell office:value-type="float" office:value="16030955" calcext:value-type="float">
            <text:p>1603095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0" calcext:value-type="float">
            <text:p>99975460</text:p>
          </table:table-cell>
          <table:table-cell office:value-type="string" calcext:value-type="string">
            <text:p>(62) 9997-5460</text:p>
          </table:table-cell>
          <table:table-cell office:value-type="string" calcext:value-type="string">
            <text:p>9997-54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-5460&lt;/span&gt;</text:p>
          </table:table-cell>
          <table:table-cell office:value-type="string" calcext:value-type="string">
            <text:p>Cleiton Barbosa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1/2023 15:2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3T15:28:00" calcext:value-type="date">
            <text:p>13/1/2023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7 15:11:34.03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199369" calcext:value-type="float">
            <text:p>16199369</text:p>
          </table:table-cell>
          <table:table-cell office:value-type="float" office:value="13258856" calcext:value-type="float">
            <text:p>13258856</text:p>
          </table:table-cell>
          <table:table-cell office:value-type="float" office:value="10869006" calcext:value-type="float">
            <text:p>10869006</text:p>
          </table:table-cell>
          <table:table-cell office:value-type="float" office:value="16064188" calcext:value-type="float">
            <text:p>1606418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53" calcext:value-type="float">
            <text:p>353</text:p>
          </table:table-cell>
          <table:table-cell office:value-type="float" office:value="872175395" calcext:value-type="float">
            <text:p>872175395</text:p>
          </table:table-cell>
          <table:table-cell office:value-type="string" calcext:value-type="string">
            <text:p>(+353) 87217-5395</text:p>
          </table:table-cell>
          <table:table-cell office:value-type="string" calcext:value-type="string">
            <text:p>87217-53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+353) 87217-5395&lt;/span&gt;</text:p>
          </table:table-cell>
          <table:table-cell office:value-type="string" calcext:value-type="string">
            <text:p>Crislene Soares de Menez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3 15:1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7T15:12:00" calcext:value-type="date">
            <text:p>17/1/2023 15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7 15:37:31.5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00766" calcext:value-type="float">
            <text:p>16200766</text:p>
          </table:table-cell>
          <table:table-cell office:value-type="float" office:value="13259529" calcext:value-type="float">
            <text:p>13259529</text:p>
          </table:table-cell>
          <table:table-cell office:value-type="float" office:value="10869679" calcext:value-type="float">
            <text:p>10869679</text:p>
          </table:table-cell>
          <table:table-cell office:value-type="float" office:value="16065341" calcext:value-type="float">
            <text:p>160653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2912426" calcext:value-type="float">
            <text:p>82912426</text:p>
          </table:table-cell>
          <table:table-cell office:value-type="string" calcext:value-type="string">
            <text:p>(62) 8291-2426</text:p>
          </table:table-cell>
          <table:table-cell office:value-type="string" calcext:value-type="string">
            <text:p>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291-2426&lt;/span&gt;</text:p>
          </table:table-cell>
          <table:table-cell office:value-type="string" calcext:value-type="string">
            <text:p>Clara Katielle A.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1/2023 15:3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7T15:38:00" calcext:value-type="date">
            <text:p>17/1/2023 15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9 16:02:09.6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45560" calcext:value-type="float">
            <text:p>16245560</text:p>
          </table:table-cell>
          <table:table-cell office:value-type="float" office:value="13294075" calcext:value-type="float">
            <text:p>13294075</text:p>
          </table:table-cell>
          <table:table-cell office:value-type="float" office:value="10904225" calcext:value-type="float">
            <text:p>10904225</text:p>
          </table:table-cell>
          <table:table-cell office:value-type="float" office:value="16109560" calcext:value-type="float">
            <text:p>1610956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03019" calcext:value-type="float">
            <text:p>981703019</text:p>
          </table:table-cell>
          <table:table-cell office:value-type="string" calcext:value-type="string">
            <text:p>(62) 98170-3019</text:p>
          </table:table-cell>
          <table:table-cell office:value-type="string" calcext:value-type="string">
            <text:p>98170-30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0-3019&lt;/span&gt;</text:p>
          </table:table-cell>
          <table:table-cell office:value-type="string" calcext:value-type="string">
            <text:p>Clelinton Marques Faria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1/2023 16:0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9T16:02:00" calcext:value-type="date">
            <text:p>19/1/2023 16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19 16:48:15.3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48971" calcext:value-type="float">
            <text:p>16248971</text:p>
          </table:table-cell>
          <table:table-cell office:value-type="float" office:value="13296464" calcext:value-type="float">
            <text:p>13296464</text:p>
          </table:table-cell>
          <table:table-cell office:value-type="float" office:value="10906614" calcext:value-type="float">
            <text:p>10906614</text:p>
          </table:table-cell>
          <table:table-cell office:value-type="float" office:value="16112969" calcext:value-type="float">
            <text:p>1611296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503" calcext:value-type="float">
            <text:p>982034503</text:p>
          </table:table-cell>
          <table:table-cell office:value-type="string" calcext:value-type="string">
            <text:p>(62) 98203-4503</text:p>
          </table:table-cell>
          <table:table-cell office:value-type="string" calcext:value-type="string">
            <text:p>98203-45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503&lt;/span&gt;</text:p>
          </table:table-cell>
          <table:table-cell office:value-type="string" calcext:value-type="string">
            <text:p>Cheila Batista de Oliveira Gom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9/01/2023 16:4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19T16:48:00" calcext:value-type="date">
            <text:p>19/1/2023 16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3:30:03.8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6694" calcext:value-type="float">
            <text:p>16256694</text:p>
          </table:table-cell>
          <table:table-cell office:value-type="float" office:value="13301502" calcext:value-type="float">
            <text:p>13301502</text:p>
          </table:table-cell>
          <table:table-cell office:value-type="float" office:value="10911652" calcext:value-type="float">
            <text:p>10911652</text:p>
          </table:table-cell>
          <table:table-cell office:value-type="float" office:value="16120174" calcext:value-type="float">
            <text:p>1612017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16512" calcext:value-type="float">
            <text:p>999116512</text:p>
          </table:table-cell>
          <table:table-cell office:value-type="string" calcext:value-type="string">
            <text:p>(62) 99911-6512</text:p>
          </table:table-cell>
          <table:table-cell office:value-type="string" calcext:value-type="string">
            <text:p>99911-65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1-6512&lt;/span&gt;</text:p>
          </table:table-cell>
          <table:table-cell office:value-type="string" calcext:value-type="string">
            <text:p>Monnara Eveline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3:3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3:30:00" calcext:value-type="date">
            <text:p>20/1/2023 13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5:06:26.3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7189" calcext:value-type="float">
            <text:p>16257189</text:p>
          </table:table-cell>
          <table:table-cell office:value-type="float" office:value="13301943" calcext:value-type="float">
            <text:p>13301943</text:p>
          </table:table-cell>
          <table:table-cell office:value-type="float" office:value="10912093" calcext:value-type="float">
            <text:p>10912093</text:p>
          </table:table-cell>
          <table:table-cell office:value-type="float" office:value="16120664" calcext:value-type="float">
            <text:p>1612066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091180" calcext:value-type="float">
            <text:p>98091180</text:p>
          </table:table-cell>
          <table:table-cell office:value-type="string" calcext:value-type="string">
            <text:p>(62) 9809-1180</text:p>
          </table:table-cell>
          <table:table-cell office:value-type="string" calcext:value-type="string">
            <text:p>9809-118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09-1180&lt;/span&gt;</text:p>
          </table:table-cell>
          <table:table-cell office:value-type="string" calcext:value-type="string">
            <text:p>Divino Martins da Costa Junio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5:0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5:06:00" calcext:value-type="date">
            <text:p>20/1/2023 15:0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0 15:56:59.9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57472" calcext:value-type="float">
            <text:p>16257472</text:p>
          </table:table-cell>
          <table:table-cell office:value-type="float" office:value="13302190" calcext:value-type="float">
            <text:p>13302190</text:p>
          </table:table-cell>
          <table:table-cell office:value-type="float" office:value="10912340" calcext:value-type="float">
            <text:p>10912340</text:p>
          </table:table-cell>
          <table:table-cell office:value-type="float" office:value="16120940" calcext:value-type="float">
            <text:p>1612094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88936140" calcext:value-type="float">
            <text:p>988936140</text:p>
          </table:table-cell>
          <table:table-cell office:value-type="string" calcext:value-type="string">
            <text:p>(34) 98893-6140</text:p>
          </table:table-cell>
          <table:table-cell office:value-type="string" calcext:value-type="string">
            <text:p>98893-614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34) 98893-6140&lt;/span&gt;</text:p>
          </table:table-cell>
          <table:table-cell office:value-type="string" calcext:value-type="string">
            <text:p>Daniela Almeida Alenc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0/01/2023 15:5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0T15:57:00" calcext:value-type="date">
            <text:p>20/1/2023 15:5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3 15:03:49.9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61199" calcext:value-type="float">
            <text:p>16261199</text:p>
          </table:table-cell>
          <table:table-cell office:value-type="float" office:value="13305420" calcext:value-type="float">
            <text:p>13305420</text:p>
          </table:table-cell>
          <table:table-cell office:value-type="float" office:value="10915570" calcext:value-type="float">
            <text:p>10915570</text:p>
          </table:table-cell>
          <table:table-cell office:value-type="float" office:value="16124620" calcext:value-type="float">
            <text:p>1612462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984002548" calcext:value-type="float">
            <text:p>984002548</text:p>
          </table:table-cell>
          <table:table-cell office:value-type="string" calcext:value-type="string">
            <text:p>(47) 98400-2548</text:p>
          </table:table-cell>
          <table:table-cell office:value-type="string" calcext:value-type="string">
            <text:p>98400-254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47) 98400-2548&lt;/span&gt;</text:p>
          </table:table-cell>
          <table:table-cell office:value-type="string" calcext:value-type="string">
            <text:p>Beatriz Galvã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1/2023 15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3T15:04:00" calcext:value-type="date">
            <text:p>23/1/2023 15:0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24 16:44:23.27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288218" calcext:value-type="float">
            <text:p>16288218</text:p>
          </table:table-cell>
          <table:table-cell office:value-type="float" office:value="13324719" calcext:value-type="float">
            <text:p>13324719</text:p>
          </table:table-cell>
          <table:table-cell office:value-type="float" office:value="10934869" calcext:value-type="float">
            <text:p>10934869</text:p>
          </table:table-cell>
          <table:table-cell office:value-type="float" office:value="16151551" calcext:value-type="float">
            <text:p>161515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20303" calcext:value-type="float">
            <text:p>981520303</text:p>
          </table:table-cell>
          <table:table-cell office:value-type="string" calcext:value-type="string">
            <text:p>(62) 98152-0303</text:p>
          </table:table-cell>
          <table:table-cell office:value-type="string" calcext:value-type="string">
            <text:p>98152-030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2-0303&lt;/span&gt;</text:p>
          </table:table-cell>
          <table:table-cell office:value-type="string" calcext:value-type="string">
            <text:p>Raniele Xavier Montei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1/2023 16:4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24T16:44:00" calcext:value-type="date">
            <text:p>24/1/2023 16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1-31 16:16:15.4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58897" calcext:value-type="float">
            <text:p>16358897</text:p>
          </table:table-cell>
          <table:table-cell office:value-type="float" office:value="13378211" calcext:value-type="float">
            <text:p>13378211</text:p>
          </table:table-cell>
          <table:table-cell office:value-type="float" office:value="10988361" calcext:value-type="float">
            <text:p>10988361</text:p>
          </table:table-cell>
          <table:table-cell office:value-type="float" office:value="16219639" calcext:value-type="float">
            <text:p>1621963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2454491" calcext:value-type="float">
            <text:p>992454491</text:p>
          </table:table-cell>
          <table:table-cell office:value-type="string" calcext:value-type="string">
            <text:p>(62) 99245-4491</text:p>
          </table:table-cell>
          <table:table-cell office:value-type="string" calcext:value-type="string">
            <text:p>99245-449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245-4491&lt;/span&gt;</text:p>
          </table:table-cell>
          <table:table-cell office:value-type="string" calcext:value-type="string">
            <text:p>Welytta Crystina de Oliveira Fari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31/01/2023 16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1-31T16:16:00" calcext:value-type="date">
            <text:p>31/1/2023 16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1 09:25:20.4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60944" calcext:value-type="float">
            <text:p>16360944</text:p>
          </table:table-cell>
          <table:table-cell office:value-type="float" office:value="13379362" calcext:value-type="float">
            <text:p>13379362</text:p>
          </table:table-cell>
          <table:table-cell office:value-type="float" office:value="10989512" calcext:value-type="float">
            <text:p>10989512</text:p>
          </table:table-cell>
          <table:table-cell office:value-type="float" office:value="16220897" calcext:value-type="float">
            <text:p>1622089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99200136" calcext:value-type="float">
            <text:p>999200136</text:p>
          </table:table-cell>
          <table:table-cell office:value-type="string" calcext:value-type="string">
            <text:p>(19) 99920-0136</text:p>
          </table:table-cell>
          <table:table-cell office:value-type="string" calcext:value-type="string">
            <text:p>99920-01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9) 99920-0136&lt;/span&gt;</text:p>
          </table:table-cell>
          <table:table-cell office:value-type="string" calcext:value-type="string">
            <text:p>Jose Carlos Oliveira Gam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2/2023 09:25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1T09:25:00" calcext:value-type="date">
            <text:p>1/2/2023 09:2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2 09:27:26.34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375910" calcext:value-type="float">
            <text:p>16375910</text:p>
          </table:table-cell>
          <table:table-cell office:value-type="float" office:value="13389747" calcext:value-type="float">
            <text:p>13389747</text:p>
          </table:table-cell>
          <table:table-cell office:value-type="float" office:value="10999897" calcext:value-type="float">
            <text:p>10999897</text:p>
          </table:table-cell>
          <table:table-cell office:value-type="float" office:value="16235723" calcext:value-type="float">
            <text:p>162357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754621" calcext:value-type="float">
            <text:p>999754621</text:p>
          </table:table-cell>
          <table:table-cell office:value-type="string" calcext:value-type="string">
            <text:p>(62) 99975-4621</text:p>
          </table:table-cell>
          <table:table-cell office:value-type="string" calcext:value-type="string">
            <text:p>99975-462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75-4621&lt;/span&gt;</text:p>
          </table:table-cell>
          <table:table-cell office:value-type="string" calcext:value-type="string">
            <text:p>Joao Luiz De Aguia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/02/2023 09:2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2T09:27:00" calcext:value-type="date">
            <text:p>2/2/2023 09:2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6 10:04:42.1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20911" calcext:value-type="float">
            <text:p>17020911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857141" calcext:value-type="float">
            <text:p>168571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214287" calcext:value-type="float">
            <text:p>998214287</text:p>
          </table:table-cell>
          <table:table-cell office:value-type="string" calcext:value-type="string">
            <text:p>(62) 99821-4287</text:p>
          </table:table-cell>
          <table:table-cell office:value-type="string" calcext:value-type="string">
            <text:p>998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3/2023 10:0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6T10:05:00" calcext:value-type="date">
            <text:p>16/3/2023 10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0:08:17.5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0331" calcext:value-type="float">
            <text:p>16440331</text:p>
          </table:table-cell>
          <table:table-cell office:value-type="float" office:value="13437962" calcext:value-type="float">
            <text:p>13437962</text:p>
          </table:table-cell>
          <table:table-cell office:value-type="float" office:value="11048112" calcext:value-type="float">
            <text:p>11048112</text:p>
          </table:table-cell>
          <table:table-cell office:value-type="float" office:value="16299199" calcext:value-type="float">
            <text:p>1629919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12426" calcext:value-type="float">
            <text:p>982912426</text:p>
          </table:table-cell>
          <table:table-cell office:value-type="string" calcext:value-type="string">
            <text:p>(62) 98291-2426</text:p>
          </table:table-cell>
          <table:table-cell office:value-type="string" calcext:value-type="string">
            <text:p>98291-24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1-2426&lt;/span&gt;</text:p>
          </table:table-cell>
          <table:table-cell office:value-type="string" calcext:value-type="string">
            <text:p>Carla Katielle A. Carva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0:0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0:08:00" calcext:value-type="date">
            <text:p>8/2/2023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22:11.9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550" calcext:value-type="float">
            <text:p>16447550</text:p>
          </table:table-cell>
          <table:table-cell office:value-type="float" office:value="13442875" calcext:value-type="float">
            <text:p>13442875</text:p>
          </table:table-cell>
          <table:table-cell office:value-type="float" office:value="11053025" calcext:value-type="float">
            <text:p>11053025</text:p>
          </table:table-cell>
          <table:table-cell office:value-type="float" office:value="16306137" calcext:value-type="float">
            <text:p>16306137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88523" calcext:value-type="float">
            <text:p>996788523</text:p>
          </table:table-cell>
          <table:table-cell office:value-type="string" calcext:value-type="string">
            <text:p>(62) 99678-8523</text:p>
          </table:table-cell>
          <table:table-cell office:value-type="string" calcext:value-type="string">
            <text:p>99678-852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8-8523&lt;/span&gt;</text:p>
          </table:table-cell>
          <table:table-cell office:value-type="string" calcext:value-type="string">
            <text:p>Ivanildes Bergamelli de Brit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22:00" calcext:value-type="date">
            <text:p>8/2/2023 15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15:52:00.69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47773" calcext:value-type="float">
            <text:p>16447773</text:p>
          </table:table-cell>
          <table:table-cell office:value-type="float" office:value="13443052" calcext:value-type="float">
            <text:p>13443052</text:p>
          </table:table-cell>
          <table:table-cell office:value-type="float" office:value="11053202" calcext:value-type="float">
            <text:p>11053202</text:p>
          </table:table-cell>
          <table:table-cell office:value-type="float" office:value="16306359" calcext:value-type="float">
            <text:p>163063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639499" calcext:value-type="float">
            <text:p>984639499</text:p>
          </table:table-cell>
          <table:table-cell office:value-type="string" calcext:value-type="string">
            <text:p>(62) 98463-9499</text:p>
          </table:table-cell>
          <table:table-cell office:value-type="string" calcext:value-type="string">
            <text:p>98463-949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63-9499&lt;/span&gt;</text:p>
          </table:table-cell>
          <table:table-cell office:value-type="string" calcext:value-type="string">
            <text:p>Jeovanna Alves Monteiro de Assunçã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8/02/2023 15:5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8T15:52:00" calcext:value-type="date">
            <text:p>8/2/2023 15:5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9 15:41:18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51486" calcext:value-type="float">
            <text:p>16451486</text:p>
          </table:table-cell>
          <table:table-cell office:value-type="float" office:value="13455716" calcext:value-type="float">
            <text:p>13455716</text:p>
          </table:table-cell>
          <table:table-cell office:value-type="float" office:value="11065866" calcext:value-type="float">
            <text:p>11065866</text:p>
          </table:table-cell>
          <table:table-cell office:value-type="float" office:value="16309859" calcext:value-type="float">
            <text:p>1630985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04219" calcext:value-type="float">
            <text:p>981604219</text:p>
          </table:table-cell>
          <table:table-cell office:value-type="string" calcext:value-type="string">
            <text:p>(62) 98160-4219</text:p>
          </table:table-cell>
          <table:table-cell office:value-type="string" calcext:value-type="string">
            <text:p>98160-421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0-4219&lt;/span&gt;</text:p>
          </table:table-cell>
          <table:table-cell office:value-type="string" calcext:value-type="string">
            <text:p>Marcos Vinicius Vieira de Araú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02/2023 15:4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09T15:41:00" calcext:value-type="date">
            <text:p>9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3 10:54:58.09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80025" calcext:value-type="float">
            <text:p>16480025</text:p>
          </table:table-cell>
          <table:table-cell office:value-type="float" office:value="13463751" calcext:value-type="float">
            <text:p>13463751</text:p>
          </table:table-cell>
          <table:table-cell office:value-type="float" office:value="11073901" calcext:value-type="float">
            <text:p>11073901</text:p>
          </table:table-cell>
          <table:table-cell office:value-type="float" office:value="16335723" calcext:value-type="float">
            <text:p>1633572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77233" calcext:value-type="float">
            <text:p>983377233</text:p>
          </table:table-cell>
          <table:table-cell office:value-type="string" calcext:value-type="string">
            <text:p>(62) 98337-7233</text:p>
          </table:table-cell>
          <table:table-cell office:value-type="string" calcext:value-type="string">
            <text:p>98337-723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37-7233&lt;/span&gt;</text:p>
          </table:table-cell>
          <table:table-cell office:value-type="string" calcext:value-type="string">
            <text:p>Elizete da Silva Vieir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2/2023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3T10:55:00" calcext:value-type="date">
            <text:p>13/2/2023 10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3 14:58:54.72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484165" calcext:value-type="float">
            <text:p>16484165</text:p>
          </table:table-cell>
          <table:table-cell office:value-type="float" office:value="13468832" calcext:value-type="float">
            <text:p>13468832</text:p>
          </table:table-cell>
          <table:table-cell office:value-type="float" office:value="11078982" calcext:value-type="float">
            <text:p>11078982</text:p>
          </table:table-cell>
          <table:table-cell office:value-type="float" office:value="16339854" calcext:value-type="float">
            <text:p>1633985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730911" calcext:value-type="float">
            <text:p>984730911</text:p>
          </table:table-cell>
          <table:table-cell office:value-type="string" calcext:value-type="string">
            <text:p>(62) 98473-0911</text:p>
          </table:table-cell>
          <table:table-cell office:value-type="string" calcext:value-type="string">
            <text:p>98473-091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73-0911&lt;/span&gt;</text:p>
          </table:table-cell>
          <table:table-cell office:value-type="string" calcext:value-type="string">
            <text:p>Ana Cristina Alves Carvalh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3/02/2023 14:58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3T14:59:00" calcext:value-type="date">
            <text:p>13/2/2023 14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6 10:45:59.87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16507" calcext:value-type="float">
            <text:p>16616507</text:p>
          </table:table-cell>
          <table:table-cell office:value-type="float" office:value="13562402" calcext:value-type="float">
            <text:p>13562402</text:p>
          </table:table-cell>
          <table:table-cell office:value-type="float" office:value="11172552" calcext:value-type="float">
            <text:p>11172552</text:p>
          </table:table-cell>
          <table:table-cell office:value-type="float" office:value="16469536" calcext:value-type="float">
            <text:p>1646953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95949" calcext:value-type="float">
            <text:p>981495949</text:p>
          </table:table-cell>
          <table:table-cell office:value-type="string" calcext:value-type="string">
            <text:p>(62) 98149-5949</text:p>
          </table:table-cell>
          <table:table-cell office:value-type="string" calcext:value-type="string">
            <text:p>98149-594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9-5949&lt;/span&gt;</text:p>
          </table:table-cell>
          <table:table-cell office:value-type="string" calcext:value-type="string">
            <text:p>Milena Aparecida Dos Santos Roc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3 10:4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6T10:46:00" calcext:value-type="date">
            <text:p>16/2/2023 10:4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6 16:57:36.3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23468" calcext:value-type="float">
            <text:p>16623468</text:p>
          </table:table-cell>
          <table:table-cell office:value-type="float" office:value="13572762" calcext:value-type="float">
            <text:p>13572762</text:p>
          </table:table-cell>
          <table:table-cell office:value-type="float" office:value="11182912" calcext:value-type="float">
            <text:p>11182912</text:p>
          </table:table-cell>
          <table:table-cell office:value-type="float" office:value="16476194" calcext:value-type="float">
            <text:p>16476194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670843" calcext:value-type="float">
            <text:p>981670843</text:p>
          </table:table-cell>
          <table:table-cell office:value-type="string" calcext:value-type="string">
            <text:p>(62) 98167-0843</text:p>
          </table:table-cell>
          <table:table-cell office:value-type="string" calcext:value-type="string">
            <text:p>98167-08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67-0843&lt;/span&gt;</text:p>
          </table:table-cell>
          <table:table-cell office:value-type="string" calcext:value-type="string">
            <text:p>Amaril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6/02/2023 16:5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6T16:58:00" calcext:value-type="date">
            <text:p>16/2/2023 16:5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17 09:24:10.43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656140" calcext:value-type="float">
            <text:p>16656140</text:p>
          </table:table-cell>
          <table:table-cell office:value-type="float" office:value="13593573" calcext:value-type="float">
            <text:p>13593573</text:p>
          </table:table-cell>
          <table:table-cell office:value-type="float" office:value="11203723" calcext:value-type="float">
            <text:p>11203723</text:p>
          </table:table-cell>
          <table:table-cell office:value-type="float" office:value="16508818" calcext:value-type="float">
            <text:p>16508818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003446" calcext:value-type="float">
            <text:p>986003446</text:p>
          </table:table-cell>
          <table:table-cell office:value-type="string" calcext:value-type="string">
            <text:p>(62) 98600-3446</text:p>
          </table:table-cell>
          <table:table-cell office:value-type="string" calcext:value-type="string">
            <text:p>98600-344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600-3446&lt;/span&gt;</text:p>
          </table:table-cell>
          <table:table-cell office:value-type="string" calcext:value-type="string">
            <text:p>Alice Maria Bonfim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7/02/2023 09:2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17T09:24:00" calcext:value-type="date">
            <text:p>17/2/2023 09:2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23 17:03:01.2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31108" calcext:value-type="float">
            <text:p>16731108</text:p>
          </table:table-cell>
          <table:table-cell office:value-type="float" office:value="13652092" calcext:value-type="float">
            <text:p>13652092</text:p>
          </table:table-cell>
          <table:table-cell office:value-type="float" office:value="11262242" calcext:value-type="float">
            <text:p>11262242</text:p>
          </table:table-cell>
          <table:table-cell office:value-type="float" office:value="16581976" calcext:value-type="float">
            <text:p>165819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98302" calcext:value-type="float">
            <text:p>982998302</text:p>
          </table:table-cell>
          <table:table-cell office:value-type="string" calcext:value-type="string">
            <text:p>(62) 98299-8302</text:p>
          </table:table-cell>
          <table:table-cell office:value-type="string" calcext:value-type="string">
            <text:p>98299-830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9-8302&lt;/span&gt;</text:p>
          </table:table-cell>
          <table:table-cell office:value-type="string" calcext:value-type="string">
            <text:p>Vitoria Gabrielly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2/2023 17:0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23T17:03:00" calcext:value-type="date">
            <text:p>23/2/2023 17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28 09:29:54.25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62113" calcext:value-type="float">
            <text:p>16762113</text:p>
          </table:table-cell>
          <table:table-cell office:value-type="float" office:value="13671541" calcext:value-type="float">
            <text:p>13671541</text:p>
          </table:table-cell>
          <table:table-cell office:value-type="float" office:value="11281691" calcext:value-type="float">
            <text:p>11281691</text:p>
          </table:table-cell>
          <table:table-cell office:value-type="float" office:value="16609345" calcext:value-type="float">
            <text:p>1660934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350844" calcext:value-type="float">
            <text:p>982350844</text:p>
          </table:table-cell>
          <table:table-cell office:value-type="string" calcext:value-type="string">
            <text:p>(62) 98235-0844</text:p>
          </table:table-cell>
          <table:table-cell office:value-type="string" calcext:value-type="string">
            <text:p>98235-08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35-0844&lt;/span&gt;</text:p>
          </table:table-cell>
          <table:table-cell office:value-type="string" calcext:value-type="string">
            <text:p>Silomar Mendes da Silv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2/2023 09:2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2-28T09:30:00" calcext:value-type="date">
            <text:p>28/2/2023 09:3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01 16:22:22.53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797188" calcext:value-type="float">
            <text:p>16797188</text:p>
          </table:table-cell>
          <table:table-cell office:value-type="float" office:value="13702035" calcext:value-type="float">
            <text:p>13702035</text:p>
          </table:table-cell>
          <table:table-cell office:value-type="float" office:value="11312185" calcext:value-type="float">
            <text:p>11312185</text:p>
          </table:table-cell>
          <table:table-cell office:value-type="float" office:value="16644172" calcext:value-type="float">
            <text:p>1664417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904857" calcext:value-type="float">
            <text:p>982904857</text:p>
          </table:table-cell>
          <table:table-cell office:value-type="string" calcext:value-type="string">
            <text:p>(62) 98290-4857</text:p>
          </table:table-cell>
          <table:table-cell office:value-type="string" calcext:value-type="string">
            <text:p>98290-485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90-4857&lt;/span&gt;</text:p>
          </table:table-cell>
          <table:table-cell office:value-type="string" calcext:value-type="string">
            <text:p>Aparecida Dos Santos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/03/2023 16:2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01T16:22:00" calcext:value-type="date">
            <text:p>1/3/2023 16:2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0 15:16:38.9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6951994" calcext:value-type="float">
            <text:p>16951994</text:p>
          </table:table-cell>
          <table:table-cell office:value-type="float" office:value="13823180" calcext:value-type="float">
            <text:p>13823180</text:p>
          </table:table-cell>
          <table:table-cell office:value-type="float" office:value="11433330" calcext:value-type="float">
            <text:p>11433330</text:p>
          </table:table-cell>
          <table:table-cell office:value-type="float" office:value="16793682" calcext:value-type="float">
            <text:p>1679368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40612" calcext:value-type="float">
            <text:p>982240612</text:p>
          </table:table-cell>
          <table:table-cell office:value-type="string" calcext:value-type="string">
            <text:p>(62) 98224-0612</text:p>
          </table:table-cell>
          <table:table-cell office:value-type="string" calcext:value-type="string">
            <text:p>98224-061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4-0612&lt;/span&gt;</text:p>
          </table:table-cell>
          <table:table-cell office:value-type="string" calcext:value-type="string">
            <text:p>Michele de Jesus da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0/03/2023 15:16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0T15:17:00" calcext:value-type="date">
            <text:p>10/3/2023 15:1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4 15:20:29.70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3737" calcext:value-type="float">
            <text:p>17003737</text:p>
          </table:table-cell>
          <table:table-cell office:value-type="float" office:value="13858079" calcext:value-type="float">
            <text:p>13858079</text:p>
          </table:table-cell>
          <table:table-cell office:value-type="float" office:value="11468229" calcext:value-type="float">
            <text:p>11468229</text:p>
          </table:table-cell>
          <table:table-cell office:value-type="float" office:value="16841076" calcext:value-type="float">
            <text:p>168410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35143" calcext:value-type="float">
            <text:p>981035143</text:p>
          </table:table-cell>
          <table:table-cell office:value-type="string" calcext:value-type="string">
            <text:p>(62) 98103-5143</text:p>
          </table:table-cell>
          <table:table-cell office:value-type="string" calcext:value-type="string">
            <text:p>98103-51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3-5143&lt;/span&gt;</text:p>
          </table:table-cell>
          <table:table-cell office:value-type="string" calcext:value-type="string">
            <text:p>Erlana Samísia de Castr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4/03/2023 15:2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4T15:20:00" calcext:value-type="date">
            <text:p>14/3/2023 15:2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0:25:55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9498" calcext:value-type="float">
            <text:p>17009498</text:p>
          </table:table-cell>
          <table:table-cell office:value-type="float" office:value="13861402" calcext:value-type="float">
            <text:p>13861402</text:p>
          </table:table-cell>
          <table:table-cell office:value-type="float" office:value="11471552" calcext:value-type="float">
            <text:p>11471552</text:p>
          </table:table-cell>
          <table:table-cell office:value-type="float" office:value="16845751" calcext:value-type="float">
            <text:p>1684575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92431" calcext:value-type="float">
            <text:p>996792431</text:p>
          </table:table-cell>
          <table:table-cell office:value-type="string" calcext:value-type="string">
            <text:p>(62) 99679-2431</text:p>
          </table:table-cell>
          <table:table-cell office:value-type="string" calcext:value-type="string">
            <text:p>99679-243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9-2431&lt;/span&gt;</text:p>
          </table:table-cell>
          <table:table-cell office:value-type="string" calcext:value-type="string">
            <text:p>Enival Martin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0:26:00" calcext:value-type="date">
            <text:p>15/3/2023 10:2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0:25:55.25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09499" calcext:value-type="float">
            <text:p>17009499</text:p>
          </table:table-cell>
          <table:table-cell office:value-type="float" office:value="13861402" calcext:value-type="float">
            <text:p>13861402</text:p>
          </table:table-cell>
          <table:table-cell office:value-type="float" office:value="11471552" calcext:value-type="float">
            <text:p>11471552</text:p>
          </table:table-cell>
          <table:table-cell office:value-type="float" office:value="16845752" calcext:value-type="float">
            <text:p>16845752</text:p>
          </table:table-cell>
          <table:table-cell office:value-type="float" office:value="10" calcext:value-type="float">
            <text:p>10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358117" calcext:value-type="float">
            <text:p>999358117</text:p>
          </table:table-cell>
          <table:table-cell office:value-type="string" calcext:value-type="string">
            <text:p>(62) 99935-8117</text:p>
          </table:table-cell>
          <table:table-cell office:value-type="string" calcext:value-type="string">
            <text:p>99935-8117</text:p>
          </table:table-cell>
          <table:table-cell/>
          <table:table-cell office:value-type="string" calcext:value-type="string">
            <text:p>&lt;span class="tree-node-vertical-field" style="width: 100px"&gt;Residencial: &lt;/span&gt;&lt;span class="tree-node-vertical-value"&gt;(62) 99935-8117&lt;/span&gt;</text:p>
          </table:table-cell>
          <table:table-cell office:value-type="string" calcext:value-type="string">
            <text:p>Enival Martins de Oliv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0:2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0:26:00" calcext:value-type="date">
            <text:p>15/3/2023 10:26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15 13:43:58.00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10421" calcext:value-type="float">
            <text:p>17010421</text:p>
          </table:table-cell>
          <table:table-cell office:value-type="float" office:value="13862236" calcext:value-type="float">
            <text:p>13862236</text:p>
          </table:table-cell>
          <table:table-cell office:value-type="float" office:value="11472386" calcext:value-type="float">
            <text:p>11472386</text:p>
          </table:table-cell>
          <table:table-cell office:value-type="float" office:value="16846668" calcext:value-type="float">
            <text:p>16846668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83320989" calcext:value-type="float">
            <text:p>983320989</text:p>
          </table:table-cell>
          <table:table-cell office:value-type="string" calcext:value-type="string">
            <text:p>(11) 98332-0989</text:p>
          </table:table-cell>
          <table:table-cell office:value-type="string" calcext:value-type="string">
            <text:p>98332-098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11) 98332-0989&lt;/span&gt;</text:p>
          </table:table-cell>
          <table:table-cell office:value-type="string" calcext:value-type="string">
            <text:p>Marco Antônio da Cunha Filh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5/03/2023 13:43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15T13:44:00" calcext:value-type="date">
            <text:p>15/3/2023 13:4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1 10:54:25.8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72264" calcext:value-type="float">
            <text:p>17072264</text:p>
          </table:table-cell>
          <table:table-cell office:value-type="float" office:value="13905343" calcext:value-type="float">
            <text:p>13905343</text:p>
          </table:table-cell>
          <table:table-cell office:value-type="float" office:value="11515493" calcext:value-type="float">
            <text:p>11515493</text:p>
          </table:table-cell>
          <table:table-cell office:value-type="float" office:value="16905573" calcext:value-type="float">
            <text:p>169055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034226" calcext:value-type="float">
            <text:p>982034226</text:p>
          </table:table-cell>
          <table:table-cell office:value-type="string" calcext:value-type="string">
            <text:p>(62) 98203-4226</text:p>
          </table:table-cell>
          <table:table-cell office:value-type="string" calcext:value-type="string">
            <text:p>98203-42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03-4226&lt;/span&gt;</text:p>
          </table:table-cell>
          <table:table-cell office:value-type="string" calcext:value-type="string">
            <text:p>Jorcilene Nunes Vierira Xavier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3/2023 10:54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1T10:54:00" calcext:value-type="date">
            <text:p>21/3/2023 10:5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1 11:01:54.71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72313" calcext:value-type="float">
            <text:p>17072313</text:p>
          </table:table-cell>
          <table:table-cell office:value-type="float" office:value="13905382" calcext:value-type="float">
            <text:p>13905382</text:p>
          </table:table-cell>
          <table:table-cell office:value-type="float" office:value="11515532" calcext:value-type="float">
            <text:p>11515532</text:p>
          </table:table-cell>
          <table:table-cell office:value-type="float" office:value="16905622" calcext:value-type="float">
            <text:p>1690562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06563" calcext:value-type="float">
            <text:p>981406563</text:p>
          </table:table-cell>
          <table:table-cell office:value-type="string" calcext:value-type="string">
            <text:p>(62) 98140-6563</text:p>
          </table:table-cell>
          <table:table-cell office:value-type="string" calcext:value-type="string">
            <text:p>98140-656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0-6563&lt;/span&gt;</text:p>
          </table:table-cell>
          <table:table-cell office:value-type="string" calcext:value-type="string">
            <text:p>Eleida Martin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1/03/2023 11:01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1T11:02:00" calcext:value-type="date">
            <text:p>21/3/2023 11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2 14:55:06.62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83256" calcext:value-type="float">
            <text:p>17083256</text:p>
          </table:table-cell>
          <table:table-cell office:value-type="float" office:value="13914567" calcext:value-type="float">
            <text:p>13914567</text:p>
          </table:table-cell>
          <table:table-cell office:value-type="float" office:value="11524717" calcext:value-type="float">
            <text:p>11524717</text:p>
          </table:table-cell>
          <table:table-cell office:value-type="float" office:value="16916275" calcext:value-type="float">
            <text:p>1691627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03796" calcext:value-type="float">
            <text:p>982403796</text:p>
          </table:table-cell>
          <table:table-cell office:value-type="string" calcext:value-type="string">
            <text:p>(62) 98240-3796</text:p>
          </table:table-cell>
          <table:table-cell office:value-type="string" calcext:value-type="string">
            <text:p>98240-379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0-3796&lt;/span&gt;</text:p>
          </table:table-cell>
          <table:table-cell office:value-type="string" calcext:value-type="string">
            <text:p>Vitória Alves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03/2023 14:55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2T14:55:00" calcext:value-type="date">
            <text:p>22/3/2023 14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3 12:42:27.4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099548" calcext:value-type="float">
            <text:p>17099548</text:p>
          </table:table-cell>
          <table:table-cell office:value-type="float" office:value="13925416" calcext:value-type="float">
            <text:p>13925416</text:p>
          </table:table-cell>
          <table:table-cell office:value-type="float" office:value="11535566" calcext:value-type="float">
            <text:p>11535566</text:p>
          </table:table-cell>
          <table:table-cell office:value-type="float" office:value="16932285" calcext:value-type="float">
            <text:p>1693228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99131" calcext:value-type="float">
            <text:p>981599131</text:p>
          </table:table-cell>
          <table:table-cell office:value-type="string" calcext:value-type="string">
            <text:p>(62) 98159-9131</text:p>
          </table:table-cell>
          <table:table-cell office:value-type="string" calcext:value-type="string">
            <text:p>98159-9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59-9131&lt;/span&gt;</text:p>
          </table:table-cell>
          <table:table-cell office:value-type="string" calcext:value-type="string">
            <text:p>Everaldo Marinho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3/03/2023 12:42 - EA Servicos Odontologicos Eireli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3T12:42:00" calcext:value-type="date">
            <text:p>23/3/2023 12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4 17:17:36.4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12520" calcext:value-type="float">
            <text:p>17112520</text:p>
          </table:table-cell>
          <table:table-cell office:value-type="float" office:value="13935934" calcext:value-type="float">
            <text:p>13935934</text:p>
          </table:table-cell>
          <table:table-cell office:value-type="float" office:value="11546084" calcext:value-type="float">
            <text:p>11546084</text:p>
          </table:table-cell>
          <table:table-cell office:value-type="float" office:value="16944410" calcext:value-type="float">
            <text:p>16944410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497860" calcext:value-type="float">
            <text:p>982497860</text:p>
          </table:table-cell>
          <table:table-cell office:value-type="string" calcext:value-type="string">
            <text:p>(62) 98249-7860</text:p>
          </table:table-cell>
          <table:table-cell office:value-type="string" calcext:value-type="string">
            <text:p>98249-786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49-7860&lt;/span&gt;</text:p>
          </table:table-cell>
          <table:table-cell office:value-type="string" calcext:value-type="string">
            <text:p>Carolina Rosa de Souz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4/03/2023 17:1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4T17:18:00" calcext:value-type="date">
            <text:p>24/3/2023 17:1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7 15:33:50.49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19407" calcext:value-type="float">
            <text:p>17119407</text:p>
          </table:table-cell>
          <table:table-cell office:value-type="float" office:value="13941617" calcext:value-type="float">
            <text:p>13941617</text:p>
          </table:table-cell>
          <table:table-cell office:value-type="float" office:value="11551767" calcext:value-type="float">
            <text:p>11551767</text:p>
          </table:table-cell>
          <table:table-cell office:value-type="float" office:value="16951242" calcext:value-type="float">
            <text:p>1695124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555243" calcext:value-type="float">
            <text:p>984555243</text:p>
          </table:table-cell>
          <table:table-cell office:value-type="string" calcext:value-type="string">
            <text:p>(62) 98455-5243</text:p>
          </table:table-cell>
          <table:table-cell office:value-type="string" calcext:value-type="string">
            <text:p>98455-524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455-5243&lt;/span&gt;</text:p>
          </table:table-cell>
          <table:table-cell office:value-type="string" calcext:value-type="string">
            <text:p>Divino Cesar Alves Arauj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7/03/2023 15:33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7T15:34:00" calcext:value-type="date">
            <text:p>27/3/2023 15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8 10:10:33.86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24703" calcext:value-type="float">
            <text:p>17124703</text:p>
          </table:table-cell>
          <table:table-cell office:value-type="float" office:value="13944869" calcext:value-type="float">
            <text:p>13944869</text:p>
          </table:table-cell>
          <table:table-cell office:value-type="float" office:value="11555019" calcext:value-type="float">
            <text:p>11555019</text:p>
          </table:table-cell>
          <table:table-cell office:value-type="float" office:value="16955215" calcext:value-type="float">
            <text:p>16955215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4336" calcext:value-type="float">
            <text:p>981144336</text:p>
          </table:table-cell>
          <table:table-cell office:value-type="string" calcext:value-type="string">
            <text:p>(62) 98114-4336</text:p>
          </table:table-cell>
          <table:table-cell office:value-type="string" calcext:value-type="string">
            <text:p>98114-433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4-4336&lt;/span&gt;</text:p>
          </table:table-cell>
          <table:table-cell office:value-type="string" calcext:value-type="string">
            <text:p>Auliete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3 10:10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8T10:11:00" calcext:value-type="date">
            <text:p>28/3/2023 10:1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3-28 10:12:49.74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7124729" calcext:value-type="float">
            <text:p>17124729</text:p>
          </table:table-cell>
          <table:table-cell office:value-type="float" office:value="13944891" calcext:value-type="float">
            <text:p>13944891</text:p>
          </table:table-cell>
          <table:table-cell office:value-type="float" office:value="11555041" calcext:value-type="float">
            <text:p>11555041</text:p>
          </table:table-cell>
          <table:table-cell office:value-type="float" office:value="16955241" calcext:value-type="float">
            <text:p>16955241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03892" calcext:value-type="float">
            <text:p>981103892</text:p>
          </table:table-cell>
          <table:table-cell office:value-type="string" calcext:value-type="string">
            <text:p>(62) 98110-3892</text:p>
          </table:table-cell>
          <table:table-cell office:value-type="string" calcext:value-type="string">
            <text:p>98110-389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10-3892&lt;/span&gt;</text:p>
          </table:table-cell>
          <table:table-cell office:value-type="string" calcext:value-type="string">
            <text:p>Edivaldo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8/03/2023 10:12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3-03-28T10:13:00" calcext:value-type="date">
            <text:p>28/3/2023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9:03.24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4113" calcext:value-type="float">
            <text:p>12784113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73412" calcext:value-type="float">
            <text:p>9173412</text:p>
          </table:table-cell>
          <table:table-cell office:value-type="float" office:value="12725773" calcext:value-type="float">
            <text:p>1272577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1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9831-4508&lt;/span&gt;</text:p>
          </table:table-cell>
          <table:table-cell office:value-type="string" calcext:value-type="string">
            <text:p>Ester Rodrigues Ferreir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08:59:08.42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3615" calcext:value-type="float">
            <text:p>12783615</text:p>
          </table:table-cell>
          <table:table-cell office:value-type="float" office:value="11563581" calcext:value-type="float">
            <text:p>11563581</text:p>
          </table:table-cell>
          <table:table-cell office:value-type="float" office:value="9173719" calcext:value-type="float">
            <text:p>9173719</text:p>
          </table:table-cell>
          <table:table-cell office:value-type="float" office:value="12725289" calcext:value-type="float">
            <text:p>12725289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99115078" calcext:value-type="float">
            <text:p>99115078</text:p>
          </table:table-cell>
          <table:table-cell office:value-type="string" calcext:value-type="string">
            <text:p>(75) 9911-5078</text:p>
          </table:table-cell>
          <table:table-cell office:value-type="string" calcext:value-type="string">
            <text:p>9911-507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75) 9911-5078&lt;/span&gt;</text:p>
          </table:table-cell>
          <table:table-cell office:value-type="string" calcext:value-type="string">
            <text:p>Carlos Alber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08:59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08:59:00" calcext:value-type="date">
            <text:p>18/5/2022 08:5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7:48.7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12784103" calcext:value-type="float">
            <text:p>12784103</text:p>
          </table:table-cell>
          <table:table-cell office:value-type="float" office:value="11563902" calcext:value-type="float">
            <text:p>11563902</text:p>
          </table:table-cell>
          <table:table-cell office:value-type="float" office:value="9174040" calcext:value-type="float">
            <text:p>9174040</text:p>
          </table:table-cell>
          <table:table-cell office:value-type="float" office:value="12725763" calcext:value-type="float">
            <text:p>12725763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81826016" calcext:value-type="float">
            <text:p>81826016</text:p>
          </table:table-cell>
          <table:table-cell office:value-type="string" calcext:value-type="string">
            <text:p>(61) 8182-6016</text:p>
          </table:table-cell>
          <table:table-cell office:value-type="string" calcext:value-type="string">
            <text:p>8182-60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1) 8182-6016&lt;/span&gt;</text:p>
          </table:table-cell>
          <table:table-cell office:value-type="string" calcext:value-type="string">
            <text:p>Elias Pereira do Prad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7 - Thaynara Monica Lima Silva</text:p>
          </table:table-cell>
          <table:table-cell office:value-type="string" calcext:value-type="string">
            <text:p>NULL</text:p>
          </table:table-cell>
          <table:table-cell table:style-name="ce1" office:value-type="date" office:date-value="2022-05-18T10:08:00" calcext:value-type="date">
            <text:p>18/5/2022 10:0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8 10:09:25.427</text:p>
          </table:table-cell>
          <table:table-cell office:value-type="string" calcext:value-type="string">
            <text:p>2022-05-26 10:12:49.880</text:p>
          </table:table-cell>
          <table:table-cell office:value-type="float" office:value="1" calcext:value-type="float">
            <text:p>1</text:p>
          </table:table-cell>
          <table:table-cell office:value-type="float" office:value="12784116" calcext:value-type="float">
            <text:p>12784116</text:p>
          </table:table-cell>
          <table:table-cell office:value-type="float" office:value="11563320" calcext:value-type="float">
            <text:p>11563320</text:p>
          </table:table-cell>
          <table:table-cell office:value-type="float" office:value="9173458" calcext:value-type="float">
            <text:p>9173458</text:p>
          </table:table-cell>
          <table:table-cell office:value-type="float" office:value="12725776" calcext:value-type="float">
            <text:p>1272577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93341" calcext:value-type="float">
            <text:p>986293341</text:p>
          </table:table-cell>
          <table:table-cell office:value-type="string" calcext:value-type="string">
            <text:p>(62) 98629-3341</text:p>
          </table:table-cell>
          <table:table-cell office:value-type="string" calcext:value-type="string">
            <text:p>98629-33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629-3341&lt;/span&gt;</text:p>
          </table:table-cell>
          <table:table-cell office:value-type="string" calcext:value-type="string">
            <text:p>Joyce Moreira de Paul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18/05/2022 10:09 - Thaynara Monica Lima Silva</text:p>
          </table:table-cell>
          <table:table-cell office:value-type="string" calcext:value-type="string">
            <text:p>26/05/2022 10:12 - EA Servicos Odontologicos Eireli</text:p>
          </table:table-cell>
          <table:table-cell table:style-name="ce1" office:value-type="date" office:date-value="2022-05-26T10:13:00" calcext:value-type="date">
            <text:p>26/5/2022 10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22 11:06:08.247</text:p>
          </table:table-cell>
          <table:table-cell office:value-type="string" calcext:value-type="string">
            <text:p>2022-06-01 14:01:32.520</text:p>
          </table:table-cell>
          <table:table-cell office:value-type="float" office:value="0" calcext:value-type="float">
            <text:p>0</text:p>
          </table:table-cell>
          <table:table-cell office:value-type="float" office:value="12285679" calcext:value-type="float">
            <text:p>12285679</text:p>
          </table:table-cell>
          <table:table-cell office:value-type="float" office:value="11229376" calcext:value-type="float">
            <text:p>11229376</text:p>
          </table:table-cell>
          <table:table-cell office:value-type="float" office:value="8839511" calcext:value-type="float">
            <text:p>8839511</text:p>
          </table:table-cell>
          <table:table-cell office:value-type="float" office:value="12237887" calcext:value-type="float">
            <text:p>122378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8042915" calcext:value-type="float">
            <text:p>998042915</text:p>
          </table:table-cell>
          <table:table-cell office:value-type="string" calcext:value-type="string">
            <text:p>(62) 99804-2915</text:p>
          </table:table-cell>
          <table:table-cell office:value-type="string" calcext:value-type="string">
            <text:p>99804-291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804-2915&lt;/span&gt;</text:p>
          </table:table-cell>
          <table:table-cell office:value-type="string" calcext:value-type="string">
            <text:p>Erica da Silva Queiroz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03/2022 11:06 - EA Servicos Odontologicos Eireli</text:p>
          </table:table-cell>
          <table:table-cell office:value-type="string" calcext:value-type="string">
            <text:p>01/06/2022 14:01 - EA Servicos Odontologicos Eireli</text:p>
          </table:table-cell>
          <table:table-cell table:style-name="ce1" office:value-type="date" office:date-value="2022-06-01T14:02:00" calcext:value-type="date">
            <text:p>1/6/2022 14:0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16 17:30:52.823</text:p>
          </table:table-cell>
          <table:table-cell office:value-type="string" calcext:value-type="string">
            <text:p>2022-04-04 14:45:02.563</text:p>
          </table:table-cell>
          <table:table-cell office:value-type="float" office:value="0" calcext:value-type="float">
            <text:p>0</text:p>
          </table:table-cell>
          <table:table-cell office:value-type="float" office:value="12232878" calcext:value-type="float">
            <text:p>12232878</text:p>
          </table:table-cell>
          <table:table-cell office:value-type="float" office:value="11192752" calcext:value-type="float">
            <text:p>11192752</text:p>
          </table:table-cell>
          <table:table-cell office:value-type="float" office:value="8802887" calcext:value-type="float">
            <text:p>8802887</text:p>
          </table:table-cell>
          <table:table-cell office:value-type="float" office:value="12186156" calcext:value-type="float">
            <text:p>12186156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28406" calcext:value-type="float">
            <text:p>981728406</text:p>
          </table:table-cell>
          <table:table-cell office:value-type="string" calcext:value-type="string">
            <text:p>(62) 98172-8406</text:p>
          </table:table-cell>
          <table:table-cell office:value-type="string" calcext:value-type="string">
            <text:p>98172-840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72-8406&lt;/span&gt;</text:p>
          </table:table-cell>
          <table:table-cell office:value-type="string" calcext:value-type="string">
            <text:p>Valdeir Rodrigues da Silv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6/03/2022 17:30 - Thaynara Monica Lima Silva</text:p>
          </table:table-cell>
          <table:table-cell office:value-type="string" calcext:value-type="string">
            <text:p>04/04/2022 14:45 - EA Servicos Odontologicos Eireli</text:p>
          </table:table-cell>
          <table:table-cell table:style-name="ce1" office:value-type="date" office:date-value="2022-04-04T14:45:00" calcext:value-type="date">
            <text:p>4/4/2022 14:4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2-01 13:33:21.130</text:p>
          </table:table-cell>
          <table:table-cell office:value-type="string" calcext:value-type="string">
            <text:p>2022-02-16 13:16:29.700</text:p>
          </table:table-cell>
          <table:table-cell office:value-type="float" office:value="0" calcext:value-type="float">
            <text:p>0</text:p>
          </table:table-cell>
          <table:table-cell office:value-type="float" office:value="11398987" calcext:value-type="float">
            <text:p>11398987</text:p>
          </table:table-cell>
          <table:table-cell office:value-type="float" office:value="10865456" calcext:value-type="float">
            <text:p>10865456</text:p>
          </table:table-cell>
          <table:table-cell office:value-type="float" office:value="8475544" calcext:value-type="float">
            <text:p>8475544</text:p>
          </table:table-cell>
          <table:table-cell office:value-type="float" office:value="11361752" calcext:value-type="float">
            <text:p>11361752</text:p>
          </table:table-cell>
          <table:table-cell office:value-type="float" office:value="8" calcext:value-type="float">
            <text:p>8</text:p>
          </table:table-cell>
          <table:table-cell office:value-type="float" office:value="20172" calcext:value-type="float">
            <text:p>2017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1407126" calcext:value-type="float">
            <text:p>81407126</text:p>
          </table:table-cell>
          <table:table-cell office:value-type="string" calcext:value-type="string">
            <text:p>(62) 8140-7126</text:p>
          </table:table-cell>
          <table:table-cell office:value-type="string" calcext:value-type="string">
            <text:p>8140-712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140-7126&lt;/span&gt;</text:p>
          </table:table-cell>
          <table:table-cell office:value-type="string" calcext:value-type="string">
            <text:p>Arlete Gomes de Brit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1/02/2022 13:33 - Thaynara Monica Lima Silva</text:p>
          </table:table-cell>
          <table:table-cell office:value-type="string" calcext:value-type="string">
            <text:p>16/02/2022 13:16 - EA Servicos Odontologicos Eireli</text:p>
          </table:table-cell>
          <table:table-cell table:style-name="ce1" office:value-type="date" office:date-value="2022-02-16T13:16:00" calcext:value-type="date">
            <text:p>16/2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09 17:13:19.183</text:p>
          </table:table-cell>
          <table:table-cell office:value-type="string" calcext:value-type="string">
            <text:p>2020-12-09 17:15:54.637</text:p>
          </table:table-cell>
          <table:table-cell office:value-type="float" office:value="1" calcext:value-type="float">
            <text:p>1</text:p>
          </table:table-cell>
          <table:table-cell office:value-type="float" office:value="7629671" calcext:value-type="float">
            <text:p>7629671</text:p>
          </table:table-cell>
          <table:table-cell office:value-type="float" office:value="7938039" calcext:value-type="float">
            <text:p>7938039</text:p>
          </table:table-cell>
          <table:table-cell office:value-type="float" office:value="5548049" calcext:value-type="float">
            <text:p>5548049</text:p>
          </table:table-cell>
          <table:table-cell office:value-type="float" office:value="7691548" calcext:value-type="float">
            <text:p>76915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094959" calcext:value-type="float">
            <text:p>985094959</text:p>
          </table:table-cell>
          <table:table-cell office:value-type="string" calcext:value-type="string">
            <text:p>(62) 98509-4959</text:p>
          </table:table-cell>
          <table:table-cell office:value-type="string" calcext:value-type="string">
            <text:p>98509-49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509-4959&lt;/span&gt;</text:p>
          </table:table-cell>
          <table:table-cell office:value-type="string" calcext:value-type="string">
            <text:p>Barbara Ribeiro Silv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9/12/2020 17:13 - EA Servicos Odontologicos Eireli</text:p>
          </table:table-cell>
          <table:table-cell office:value-type="string" calcext:value-type="string">
            <text:p>09/12/2020 17:15 - EA Servicos Odontologicos Eireli</text:p>
          </table:table-cell>
          <table:table-cell table:style-name="ce1" office:value-type="date" office:date-value="2020-12-09T17:16:00" calcext:value-type="date">
            <text:p>9/12/2020 17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16 11:01:58.387</text:p>
          </table:table-cell>
          <table:table-cell office:value-type="string" calcext:value-type="string">
            <text:p>2022-03-28 17:14:32.353</text:p>
          </table:table-cell>
          <table:table-cell office:value-type="float" office:value="0" calcext:value-type="float">
            <text:p>0</text:p>
          </table:table-cell>
          <table:table-cell office:value-type="float" office:value="11099556" calcext:value-type="float">
            <text:p>11099556</text:p>
          </table:table-cell>
          <table:table-cell office:value-type="float" office:value="8103038" calcext:value-type="float">
            <text:p>8103038</text:p>
          </table:table-cell>
          <table:table-cell office:value-type="float" office:value="5713048" calcext:value-type="float">
            <text:p>5713048</text:p>
          </table:table-cell>
          <table:table-cell office:value-type="float" office:value="11074067" calcext:value-type="float">
            <text:p>11074067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30236" calcext:value-type="float">
            <text:p>98430236</text:p>
          </table:table-cell>
          <table:table-cell office:value-type="string" calcext:value-type="string">
            <text:p>(62) 9843-0236</text:p>
          </table:table-cell>
          <table:table-cell office:value-type="string" calcext:value-type="string">
            <text:p>9843-0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3-0236&lt;/span&gt;</text:p>
          </table:table-cell>
          <table:table-cell office:value-type="string" calcext:value-type="string">
            <text:p>Marina da Silva Gomes Net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6/12/2021 11:01 - EA Servicos Odontologicos Eireli</text:p>
          </table:table-cell>
          <table:table-cell office:value-type="string" calcext:value-type="string">
            <text:p>28/03/2022 17:14 - Thaynara Monica Lima Silva</text:p>
          </table:table-cell>
          <table:table-cell table:style-name="ce1" office:value-type="date" office:date-value="2022-03-28T17:15:00" calcext:value-type="date">
            <text:p>28/3/2022 17:1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2:59:14.323</text:p>
          </table:table-cell>
          <table:table-cell office:value-type="string" calcext:value-type="string">
            <text:p>2022-12-07 13:47:50.233</text:p>
          </table:table-cell>
          <table:table-cell office:value-type="float" office:value="0" calcext:value-type="float">
            <text:p>0</text:p>
          </table:table-cell>
          <table:table-cell office:value-type="float" office:value="7857961" calcext:value-type="float">
            <text:p>7857961</text:p>
          </table:table-cell>
          <table:table-cell office:value-type="float" office:value="8095026" calcext:value-type="float">
            <text:p>8095026</text:p>
          </table:table-cell>
          <table:table-cell office:value-type="float" office:value="5705036" calcext:value-type="float">
            <text:p>5705036</text:p>
          </table:table-cell>
          <table:table-cell office:value-type="float" office:value="7914834" calcext:value-type="float">
            <text:p>79148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40495" calcext:value-type="float">
            <text:p>981440495</text:p>
          </table:table-cell>
          <table:table-cell office:value-type="string" calcext:value-type="string">
            <text:p>(62) 98144-0495</text:p>
          </table:table-cell>
          <table:table-cell office:value-type="string" calcext:value-type="string">
            <text:p>98144-049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44-0495&lt;/span&gt;</text:p>
          </table:table-cell>
          <table:table-cell office:value-type="string" calcext:value-type="string">
            <text:p>Lorrany Tavares de Castr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12/2020 12:59 - Thaynara Monica Lima Silva</text:p>
          </table:table-cell>
          <table:table-cell office:value-type="string" calcext:value-type="string">
            <text:p>07/12/2022 13:47 - Thaynara Monica Lima Silva</text:p>
          </table:table-cell>
          <table:table-cell table:style-name="ce1" office:value-type="date" office:date-value="2022-12-07T13:48:00" calcext:value-type="date">
            <text:p>7/12/2022 13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37:24.730</text:p>
          </table:table-cell>
          <table:table-cell office:value-type="string" calcext:value-type="string">
            <text:p>2020-12-23 12:37:40.937</text:p>
          </table:table-cell>
          <table:table-cell office:value-type="float" office:value="1" calcext:value-type="float">
            <text:p>1</text:p>
          </table:table-cell>
          <table:table-cell office:value-type="float" office:value="7874975" calcext:value-type="float">
            <text:p>7874975</text:p>
          </table:table-cell>
          <table:table-cell office:value-type="float" office:value="8103916" calcext:value-type="float">
            <text:p>8103916</text:p>
          </table:table-cell>
          <table:table-cell office:value-type="float" office:value="5713926" calcext:value-type="float">
            <text:p>5713926</text:p>
          </table:table-cell>
          <table:table-cell office:value-type="float" office:value="7931144" calcext:value-type="float">
            <text:p>79311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Gilmar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436019" calcext:value-type="float">
            <text:p>981436019</text:p>
          </table:table-cell>
          <table:table-cell office:value-type="string" calcext:value-type="string">
            <text:p>(62) 98143-6019</text:p>
          </table:table-cell>
          <table:table-cell office:value-type="string" calcext:value-type="string">
            <text:p>98143-6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43-6019&lt;/span&gt;</text:p>
          </table:table-cell>
          <table:table-cell office:value-type="string" calcext:value-type="string">
            <text:p>Jusilene Almeida da Silva </text:p>
          </table:table-cell>
          <table:table-cell office:value-type="string" calcext:value-type="string">
            <text:p>Ativo</text:p>
          </table:table-cell>
          <table:table-cell table:number-columns-repeated="2" office:value-type="string" calcext:value-type="string">
            <text:p>23/12/2020 12:37 - Thaynara Monica Lima Silva</text:p>
          </table:table-cell>
          <table:table-cell table:style-name="ce1" office:value-type="date" office:date-value="2020-12-23T12:38:00" calcext:value-type="date">
            <text:p>23/12/2020 12:3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20:27:52.923</text:p>
          </table:table-cell>
          <table:table-cell office:value-type="string" calcext:value-type="string">
            <text:p>2020-12-22 20:28:15.033</text:p>
          </table:table-cell>
          <table:table-cell office:value-type="float" office:value="1" calcext:value-type="float">
            <text:p>1</text:p>
          </table:table-cell>
          <table:table-cell office:value-type="float" office:value="7874269" calcext:value-type="float">
            <text:p>7874269</text:p>
          </table:table-cell>
          <table:table-cell office:value-type="float" office:value="8103304" calcext:value-type="float">
            <text:p>8103304</text:p>
          </table:table-cell>
          <table:table-cell office:value-type="float" office:value="5713314" calcext:value-type="float">
            <text:p>5713314</text:p>
          </table:table-cell>
          <table:table-cell office:value-type="float" office:value="7930452" calcext:value-type="float">
            <text:p>79304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6280029" calcext:value-type="float">
            <text:p>986280029</text:p>
          </table:table-cell>
          <table:table-cell office:value-type="string" calcext:value-type="string">
            <text:p>(62) 98628-0029</text:p>
          </table:table-cell>
          <table:table-cell office:value-type="string" calcext:value-type="string">
            <text:p>98628-00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8628-0029&lt;/span&gt;</text:p>
          </table:table-cell>
          <table:table-cell office:value-type="string" calcext:value-type="string">
            <text:p>Neuza Ribeiro Xavier Rodrigues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20:27 - Thaynara Monica Lima Silva</text:p>
          </table:table-cell>
          <table:table-cell office:value-type="string" calcext:value-type="string">
            <text:p>22/12/2020 20:28 - Thaynara Monica Lima Silva</text:p>
          </table:table-cell>
          <table:table-cell table:style-name="ce1" office:value-type="date" office:date-value="2020-12-22T20:28:00" calcext:value-type="date">
            <text:p>22/12/2020 20:28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1:47:45.590</text:p>
          </table:table-cell>
          <table:table-cell office:value-type="string" calcext:value-type="string">
            <text:p>2020-12-22 11:48:28.390</text:p>
          </table:table-cell>
          <table:table-cell office:value-type="float" office:value="1" calcext:value-type="float">
            <text:p>1</text:p>
          </table:table-cell>
          <table:table-cell office:value-type="float" office:value="7857848" calcext:value-type="float">
            <text:p>7857848</text:p>
          </table:table-cell>
          <table:table-cell office:value-type="float" office:value="8094923" calcext:value-type="float">
            <text:p>8094923</text:p>
          </table:table-cell>
          <table:table-cell office:value-type="float" office:value="5704933" calcext:value-type="float">
            <text:p>5704933</text:p>
          </table:table-cell>
          <table:table-cell office:value-type="float" office:value="7914723" calcext:value-type="float">
            <text:p>79147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2301290" calcext:value-type="float">
            <text:p>92301290</text:p>
          </table:table-cell>
          <table:table-cell office:value-type="string" calcext:value-type="string">
            <text:p>(62) 9230-1290</text:p>
          </table:table-cell>
          <table:table-cell office:value-type="string" calcext:value-type="string">
            <text:p>9230-1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230-1290&lt;/span&gt;</text:p>
          </table:table-cell>
          <table:table-cell office:value-type="string" calcext:value-type="string">
            <text:p>Livia da Penha Venâncio de Souz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2/12/2020 11:47 - Thaynara Monica Lima Silva</text:p>
          </table:table-cell>
          <table:table-cell office:value-type="string" calcext:value-type="string">
            <text:p>22/12/2020 11:48 - Thaynara Monica Lima Silva</text:p>
          </table:table-cell>
          <table:table-cell table:style-name="ce1" office:value-type="date" office:date-value="2020-12-22T11:48:00" calcext:value-type="date">
            <text:p>22/12/2020 11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5 08:16:01.640</text:p>
          </table:table-cell>
          <table:table-cell office:value-type="string" calcext:value-type="string">
            <text:p>2022-02-14 15:49:38.540</text:p>
          </table:table-cell>
          <table:table-cell office:value-type="float" office:value="0" calcext:value-type="float">
            <text:p>0</text:p>
          </table:table-cell>
          <table:table-cell office:value-type="float" office:value="9033644" calcext:value-type="float">
            <text:p>9033644</text:p>
          </table:table-cell>
          <table:table-cell office:value-type="float" office:value="9001191" calcext:value-type="float">
            <text:p>9001191</text:p>
          </table:table-cell>
          <table:table-cell office:value-type="float" office:value="6611201" calcext:value-type="float">
            <text:p>6611201</text:p>
          </table:table-cell>
          <table:table-cell office:value-type="float" office:value="9056223" calcext:value-type="float">
            <text:p>905622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742404" calcext:value-type="float">
            <text:p>981742404</text:p>
          </table:table-cell>
          <table:table-cell office:value-type="string" calcext:value-type="string">
            <text:p>(62) 98174-2404</text:p>
          </table:table-cell>
          <table:table-cell office:value-type="string" calcext:value-type="string">
            <text:p>98174-2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74-2404&lt;/span&gt;</text:p>
          </table:table-cell>
          <table:table-cell office:value-type="string" calcext:value-type="string">
            <text:p>Valdinez Dias Ribeir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5/05/2021 08:16 - EA Servicos Odontologicos Eireli</text:p>
          </table:table-cell>
          <table:table-cell office:value-type="string" calcext:value-type="string">
            <text:p>14/02/2022 15:49 - Thaynara Monica Lima Silva</text:p>
          </table:table-cell>
          <table:table-cell table:style-name="ce1" office:value-type="date" office:date-value="2022-02-14T15:50:00" calcext:value-type="date">
            <text:p>14/2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5-03 08:13:35.587</text:p>
          </table:table-cell>
          <table:table-cell office:value-type="string" calcext:value-type="string">
            <text:p>2022-07-14 14:00:47.613</text:p>
          </table:table-cell>
          <table:table-cell office:value-type="float" office:value="0" calcext:value-type="float">
            <text:p>0</text:p>
          </table:table-cell>
          <table:table-cell office:value-type="float" office:value="9019616" calcext:value-type="float">
            <text:p>9019616</text:p>
          </table:table-cell>
          <table:table-cell office:value-type="float" office:value="9001207" calcext:value-type="float">
            <text:p>9001207</text:p>
          </table:table-cell>
          <table:table-cell office:value-type="float" office:value="6611217" calcext:value-type="float">
            <text:p>6611217</text:p>
          </table:table-cell>
          <table:table-cell office:value-type="float" office:value="9043695" calcext:value-type="float">
            <text:p>9043695</text:p>
          </table:table-cell>
          <table:table-cell office:value-type="float" office:value="8" calcext:value-type="float">
            <text:p>8</text:p>
          </table:table-cell>
          <table:table-cell office:value-type="float" office:value="20609" calcext:value-type="float">
            <text:p>206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744062" calcext:value-type="float">
            <text:p>996744062</text:p>
          </table:table-cell>
          <table:table-cell office:value-type="string" calcext:value-type="string">
            <text:p>(62) 99674-4062</text:p>
          </table:table-cell>
          <table:table-cell office:value-type="string" calcext:value-type="string">
            <text:p>99674-4062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674-4062&lt;/span&gt;</text:p>
          </table:table-cell>
          <table:table-cell office:value-type="string" calcext:value-type="string">
            <text:p>Maria Aparecida Moreira da Silva Oliv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3/05/2021 08:13 - Michelle </text:p>
          </table:table-cell>
          <table:table-cell office:value-type="string" calcext:value-type="string">
            <text:p>14/07/2022 14:00 - Thaynara Monica Lima Silva</text:p>
          </table:table-cell>
          <table:table-cell table:style-name="ce1" office:value-type="date" office:date-value="2022-07-14T14:01:00" calcext:value-type="date">
            <text:p>14/7/2022 14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20 19:08:02.563</text:p>
          </table:table-cell>
          <table:table-cell office:value-type="string" calcext:value-type="string">
            <text:p>2022-08-18 10:42:19.130</text:p>
          </table:table-cell>
          <table:table-cell office:value-type="float" office:value="0" calcext:value-type="float">
            <text:p>0</text:p>
          </table:table-cell>
          <table:table-cell office:value-type="float" office:value="11308851" calcext:value-type="float">
            <text:p>11308851</text:p>
          </table:table-cell>
          <table:table-cell office:value-type="float" office:value="8112013" calcext:value-type="float">
            <text:p>8112013</text:p>
          </table:table-cell>
          <table:table-cell office:value-type="float" office:value="5722023" calcext:value-type="float">
            <text:p>5722023</text:p>
          </table:table-cell>
          <table:table-cell office:value-type="float" office:value="11276013" calcext:value-type="float">
            <text:p>11276013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493577" calcext:value-type="float">
            <text:p>98493577</text:p>
          </table:table-cell>
          <table:table-cell office:value-type="string" calcext:value-type="string">
            <text:p>(62) 9849-3577</text:p>
          </table:table-cell>
          <table:table-cell office:value-type="string" calcext:value-type="string">
            <text:p>9849-35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49-3577&lt;/span&gt;</text:p>
          </table:table-cell>
          <table:table-cell office:value-type="string" calcext:value-type="string">
            <text:p>Rafael Dentes Machad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0/01/2022 19:08 - EA Servicos Odontologicos Eireli</text:p>
          </table:table-cell>
          <table:table-cell office:value-type="string" calcext:value-type="string">
            <text:p>18/08/2022 10:42 - Thaynara Monica Lima Silva</text:p>
          </table:table-cell>
          <table:table-cell table:style-name="ce1" office:value-type="date" office:date-value="2022-08-18T10:42:00" calcext:value-type="date">
            <text:p>18/8/2022 10:4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20:29:40.770</text:p>
          </table:table-cell>
          <table:table-cell office:value-type="string" calcext:value-type="string">
            <text:p>2020-12-29 20:30:07.997</text:p>
          </table:table-cell>
          <table:table-cell office:value-type="float" office:value="1" calcext:value-type="float">
            <text:p>1</text:p>
          </table:table-cell>
          <table:table-cell office:value-type="float" office:value="7883949" calcext:value-type="float">
            <text:p>7883949</text:p>
          </table:table-cell>
          <table:table-cell office:value-type="float" office:value="8111028" calcext:value-type="float">
            <text:p>8111028</text:p>
          </table:table-cell>
          <table:table-cell office:value-type="float" office:value="5721038" calcext:value-type="float">
            <text:p>5721038</text:p>
          </table:table-cell>
          <table:table-cell office:value-type="float" office:value="7939935" calcext:value-type="float">
            <text:p>79399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Beatriz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6440610" calcext:value-type="float">
            <text:p>996440610</text:p>
          </table:table-cell>
          <table:table-cell office:value-type="string" calcext:value-type="string">
            <text:p>(62) 99644-0610</text:p>
          </table:table-cell>
          <table:table-cell office:value-type="string" calcext:value-type="string">
            <text:p>99644-06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Residencial: &lt;/span&gt;&lt;span class="tree-node-vertical-value"&gt;(62) 99644-0610&lt;/span&gt;</text:p>
          </table:table-cell>
          <table:table-cell office:value-type="string" calcext:value-type="string">
            <text:p>Inácio Damascena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20:29 - Thaynara Monica Lima Silva</text:p>
          </table:table-cell>
          <table:table-cell office:value-type="string" calcext:value-type="string">
            <text:p>29/12/2020 20:30 - Thaynara Monica Lima Silva</text:p>
          </table:table-cell>
          <table:table-cell table:style-name="ce1" office:value-type="date" office:date-value="2020-12-29T20:30:00" calcext:value-type="date">
            <text:p>29/12/2020 20:30</text:p>
          </table:table-cell>
          <table:table-cell office:value-type="string" calcext:value-type="string">
            <text:p>Residencial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3 12:49:18.137</text:p>
          </table:table-cell>
          <table:table-cell office:value-type="string" calcext:value-type="string">
            <text:p>2022-08-08 15:50:14.637</text:p>
          </table:table-cell>
          <table:table-cell office:value-type="float" office:value="0" calcext:value-type="float">
            <text:p>0</text:p>
          </table:table-cell>
          <table:table-cell office:value-type="float" office:value="7874987" calcext:value-type="float">
            <text:p>7874987</text:p>
          </table:table-cell>
          <table:table-cell office:value-type="float" office:value="8103929" calcext:value-type="float">
            <text:p>8103929</text:p>
          </table:table-cell>
          <table:table-cell office:value-type="float" office:value="5713939" calcext:value-type="float">
            <text:p>5713939</text:p>
          </table:table-cell>
          <table:table-cell office:value-type="float" office:value="7931156" calcext:value-type="float">
            <text:p>79311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595165" calcext:value-type="float">
            <text:p>982595165</text:p>
          </table:table-cell>
          <table:table-cell office:value-type="string" calcext:value-type="string">
            <text:p>(62) 98259-5165</text:p>
          </table:table-cell>
          <table:table-cell office:value-type="string" calcext:value-type="string">
            <text:p>98259-5165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59-5165&lt;/span&gt;</text:p>
          </table:table-cell>
          <table:table-cell office:value-type="string" calcext:value-type="string">
            <text:p>Jéssica Lacerda de Oliveir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3/12/2020 12:49 - Thaynara Monica Lima Silva</text:p>
          </table:table-cell>
          <table:table-cell office:value-type="string" calcext:value-type="string">
            <text:p>08/08/2022 15:50 - Thaynara Monica Lima Silva</text:p>
          </table:table-cell>
          <table:table-cell table:style-name="ce1" office:value-type="date" office:date-value="2022-08-08T15:50:00" calcext:value-type="date">
            <text:p>8/8/2022 15:50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18:16.473</text:p>
          </table:table-cell>
          <table:table-cell office:value-type="string" calcext:value-type="string">
            <text:p>2020-12-22 17:18:59.240</text:p>
          </table:table-cell>
          <table:table-cell office:value-type="float" office:value="1" calcext:value-type="float">
            <text:p>1</text:p>
          </table:table-cell>
          <table:table-cell office:value-type="float" office:value="7873372" calcext:value-type="float">
            <text:p>7873372</text:p>
          </table:table-cell>
          <table:table-cell office:value-type="float" office:value="8103118" calcext:value-type="float">
            <text:p>8103118</text:p>
          </table:table-cell>
          <table:table-cell office:value-type="float" office:value="5713128" calcext:value-type="float">
            <text:p>5713128</text:p>
          </table:table-cell>
          <table:table-cell office:value-type="float" office:value="7930240" calcext:value-type="float">
            <text:p>79302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Alba 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339609" calcext:value-type="float">
            <text:p>983339609</text:p>
          </table:table-cell>
          <table:table-cell office:value-type="string" calcext:value-type="string">
            <text:p>(62) 98333-9609</text:p>
          </table:table-cell>
          <table:table-cell office:value-type="string" calcext:value-type="string">
            <text:p>98333-9609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33-9609 (Alba) &lt;/span&gt;</text:p>
          </table:table-cell>
          <table:table-cell office:value-type="string" calcext:value-type="string">
            <text:p>Maria Nancy de Oliveira </text:p>
          </table:table-cell>
          <table:table-cell office:value-type="string" calcext:value-type="string">
            <text:p>Ativo</text:p>
          </table:table-cell>
          <table:table-cell table:number-columns-repeated="2" office:value-type="string" calcext:value-type="string">
            <text:p>22/12/2020 17:18 - Thaynara Monica Lima Silva</text:p>
          </table:table-cell>
          <table:table-cell table:style-name="ce1" office:value-type="date" office:date-value="2020-12-22T17:19:00" calcext:value-type="date">
            <text:p>22/12/2020 17:1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2 17:35:24.833</text:p>
          </table:table-cell>
          <table:table-cell office:value-type="string" calcext:value-type="string">
            <text:p>2022-08-01 13:49:24.200</text:p>
          </table:table-cell>
          <table:table-cell office:value-type="float" office:value="0" calcext:value-type="float">
            <text:p>0</text:p>
          </table:table-cell>
          <table:table-cell office:value-type="float" office:value="7873430" calcext:value-type="float">
            <text:p>7873430</text:p>
          </table:table-cell>
          <table:table-cell office:value-type="float" office:value="8103166" calcext:value-type="float">
            <text:p>8103166</text:p>
          </table:table-cell>
          <table:table-cell office:value-type="float" office:value="5713176" calcext:value-type="float">
            <text:p>5713176</text:p>
          </table:table-cell>
          <table:table-cell office:value-type="float" office:value="7930298" calcext:value-type="float">
            <text:p>79302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38179" calcext:value-type="float">
            <text:p>981338179</text:p>
          </table:table-cell>
          <table:table-cell office:value-type="string" calcext:value-type="string">
            <text:p>(62) 98133-8179</text:p>
          </table:table-cell>
          <table:table-cell office:value-type="string" calcext:value-type="string">
            <text:p>98133-81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3-8179&lt;/span&gt;</text:p>
          </table:table-cell>
          <table:table-cell office:value-type="string" calcext:value-type="string">
            <text:p>Mirlayne de Lima Ferreir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2/12/2020 17:35 - Thaynara Monica Lima Silva</text:p>
          </table:table-cell>
          <table:table-cell office:value-type="string" calcext:value-type="string">
            <text:p>01/08/2022 13:49 - Thaynara Monica Lima Silva</text:p>
          </table:table-cell>
          <table:table-cell table:style-name="ce1" office:value-type="date" office:date-value="2022-08-01T13:49:00" calcext:value-type="date">
            <text:p>1/8/2022 13:4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0-12-29 12:52:30.643</text:p>
          </table:table-cell>
          <table:table-cell office:value-type="string" calcext:value-type="string">
            <text:p>2020-12-29 12:53:08.640</text:p>
          </table:table-cell>
          <table:table-cell office:value-type="float" office:value="1" calcext:value-type="float">
            <text:p>1</text:p>
          </table:table-cell>
          <table:table-cell office:value-type="float" office:value="7883359" calcext:value-type="float">
            <text:p>7883359</text:p>
          </table:table-cell>
          <table:table-cell office:value-type="float" office:value="8110408" calcext:value-type="float">
            <text:p>8110408</text:p>
          </table:table-cell>
          <table:table-cell office:value-type="float" office:value="5720418" calcext:value-type="float">
            <text:p>5720418</text:p>
          </table:table-cell>
          <table:table-cell office:value-type="float" office:value="7939350" calcext:value-type="float">
            <text:p>7939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Érica - Mãe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147311" calcext:value-type="float">
            <text:p>981147311</text:p>
          </table:table-cell>
          <table:table-cell office:value-type="string" calcext:value-type="string">
            <text:p>(62) 98114-7311</text:p>
          </table:table-cell>
          <table:table-cell office:value-type="string" calcext:value-type="string">
            <text:p>98114-7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14-7311&lt;/span&gt;</text:p>
          </table:table-cell>
          <table:table-cell office:value-type="string" calcext:value-type="string">
            <text:p>Francisco Almeida M. Neto 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29/12/2020 12:52 - Thaynara Monica Lima Silva</text:p>
          </table:table-cell>
          <table:table-cell office:value-type="string" calcext:value-type="string">
            <text:p>29/12/2020 12:53 - Thaynara Monica Lima Silva</text:p>
          </table:table-cell>
          <table:table-cell table:style-name="ce1" office:value-type="date" office:date-value="2020-12-29T12:53:00" calcext:value-type="date">
            <text:p>29/12/2020 12:5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17 18:00:52.743</text:p>
          </table:table-cell>
          <table:table-cell office:value-type="string" calcext:value-type="string">
            <text:p>2022-10-07 15:28:22.047</text:p>
          </table:table-cell>
          <table:table-cell office:value-type="float" office:value="0" calcext:value-type="float">
            <text:p>0</text:p>
          </table:table-cell>
          <table:table-cell office:value-type="float" office:value="11298050" calcext:value-type="float">
            <text:p>11298050</text:p>
          </table:table-cell>
          <table:table-cell office:value-type="float" office:value="10793384" calcext:value-type="float">
            <text:p>10793384</text:p>
          </table:table-cell>
          <table:table-cell office:value-type="float" office:value="8403429" calcext:value-type="float">
            <text:p>8403429</text:p>
          </table:table-cell>
          <table:table-cell office:value-type="float" office:value="11265356" calcext:value-type="float">
            <text:p>112653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4203816" calcext:value-type="float">
            <text:p>84203816</text:p>
          </table:table-cell>
          <table:table-cell office:value-type="string" calcext:value-type="string">
            <text:p>(62) 8420-3816</text:p>
          </table:table-cell>
          <table:table-cell office:value-type="string" calcext:value-type="string">
            <text:p>8420-3816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420-3816&lt;/span&gt;</text:p>
          </table:table-cell>
          <table:table-cell office:value-type="string" calcext:value-type="string">
            <text:p>Uanderson Marques Venanci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1/2022 18:00 - Thaynara Monica Lima Silva</text:p>
          </table:table-cell>
          <table:table-cell office:value-type="string" calcext:value-type="string">
            <text:p>07/10/2022 15:28 - Thaynara Monica Lima Silva</text:p>
          </table:table-cell>
          <table:table-cell table:style-name="ce1" office:value-type="date" office:date-value="2022-10-07T15:28:00" calcext:value-type="date">
            <text:p>7/10/2022 15:2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7-28 09:58:13.267</text:p>
          </table:table-cell>
          <table:table-cell office:value-type="string" calcext:value-type="string">
            <text:p>2022-04-18 18:13:11.870</text:p>
          </table:table-cell>
          <table:table-cell office:value-type="float" office:value="0" calcext:value-type="float">
            <text:p>0</text:p>
          </table:table-cell>
          <table:table-cell office:value-type="float" office:value="9956343" calcext:value-type="float">
            <text:p>9956343</text:p>
          </table:table-cell>
          <table:table-cell office:value-type="float" office:value="9708537" calcext:value-type="float">
            <text:p>9708537</text:p>
          </table:table-cell>
          <table:table-cell office:value-type="float" office:value="7318547" calcext:value-type="float">
            <text:p>7318547</text:p>
          </table:table-cell>
          <table:table-cell office:value-type="float" office:value="9952515" calcext:value-type="float">
            <text:p>995251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3396184" calcext:value-type="float">
            <text:p>33396184</text:p>
          </table:table-cell>
          <table:table-cell office:value-type="string" calcext:value-type="string">
            <text:p>(62) 3339-6184</text:p>
          </table:table-cell>
          <table:table-cell office:value-type="string" calcext:value-type="string">
            <text:p>3339-6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3339-6184&lt;/span&gt;</text:p>
          </table:table-cell>
          <table:table-cell office:value-type="string" calcext:value-type="string">
            <text:p>Sirley Silva Cabral Martin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07/2021 09:58 - EA Servicos Odontologicos Eireli</text:p>
          </table:table-cell>
          <table:table-cell office:value-type="string" calcext:value-type="string">
            <text:p>18/04/2022 18:13 - Thaynara Monica Lima Silva</text:p>
          </table:table-cell>
          <table:table-cell table:style-name="ce1" office:value-type="date" office:date-value="2022-04-18T18:13:00" calcext:value-type="date">
            <text:p>18/4/2022 18:1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12-20 18:10:02.577</text:p>
          </table:table-cell>
          <table:table-cell office:value-type="string" calcext:value-type="string">
            <text:p>2022-08-05 16:13:33.823</text:p>
          </table:table-cell>
          <table:table-cell office:value-type="float" office:value="0" calcext:value-type="float">
            <text:p>0</text:p>
          </table:table-cell>
          <table:table-cell office:value-type="float" office:value="11152886" calcext:value-type="float">
            <text:p>11152886</text:p>
          </table:table-cell>
          <table:table-cell office:value-type="float" office:value="10682929" calcext:value-type="float">
            <text:p>10682929</text:p>
          </table:table-cell>
          <table:table-cell office:value-type="float" office:value="8292961" calcext:value-type="float">
            <text:p>8292961</text:p>
          </table:table-cell>
          <table:table-cell office:value-type="float" office:value="11125936" calcext:value-type="float">
            <text:p>111259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85127713" calcext:value-type="float">
            <text:p>85127713</text:p>
          </table:table-cell>
          <table:table-cell office:value-type="string" calcext:value-type="string">
            <text:p>(62) 8512-7713</text:p>
          </table:table-cell>
          <table:table-cell office:value-type="string" calcext:value-type="string">
            <text:p>8512-77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8512-7713&lt;/span&gt;</text:p>
          </table:table-cell>
          <table:table-cell office:value-type="string" calcext:value-type="string">
            <text:p>Franciely Custódio de Oliveira da Silv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0/12/2021 18:10 - Thaynara Monica Lima Silva</text:p>
          </table:table-cell>
          <table:table-cell office:value-type="string" calcext:value-type="string">
            <text:p>05/08/2022 16:13 - Thaynara Monica Lima Silva</text:p>
          </table:table-cell>
          <table:table-cell table:style-name="ce1" office:value-type="date" office:date-value="2022-08-05T16:14:00" calcext:value-type="date">
            <text:p>5/8/2022 16:1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8-31 16:26:09.707</text:p>
          </table:table-cell>
          <table:table-cell office:value-type="string" calcext:value-type="string">
            <text:p>2022-05-06 09:00:54.070</text:p>
          </table:table-cell>
          <table:table-cell office:value-type="float" office:value="0" calcext:value-type="float">
            <text:p>0</text:p>
          </table:table-cell>
          <table:table-cell office:value-type="float" office:value="10488241" calcext:value-type="float">
            <text:p>10488241</text:p>
          </table:table-cell>
          <table:table-cell office:value-type="float" office:value="10169154" calcext:value-type="float">
            <text:p>10169154</text:p>
          </table:table-cell>
          <table:table-cell office:value-type="float" office:value="7779165" calcext:value-type="float">
            <text:p>7779165</text:p>
          </table:table-cell>
          <table:table-cell office:value-type="float" office:value="10478728" calcext:value-type="float">
            <text:p>104787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2468444" calcext:value-type="float">
            <text:p>82468444</text:p>
          </table:table-cell>
          <table:table-cell table:number-columns-repeated="2" office:value-type="string" calcext:value-type="string">
            <text:p>8246-844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8246-8444&lt;/span&gt;</text:p>
          </table:table-cell>
          <table:table-cell office:value-type="string" calcext:value-type="string">
            <text:p>Nubi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31/08/2021 16:26 - Thaynara Monica Lima Silva</text:p>
          </table:table-cell>
          <table:table-cell office:value-type="string" calcext:value-type="string">
            <text:p>06/05/2022 09:00 - Thaynara Monica Lima Silva</text:p>
          </table:table-cell>
          <table:table-cell table:style-name="ce1" office:value-type="date" office:date-value="2022-05-06T09:01:00" calcext:value-type="date">
            <text:p>6/5/2022 09:0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37:52.947</text:p>
          </table:table-cell>
          <table:table-cell office:value-type="string" calcext:value-type="string">
            <text:p>2022-07-28 16:50:59.300</text:p>
          </table:table-cell>
          <table:table-cell office:value-type="float" office:value="0" calcext:value-type="float">
            <text:p>0</text:p>
          </table:table-cell>
          <table:table-cell office:value-type="float" office:value="7885170" calcext:value-type="float">
            <text:p>7885170</text:p>
          </table:table-cell>
          <table:table-cell office:value-type="float" office:value="8112310" calcext:value-type="float">
            <text:p>8112310</text:p>
          </table:table-cell>
          <table:table-cell office:value-type="float" office:value="5722320" calcext:value-type="float">
            <text:p>5722320</text:p>
          </table:table-cell>
          <table:table-cell office:value-type="float" office:value="7941140" calcext:value-type="float">
            <text:p>7941140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569770" calcext:value-type="float">
            <text:p>981569770</text:p>
          </table:table-cell>
          <table:table-cell office:value-type="string" calcext:value-type="string">
            <text:p>(62) 98156-9770</text:p>
          </table:table-cell>
          <table:table-cell office:value-type="string" calcext:value-type="string">
            <text:p>98156-977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56-9770&lt;/span&gt;</text:p>
          </table:table-cell>
          <table:table-cell office:value-type="string" calcext:value-type="string">
            <text:p>Vânia Teodoro de Oliv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2/01/2021 13:37 - EA Servicos Odontologicos Eireli</text:p>
          </table:table-cell>
          <table:table-cell office:value-type="string" calcext:value-type="string">
            <text:p>28/07/2022 16:50 - Thaynara Monica Lima Silva</text:p>
          </table:table-cell>
          <table:table-cell table:style-name="ce1" office:value-type="date" office:date-value="2022-07-28T16:51:00" calcext:value-type="date">
            <text:p>28/7/2022 16:5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1-06 14:27:23.247</text:p>
          </table:table-cell>
          <table:table-cell office:value-type="string" calcext:value-type="string">
            <text:p>2022-06-02 09:55:29.003</text:p>
          </table:table-cell>
          <table:table-cell office:value-type="float" office:value="0" calcext:value-type="float">
            <text:p>0</text:p>
          </table:table-cell>
          <table:table-cell office:value-type="float" office:value="11260349" calcext:value-type="float">
            <text:p>11260349</text:p>
          </table:table-cell>
          <table:table-cell office:value-type="float" office:value="9586722" calcext:value-type="float">
            <text:p>9586722</text:p>
          </table:table-cell>
          <table:table-cell office:value-type="float" office:value="7196732" calcext:value-type="float">
            <text:p>7196732</text:p>
          </table:table-cell>
          <table:table-cell office:value-type="float" office:value="11229508" calcext:value-type="float">
            <text:p>112295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30051" calcext:value-type="float">
            <text:p>98130051</text:p>
          </table:table-cell>
          <table:table-cell office:value-type="string" calcext:value-type="string">
            <text:p>(62) 9813-0051</text:p>
          </table:table-cell>
          <table:table-cell office:value-type="string" calcext:value-type="string">
            <text:p>9813-00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13-0051&lt;/span&gt;</text:p>
          </table:table-cell>
          <table:table-cell office:value-type="string" calcext:value-type="string">
            <text:p>Antonio Navarro de Lima Net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6/01/2022 14:27 - Thaynara Monica Lima Silva</text:p>
          </table:table-cell>
          <table:table-cell office:value-type="string" calcext:value-type="string">
            <text:p>02/06/2022 09:55 - Thaynara Monica Lima Silva</text:p>
          </table:table-cell>
          <table:table-cell table:style-name="ce1" office:value-type="date" office:date-value="2022-06-02T09:55:00" calcext:value-type="date">
            <text:p>2/6/2022 09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1-01-02 13:52:42.557</text:p>
          </table:table-cell>
          <table:table-cell office:value-type="string" calcext:value-type="string">
            <text:p>2022-10-25 14:03:26.973</text:p>
          </table:table-cell>
          <table:table-cell office:value-type="float" office:value="0" calcext:value-type="float">
            <text:p>0</text:p>
          </table:table-cell>
          <table:table-cell office:value-type="float" office:value="7885175" calcext:value-type="float">
            <text:p>7885175</text:p>
          </table:table-cell>
          <table:table-cell office:value-type="float" office:value="8112322" calcext:value-type="float">
            <text:p>8112322</text:p>
          </table:table-cell>
          <table:table-cell office:value-type="float" office:value="5722332" calcext:value-type="float">
            <text:p>5722332</text:p>
          </table:table-cell>
          <table:table-cell office:value-type="float" office:value="7941145" calcext:value-type="float">
            <text:p>7941145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1088614" calcext:value-type="float">
            <text:p>981088614</text:p>
          </table:table-cell>
          <table:table-cell office:value-type="string" calcext:value-type="string">
            <text:p>(62) 98108-8614</text:p>
          </table:table-cell>
          <table:table-cell office:value-type="string" calcext:value-type="string">
            <text:p>98108-861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108-8614&lt;/span&gt;</text:p>
          </table:table-cell>
          <table:table-cell office:value-type="string" calcext:value-type="string">
            <text:p>Valdeci Francisco Castilho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2/01/2021 13:52 - EA Servicos Odontologicos Eireli</text:p>
          </table:table-cell>
          <table:table-cell office:value-type="string" calcext:value-type="string">
            <text:p>25/10/2022 14:03 - Thaynara Monica Lima Silva</text:p>
          </table:table-cell>
          <table:table-cell table:style-name="ce1" office:value-type="date" office:date-value="2022-10-25T14:03:00" calcext:value-type="date">
            <text:p>25/10/2022 14:0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3-31 10:49:20.130</text:p>
          </table:table-cell>
          <table:table-cell office:value-type="string" calcext:value-type="string">
            <text:p>2022-04-11 13:16:16.037</text:p>
          </table:table-cell>
          <table:table-cell office:value-type="float" office:value="0" calcext:value-type="float">
            <text:p>0</text:p>
          </table:table-cell>
          <table:table-cell office:value-type="float" office:value="12387190" calcext:value-type="float">
            <text:p>12387190</text:p>
          </table:table-cell>
          <table:table-cell office:value-type="float" office:value="11289468" calcext:value-type="float">
            <text:p>11289468</text:p>
          </table:table-cell>
          <table:table-cell office:value-type="float" office:value="8899603" calcext:value-type="float">
            <text:p>8899603</text:p>
          </table:table-cell>
          <table:table-cell office:value-type="float" office:value="12338377" calcext:value-type="float">
            <text:p>123383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020497" calcext:value-type="float">
            <text:p>99020497</text:p>
          </table:table-cell>
          <table:table-cell office:value-type="string" calcext:value-type="string">
            <text:p>(62) 9902-0497</text:p>
          </table:table-cell>
          <table:table-cell office:value-type="string" calcext:value-type="string">
            <text:p>9902-049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02-0497&lt;/span&gt;</text:p>
          </table:table-cell>
          <table:table-cell office:value-type="string" calcext:value-type="string">
            <text:p>Danilo Rafael Godoy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31/03/2022 10:49 - Thaynara Monica Lima Silva</text:p>
          </table:table-cell>
          <table:table-cell office:value-type="string" calcext:value-type="string">
            <text:p>11/04/2022 13:16 - Thaynara Monica Lima Silva</text:p>
          </table:table-cell>
          <table:table-cell table:style-name="ce1" office:value-type="date" office:date-value="2022-04-11T13:16:00" calcext:value-type="date">
            <text:p>11/4/2022 13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8:00:51.223</text:p>
          </table:table-cell>
          <table:table-cell office:value-type="string" calcext:value-type="string">
            <text:p>2022-05-18 10:09:03.240</text:p>
          </table:table-cell>
          <table:table-cell office:value-type="float" office:value="0" calcext:value-type="float">
            <text:p>0</text:p>
          </table:table-cell>
          <table:table-cell office:value-type="float" office:value="12783110" calcext:value-type="float">
            <text:p>12783110</text:p>
          </table:table-cell>
          <table:table-cell office:value-type="float" office:value="11563274" calcext:value-type="float">
            <text:p>11563274</text:p>
          </table:table-cell>
          <table:table-cell office:value-type="float" office:value="9173412" calcext:value-type="float">
            <text:p>9173412</text:p>
          </table:table-cell>
          <table:table-cell office:value-type="float" office:value="12724792" calcext:value-type="float">
            <text:p>127247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2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-4508&lt;/span&gt;</text:p>
          </table:table-cell>
          <table:table-cell office:value-type="string" calcext:value-type="string">
            <text:p>Ester Rodrigues Ferreira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5/2022 18:00 - Thaynara Monica Lima Silva</text:p>
          </table:table-cell>
          <table:table-cell office:value-type="string" calcext:value-type="string">
            <text:p>18/05/2022 10:09 - Thaynara Monica Lima Silva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7-26 09:56:00.367</text:p>
          </table:table-cell>
          <table:table-cell office:value-type="string" calcext:value-type="string">
            <text:p>2022-10-14 17:34:20.810</text:p>
          </table:table-cell>
          <table:table-cell office:value-type="float" office:value="0" calcext:value-type="float">
            <text:p>0</text:p>
          </table:table-cell>
          <table:table-cell office:value-type="float" office:value="13541082" calcext:value-type="float">
            <text:p>13541082</text:p>
          </table:table-cell>
          <table:table-cell office:value-type="float" office:value="12052600" calcext:value-type="float">
            <text:p>12052600</text:p>
          </table:table-cell>
          <table:table-cell office:value-type="float" office:value="9662750" calcext:value-type="float">
            <text:p>9662750</text:p>
          </table:table-cell>
          <table:table-cell office:value-type="float" office:value="13461219" calcext:value-type="float">
            <text:p>13461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9142758" calcext:value-type="float">
            <text:p>999142758</text:p>
          </table:table-cell>
          <table:table-cell office:value-type="string" calcext:value-type="string">
            <text:p>(62) 99914-2758</text:p>
          </table:table-cell>
          <table:table-cell office:value-type="string" calcext:value-type="string">
            <text:p>99914-275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914-2758&lt;/span&gt;</text:p>
          </table:table-cell>
          <table:table-cell office:value-type="string" calcext:value-type="string">
            <text:p>Joabe Araujo dos Santo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6/07/2022 09:56 - Thaynara Monica Lima Silva</text:p>
          </table:table-cell>
          <table:table-cell office:value-type="string" calcext:value-type="string">
            <text:p>14/10/2022 17:34 - Thaynara Monica Lima Silva</text:p>
          </table:table-cell>
          <table:table-cell table:style-name="ce1" office:value-type="date" office:date-value="2022-10-14T17:34:00" calcext:value-type="date">
            <text:p>14/10/2022 17:34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6-28 08:58:59.880</text:p>
          </table:table-cell>
          <table:table-cell office:value-type="string" calcext:value-type="string">
            <text:p>2022-07-12 15:54:41.187</text:p>
          </table:table-cell>
          <table:table-cell office:value-type="float" office:value="0" calcext:value-type="float">
            <text:p>0</text:p>
          </table:table-cell>
          <table:table-cell office:value-type="float" office:value="13071412" calcext:value-type="float">
            <text:p>13071412</text:p>
          </table:table-cell>
          <table:table-cell office:value-type="float" office:value="11792280" calcext:value-type="float">
            <text:p>11792280</text:p>
          </table:table-cell>
          <table:table-cell office:value-type="float" office:value="9402430" calcext:value-type="float">
            <text:p>9402430</text:p>
          </table:table-cell>
          <table:table-cell office:value-type="float" office:value="13005512" calcext:value-type="float">
            <text:p>13005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5916713" calcext:value-type="float">
            <text:p>985916713</text:p>
          </table:table-cell>
          <table:table-cell office:value-type="string" calcext:value-type="string">
            <text:p>(62) 98591-6713</text:p>
          </table:table-cell>
          <table:table-cell office:value-type="string" calcext:value-type="string">
            <text:p>98591-6713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591-6713&lt;/span&gt;</text:p>
          </table:table-cell>
          <table:table-cell office:value-type="string" calcext:value-type="string">
            <text:p>Cleiton Pereira dos Santos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06/2022 08:58 - Thaynara Monica Lima Silva</text:p>
          </table:table-cell>
          <table:table-cell office:value-type="string" calcext:value-type="string">
            <text:p>12/07/2022 15:54 - Thaynara Monica Lima Silva</text:p>
          </table:table-cell>
          <table:table-cell table:style-name="ce1" office:value-type="date" office:date-value="2022-07-12T15:55:00" calcext:value-type="date">
            <text:p>12/7/2022 15:5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28 08:30:21.647</text:p>
          </table:table-cell>
          <table:table-cell office:value-type="string" calcext:value-type="string">
            <text:p>2023-02-08 15:41:22.967</text:p>
          </table:table-cell>
          <table:table-cell office:value-type="float" office:value="0" calcext:value-type="float">
            <text:p>0</text:p>
          </table:table-cell>
          <table:table-cell office:value-type="float" office:value="15591515" calcext:value-type="float">
            <text:p>15591515</text:p>
          </table:table-cell>
          <table:table-cell office:value-type="float" office:value="12812488" calcext:value-type="float">
            <text:p>12812488</text:p>
          </table:table-cell>
          <table:table-cell office:value-type="float" office:value="10422638" calcext:value-type="float">
            <text:p>10422638</text:p>
          </table:table-cell>
          <table:table-cell office:value-type="float" office:value="15479132" calcext:value-type="float">
            <text:p>154791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9820164" calcext:value-type="float">
            <text:p>99820164</text:p>
          </table:table-cell>
          <table:table-cell office:value-type="string" calcext:value-type="string">
            <text:p>(63) 9982-0164</text:p>
          </table:table-cell>
          <table:table-cell office:value-type="string" calcext:value-type="string">
            <text:p>9982-0164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3) 9982-0164&lt;/span&gt;</text:p>
          </table:table-cell>
          <table:table-cell office:value-type="string" calcext:value-type="string">
            <text:p>Veivilaine Tavares dos Anjo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8/10/2022 08:30 - Thaynara Monica Lima Silva</text:p>
          </table:table-cell>
          <table:table-cell office:value-type="string" calcext:value-type="string">
            <text:p>08/02/2023 15:41 - Thaynara Monica Lima Silva</text:p>
          </table:table-cell>
          <table:table-cell table:style-name="ce1" office:value-type="date" office:date-value="2023-02-08T15:41:00" calcext:value-type="date">
            <text:p>8/2/2023 15:41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4-25 18:17:55.527</text:p>
          </table:table-cell>
          <table:table-cell office:value-type="string" calcext:value-type="string">
            <text:p>2022-07-13 13:11:34.530</text:p>
          </table:table-cell>
          <table:table-cell office:value-type="float" office:value="0" calcext:value-type="float">
            <text:p>0</text:p>
          </table:table-cell>
          <table:table-cell office:value-type="float" office:value="12614758" calcext:value-type="float">
            <text:p>12614758</text:p>
          </table:table-cell>
          <table:table-cell office:value-type="float" office:value="11446376" calcext:value-type="float">
            <text:p>11446376</text:p>
          </table:table-cell>
          <table:table-cell office:value-type="float" office:value="9056512" calcext:value-type="float">
            <text:p>9056512</text:p>
          </table:table-cell>
          <table:table-cell office:value-type="float" office:value="12558836" calcext:value-type="float">
            <text:p>125588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6114720" calcext:value-type="float">
            <text:p>96114720</text:p>
          </table:table-cell>
          <table:table-cell office:value-type="string" calcext:value-type="string">
            <text:p>(62) 9611-4720</text:p>
          </table:table-cell>
          <table:table-cell office:value-type="string" calcext:value-type="string">
            <text:p>9611-4720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611-4720&lt;/span&gt;</text:p>
          </table:table-cell>
          <table:table-cell office:value-type="string" calcext:value-type="string">
            <text:p>Fabiana Francisco da Silv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5/04/2022 18:17 - Thaynara Monica Lima Silva</text:p>
          </table:table-cell>
          <table:table-cell office:value-type="string" calcext:value-type="string">
            <text:p>13/07/2022 13:11 - Thaynara Monica Lima Silva</text:p>
          </table:table-cell>
          <table:table-cell table:style-name="ce1" office:value-type="date" office:date-value="2022-07-13T13:12:00" calcext:value-type="date">
            <text:p>13/7/2022 13:12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8-18 09:06:34.413</text:p>
          </table:table-cell>
          <table:table-cell office:value-type="string" calcext:value-type="string">
            <text:p>2022-08-18 09:06:44.897</text:p>
          </table:table-cell>
          <table:table-cell office:value-type="float" office:value="0" calcext:value-type="float">
            <text:p>0</text:p>
          </table:table-cell>
          <table:table-cell office:value-type="float" office:value="14842955" calcext:value-type="float">
            <text:p>14842955</text:p>
          </table:table-cell>
          <table:table-cell office:value-type="float" office:value="12246921" calcext:value-type="float">
            <text:p>12246921</text:p>
          </table:table-cell>
          <table:table-cell office:value-type="float" office:value="9857071" calcext:value-type="float">
            <text:p>9857071</text:p>
          </table:table-cell>
          <table:table-cell office:value-type="float" office:value="14754807" calcext:value-type="float">
            <text:p>147548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9358229" calcext:value-type="float">
            <text:p>99358229</text:p>
          </table:table-cell>
          <table:table-cell office:value-type="string" calcext:value-type="string">
            <text:p>(62) 9935-8229</text:p>
          </table:table-cell>
          <table:table-cell office:value-type="string" calcext:value-type="string">
            <text:p>9935-8229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935-8229&lt;/span&gt;</text:p>
          </table:table-cell>
          <table:table-cell office:value-type="string" calcext:value-type="string">
            <text:p>Grazielly Alves Borges Lacerda</text:p>
          </table:table-cell>
          <table:table-cell office:value-type="string" calcext:value-type="string">
            <text:p>Inativo</text:p>
          </table:table-cell>
          <table:table-cell table:number-columns-repeated="2" office:value-type="string" calcext:value-type="string">
            <text:p>18/08/2022 09:06 - Thaynara Monica Lima Silva</text:p>
          </table:table-cell>
          <table:table-cell table:style-name="ce1" office:value-type="date" office:date-value="2022-08-18T09:07:00" calcext:value-type="date">
            <text:p>18/8/2022 09:07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10-14 09:02:40.147</text:p>
          </table:table-cell>
          <table:table-cell office:value-type="string" calcext:value-type="string">
            <text:p>2023-03-17 14:15:32.630</text:p>
          </table:table-cell>
          <table:table-cell office:value-type="float" office:value="0" calcext:value-type="float">
            <text:p>0</text:p>
          </table:table-cell>
          <table:table-cell office:value-type="float" office:value="15447093" calcext:value-type="float">
            <text:p>15447093</text:p>
          </table:table-cell>
          <table:table-cell office:value-type="float" office:value="12705527" calcext:value-type="float">
            <text:p>12705527</text:p>
          </table:table-cell>
          <table:table-cell office:value-type="float" office:value="10315677" calcext:value-type="float">
            <text:p>10315677</text:p>
          </table:table-cell>
          <table:table-cell office:value-type="float" office:value="15338479" calcext:value-type="float">
            <text:p>153384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781171" calcext:value-type="float">
            <text:p>982781171</text:p>
          </table:table-cell>
          <table:table-cell office:value-type="string" calcext:value-type="string">
            <text:p>(62) 98278-1171</text:p>
          </table:table-cell>
          <table:table-cell office:value-type="string" calcext:value-type="string">
            <text:p>98278-1171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78-1171&lt;/span&gt;</text:p>
          </table:table-cell>
          <table:table-cell office:value-type="string" calcext:value-type="string">
            <text:p>Sebastião Maria de Siqueira Neto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4/10/2022 09:02 - Thaynara Monica Lima Silva</text:p>
          </table:table-cell>
          <table:table-cell office:value-type="string" calcext:value-type="string">
            <text:p>17/03/2023 14:15 - Thaynara Monica Lima Silva</text:p>
          </table:table-cell>
          <table:table-cell table:style-name="ce1" office:value-type="date" office:date-value="2023-03-17T14:16:00" calcext:value-type="date">
            <text:p>17/3/2023 14:16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17 18:23:03.267</text:p>
          </table:table-cell>
          <table:table-cell office:value-type="string" calcext:value-type="string">
            <text:p>2022-05-18 10:09:25.427</text:p>
          </table:table-cell>
          <table:table-cell office:value-type="float" office:value="0" calcext:value-type="float">
            <text:p>0</text:p>
          </table:table-cell>
          <table:table-cell office:value-type="float" office:value="12783178" calcext:value-type="float">
            <text:p>12783178</text:p>
          </table:table-cell>
          <table:table-cell office:value-type="float" office:value="11563320" calcext:value-type="float">
            <text:p>11563320</text:p>
          </table:table-cell>
          <table:table-cell office:value-type="float" office:value="9173458" calcext:value-type="float">
            <text:p>9173458</text:p>
          </table:table-cell>
          <table:table-cell office:value-type="float" office:value="12724858" calcext:value-type="float">
            <text:p>127248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14508" calcext:value-type="float">
            <text:p>98314508</text:p>
          </table:table-cell>
          <table:table-cell office:value-type="string" calcext:value-type="string">
            <text:p>(62) 9831-4508</text:p>
          </table:table-cell>
          <table:table-cell office:value-type="string" calcext:value-type="string">
            <text:p>9831-4508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31-4508&lt;/span&gt;</text:p>
          </table:table-cell>
          <table:table-cell office:value-type="string" calcext:value-type="string">
            <text:p>Joyce Moreira de Paula 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17/05/2022 18:23 - Thaynara Monica Lima Silva</text:p>
          </table:table-cell>
          <table:table-cell office:value-type="string" calcext:value-type="string">
            <text:p>18/05/2022 10:09 - Thaynara Monica Lima Silva</text:p>
          </table:table-cell>
          <table:table-cell table:style-name="ce1" office:value-type="date" office:date-value="2022-05-18T10:09:00" calcext:value-type="date">
            <text:p>18/5/2022 10:09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-05-23 15:44:11.463</text:p>
          </table:table-cell>
          <table:table-cell office:value-type="string" calcext:value-type="string">
            <text:p>2022-07-14 14:33:25.493</text:p>
          </table:table-cell>
          <table:table-cell office:value-type="float" office:value="0" calcext:value-type="float">
            <text:p>0</text:p>
          </table:table-cell>
          <table:table-cell office:value-type="float" office:value="12798642" calcext:value-type="float">
            <text:p>12798642</text:p>
          </table:table-cell>
          <table:table-cell office:value-type="float" office:value="11564636" calcext:value-type="float">
            <text:p>11564636</text:p>
          </table:table-cell>
          <table:table-cell office:value-type="float" office:value="9174774" calcext:value-type="float">
            <text:p>9174774</text:p>
          </table:table-cell>
          <table:table-cell office:value-type="float" office:value="12740223" calcext:value-type="float">
            <text:p>127402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307308" calcext:value-type="float">
            <text:p>98307308</text:p>
          </table:table-cell>
          <table:table-cell office:value-type="string" calcext:value-type="string">
            <text:p>(62) 9830-7308</text:p>
          </table:table-cell>
          <table:table-cell office:value-type="string" calcext:value-type="string">
            <text:p>9830-7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&lt;span class="tree-node-vertical-field" style="width: 100px"&gt;Celular: &lt;/span&gt;&lt;span class="tree-node-vertical-value"&gt;(62) 9830-7308&lt;/span&gt;</text:p>
          </table:table-cell>
          <table:table-cell office:value-type="string" calcext:value-type="string">
            <text:p>Jhoikelinny da Silva Pir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23/05/2022 15:44 - Thaynara Monica Lima Silva</text:p>
          </table:table-cell>
          <table:table-cell office:value-type="string" calcext:value-type="string">
            <text:p>14/07/2022 14:33 - Thaynara Monica Lima Silva</text:p>
          </table:table-cell>
          <table:table-cell table:style-name="ce1" office:value-type="date" office:date-value="2022-07-14T14:33:00" calcext:value-type="date">
            <text:p>14/7/2022 14:33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09:46:40.083</text:p>
          </table:table-cell>
          <table:table-cell office:value-type="string" calcext:value-type="string">
            <text:p>2023-02-08 09:47:31.670</text:p>
          </table:table-cell>
          <table:table-cell office:value-type="float" office:value="0" calcext:value-type="float">
            <text:p>0</text:p>
          </table:table-cell>
          <table:table-cell office:value-type="float" office:value="16440167" calcext:value-type="float">
            <text:p>16440167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299035" calcext:value-type="float">
            <text:p>162990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14287" calcext:value-type="float">
            <text:p>98214287</text:p>
          </table:table-cell>
          <table:table-cell office:value-type="string" calcext:value-type="string">
            <text:p>(62) 9821-4287</text:p>
          </table:table-cell>
          <table:table-cell office:value-type="string" calcext:value-type="string">
            <text:p>98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8/02/2023 09:46 - Thaynara Monica Lima Silva</text:p>
          </table:table-cell>
          <table:table-cell office:value-type="string" calcext:value-type="string">
            <text:p>08/02/2023 09:47 - Thaynara Monica Lima Silva</text:p>
          </table:table-cell>
          <table:table-cell table:style-name="ce1" office:value-type="date" office:date-value="2023-02-08T09:48:00" calcext:value-type="date">
            <text:p>8/2/2023 09:48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-02-08 09:47:31.670</text:p>
          </table:table-cell>
          <table:table-cell office:value-type="string" calcext:value-type="string">
            <text:p>2023-03-16 10:04:42.137</text:p>
          </table:table-cell>
          <table:table-cell office:value-type="float" office:value="0" calcext:value-type="float">
            <text:p>0</text:p>
          </table:table-cell>
          <table:table-cell office:value-type="float" office:value="16440177" calcext:value-type="float">
            <text:p>16440177</text:p>
          </table:table-cell>
          <table:table-cell office:value-type="float" office:value="13437823" calcext:value-type="float">
            <text:p>13437823</text:p>
          </table:table-cell>
          <table:table-cell office:value-type="float" office:value="11047973" calcext:value-type="float">
            <text:p>11047973</text:p>
          </table:table-cell>
          <table:table-cell office:value-type="float" office:value="16299045" calcext:value-type="float">
            <text:p>162990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172" calcext:value-type="float">
            <text:p>20172</text:p>
          </table:table-cell>
          <table:table-cell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982214287" calcext:value-type="float">
            <text:p>982214287</text:p>
          </table:table-cell>
          <table:table-cell office:value-type="string" calcext:value-type="string">
            <text:p>(62) 98221-4287</text:p>
          </table:table-cell>
          <table:table-cell office:value-type="string" calcext:value-type="string">
            <text:p>98221-4287</text:p>
          </table:table-cell>
          <table:table-cell/>
          <table:table-cell office:value-type="string" calcext:value-type="string">
            <text:p>&lt;span class="tree-node-vertical-field" style="width: 100px"&gt;Celular: &lt;/span&gt;&lt;span class="tree-node-vertical-value"&gt;(62) 98221-4287&lt;/span&gt;</text:p>
          </table:table-cell>
          <table:table-cell office:value-type="string" calcext:value-type="string">
            <text:p>Roseni Martins de Abreu Mendes</text:p>
          </table:table-cell>
          <table:table-cell office:value-type="string" calcext:value-type="string">
            <text:p>Inativo</text:p>
          </table:table-cell>
          <table:table-cell office:value-type="string" calcext:value-type="string">
            <text:p>08/02/2023 09:47 - Thaynara Monica Lima Silva</text:p>
          </table:table-cell>
          <table:table-cell office:value-type="string" calcext:value-type="string">
            <text:p>16/03/2023 10:04 - Thaynara Monica Lima Silva</text:p>
          </table:table-cell>
          <table:table-cell table:style-name="ce1" office:value-type="date" office:date-value="2023-03-16T10:05:00" calcext:value-type="date">
            <text:p>16/3/2023 10:05</text:p>
          </table:table-cell>
          <table:table-cell office:value-type="string" calcext:value-type="string">
            <text:p>Celular</text:p>
          </table:table-cell>
          <table:table-cell office:value-type="float" office:value="9139" calcext:value-type="float">
            <text:p>9139</text:p>
          </table:table-cell>
          <table:table-cell table:number-columns-repeated="999"/>
        </table:table-row>
        <table:table-row table:style-name="ro1" table:number-rows-repeated="10477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06.090333848</meta:creation-date>
    <dc:date>2023-04-05T16:24:06.010578313</dc:date>
    <meta:editing-duration>PT2M</meta:editing-duration>
    <meta:editing-cycles>1</meta:editing-cycles>
    <meta:document-statistic meta:table-count="1" meta:cell-count="19464" meta:object-count="0"/>
    <meta:generator>LibreOffice/7.3.7.2$Linux_X86_64 LibreOffice_project/30$Build-2</meta:generator>
  </office:meta>
</office:document-meta>
</file>